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6pt" officeooo:rsid="000e0940" officeooo:paragraph-rsid="000e0940" style:font-size-asian="6pt" style:font-size-complex="6pt"/>
    </style:style>
    <style:style style:name="P3" style:family="paragraph" style:parent-style-name="Standard">
      <style:text-properties fo:font-size="6pt" officeooo:paragraph-rsid="00155662" style:font-size-asian="6pt" style:font-size-complex="6pt"/>
    </style:style>
    <style:style style:name="P4" style:family="paragraph" style:parent-style-name="Standard">
      <style:text-properties fo:font-size="6pt" officeooo:rsid="0017cf22" officeooo:paragraph-rsid="0017cf22" style:font-size-asian="6pt" style:font-size-complex="6pt"/>
    </style:style>
    <style:style style:name="P5" style:family="paragraph" style:parent-style-name="Standard">
      <style:text-properties fo:font-size="6pt" officeooo:paragraph-rsid="0019b3aa" style:font-size-asian="6pt" style:font-size-complex="6pt"/>
    </style:style>
    <style:style style:name="P6" style:family="paragraph" style:parent-style-name="Standard">
      <style:text-properties fo:font-size="6pt" officeooo:rsid="0013107e" officeooo:paragraph-rsid="001aed5b" style:font-size-asian="6pt" style:font-size-complex="6pt"/>
    </style:style>
    <style:style style:name="P7" style:family="paragraph" style:parent-style-name="Standard">
      <style:text-properties fo:font-size="6pt" officeooo:paragraph-rsid="001c84d6" style:font-size-asian="6pt" style:font-size-complex="6pt"/>
    </style:style>
    <style:style style:name="P8" style:family="paragraph" style:parent-style-name="Standard">
      <style:text-properties fo:font-size="6pt" officeooo:paragraph-rsid="00232bba" style:font-size-asian="6pt" style:font-size-complex="6pt"/>
    </style:style>
    <style:style style:name="P9" style:family="paragraph" style:parent-style-name="Standard">
      <style:text-properties fo:font-size="6pt" officeooo:paragraph-rsid="00267457" style:font-size-asian="6pt" style:font-size-complex="6pt"/>
    </style:style>
    <style:style style:name="P10" style:family="paragraph" style:parent-style-name="Standard">
      <style:paragraph-properties fo:break-before="column"/>
      <style:text-properties fo:font-size="6pt" style:font-size-asian="6pt" style:font-size-complex="6pt"/>
    </style:style>
    <style:style style:name="P11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2" style:family="paragraph" style:parent-style-name="Standard">
      <style:paragraph-properties fo:break-before="page"/>
      <style:text-properties fo:font-size="6pt" officeooo:rsid="000e0940" officeooo:paragraph-rsid="000e0940" style:font-size-asian="6pt" style:font-size-complex="6pt"/>
    </style:style>
    <style:style style:name="P13" style:family="paragraph" style:parent-style-name="Standard">
      <style:paragraph-properties fo:break-before="page"/>
      <style:text-properties fo:font-size="6pt" officeooo:rsid="0013107e" officeooo:paragraph-rsid="001aed5b" style:font-size-asian="6pt" style:font-size-complex="6pt"/>
    </style:style>
    <style:style style:name="P14" style:family="paragraph" style:parent-style-name="Standard">
      <style:paragraph-properties fo:break-before="page"/>
      <style:text-properties fo:font-size="6pt" officeooo:rsid="0017ccb6" officeooo:paragraph-rsid="0017ccb6" style:font-size-asian="6pt" style:font-size-complex="6pt"/>
    </style:style>
    <style:style style:name="P15" style:family="paragraph" style:parent-style-name="Standard">
      <style:paragraph-properties fo:break-before="page"/>
      <style:text-properties fo:font-size="6pt" officeooo:paragraph-rsid="0019b3aa" style:font-size-asian="6pt" style:font-size-complex="6pt"/>
    </style:style>
    <style:style style:name="P16" style:family="paragraph" style:parent-style-name="Standard">
      <style:paragraph-properties fo:break-before="page"/>
      <style:text-properties fo:font-size="6pt" officeooo:rsid="001f274b" officeooo:paragraph-rsid="001f274b" style:font-size-asian="6pt" style:font-size-complex="6pt"/>
    </style:style>
    <style:style style:name="P17" style:family="paragraph" style:parent-style-name="Standard">
      <style:paragraph-properties fo:break-before="page"/>
      <style:text-properties fo:font-size="6pt" officeooo:paragraph-rsid="00232bba" style:font-size-asian="6pt" style:font-size-complex="6pt"/>
    </style:style>
    <style:style style:name="P18" style:family="paragraph" style:parent-style-name="Standard">
      <style:paragraph-properties fo:break-before="page"/>
      <style:text-properties fo:font-size="6pt" officeooo:rsid="00246c0e" officeooo:paragraph-rsid="00246c0e" style:font-size-asian="6pt" style:font-size-complex="6pt"/>
    </style:style>
    <style:style style:name="P19" style:family="paragraph" style:parent-style-name="Standard">
      <style:paragraph-properties fo:break-before="page"/>
      <style:text-properties fo:font-size="6pt" officeooo:paragraph-rsid="00267457" style:font-size-asian="6pt" style:font-size-complex="6pt"/>
    </style:style>
    <style:style style:name="T1" style:family="text">
      <style:text-properties officeooo:rsid="000e32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b3aa"/>
    </style:style>
    <style:style style:name="T5" style:family="text">
      <style:text-properties officeooo:rsid="001aed5b"/>
    </style:style>
    <style:style style:name="T6" style:family="text">
      <style:text-properties officeooo:rsid="001c84d6"/>
    </style:style>
    <style:style style:name="T7" style:family="text">
      <style:text-properties officeooo:rsid="001d3d63"/>
    </style:style>
    <style:style style:name="T8" style:family="text">
      <style:text-properties officeooo:rsid="001d52b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e32f1" style:font-style-asian="italic" style:font-style-complex="italic"/>
    </style:style>
    <style:style style:name="T11" style:family="text">
      <style:text-properties officeooo:rsid="00232bba"/>
    </style:style>
    <style:style style:name="T12" style:family="text">
      <style:text-properties officeooo:rsid="002674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</text:p>
      <text:p text:style-name="P2">Before capture</text:p>
      <text:p text:style-name="P1">200, 232, 006, 000, 000, 000, 000, 000, 132, 015, 029, 152, 179, 252, 252, 205, 173, 221, 166, 206, 234, 121, 118, 182, 157, 056, 122, 115, 000, 120, </text:p>
      <text:p text:style-name="P1">218, 016, 047, 083, 137, 192, 150, 011, 096, 083, 159, 160, 071, 129, 145, 213, 112, 211, 004, 162, 053, 026, 095, 065, 049, 059, 083, 122, 140, 117, </text:p>
      <text:p text:style-name="P1">249, 123, 134, 117, 077, 032, 094, 087, 157, 053, 235, 172, 042, 126, 091, 125, 061, 202, 035, 067, 202, 248, 196, 072, 112, 161, 034, 085, 233, 135, </text:p>
      <text:p text:style-name="P1">033, 241, 224, 009, 012, 081, 206, 166, 153, 106, 079, 034, 131, 170, 194, 140, 158, 039, 209, 233, 050, 144, 178, 055, 096, 002, 071, 111, 156, 206, </text:p>
      <text:p text:style-name="P1">203, 080, 145, 232, 194, 247, 218, 187, 103, 023, 091, 186, 052, 110, 193, 219, 059, 125, 110, 220, 131, 020, 173, 086, 142, 073, 229, 023, 194, 050, </text:p>
      <text:p text:style-name="P1">034, 008, 211, 150, 090, 254, 065, 025, 189, 093, 007, 231, 130, 175, 043, 124, 064, 061, 166, 026, 210, 203, 006, 011, 091, 184, 232, 037, 000, 246, </text:p>
      <text:p text:style-name="P1">127, 255, 061, 235, 159, 220, 122, 148, 128, 203, 170, 140, 193, 125, 237, 093, 147, 144, 107, 195, 131, 084, 197, 149, 047, 064, 163, 195, 103, 055, </text:p>
      <text:p text:style-name="P1">054, 166, 011, 254, 037, 045, 076, 062, 063, 161, 136, 179, 130, 053, 249, 174, 135, 029, 132, 108, 122, 069, 141, 146, 230, 052, 165, 114, 066, 156, </text:p>
      <text:p text:style-name="P1">041, 075, 246, 251, 247, 216, 002, 019, 056, 185, 110, 051, 121, 239, 127, 247, 125, 166, 075, 091, 116, 211, 237, 119, 220, 092, 227, 116, 078, 078, </text:p>
      <text:p text:style-name="P1">017, 236, 174, 093, 248, 191, 105, 174, 121, 058, 120, 087, 062, 230, 121, 058, 098, 215, 080, 248, 228, 174, 101, 246, 208, 196, 171, 029, 003, 064, </text:p>
      <text:p text:style-name="P1">112, 007, 194, 247, 187, 103, 097, 081, 140, 198, 254, 006, 110, 052, 251, 247, 008, 095, 045, 224, 175, 035, 179, 179, 149, 075, 036, 161, 155, 217, </text:p>
      <text:p text:style-name="P1">205, 203, 183, 153, 214, 212, 118, 190, 190, 046, 128, 210, 026, 049, 191, 063, 111, 205, 073, 078, 108, 021, 019, 080, 173, 033, 166, 150, 091, 147, </text:p>
      <text:p text:style-name="P1">036, 175, 082, 135, 005, 153, 126, 084, 108, 049, 024, 013, 013, 230, 126, 090, 179, 147, 182, 008, 105, 023, 039, 223, 105, 119, 168, 123, 244, 168, </text:p>
      <text:p text:style-name="P1">077, 238, 170, 032, 047, 194, 030, 109, 162, 248, <text:span text:style-name="T2">056</text:span>, 231, 006, 000, 220, 011, 000, 027, 240, 020, 001, 028, 100, 182, 142, 191, 228, 011, 000, 027, </text:p>
      <text:p text:style-name="P1"><text:span text:style-name="T2">112</text:span>, 018, 001, 028, 001, 000, 001, 078, 000, 120, 223, 002, 001, 000, 000, 000, 014, 080, 039, 069, 016, 231, 006, 000, 000, 000, 000, 000, 035, 064, </text:p>
      <text:p text:style-name="P1"><text:span text:style-name="T3">175</text:span>, 045, 218, 253, 227, 202, 223, 183, 068, 050, 106, 172, 045, 186, 111, 230, 084, 006, 245, 056, 163, 209, 234, 086, 235, 137, 148, 091, 164, 038, </text:p>
      <text:p text:style-name="P1">052, 238, 132, 089, 130, 024, 114, 229, 034, 172, 134, 153, 042, 064, 209, 063, 120, 153, 055, 231, 247, 101, 193, 071, 184, 106, 007, 128, 151, 224, </text:p>
      <text:p text:style-name="P1">162, 176, 180, 239, 129, 217, 071, 196, 127, 248, 020, 101, 080, 050, 015, 124, 239, 228, 158, 223, 202, 224, 113, 252, 213, 159, 091, 246, 185, 210, </text:p>
      <text:p text:style-name="P1">066, 240, 030, 166, 127, 121, 159, 239, 208, 052, 157, 106, 109, 093, 215, 161, 254, 151, 045, 166, 070, 101, 064, 076, 041, 194, 146, 048, 142, 119, </text:p>
      <text:p text:style-name="P1">193, 177, 212, 055, 095, 133, 088, 115, 011, 255, 166, 069, 016, 097, 088, 215, 019, 103, 180, 150, 202, 128, 198, 213, 119, 120, 137, 007, 223, 107, </text:p>
      <text:p text:style-name="P1">218, 012, 156, 012, 176, 078, 164, 229, 247, 186, 198, 127, 085, 182, 124, 242, 004, 216, 026, 082, 062, 157, 118, 100, 170, 019, 049, 023, 252, 087, </text:p>
      <text:p text:style-name="P1">207, 106, 022, 219, 147, 017, 013, 115, 214, 118, 161, 123, 018, 010, 159, 201, 041, 123, 162, 130, 207, 230, 019, 182, 058, 180, 109, 046, 248, 229, </text:p>
      <text:p text:style-name="P1">138, 096, 035, 069, 147, 061, 204, 124, 157, 049, 051, 033, 139, 150, 145, 048, 090, 081, 008, 005, 073, 177, 181, 107, 071, 086, 237, 136, 104, 062, </text:p>
      <text:p text:style-name="P1">055, 243, 088, 209, 018, 250, 081, 238, 146, 130, 231, 153, 173, 189, 074, 067, 148, 148, 093, 187, 190, 107, 217, 172, 059, 079, 236, 160, 112, 084, </text:p>
      <text:p text:style-name="P1">251, 069, 205, 099, 206, 248, 007, 233, 216, 217, 130, 114, 179, 208, 213, 070, 191, 199, 039, 254, 043, 108, 072, 161, 194, 014, 023, 012, 251, 022, </text:p>
      <text:p text:style-name="P1">126, 130, 046, 089, 063, 137, 247, 007, 133, 068, 068, 114, 156, 016, 041, 130, 232, 093, 070, 144, 044, 154, 094, 189, 253, 116, 236, 053, 157, 114, </text:p>
      <text:p text:style-name="P1">146, 216, 012, 161, 231, 201, 155, 108, 231, 134, 242, 150, 207, 252, 132, 053, 172, 062, 017, 008, 075, 179, 220, 005, 201, 059, 076, 147, 097, 036, </text:p>
      <text:p text:style-name="P1">066, 040, 145, 245, 014, 070, 068, 004, 084, 155, 153, 189, 212, 254, 068, 093, 152, 138, 199, 254, 124, 077, 184, 181, 082, 042, 052, 043, 189, 129, </text:p>
      <text:p text:style-name="P1">230, 116, 093, 205, 161, 087, 030, 008, 033, 216, 228, 157, 057, 159, 123, 082, 022, 203, 021, 248, 138, 028, 178, 062, 086, 079, 198, 222, 175, 196, </text:p>
      <text:p text:style-name="P1">130, 141, 077, 008, 090, 082, 174, 209, 095, 175, 049, 121, 175, 076, 089, 047, 171, 099, 021, 209, 151, 021, 024, 223, 187, 191, 147, 058, 208, 164, </text:p>
      <text:p text:style-name="P1"/>
      <text:p text:style-name="P2">After capture</text:p>
      <text:p text:style-name="P1"><text:span text:style-name="T1">0</text:span><text:span text:style-name="T10">01, </text:span><text:span text:style-name="T9">000, 001, 000, 001, 001, 001, 001, 001, 001, 001, 0</text:span>01, 062, 115, 063, 111, 067, 110, 071, 111, 065, 108, 068, 108, 061, 101, 056, 109, 068, 109, </text:p>
      <text:p text:style-name="P1">063, 105, 069, 100, 063, 097, 064, 095, 058, 096, 063, 104, 064, 095, 057, 095, 056, 101, 058, 100, 062, 101, 059, 109, 058, 105, 046, 109, 047, 098, </text:p>
      <text:p text:style-name="P1">050, 105, 048, 103, 045, 096, 045, 098, 046, 083, 041, 088, 044, 081, 045, 082, 041, 087, 044, 088, 042, 090, 044, 087, 037, 084, 040, 069, 012, 032, </text:p>
      <text:p text:style-name="P1">013, 031, 013, 038, 014, 031, 013, 033, 015, 037, 012, 040, 015, 034, 016, 039, 018, 042, 016, 044, 015, 041, 015, 038, 013, 042, 014, 048, 017, 040, </text:p>
      <text:p text:style-name="P1">012, 043, 014, 044, 017, 045, 020, 046, 015, 041, 019, 053, 016, 045, 015, 047, 017, 047, 015, 056, 018, 054, 018, 058, 016, 050, 019, 054, 015, 059, </text:p>
      <text:p text:style-name="P1">020, 057, 015, 059, 020, 055, 021, 054, 022, 054, 019, 056, 023, 060, 020, 055, 018, 061, 021, 059, 023, 056, 019, 060, 019, 062, 019, 057, 019, 053, </text:p>
      <text:p text:style-name="P1">023, 055, 020, 056, 020, 060, 020, 060, 018, 058, 019, 061, 017, 065, 020, 062, 020, 049, 021, 061, 021, 054, 021, 056, 023, 053, 015, 055, 017, 056, </text:p>
      <text:p text:style-name="P1">016, 051, 022, 050, 022, 059, 018, 062, 024, 061, 017, 056, 021, 061, 015, 059, 024, 069, 027, 069, 020, 062, 025, 065, 023, 066, 024, 074, 024, 072, </text:p>
      <text:p text:style-name="P1">027, 082, 026, 079, 031, 078, 031, 073, 031, 076, 030, 080, 028, 092, 030, 080, 027, 078, 029, 083, 031, 091, 030, 085, 034, 090, 027, 082, 031, 072, </text:p>
      <text:p text:style-name="P1">025, 076, 028, 076, 027, 078, 024, 075, 028, 082, 026, 076, 024, 079, 026, 082, 027, 074, 030, 076, 023, 065, 026, 067, 024, 073, 025, 076, 023, 077, </text:p>
      <text:p text:style-name="P1">023, 073, 025, 073, 023, 069, 021, 073, 024, 072, 023, 070, 024, 073, 021, 068, 023, 068, 019, 066, 027, 073, 024, 064, 027, 066, 019, 063, 022, 070, </text:p>
      <text:p text:style-name="P1">022, 065, 024, 068, 025, 066, 023, 070, 022, 064, 024, 063, 024, 066, 026, 067, 021, 063, 021, 072, 020, 056, 022, 062, 029, 058, 024, 062, 026, 058, </text:p>
      <text:p text:style-name="P1">021, 058, 018, 056, 024, 055, 020, 059, 018, 062, 017, 057, 018, 052, 017, 056, 014, 055, 017, 052, 018, 048, 019, 048, 012, 049, 016, 051, 014, 043, </text:p>
      <text:p text:style-name="P1">014, 040, 014, 045, 012, 045, 012, 042, 013, 042, <text:span text:style-name="T2">056</text:span>, 231, 006, 000, 220, 011, 000, 027, 240, 020, 001, 028, 100, 182, 142, 191, 228, 011, 000, 027, </text:p>
      <text:p text:style-name="P1"><text:span text:style-name="T2">112</text:span>, 018, 001, 028, 001, 000, 001, 078, 000, 120, 223, 002, 001, 000, 000, 000, 014, 080, 039, 069, 016, 231, 006, 000, 000, 000, 000, 000, 035, 064, </text:p>
      <text:p text:style-name="P1"><text:span text:style-name="T3">175</text:span>, 045, 218, 253, 227, 202, 223, 183, 068, 050, 106, 172, 045, 186, 111, 230, 084, 006, 245, 056, 163, 209, 234, 086, 235, 137, 148, 091, 164, 038, </text:p>
      <text:p text:style-name="P1">052, 238, 132, 089, 130, 024, 114, 229, 034, 172, 134, 153, 042, 064, 209, 063, 120, 153, 055, 231, 247, 101, 193, 071, 184, 106, 007, 128, 151, 224, </text:p>
      <text:p text:style-name="P1">162, 176, 180, 239, 129, 217, 071, 196, 127, 248, 020, 101, 080, 050, 015, 124, 239, 228, 158, 223, 202, 224, 113, 252, 213, 159, 091, 246, 185, 210, </text:p>
      <text:p text:style-name="P1">066, 240, 030, 166, 127, 121, 159, 239, 208, 052, 157, 106, 109, 093, 215, 161, 254, 151, 045, 166, 070, 101, 064, 076, 041, 194, 146, 048, 142, 119, </text:p>
      <text:p text:style-name="P1">193, 177, 212, 055, 095, 133, 088, 115, 011, 255, 166, 069, 016, 097, 088, 215, 019, 103, 180, 150, 202, 128, 198, 213, 119, 120, 137, 007, 223, 107, </text:p>
      <text:p text:style-name="P1">218, 012, 156, 012, 176, 078, 164, 229, 247, 186, 198, 127, 085, 182, 124, 242, 004, 216, 026, 082, 062, 157, 118, 100, 170, 019, 049, 023, 252, 087, </text:p>
      <text:p text:style-name="P1">207, 106, 022, 219, 147, 017, 013, 115, 214, 118, 161, 123, 018, 010, 159, 201, 041, 123, 162, 130, 207, 230, 019, 182, 058, 180, 109, 046, 248, 229, </text:p>
      <text:p text:style-name="P1">138, 096, 035, 069, 147, 061, 204, 124, 157, 049, 051, 033, 139, 150, 145, 048, 090, 081, 008, 005, 073, 177, 181, 107, 071, 086, 237, 136, 104, 062, </text:p>
      <text:p text:style-name="P1">055, 243, 088, 209, 018, 250, 081, 238, 146, 130, 231, 153, 173, 189, 074, 067, 148, 148, 093, 187, 190, 107, 217, 172, 059, 079, 236, 160, 112, 084, </text:p>
      <text:p text:style-name="P1">251, 069, 205, 099, 206, 248, 007, 233, 216, 217, 130, 114, 179, 208, 213, 070, 191, 199, 039, 254, 043, 108, 072, 161, 194, 014, 023, 012, 251, 022, </text:p>
      <text:p text:style-name="P1">126, 130, 046, 089, 063, 137, 247, 007, 133, 068, 068, 114, 156, 016, 041, 130, 232, 093, 070, 144, 044, 154, 094, 189, 253, 116, 236, 053, 157, 114, </text:p>
      <text:p text:style-name="P1">146, 216, 012, 161, 231, 201, 155, 108, 231, 134, 242, 150, 207, 252, 132, 053, 172, 062, 017, 008, 075, 179, 220, 005, 201, 059, 076, 147, 097, 036, </text:p>
      <text:p text:style-name="P1">066, 040, 145, 245, 014, 070, 068, 004, 084, 155, 153, 189, 212, 254, 068, 093, 152, 138, 199, 254, 124, 077, 184, 181, 082, 042, 052, 043, 189, 129, </text:p>
      <text:p text:style-name="P1">230, 116, 093, 205, 161, 087, 030, 008, 033, 216, 228, 157, 057, 159, 123, 082, 022, 203, 021, 248, 138, 028, 178, 062, 086, 079, 198, 222, 175, 196, </text:p>
      <text:p text:style-name="P1">130, 141, 077, 008, 090, 082, 174, 209, 095, 175, 049, 121, 175, 076, 089, 047, 171, 099, 021, 209, 151, 021, 024, 223, 187, 191, 147, 058, 208, 164, </text:p>
      <text:p text:style-name="P1"/>
      <text:p text:style-name="P1"/>
      <text:p text:style-name="P10"/>
      <text:p text:style-name="P12">After close</text:p>
      <text:p text:style-name="P1">126, 126, 126, 126, 126, 126, 126, 126, 126, 126, <text:span text:style-name="T2">001</text:span>, <text:span text:style-name="T2">001</text:span>, 062, 115, 063, 111, 067, 110, 071, 111, 065, 108, 068, 108, 061, 101, 056, 109, 068, 109, </text:p>
      <text:p text:style-name="P1">063, 105, 069, 100, 063, 097, 064, 095, 058, 096, 063, 104, 064, 095, 057, 095, 056, 101, 058, 100, 062, 101, 059, 109, 058, 105, 046, 109, 047, 098, </text:p>
      <text:p text:style-name="P1">050, 105, 048, 103, 045, 096, 045, 098, 046, 083, 041, 088, 044, 081, 045, 082, 041, 087, 044, 088, 042, 090, 044, 087, 037, 084, 040, 069, 012, 032, </text:p>
      <text:p text:style-name="P1">013, 031, 013, 038, 014, 031, 013, 033, 015, 037, 012, 040, 015, 034, 016, 039, 018, 042, 016, 044, 015, 041, 015, 038, 013, 042, 014, 048, 017, 040, </text:p>
      <text:p text:style-name="P1">012, 043, 014, 044, 017, 045, 020, 046, 015, 041, 019, 053, 016, 045, 015, 047, 017, 047, 015, 056, 018, 054, 018, 058, 016, 050, 019, 054, 015, 059, </text:p>
      <text:p text:style-name="P1">020, 057, 015, 059, 020, 055, 021, 054, 022, 054, 019, 056, 023, 060, 020, 055, 018, 061, 021, 059, 023, 056, 019, 060, 019, 062, 019, 057, 019, 053, </text:p>
      <text:p text:style-name="P1">023, 055, 020, 056, 020, 060, 020, 060, 018, 058, 019, 061, 017, 065, 020, 062, 020, 049, 021, 061, 021, 054, 021, 056, 023, 053, 015, 055, 017, 056, </text:p>
      <text:p text:style-name="P1">016, 051, 022, 050, 022, 059, 018, 062, 024, 061, 017, 056, 021, 061, 015, 059, 024, 069, 027, 069, 020, 062, 025, 065, 023, 066, 024, 074, 024, 072, </text:p>
      <text:p text:style-name="P1">027, 082, 026, 079, 031, 078, 031, 073, 031, 076, 030, 080, 028, 092, 030, 080, 027, 078, 029, 083, 031, 091, 030, 085, 034, 090, 027, 082, 031, 072, </text:p>
      <text:p text:style-name="P1">025, 076, 028, 076, 027, 078, 024, 075, 028, 082, 026, 076, 024, 079, 026, 082, 027, 074, 030, 076, 023, 065, 026, 067, 024, 073, 025, 076, 023, 077, </text:p>
      <text:p text:style-name="P1">023, 073, 025, 073, 023, 069, 021, 073, 024, 072, 023, 070, 024, 073, 021, 068, 023, 068, 019, 066, 027, 073, 024, 064, 027, 066, 019, 063, 022, 070, </text:p>
      <text:p text:style-name="P1">022, 065, 024, 068, 025, 066, 023, 070, 022, 064, 024, 063, 024, 066, 026, 067, 021, 063, 021, 072, 020, 056, 022, 062, 029, 058, 024, 062, 026, 058, </text:p>
      <text:p text:style-name="P1">021, 058, 018, 056, 024, 055, 020, 059, 018, 062, 017, 057, 018, 052, 017, 056, 014, 055, 017, 052, 018, 048, 019, 048, 012, 049, 016, 051, 014, 043, </text:p>
      <text:p text:style-name="P1">014, 040, 014, 045, 012, 045, 012, 042, 013, 042, <text:span text:style-name="T2">056</text:span>, 231, 006, 000, 220, 011, 000, 027, 240, 020, 001, 028, 100, 182, 142, 191, 228, 011, 000, 027, </text:p>
      <text:p text:style-name="P1"><text:span text:style-name="T2">112</text:span>, 018, 001, 028, 001, 000, 001, 078, 000, 120, 223, 002, 001, 000, 000, 000, 014, 080, 039, 069, 016, 231, 006, 000, 000, 000, 000, 000, 035, 064, </text:p>
      <text:p text:style-name="P1">175, 045, 218, 253, 227, 202, 223, 183, 068, 050, 106, 172, 045, 186, 111, 230, 084, 006, 245, 056, 163, 209, 234, 086, 235, 137, 148, 091, 164, 038, </text:p>
      <text:p text:style-name="P1">052, 238, 132, 089, 130, 024, 114, 229, 034, 172, 134, 153, 042, 064, 209, 063, 120, 153, 055, 231, 247, 101, 193, 071, 184, 106, 007, 128, 151, 224, </text:p>
      <text:p text:style-name="P1">162, 176, 180, 239, 129, 217, 071, 196, 127, 248, 020, 101, 080, 050, 015, 124, 239, 228, 158, 223, 202, 224, 113, 252, 213, 159, 091, 246, 185, 210, </text:p>
      <text:p text:style-name="P1">066, 240, 030, 166, 127, 121, 159, 239, 208, 052, 157, 106, 109, 093, 215, 161, 254, 151, 045, 166, 070, 101, 064, 076, 041, 194, 146, 048, 142, 119, </text:p>
      <text:p text:style-name="P1">193, 177, 212, 055, 095, 133, 088, 115, 011, 255, 166, 069, 016, 097, 088, 215, 019, 103, 180, 150, 202, 128, 198, 213, 119, 120, 137, 007, 223, 107, </text:p>
      <text:p text:style-name="P1">218, 012, 156, 012, 176, 078, 164, 229, 247, 186, 198, 127, 085, 182, 124, 242, 004, 216, 026, 082, 062, 157, 118, 100, 170, 019, 049, 023, 252, 087, </text:p>
      <text:p text:style-name="P1">207, 106, 022, 219, 147, 017, 013, 115, 214, 118, 161, 123, 018, 010, 159, 201, 041, 123, 162, 130, 207, 230, 019, 182, 058, 180, 109, 046, 248, 229, </text:p>
      <text:p text:style-name="P1">138, 096, 035, 069, 147, 061, 204, 124, 157, 049, 051, 033, 139, 150, 145, 048, 090, 081, 008, 005, 073, 177, 181, 107, 071, 086, 237, 136, 104, 062, </text:p>
      <text:p text:style-name="P1">055, 243, 088, 209, 018, 250, 081, 238, 146, 130, 231, 153, 173, 189, 074, 067, 148, 148, 093, 187, 190, 107, 217, 172, 059, 079, 236, 160, 112, 084, </text:p>
      <text:p text:style-name="P1">251, 069, 205, 099, 206, 248, 007, 233, 216, 217, 130, 114, 179, 208, 213, 070, 191, 199, 039, 254, 043, 108, 072, 161, 194, 014, 023, 012, 251, 022, </text:p>
      <text:p text:style-name="P1">126, 130, 046, 089, 063, 137, 247, 007, 133, 068, 068, 114, 156, 016, 041, 130, 232, 093, 070, 144, 044, 154, 094, 189, 253, 116, 236, 053, 157, 114, </text:p>
      <text:p text:style-name="P1">146, 216, 012, 161, 231, 201, 155, 108, 231, 134, 242, 150, 207, 252, 132, 053, 172, 062, 017, 008, 075, 179, 220, 005, 201, 059, 076, 147, 097, 036, </text:p>
      <text:p text:style-name="P1">066, 040, 145, 245, 014, 070, 068, 004, 084, 155, 153, 189, 212, 254, 068, 093, 152, 138, 199, 254, 124, 077, 184, 181, 082, 042, 052, 043, 189, 129, </text:p>
      <text:p text:style-name="P1">230, 116, 093, 205, 161, 087, 030, 008, 033, 216, 228, 157, 057, 159, 123, 082, 022, 203, 021, 248, 138, 028, 178, 062, 086, 079, 198, 222, 175, 196, </text:p>
      <text:p text:style-name="P1">130, 141, 077, 008, 090, 082, 174, 209, 095, 175, 049, 121, 175, 076, 089, 047, 171, 099, 021, 209, 151, 021, 024, 223, 187, 191, 147, 058, 208, 164, </text:p>
      <text:p text:style-name="P15"><text:span text:style-name="T4">2.</text:span></text:p>
      <text:p text:style-name="P5">Before Camera capture</text:p>
      <text:p text:style-name="P1">200, 232, 006, 000, 000, 000, 000, 000, 196, 013, 031, 156, 179, 124, 248, 205, 169, 213, 134, 206, 234, 121, 118, 182, 157, 048, 026, 114, 000, 120, </text:p>
      <text:p text:style-name="P1">090, 144, 043, 083, 137, 192, 151, 011, 096, 019, 159, 160, 071, 129, 145, 213, 112, 211, 004, 132, 053, 026, 095, 081, 176, 059, 065, 122, 141, 117, </text:p>
      <text:p text:style-name="P1">249, 123, 134, 117, 077, 048, 094, 087, 157, 021, 235, 172, 042, 124, 091, 125, 045, 203, 035, 067, 202, 184, 196, 064, 096, 161, 038, 085, 233, 135, </text:p>
      <text:p text:style-name="P1">033, 241, 160, 009, 028, 085, 238, 166, 153, 110, 015, 034, 130, 170, 194, 140, 158, 039, 193, 233, 050, 152, 178, 039, 096, 002, 069, 111, 156, 206, </text:p>
      <text:p text:style-name="P1">219, 080, 145, 168, 194, 245, 219, 187, 103, 151, 091, 186, 052, 062, 197, 219, 059, 125, 110, 212, 195, 020, 237, 086, 174, 073, 229, 023, 202, 054, </text:p>
      <text:p text:style-name="P1">034, 008, 211, 150, 090, 190, 193, 025, 188, 089, 135, 231, 130, 175, 043, 124, 064, 063, 230, 026, 210, 203, 006, 011, 091, 248, 232, 004, 000, 246, </text:p>
      <text:p text:style-name="P1">253, 255, 061, 235, 159, 220, 106, 020, 128, 205, 170, 202, 193, 125, 236, 093, 163, 144, 107, 195, 129, 116, 197, 149, 047, 080, 163, 227, 071, 053, </text:p>
      <text:p text:style-name="P1">118, 166, 011, 254, 037, 045, 076, 060, 063, 137, 128, 179, 130, 061, 249, 174, 230, 028, 132, 109, 034, 101, 141, 146, 230, 052, 165, 118, 066, 156, </text:p>
      <text:p text:style-name="P1">161, 075, 246, 251, 247, 216, 042, 019, 184, 185, 046, 050, 121, 239, 125, 247, 125, 166, 074, 123, 116, 210, 204, 127, 220, 028, 227, 052, 078, 014, </text:p>
      <text:p text:style-name="P1">019, 236, 172, 085, 248, 191, 097, 238, 089, 058, 252, 087, 062, 230, 125, 058, 098, 215, 081, 232, 236, 174, 101, 118, 208, 196, 043, 031, 003, 064, </text:p>
      <text:p text:style-name="P1">112, 007, 194, 247, 185, 103, 101, 081, 172, 198, 252, 006, 110, 052, 187, 243, 010, 095, 045, 226, 175, 163, 163, 187, 157, 075, 036, 161, 027, 201, </text:p>
      <text:p text:style-name="P1">205, 211, 183, 153, 082, 212, 118, 186, 190, 047, 128, 210, 058, 049, 191, 062, 103, 205, 065, 204, 108, 021, 019, 112, 173, 033, 166, 150, 075, 154, </text:p>
      <text:p text:style-name="P1">052, 063, 082, 135, 001, 155, 060, 084, 108, 049, 024, 045, 013, 230, 126, 091, 179, 150, 182, 024, 105, 023, 039, 207, 105, 119, 169, 123, 228, 168, </text:p>
      <text:p text:style-name="P1">077, 238, 168, 032, 047, 194, 062, 109, 162, 252, <text:span text:style-name="T2">056</text:span>, 231, 006, 000, 220, 011, 000, 027, 240, 020, 001, 028, 100, 178, 142, 171, 228, 011, 000, 027, </text:p>
      <text:p text:style-name="P1"><text:span text:style-name="T2">112</text:span>, 018, 001, 028, 001, 000, 001, 076, 000, 124, 157, 000, 001, 000, 000, 000, 014, 081, 039, 069, 016, 231, 006, 000, 000, 000, 000, 000, 035, 064, </text:p>
      <text:p text:style-name="P1">173, 045, 222, 253, 227, 202, 095, 183, 068, 054, 034, 173, 109, 188, 111, 226, 084, 006, 213, 040, 160, 209, 234, 070, 170, 141, 148, 091, 228, 038, </text:p>
      <text:p text:style-name="P1">052, 234, 132, 089, 002, 024, 114, 117, 034, 172, 134, 153, 042, 080, 241, 063, 120, 153, 055, 231, 247, 101, 193, 071, 184, 106, 007, 128, 149, 224, </text:p>
      <text:p text:style-name="P1">162, 176, 052, 239, 129, 253, 071, 196, 127, 120, 084, 101, 081, 050, 015, 252, 247, 230, 158, 223, 202, 224, 113, 252, 213, 141, 155, 246, 185, 210, </text:p>
      <text:p text:style-name="P1">066, 240, 158, 165, 127, 249, 159, 231, 208, 048, 157, 106, 109, 093, 215, 161, 254, 151, 045, 174, 198, 103, 064, 076, 041, 194, 178, 050, 141, 055, </text:p>
      <text:p text:style-name="P1">225, 177, 220, 054, 095, 197, 088, 115, 011, 247, 162, 065, 016, 225, 120, 215, 019, 103, 180, 150, 138, 160, 198, 213, 119, 120, 137, 007, 223, 107, </text:p>
      <text:p text:style-name="P1">218, 012, 156, 012, 176, 078, 164, 229, 247, 186, 198, 127, 085, 182, 126, 242, 004, 216, 026, 082, 062, 157, 126, 100, 042, 019, 032, 023, 252, 087, </text:p>
      <text:p text:style-name="P1">207, 106, 150, 223, 147, 025, 013, 114, 148, 118, 161, 115, 027, 009, 159, 205, 041, 113, 162, 131, 207, 230, 019, 180, 058, 180, 028, 174, 248, 229, </text:p>
      <text:p text:style-name="P1">138, 096, 035, 077, 155, 061, 204, 124, 157, 049, 051, 033, 138, 198, 145, 032, 074, 089, 008, 005, 073, 177, 181, 107, 071, 086, 237, 136, 104, 062, </text:p>
      <text:p text:style-name="P1">055, 225, 088, 209, 018, 250, 081, 238, 146, 138, 229, 153, 173, 181, 090, 067, 148, 148, 079, 251, 190, 107, 201, 172, 059, 079, 173, 048, 048, 084, </text:p>
      <text:p text:style-name="P1">251, 077, 221, 099, 206, 228, 015, 233, 216, 153, 130, 114, 179, 210, 213, 070, 191, 199, 039, 254, 043, 104, 072, 161, 138, 015, 019, 012, 251, 087, </text:p>
      <text:p text:style-name="P1">126, 178, 046, 073, 063, 137, 247, 007, 197, 084, 068, 114, 156, 016, 041, 130, 200, 221, 070, 144, 036, 154, 094, 189, 237, 116, 236, 053, 221, 114, </text:p>
      <text:p text:style-name="P1">144, 216, 012, 161, 231, 065, 155, 108, 119, 134, 114, 150, 199, 252, 148, 053, 232, 046, 081, 140, 075, 243, 220, 005, 201, 059, 076, 147, 097, 036, </text:p>
      <text:p text:style-name="P1">067, 032, 145, 053, 014, 064, 068, 004, 084, 155, 153, 157, 244, 246, 068, 093, 184, 138, 199, 246, 108, 077, 168, 181, 082, 046, 060, 035, 061, 129, </text:p>
      <text:p text:style-name="P1">070, 116, 093, 204, 227, 023, 062, 040, 033, 216, 230, 157, 057, 159, 122, 022, 150, 201, 021, 250, 138, 028, 178, 062, 214, 015, 214, 254, 175, 196, </text:p>
      <text:p text:style-name="P1">146, 133, 076, 232, 082, 082, 174, 209, 093, 173, 049, 105, 171, 076, 089, 111, 171, 099, 021, 209, 151, 029, 024, 223, 187, 191, 147, 058, 192, 164, </text:p>
      <text:p text:style-name="P1"/>
      <text:p text:style-name="P1">AFTER Camera capture</text:p>
      <text:p text:style-name="P1">0<text:span text:style-name="T9">01, 001, 001, 000, 001, 000, 002, 000, 001, 000, 001, 00</text:span>0, 096, 167, 091, 174, 084, 164, 097, 171, 083, 186, 090, 165, 099, 172, 083, 174, 097, 170, </text:p>
      <text:p text:style-name="P1">088, 159, 093, 181, 084, 171, 093, 171, 084, 179, 093, 173, 100, 180, 085, 172, 094, 173, 096, 172, 090, 169, 093, 176, 089, 169, 078, 178, 093, 166, </text:p>
      <text:p text:style-name="P1">089, 168, 077, 167, 089, 171, 088, 156, 081, 164, 082, 167, 086, 169, 086, 176, 091, 163, 083, 166, 089, 182, 093, 173, 091, 186, 095, 187, 101, 189, </text:p>
      <text:p text:style-name="P1">101, 186, 110, 202, 114, 197, 114, 198, 116, 201, 105, 207, 119, 206, 113, 206, 121, 209, 112, 203, 114, 212, 110, 205, 113, 205, 106, 206, 114, 206, </text:p>
      <text:p text:style-name="P1">114, 199, 118, 192, 102, 201, 109, 192, 112, 186, 100, 191, 104, 185, 096, 197, 106, 184, 100, 177, 106, 190, 108, 190, 097, 177, 095, 179, 097, 172, </text:p>
      <text:p text:style-name="P1">086, 169, 098, 171, 090, 181, 084, 158, 089, 167, 092, 166, 091, 168, 087, 159, 084, 182, 084, 165, 080, 171, 085, 180, 085, 182, 090, 176, 083, 180, </text:p>
      <text:p text:style-name="P1">104, 187, 090, 201, 095, 180, 090, 183, 084, 183, 093, 188, 092, 184, 086, 174, 093, 178, 093, 169, 085, 182, 098, 171, 096, 175, 090, 177, 091, 166, </text:p>
      <text:p text:style-name="P1">093, 161, 095, 162, 089, 153, 081, 155, 089, 150, 080, 149, 071, 134, 071, 133, 063, 116, 065, 127, 061, 123, 064, 117, 066, 120, 016, 042, 019, 046, </text:p>
      <text:p text:style-name="P1">018, 054, 014, 054, 019, 046, 022, 054, 015, 056, 020, 055, 016, 057, 020, 061, 018, 058, 022, 066, 021, 064, 022, 059, 023, 061, 021, 061, 022, 056, </text:p>
      <text:p text:style-name="P1">022, 068, 022, 061, 023, 067, 019, 060, 020, 064, 027, 075, 021, 071, 027, 067, 020, 072, 026, 074, 025, 062, 025, 071, 024, 078, 021, 068, 027, 069, </text:p>
      <text:p text:style-name="P1">024, 084, 021, 079, 024, 075, 027, 078, 023, 076, 024, 079, 031, 080, 023, 081, 023, 082, 029, 074, 029, 079, 025, 082, 032, 083, 029, 078, 032, 085, </text:p>
      <text:p text:style-name="P1">023, 094, 030, 079, 027, 080, 028, 079, 028, 089, 025, 081, 026, 082, 026, 080, 025, 089, 032, 085, 027, 091, 028, 082, 026, 093, 022, 081, 024, 090, </text:p>
      <text:p text:style-name="P1">026, 091, 027, 091, 030, 083, 025, 080, 026, 079, 028, 089, 027, 089, 026, 091, 020, 085, 025, 083, 023, 085, 025, 081, 029, 083, 025, 093, 024, 086, </text:p>
      <text:p text:style-name="P1">024, 084, 021, 076, 026, 081, 027, 093, 025, 086, <text:span text:style-name="T2">056</text:span>, 231, 006, 000, 220, 011, 000, 027, 240, 020, 001, 028, 100, 178, 142, 171, 228, 011, 000, 027, </text:p>
      <text:p text:style-name="P1">112, 018, 001, 028, 001, 000, 001, 076, 000, 124, 157, 000, 001, 000, 000, 000, 014, 081, 039, 069, 016, 231, 006, 000, 000, 000, 000, 000, 035, 064, </text:p>
      <text:p text:style-name="P1">173, 045, 222, 253, 227, 202, 095, 183, 068, 054, 034, 173, 109, 188, 111, 226, 084, 006, 213, 040, 160, 209, 234, 070, 170, 141, 148, 091, 228, 038, </text:p>
      <text:p text:style-name="P1">052, 234, 132, 089, 002, 024, 114, 117, 034, 172, 134, 153, 042, 080, 241, 063, 120, 153, 055, 231, 247, 101, 193, 071, 184, 106, 007, 128, 149, 224, </text:p>
      <text:p text:style-name="P1">162, 176, 052, 239, 129, 253, 071, 196, 127, 120, 084, 101, 081, 050, 015, 252, 247, 230, 158, 223, 202, 224, 113, 252, 213, 141, 155, 246, 185, 210, </text:p>
      <text:p text:style-name="P1">066, 240, 158, 165, 127, 249, 159, 231, 208, 048, 157, 106, 109, 093, 215, 161, 254, 151, 045, 174, 198, 103, 064, 076, 041, 194, 178, 050, 141, 055, </text:p>
      <text:p text:style-name="P1">225, 177, 220, 054, 095, 197, 088, 115, 011, 247, 162, 065, 016, 225, 120, 215, 019, 103, 180, 150, 138, 160, 198, 213, 119, 120, 137, 007, 223, 107, </text:p>
      <text:p text:style-name="P1">218, 012, 156, 012, 176, 078, 164, 229, 247, 186, 198, 127, 085, 182, 126, 242, 004, 216, 026, 082, 062, 157, 126, 100, 042, 019, 032, 023, 252, 087, </text:p>
      <text:p text:style-name="P1">207, 106, 150, 223, 147, 025, 013, 114, 148, 118, 161, 115, 027, 009, 159, 205, 041, 113, 162, 131, 207, 230, 019, 180, 058, 180, 028, 174, 248, 229, </text:p>
      <text:p text:style-name="P1">138, 096, 035, 077, 155, 061, 204, 124, 157, 049, 051, 033, 138, 198, 145, 032, 074, 089, 008, 005, 073, 177, 181, 107, 071, 086, 237, 136, 104, 062, </text:p>
      <text:p text:style-name="P1">055, 225, 088, 209, 018, 250, 081, 238, 146, 138, 229, 153, 173, 181, 090, 067, 148, 148, 079, 251, 190, 107, 201, 172, 059, 079, 173, 048, 048, 084, </text:p>
      <text:p text:style-name="P1">251, 077, 221, 099, 206, 228, 015, 233, 216, 153, 130, 114, 179, 210, 213, 070, 191, 199, 039, 254, 043, 104, 072, 161, 138, 015, 019, 012, 251, 087, </text:p>
      <text:p text:style-name="P1">126, 178, 046, 073, 063, 137, 247, 007, 197, 084, 068, 114, 156, 016, 041, 130, 200, 221, 070, 144, 036, 154, 094, 189, 237, 116, 236, 053, 221, 114, </text:p>
      <text:p text:style-name="P1">144, 216, 012, 161, 231, 065, 155, 108, 119, 134, 114, 150, 199, 252, 148, 053, 232, 046, 081, 140, 075, 243, 220, 005, 201, 059, 076, 147, 097, 036, </text:p>
      <text:p text:style-name="P1">067, 032, 145, 053, 014, 064, 068, 004, 084, 155, 153, 157, 244, 246, 068, 093, 184, 138, 199, 246, 108, 077, 168, 181, 082, 046, 060, 035, 061, 129, </text:p>
      <text:p text:style-name="P1">070, 116, 093, 204, 227, 023, 062, 040, 033, 216, 230, 157, 057, 159, 122, 022, 150, 201, 021, 250, 138, 028, 178, 062, 214, 015, 214, 254, 175, 196, </text:p>
      <text:p text:style-name="P1">146, 133, 076, 232, 082, 082, 174, 209, 093, 173, 049, 105, 171, 076, 089, 111, 171, 099, 021, 209, 151, 029, 024, 223, 187, 191, 147, 058, 192, 164, </text:p>
      <text:p text:style-name="P1"/>
      <text:p text:style-name="P1"/>
      <text:p text:style-name="P11">After Camera STOP</text:p>
      <text:p text:style-name="P1">126, 126, 126, 126, 126, 126, 126, 126, 126, 126, 001, 000, 096, 167, 091, 174, 084, 164, 097, 171, 083, 186, 090, 165, 099, 172, 083, 174, 097, 170, </text:p>
      <text:p text:style-name="P1">088, 159, 093, 181, 084, 171, 093, 171, 084, 179, 093, 173, 100, 180, 085, 172, 094, 173, 096, 172, 090, 169, 093, 176, 089, 169, 078, 178, 093, 166, </text:p>
      <text:p text:style-name="P1">089, 168, 077, 167, 089, 171, 088, 156, 081, 164, 082, 167, 086, 169, 086, 176, 091, 163, 083, 166, 089, 182, 093, 173, 091, 186, 095, 187, 101, 189, </text:p>
      <text:p text:style-name="P1">101, 186, 110, 202, 114, 197, 114, 198, 116, 201, 105, 207, 119, 206, 113, 206, 121, 209, 112, 203, 114, 212, 110, 205, 113, 205, 106, 206, 114, 206, </text:p>
      <text:p text:style-name="P1">114, 199, 118, 192, 102, 201, 109, 192, 112, 186, 100, 191, 104, 185, 096, 197, 106, 184, 100, 177, 106, 190, 108, 190, 097, 177, 095, 179, 097, 172, </text:p>
      <text:p text:style-name="P1">086, 169, 098, 171, 090, 181, 084, 158, 089, 167, 092, 166, 091, 168, 087, 159, 084, 182, 084, 165, 080, 171, 085, 180, 085, 182, 090, 176, 083, 180, </text:p>
      <text:p text:style-name="P1">104, 187, 090, 201, 095, 180, 090, 183, 084, 183, 093, 188, 092, 184, 086, 174, 093, 178, 093, 169, 085, 182, 098, 171, 096, 175, 090, 177, 091, 166, </text:p>
      <text:p text:style-name="P1">093, 161, 095, 162, 089, 153, 081, 155, 089, 150, 080, 149, 071, 134, 071, 133, 063, 116, 065, 127, 061, 123, 064, 117, 066, 120, 016, 042, 019, 046, </text:p>
      <text:p text:style-name="P1">018, 054, 014, 054, 019, 046, 022, 054, 015, 056, 020, 055, 016, 057, 020, 061, 018, 058, 022, 066, 021, 064, 022, 059, 023, 061, 021, 061, 022, 056, </text:p>
      <text:p text:style-name="P1">022, 068, 022, 061, 023, 067, 019, 060, 020, 064, 027, 075, 021, 071, 027, 067, 020, 072, 026, 074, 025, 062, 025, 071, 024, 078, 021, 068, 027, 069, </text:p>
      <text:p text:style-name="P1">024, 084, 021, 079, 024, 075, 027, 078, 023, 076, 024, 079, 031, 080, 023, 081, 023, 082, 029, 074, 029, 079, 025, 082, 032, 083, 029, 078, 032, 085, </text:p>
      <text:p text:style-name="P1">023, 094, 030, 079, 027, 080, 028, 079, 028, 089, 025, 081, 026, 082, 026, 080, 025, 089, 032, 085, 027, 091, 028, 082, 026, 093, 022, 081, 024, 090, </text:p>
      <text:p text:style-name="P1">026, 091, 027, 091, 030, 083, 025, 080, 026, 079, 028, 089, 027, 089, 026, 091, 020, 085, 025, 083, 023, 085, 025, 081, 029, 083, 025, 093, 024, 086, </text:p>
      <text:p text:style-name="P1">024, 084, 021, 076, 026, 081, 027, 093, 025, 086, <text:span text:style-name="T2">056</text:span>, 231, 006, 000, 220, 011, 000, 027, 240, 020, 001, 028, 100, 178, 142, 171, 228, 011, 000, 027, </text:p>
      <text:p text:style-name="P1">112, 018, 001, 028, 001, 000, 001, 076, 000, 124, 157, 000, 001, 000, 000, 000, 014, 081, 039, 069, 016, 231, 006, 000, 000, 000, 000, 000, 035, 064, </text:p>
      <text:p text:style-name="P1">173, 045, 222, 253, 227, 202, 095, 183, 068, 054, 034, 173, 109, 188, 111, 226, 084, 006, 213, 040, 160, 209, 234, 070, 170, 141, 148, 091, 228, 038, </text:p>
      <text:p text:style-name="P1">052, 234, 132, 089, 002, 024, 114, 117, 034, 172, 134, 153, 042, 080, 241, 063, 120, 153, 055, 231, 247, 101, 193, 071, 184, 106, 007, 128, 149, 224, </text:p>
      <text:p text:style-name="P1">162, 176, 052, 239, 129, 253, 071, 196, 127, 120, 084, 101, 081, 050, 015, 252, 247, 230, 158, 223, 202, 224, 113, 252, 213, 141, 155, 246, 185, 210, </text:p>
      <text:p text:style-name="P1">066, 240, 158, 165, 127, 249, 159, 231, 208, 048, 157, 106, 109, 093, 215, 161, 254, 151, 045, 174, 198, 103, 064, 076, 041, 194, 178, 050, 141, 055, </text:p>
      <text:p text:style-name="P1">225, 177, 220, 054, 095, 197, 088, 115, 011, 247, 162, 065, 016, 225, 120, 215, 019, 103, 180, 150, 138, 160, 198, 213, 119, 120, 137, 007, 223, 107, </text:p>
      <text:p text:style-name="P1">218, 012, 156, 012, 176, 078, 164, 229, 247, 186, 198, 127, 085, 182, 126, 242, 004, 216, 026, 082, 062, 157, 126, 100, 042, 019, 032, 023, 252, 087, </text:p>
      <text:p text:style-name="P1">207, 106, 150, 223, 147, 025, 013, 114, 148, 118, 161, 115, 027, 009, 159, 205, 041, 113, 162, 131, 207, 230, 019, 180, 058, 180, 028, 174, 248, 229, </text:p>
      <text:p text:style-name="P1">138, 096, 035, 077, 155, 061, 204, 124, 157, 049, 051, 033, 138, 198, 145, 032, 074, 089, 008, 005, 073, 177, 181, 107, 071, 086, 237, 136, 104, 062, </text:p>
      <text:p text:style-name="P1">055, 225, 088, 209, 018, 250, 081, 238, 146, 138, 229, 153, 173, 181, 090, 067, 148, 148, 079, 251, 190, 107, 201, 172, 059, 079, 173, 048, 048, 084, </text:p>
      <text:p text:style-name="P1">251, 077, 221, 099, 206, 228, 015, 233, 216, 153, 130, 114, 179, 210, 213, 070, 191, 199, 039, 254, 043, 104, 072, 161, 138, 015, 019, 012, 251, 087, </text:p>
      <text:p text:style-name="P1">126, 178, 046, 073, 063, 137, 247, 007, 197, 084, 068, 114, 156, 016, 041, 130, 200, 221, 070, 144, 036, 154, 094, 189, 237, 116, 236, 053, 221, 114, </text:p>
      <text:p text:style-name="P1">144, 216, 012, 161, 231, 065, 155, 108, 119, 134, 114, 150, 199, 252, 148, 053, 232, 046, 081, 140, 075, 243, 220, 005, 201, 059, 076, 147, 097, 036, </text:p>
      <text:p text:style-name="P1">067, 032, 145, 053, 014, 064, 068, 004, 084, 155, 153, 157, 244, 246, 068, 093, 184, 138, 199, 246, 108, 077, 168, 181, 082, 046, 060, 035, 061, 129, </text:p>
      <text:p text:style-name="P1">070, 116, 093, 204, 227, 023, 062, 040, 033, 216, 230, 157, 057, 159, 122, 022, 150, 201, 021, 250, 138, 028, 178, 062, 214, 015, 214, 254, 175, 196, </text:p>
      <text:p text:style-name="P1">146, 133, 076, 232, 082, 082, 174, 209, 093, 173, 049, 105, 171, 076, 089, 111, 171, 099, 021, 209, 151, 029, 024, 223, 187, 191, 147, 058, 192, 164, </text:p>
      <text:p text:style-name="P13"><text:span text:style-name="T5">3.</text:span></text:p>
      <text:p text:style-name="P6">Memory Allocated</text:p>
      <text:p text:style-name="P1">096, 232, 006, 000, 000, 000, 000, 000, 176, 038, 096, 002, 071, 111, 156, 206, 203, 080, 145, 232, 194, 245, 218, 187, 103, 151, 091, 186, 052, 110, </text:p>
      <text:p text:style-name="P1">193, 219, 059, 125, 108, 212, 131, 016, 237, 086, 046, 073, 229, 023, 194, 054, 034, 008, 211, 150, 090, 254, 193, 025, 188, 089, 007, 231, 130, 174, </text:p>
      <text:p text:style-name="P1">011, 124, 064, 061, 166, 026, 210, 203, 150, 011, 091, 184, 232, 037, 065, 246, 125, 255, 061, 235, 159, 216, 098, 020, 128, 201, 170, 202, 193, 125, </text:p>
      <text:p text:style-name="P1">253, 093, 131, 144, 107, 193, 131, 084, 197, 149, 047, 064, 163, 227, 103, 055, 118, 230, 011, 254, 037, 045, 076, 060, 063, 161, 136, 179, 130, 061, </text:p>
      <text:p text:style-name="P1">249, 142, 134, 029, 132, 109, 050, 069, 141, 210, 230, 036, 164, 114, 067, 156, 161, 075, 246, 251, 247, 216, 002, 019, 056, 185, 046, 098, 057, 239, </text:p>
      <text:p text:style-name="P1">127, 247, 125, 166, 074, 091, 116, 210, 236, 119, 220, 028, 227, 116, 094, 014, 025, 236, 174, 069, 232, 191, 101, 238, 125, 058, 252, 087, 062, 230, </text:p>
      <text:p text:style-name="P1">121, 058, 098, 215, 081, 217, 236, 174, 101, 118, 208, 196, 043, 031, 003, 066, 112, 007, 194, 247, 179, 103, 097, 081, 140, 198, 252, 006, 122, 020, </text:p>
      <text:p text:style-name="P1">187, 243, 010, 223, 045, 226, 175, 163, 179, 179, 021, 009, 036, 161, 027, 137, 205, 219, 183, 153, 070, 212, 118, 146, 190, 046, 128, 210, 026, 049, </text:p>
      <text:p text:style-name="P1">183, 062, 103, 205, 075, 204, 108, 021, 019, 112, 173, 033, 134, 150, 075, 155, 052, 063, 082, 131, 005, 153, 126, 084, 110, 057, 024, 045, 013, 238, </text:p>
      <text:p text:style-name="P1">126, 122, 179, 131, 182, 136, 105, 023, 035, 223, 105, 118, 169, 121, 228, 168, 077, 254, 170, 032, 047, 194, 062, 109, 162, 252, 068, 040, 216, 093, </text:p>
      <text:p text:style-name="P1">002, 013, 163, 149, 174, 221, 180, 007, 228, 147, 135, 191, 057, 090, 147, 038, 024, 005, 131, 042, 209, 068, 102, 076, 010, 060, 159, 000, 131, 085, </text:p>
      <text:p text:style-name="P1">119, 204, 010, 080, 039, 069, 162, 033, 133, 037, 122, 062, 149, 118, 035, 064, 047, 045, 218, 253, 226, 202, 095, 182, 092, 118, 032, 172, 045, 188, </text:p>
      <text:p text:style-name="P1">111, 226, 084, 070, 213, 040, 166, 193, 234, 066, 251, 137, 144, 091, 164, 034, 052, 238, 132, 153, 002, 024, 114, 245, 038, 172, 162, 153, 042, 064, </text:p>
      <text:p text:style-name="P1">241, 063, 120, 153, 119, 231, 247, 101, 193, 071, 208, 230, 006, 000, 000, 000, 000, 000, 052, 239, 129, 217, 071, 196, 111, 248, 084, 103, 080, <text:span text:style-name="T2">050</text:span>, </text:p>
      <text:p text:style-name="P1">015, 252, 111, 230, 150, 223, 202, 224, 113, 252, 196, 143, 025, 246, 185, 218, 002, 240, 158, 165, 127, 249, 159, 239, 208, 052, 149, 106, 105, 093, </text:p>
      <text:p text:style-name="P1">211, 161, 254, 151, 045, 172, 070, 101, 064, 076, 041, 194, 178, 050, 132, 055, 232, 177, 148, 183, 095, 165, 088, 115, 011, 247, 162, 068, 016, 097, </text:p>
      <text:p text:style-name="P1">120, 215, 147, 103, 180, 150, 138, 160, 198, 199, 119, 120, 201, 007, 223, 107, 222, 012, 156, 012, 176, 078, 164, 229, 247, 186, 194, 127, 085, 182, </text:p>
      <text:p text:style-name="P1">126, 242, 004, 216, 026, 082, 062, 157, 126, 100, 042, 019, 032, 023, 252, 085, 207, 106, 150, 218, 147, 025, 013, 114, 214, 127, 161, 123, 026, 008, </text:p>
      <text:p text:style-name="P1">159, 205, 041, 113, 226, 130, 207, 230, 147, 182, 058, 180, 108, 046, 248, 229, 138, 097, 035, 077, 147, 061, 206, 124, 157, 049, 051, 049, 131, 214, </text:p>
      <text:p text:style-name="P1">145, 036, 074, 081, 008, 005, 072, 177, 181, 107, 071, 214, 237, 136, 104, 062, 055, 243, 088, 209, 018, 251, 081, 238, 146, 130, 231, 157, 165, 189, </text:p>
      <text:p text:style-name="P1">074, 067, 148, 148, 079, 123, 190, 107, 217, 172, 059, 079, 173, 052, 048, 112, 219, 077, 205, 099, 222, 232, 015, 233, 216, 153, 130, 114, 179, 208, </text:p>
      <text:p text:style-name="P1">213, 006, 159, 199, 039, 254, 043, 104, 072, 161, 194, 014, 023, 012, 251, 023, 126, 146, 046, 009, 063, 137, 247, 007, 133, 068, 068, 114, 156, 016, </text:p>
      <text:p text:style-name="P1">041, 130, 232, 221, 070, 144, 036, 158, 094, 189, 237, 116, 236, 053, 157, 114, 144, 216, 012, 161, 247, 065, 155, 108, 231, 134, 242, 150, 199, 244, </text:p>
      <text:p text:style-name="P1">148, 053, 236, 046, 209, 012, 075, 179, 220, 005, 201, 059, 076, 147, 097, 036, 067, 032, 149, 117, 014, 068, 068, 004, 084, 155, 185, 149, 244, 254, </text:p>
      <text:p text:style-name="P1">068, 089, 184, 138, 199, 246, 108, 093, 184, 183, 082, 046, 052, 043, 061, 145, 070, 116, 085, 205, 131, 023, 030, 040, 033, 217, 228, 157, 057, 159, </text:p>
      <text:p text:style-name="P1">121, 086, 022, 203, 021, 250, 138, 060, 178, 062, 214, 015, 086, 238, 175, 196, 146, 141, 108, 040, 090, 082, 174, 209, 093, 175, 049, 105, 175, 076, </text:p>
      <text:p text:style-name="P1">088, 039, 235, 099, 021, 209, 149, 093, 024, 223, 179, 191, 147, 058, 212, 164, 185, 076, 203, 239, 197, 067, 092, 172, 057, 147, 003, 185, 085, 202, </text:p>
      <text:p text:style-name="P1">186, 167, 092, 115, 036, 061, 177, 143, 219, 124, 096, 068, 058, 072, 138, 189, 232, 231, 000, 186, 176, 009, 026, 198, 024, 044, 249, 156, 192, 149, </text:p>
      <text:p text:style-name="P1">016, 050, 144, 041, 244, 107, 224, 076, 172, 122, 179, 192, 067, 229, 033, 189, 170, 141, 061, 134, 143, 044, 189, 119, 200, 050, 154, 219, 148, 191, </text:p>
      <text:p text:style-name="P1">179, 176, 221, 062, 253, 219, 191, 138, 110, 181, 192, 108, 012, 060, 161, 134, 052, 217, 190, 171, 171, 119, 222, 211, 095, 228, 178, 142, 017, 071, </text:p>
      <text:p text:style-name="P1"/>
      <text:p text:style-name="P1"/>
      <text:p text:style-name="P1">Before Camera capture</text:p>
      <text:p text:style-name="P1">120, 120, 120, 120, 120, 120, 120, 120, 120, 120, 096, 002, 071, 111, 156, 206, 203, 080, 145, 232, 194, 245, 218, 187, 103, 151, 091, 186, 052, 110, </text:p>
      <text:p text:style-name="P1">193, 219, 059, 125, 108, 212, 131, 016, 237, 086, 046, 073, 229, 023, 194, 054, 034, 008, 211, 150, 090, 254, 193, 025, 188, 089, 007, 231, 130, 174, </text:p>
      <text:p text:style-name="P1">011, 124, 064, 061, 166, 026, 210, 203, 150, 011, 091, 184, 232, 037, 065, 246, 125, 255, 061, 235, 159, 216, 098, 020, 128, 201, 170, 202, 193, 125, </text:p>
      <text:p text:style-name="P1">253, 093, 131, 144, 107, 193, 131, 084, 197, 149, 047, 064, 163, 227, 103, 055, 118, 230, 011, 254, 037, 045, 076, 060, 063, 161, 136, 179, 130, 061, </text:p>
      <text:p text:style-name="P1">249, 142, 134, 029, 132, 109, 050, 069, 141, 210, 230, 036, 164, 114, 067, 156, 161, 075, 246, 251, 247, 216, 002, 019, 056, 185, 046, 098, 057, 239, </text:p>
      <text:p text:style-name="P1">127, 247, 125, 166, 074, 091, 116, 210, 236, 119, 220, 028, 227, 116, 094, 014, 025, 236, 174, 069, 232, 191, 101, 238, 125, 058, 252, 087, 062, 230, </text:p>
      <text:p text:style-name="P1">121, 058, 098, 215, 081, 217, 236, 174, 101, 118, 208, 196, 043, 031, 003, 066, 112, 007, 194, 247, 179, 103, 097, 081, 140, 198, 252, 006, 122, 020, </text:p>
      <text:p text:style-name="P1">187, 243, 010, 223, 045, 226, 175, 163, 179, 179, 021, 009, 036, 161, 027, 137, 205, 219, 183, 153, 070, 212, 118, 146, 190, 046, 128, 210, 026, 049, </text:p>
      <text:p text:style-name="P1">183, 062, 103, 205, 075, 204, 108, 021, 019, 112, 173, 033, 134, 150, 075, 155, 052, 063, 082, 131, 005, 153, 126, 084, 110, 057, 024, 045, 013, 238, </text:p>
      <text:p text:style-name="P1">126, 122, 179, 131, 182, 136, 105, 023, 035, 223, 105, 118, 169, 121, 228, 168, 077, 254, 170, 032, 047, 194, 062, 109, 162, 252, 068, 040, 216, 093, </text:p>
      <text:p text:style-name="P1">002, 013, 163, 149, 174, 221, 180, 007, 228, 147, 135, 191, 057, 090, 147, 038, 024, 005, 131, 042, 209, 068, 102, 076, 010, 060, 159, 000, 131, 085, </text:p>
      <text:p text:style-name="P1">119, 204, 010, 080, 039, 069, 162, 033, 133, 037, 122, 062, 149, 118, 035, 064, 047, 045, 218, 253, 226, 202, 095, 182, 092, 118, 032, 172, 045, 188, </text:p>
      <text:p text:style-name="P1">111, 226, 084, 070, 213, 040, 166, 193, 234, 066, 251, 137, 144, 091, 164, 034, 052, 238, 132, 153, 002, 024, 114, 245, 038, 172, 162, 153, 042, 064, </text:p>
      <text:p text:style-name="P1">241, 063, 120, 153, 119, 231, 247, 101, 193, 071, 208, 230, 006, 000, 220, 011, 000, 027, 088, 021, 001, 028, 071, 196, 111, 248, 228, 011, 000, <text:span text:style-name="T2">027</text:span>, </text:p>
      <text:p text:style-name="P1">220, 018, 001, 028, 001, 000, 001, 224, 000, 252, 196, 143, 001, 000, 000, 000, 002, 240, 158, 165, 168, 230, 006, 000, 000, 000, 000, 000, 105, 093, </text:p>
      <text:p text:style-name="P1">211, 161, 254, 151, 045, 172, 070, 101, 064, 076, 041, 194, 178, 050, 132, 055, 232, 177, 148, 183, 095, 165, 088, 115, 011, 247, 162, 068, 016, 097, </text:p>
      <text:p text:style-name="P1">120, 215, 147, 103, 180, 150, 138, 160, 198, 199, 119, 120, 201, 007, 223, 107, 222, 012, 156, 012, 176, 078, 164, 229, 247, 186, 194, 127, 085, 182, </text:p>
      <text:p text:style-name="P1">126, 242, 004, 216, 026, 082, 062, 157, 126, 100, 042, 019, 032, 023, 252, 085, 207, 106, 150, 218, 147, 025, 013, 114, 214, 127, 161, 123, 026, 008, </text:p>
      <text:p text:style-name="P1">159, 205, 041, 113, 226, 130, 207, 230, 147, 182, 058, 180, 108, 046, 248, 229, 138, 097, 035, 077, 147, 061, 206, 124, 157, 049, 051, 049, 131, 214, </text:p>
      <text:p text:style-name="P1">145, 036, 074, 081, 008, 005, 072, 177, 181, 107, 071, 214, 237, 136, 104, 062, 055, 243, 088, 209, 018, 251, 081, 238, 146, 130, 231, 157, 165, 189, </text:p>
      <text:p text:style-name="P1">074, 067, 148, 148, 079, 123, 190, 107, 217, 172, 059, 079, 173, 052, 048, 112, 219, 077, 205, 099, 222, 232, 015, 233, 216, 153, 130, 114, 179, 208, </text:p>
      <text:p text:style-name="P1">213, 006, 159, 199, 039, 254, 043, 104, 072, 161, 194, 014, 023, 012, 251, 023, 126, 146, 046, 009, 063, 137, 247, 007, 133, 068, 068, 114, 156, 016, </text:p>
      <text:p text:style-name="P1">041, 130, 232, 221, 070, 144, 036, 158, 094, 189, 237, 116, 236, 053, 157, 114, 144, 216, 012, 161, 247, 065, 155, 108, 231, 134, 242, 150, 199, 244, </text:p>
      <text:p text:style-name="P1">148, 053, 236, 046, 209, 012, 075, 179, 220, 005, 201, 059, 076, 147, 097, 036, 067, 032, 149, 117, 014, 068, 068, 004, 084, 155, 185, 149, 244, 254, </text:p>
      <text:p text:style-name="P1">068, 089, 184, 138, 199, 246, 108, 093, 184, 183, 082, 046, 052, 043, 061, 145, 070, 116, 085, 205, 131, 023, 030, 040, 033, 217, 228, 157, 057, 159, </text:p>
      <text:p text:style-name="P1">121, 086, 022, 203, 021, 250, 138, 060, 178, 062, 214, 015, 086, 238, 175, 196, 146, 141, 108, 040, 090, 082, 174, 209, 093, 175, 049, 105, 175, 076, </text:p>
      <text:p text:style-name="P1">088, 039, 235, 099, 021, 209, 149, 093, 024, 223, 179, 191, 147, 058, 212, 164, 185, 076, 203, 239, 197, 067, 092, 172, 057, 147, 003, 185, 085, 202, </text:p>
      <text:p text:style-name="P1">186, 167, 092, 115, 036, 061, 177, 143, 219, 124, 096, 068, 058, 072, 138, 189, 232, 231, 000, 186, 176, 009, 026, 198, 024, 044, 249, 156, 192, 149, </text:p>
      <text:p text:style-name="P1">016, 050, 144, 041, 244, 107, 224, 076, 172, 122, 179, 192, 067, 229, 033, 189, 170, 141, 061, 134, 143, 044, 189, 119, 200, 050, 154, 219, 148, 191, </text:p>
      <text:p text:style-name="P1">179, 176, 221, 062, 253, 219, 191, 138, 110, 181, 192, 108, 012, 060, 161, 134, 052, 217, 190, 171, 171, 119, 222, 211, 095, 228, 178, 142, 017, 071, </text:p>
      <text:p text:style-name="P1"/>
      <text:p text:style-name="P11">AFTER Camera capture</text:p>
      <text:p text:style-name="P1">0<text:span text:style-name="T9">01, 000, 001, 000, 001, 000, 001, 001, 001, 000, 001, 00</text:span>1, 014, 029, 010, 028, 012, 034, 015, 030, 018, 036, 018, 035, 013, 038, 011, 035, 014, 033, </text:p>
      <text:p text:style-name="P1">013, 042, 011, 041, 015, 045, 012, 042, 012, 043, 016, 044, 015, 050, 016, 042, 014, 049, 015, 041, 016, 048, 016, 045, 016, 053, 021, 056, 018, 052, </text:p>
      <text:p text:style-name="P1">018, 060, 019, 055, 021, 057, 018, 055, 021, 059, 019, 054, 026, 064, 020, 066, 020, 061, 023, 067, 025, 065, 024, 060, 023, 064, 024, 065, 024, 064, </text:p>
      <text:p text:style-name="P1">027, 070, 027, 071, 021, 070, 024, 072, 022, 072, 023, 070, 022, 069, 026, 069, 026, 074, 023, 072, 025, 077, 029, 077, 027, 074, 024, 074, 025, 075, </text:p>
      <text:p text:style-name="P1">026, 081, 026, 077, 026, 073, 028, 078, 028, 077, 025, 078, 029, 078, 028, 078, 029, 075, 026, 083, 021, 088, 025, 082, 029, 078, 024, 090, 025, 079, </text:p>
      <text:p text:style-name="P1">024, 080, 030, 084, 025, 089, 031, 091, 028, 094, 034, 094, 032, 095, 036, 094, 035, 106, 032, 111, 038, 108, 035, 110, 032, 117, 037, 108, 031, 110, </text:p>
      <text:p text:style-name="P1">033, 108, 029, 117, 029, 105, 034, 113, 032, 110, 032, 098, 031, 102, 028, 102, 034, 106, 030, 098, 028, 091, 026, 100, 030, 092, 028, 093, 028, 091, </text:p>
      <text:p text:style-name="P1">029, 098, 025, 091, 027, 079, 024, 080, 027, 082, 022, 082, 025, 076, 018, 077, 025, 072, 026, 068, 023, 077, 026, 074, 019, 077, 023, 065, 022, 073, </text:p>
      <text:p text:style-name="P1">022, 072, 025, 071, 022, 074, 018, 069, 020, 067, 021, 064, 017, 069, 019, 073, 020, 064, 026, 060, 022, 065, 020, 054, 018, 062, 018, 056, 012, 027, </text:p>
      <text:p text:style-name="P1">017, 025, 016, 026, 020, 025, 015, 030, 017, 028, 017, 028, 017, 035, 017, 037, 017, 032, 019, 038, 017, 034, 022, 030, 020, 039, 026, 032, 025, 038, </text:p>
      <text:p text:style-name="P1">028, 034, 027, 037, 023, 035, 022, 034, 022, 039, 025, 047, 020, 052, 025, 044, 028, 040, 027, 054, 030, 045, 028, 048, 032, 051, 029, 048, 034, 053, </text:p>
      <text:p text:style-name="P1">031, 056, 031, 055, 034, 058, 034, 057, 036, 057, 032, 054, 038, 058, 036, 060, 033, 070, 040, 060, 039, 064, 043, 067, 037, 072, 044, 070, 039, 069, </text:p>
      <text:p text:style-name="P1">039, 068, 041, 070, 044, 076, 048, 079, 045, 074, 048, 073, 045, 083, 057, 085, 043, 079, 054, 086, 046, 092, 048, 085, 060, 093, 053, 091, 056, 096, </text:p>
      <text:p text:style-name="P1">059, 101, 055, 094, 054, 091, 063, 106, 062, 100, 208, 230, 006, 000, 220, 011, 000, 027, 088, 021, 001, 028, 071, 196, 111, 248, 228, 011, 000, 027, </text:p>
      <text:p text:style-name="P1">220, 018, 001, 028, 001, 000, 001, 224, 000, 252, 196, 143, 001, 000, 000, 000, 002, 240, 158, 165, 168, 230, 006, 000, 000, 000, 000, 000, 105, 093, </text:p>
      <text:p text:style-name="P1">211, 161, 254, 151, 045, 172, 070, 101, 064, 076, 041, 194, 178, 050, 132, 055, 232, 177, 148, 183, 095, 165, 088, 115, 011, 247, 162, 068, 016, 097, </text:p>
      <text:p text:style-name="P1">120, 215, 147, 103, 180, 150, 138, 160, 198, 199, 119, 120, 201, 007, 223, 107, 222, 012, 156, 012, 176, 078, 164, 229, 247, 186, 194, 127, 085, 182, </text:p>
      <text:p text:style-name="P1">126, 242, 004, 216, 026, 082, 062, 157, 126, 100, 042, 019, 032, 023, 252, 085, 207, 106, 150, 218, 147, 025, 013, 114, 214, 127, 161, 123, 026, 008, </text:p>
      <text:p text:style-name="P1">159, 205, 041, 113, 226, 130, 207, 230, 147, 182, 058, 180, 108, 046, 248, 229, 138, 097, 035, 077, 147, 061, 206, 124, 157, 049, 051, 049, 131, 214, </text:p>
      <text:p text:style-name="P1">145, 036, 074, 081, 008, 005, 072, 177, 181, 107, 071, 214, 237, 136, 104, 062, 055, 243, 088, 209, 018, 251, 081, 238, 146, 130, 231, 157, 165, 189, </text:p>
      <text:p text:style-name="P1">074, 067, 148, 148, 079, 123, 190, 107, 217, 172, 059, 079, 173, 052, 048, 112, 219, 077, 205, 099, 222, 232, 015, 233, 216, 153, 130, 114, 179, 208, </text:p>
      <text:p text:style-name="P1">213, 006, 159, 199, 039, 254, 043, 104, 072, 161, 194, 014, 023, 012, 251, 023, 126, 146, 046, 009, 063, 137, 247, 007, 133, 068, 068, 114, 156, 016, </text:p>
      <text:p text:style-name="P1">041, 130, 232, 221, 070, 144, 036, 158, 094, 189, 237, 116, 236, 053, 157, 114, 144, 216, 012, 161, 247, 065, 155, 108, 231, 134, 242, 150, 199, 244, </text:p>
      <text:p text:style-name="P1">148, 053, 236, 046, 209, 012, 075, 179, 220, 005, 201, 059, 076, 147, 097, 036, 067, 032, 149, 117, 014, 068, 068, 004, 084, 155, 185, 149, 244, 254, </text:p>
      <text:p text:style-name="P1">068, 089, 184, 138, 199, 246, 108, 093, 184, 183, 082, 046, 052, 043, 061, 145, 070, 116, 085, 205, 131, 023, 030, 040, 033, 217, 228, 157, 057, 159, </text:p>
      <text:p text:style-name="P1">121, 086, 022, 203, 021, 250, 138, 060, 178, 062, 214, 015, 086, 238, 175, 196, 146, 141, 108, 040, 090, 082, 174, 209, 093, 175, 049, 105, 175, 076, </text:p>
      <text:p text:style-name="P1">088, 039, 235, 099, 021, 209, 149, 093, 024, 223, 179, 191, 147, 058, 212, 164, 185, 076, 203, 239, 197, 067, 092, 172, 057, 147, 003, 185, 085, 202, </text:p>
      <text:p text:style-name="P1">186, 167, 092, 115, 036, 061, 177, 143, 219, 124, 096, 068, 058, 072, 138, 189, 232, 231, 000, 186, 176, 009, 026, 198, 024, 044, 249, 156, 192, 149, </text:p>
      <text:p text:style-name="P1">016, 050, 144, 041, 244, 107, 224, 076, 172, 122, 179, 192, 067, 229, 033, 189, 170, 141, 061, 134, 143, 044, 189, 119, 200, 050, 154, 219, 148, 191, </text:p>
      <text:p text:style-name="P1">179, 176, 221, 062, 253, 219, 191, 138, 110, 181, 192, 108, 012, 060, 161, 134, 052, 217, 190, 171, 171, 119, 222, 211, 095, 228, 178, 142, 017, 071, </text:p>
      <text:p text:style-name="P1"/>
      <text:p text:style-name="P1"/>
      <text:p text:style-name="P1">After Camera STOP</text:p>
      <text:p text:style-name="P1">126, 126, 126, 126, 126, 126, 126, 126, 126, 126, 001, 001, 014, 029, 010, 028, 012, 034, 015, 030, 018, 036, 018, 035, 013, 038, 011, 035, 014, 033, </text:p>
      <text:p text:style-name="P1">013, 042, 011, 041, 015, 045, 012, 042, 012, 043, 016, 044, 015, 050, 016, 042, 014, 049, 015, 041, 016, 048, 016, 045, 016, 053, 021, 056, 018, 052, </text:p>
      <text:p text:style-name="P1">018, 060, 019, 055, 021, 057, 018, 055, 021, 059, 019, 054, 026, 064, 020, 066, 020, 061, 023, 067, 025, 065, 024, 060, 023, 064, 024, 065, 024, 064, </text:p>
      <text:p text:style-name="P1">027, 070, 027, 071, 021, 070, 024, 072, 022, 072, 023, 070, 022, 069, 026, 069, 026, 074, 023, 072, 025, 077, 029, 077, 027, 074, 024, 074, 025, 075, </text:p>
      <text:p text:style-name="P1">026, 081, 026, 077, 026, 073, 028, 078, 028, 077, 025, 078, 029, 078, 028, 078, 029, 075, 026, 083, 021, 088, 025, 082, 029, 078, 024, 090, 025, 079, </text:p>
      <text:p text:style-name="P1">024, 080, 030, 084, 025, 089, 031, 091, 028, 094, 034, 094, 032, 095, 036, 094, 035, 106, 032, 111, 038, 108, 035, 110, 032, 117, 037, 108, 031, 110, </text:p>
      <text:p text:style-name="P1">033, 108, 029, 117, 029, 105, 034, 113, 032, 110, 032, 098, 031, 102, 028, 102, 034, 106, 030, 098, 028, 091, 026, 100, 030, 092, 028, 093, 028, 091, </text:p>
      <text:p text:style-name="P1">029, 098, 025, 091, 027, 079, 024, 080, 027, 082, 022, 082, 025, 076, 018, 077, 025, 072, 026, 068, 023, 077, 026, 074, 019, 077, 023, 065, 022, 073, </text:p>
      <text:p text:style-name="P1">022, 072, 025, 071, 022, 074, 018, 069, 020, 067, 021, 064, 017, 069, 019, 073, 020, 064, 026, 060, 022, 065, 020, 054, 018, 062, 018, 056, 012, 027, </text:p>
      <text:p text:style-name="P1">017, 025, 016, 026, 020, 025, 015, 030, 017, 028, 017, 028, 017, 035, 017, 037, 017, 032, 019, 038, 017, 034, 022, 030, 020, 039, 026, 032, 025, 038, </text:p>
      <text:p text:style-name="P1">028, 034, 027, 037, 023, 035, 022, 034, 022, 039, 025, 047, 020, 052, 025, 044, 028, 040, 027, 054, 030, 045, 028, 048, 032, 051, 029, 048, 034, 053, </text:p>
      <text:p text:style-name="P1">031, 056, 031, 055, 034, 058, 034, 057, 036, 057, 032, 054, 038, 058, 036, 060, 033, 070, 040, 060, 039, 064, 043, 067, 037, 072, 044, 070, 039, 069, </text:p>
      <text:p text:style-name="P1">039, 068, 041, 070, 044, 076, 048, 079, 045, 074, 048, 073, 045, 083, 057, 085, 043, 079, 054, 086, 046, 092, 048, 085, 060, 093, 053, 091, 056, 096, </text:p>
      <text:p text:style-name="P1">059, 101, 055, 094, 054, 091, 063, 106, 062, 100, 208, 230, 006, 000, 220, 011, 000, 027, 088, 021, 001, 028, 071, 196, 111, 248, 228, 011, 000, 027, </text:p>
      <text:p text:style-name="P1">220, 018, 001, 028, 001, 000, 001, 224, 000, 252, 196, 143, 001, 000, 000, 000, 002, 240, 158, 165, 168, 230, 006, 000, 000, 000, 000, 000, 105, 093, </text:p>
      <text:p text:style-name="P1">211, 161, 254, 151, 045, 172, 070, 101, 064, 076, 041, 194, 178, 050, 132, 055, 232, 177, 148, 183, 095, 165, 088, 115, 011, 247, 162, 068, 016, 097, </text:p>
      <text:p text:style-name="P1">120, 215, 147, 103, 180, 150, 138, 160, 198, 199, 119, 120, 201, 007, 223, 107, 222, 012, 156, 012, 176, 078, 164, 229, 247, 186, 194, 127, 085, 182, </text:p>
      <text:p text:style-name="P1">126, 242, 004, 216, 026, 082, 062, 157, 126, 100, 042, 019, 032, 023, 252, 085, 207, 106, 150, 218, 147, 025, 013, 114, 214, 127, 161, 123, 026, 008, </text:p>
      <text:p text:style-name="P1">159, 205, 041, 113, 226, 130, 207, 230, 147, 182, 058, 180, 108, 046, 248, 229, 138, 097, 035, 077, 147, 061, 206, 124, 157, 049, 051, 049, 131, 214, </text:p>
      <text:p text:style-name="P1">145, 036, 074, 081, 008, 005, 072, 177, 181, 107, 071, 214, 237, 136, 104, 062, 055, 243, 088, 209, 018, 251, 081, 238, 146, 130, 231, 157, 165, 189, </text:p>
      <text:p text:style-name="P1">074, 067, 148, 148, 079, 123, 190, 107, 217, 172, 059, 079, 173, 052, 048, 112, 219, 077, 205, 099, 222, 232, 015, 233, 216, 153, 130, 114, 179, 208, </text:p>
      <text:p text:style-name="P1">213, 006, 159, 199, 039, 254, 043, 104, 072, 161, 194, 014, 023, 012, 251, 023, 126, 146, 046, 009, 063, 137, 247, 007, 133, 068, 068, 114, 156, 016, </text:p>
      <text:p text:style-name="P1">041, 130, 232, 221, 070, 144, 036, 158, 094, 189, 237, 116, 236, 053, 157, 114, 144, 216, 012, 161, 247, 065, 155, 108, 231, 134, 242, 150, 199, 244, </text:p>
      <text:p text:style-name="P1">148, 053, 236, 046, 209, 012, 075, 179, 220, 005, 201, 059, 076, 147, 097, 036, 067, 032, 149, 117, 014, 068, 068, 004, 084, 155, 185, 149, 244, 254, </text:p>
      <text:p text:style-name="P1">068, 089, 184, 138, 199, 246, 108, 093, 184, 183, 082, 046, 052, 043, 061, 145, 070, 116, 085, 205, 131, 023, 030, 040, 033, 217, 228, 157, 057, 159, </text:p>
      <text:p text:style-name="P1">121, 086, 022, 203, 021, 250, 138, 060, 178, 062, 214, 015, 086, 238, 175, 196, 146, 141, 108, 040, 090, 082, 174, 209, 093, 175, 049, 105, 175, 076, </text:p>
      <text:p text:style-name="P1">088, 039, 235, 099, 021, 209, 149, 093, 024, 223, 179, 191, 147, 058, 212, 164, 185, 076, 203, 239, 197, 067, 092, 172, 057, 147, 003, 185, 085, 202, </text:p>
      <text:p text:style-name="P1">186, 167, 092, 115, 036, 061, 177, 143, 219, 124, 096, 068, 058, 072, 138, 189, 232, 231, 000, 186, 176, 009, 026, 198, 024, 044, 249, 156, 192, 149, </text:p>
      <text:p text:style-name="P1">016, 050, 144, 041, 244, 107, 224, 076, 172, 122, 179, 192, 067, 229, 033, 189, 170, 141, 061, 134, 143, 044, 189, 119, 200, 050, 154, 219, 148, 191, </text:p>
      <text:p text:style-name="P1">179, 176, 221, 062, 253, 219, 191, 138, 110, 181, 192, 108, 012, 060, 161, 134, 052, 217, 190, 171, 171, 119, 222, 211, 095, 228, 178, 142, 017, 071, </text:p>
      <text:p text:style-name="P11">000, 232, 006, 000, 000, 000, 000, 000, 103, 063, 054, 166, 011, 254, 037, 173, 076, 060, 063, 137, 128, 179, 130, 053, 249, 238, 167, 029, 132, 109, </text:p>
      <text:p text:style-name="P1">058, 069, 141, 146, 230, 052, 165, 118, 064, 156, 033, 075, 246, 251, 247, 216, 042, 003, 056, 185, 174, 114, 057, 239, 127, 247, 253, 166, 074, 123, </text:p>
      <text:p text:style-name="P1">116, 194, 236, 127, 220, 092, 227, 052, 078, 014, 025, 236, 174, 085, 248, 191, 101, 238, 091, 026, 244, 087, 062, 230, 093, 058, 098, 215, 081, 248, </text:p>
      <text:p text:style-name="P1">228, 174, 101, 118, 208, 196, 043, 029, 003, 064, 112, 007, 194, 247, 187, 103, 097, 081, 172, 198, 254, 006, 126, 052, 179, 247, 010, 095, 037, 224, </text:p>
      <text:p text:style-name="P1">175, 163, 179, 187, 149, 075, 036, 161, 155, 137, 205, 219, 183, 153, 066, 220, 118, 154, 174, 175, 192, 218, 026, 049, 191, 055, 111, 201, 065, 204, </text:p>
      <text:p text:style-name="P1">100, 021, 019, 080, 173, 033, 134, 150, 011, 155, 052, 191, 082, 135, 001, 153, 126, 084, 108, 049, 024, 013, 045, 238, 126, 123, 179, 151, 182, 008, </text:p>
      <text:p text:style-name="P1">121, 023, 039, 223, 121, 119, 233, 123, 240, 168, 077, 238, 170, 032, 111, 066, 030, 109, 162, 252, 069, 040, 248, 093, 002, 013, 163, 149, 170, 221, </text:p>
      <text:p text:style-name="P1">176, 007, 100, 179, 142, 191, 057, 094, 147, 039, 024, 005, 195, 058, 209, 068, 102, 079, 107, 120, 141, 008, 131, 119, 119, 204, 010, 080, 039, 069, </text:p>
      <text:p text:style-name="P1">162, 033, 133, 037, 058, 054, 145, 118, 034, 064, 173, 045, 218, 253, 227, 202, 223, 182, 068, 050, 042, 172, 045, 190, 111, 230, 084, 006, 213, 056, </text:p>
      <text:p text:style-name="P1">161, 249, 234, 070, 170, 137, 148, 091, 164, 038, 052, 234, 132, 025, 002, 024, 114, 229, 038, 172, 006, 153, 042, 064, 241, 063, 120, 153, 055, 231, </text:p>
      <text:p text:style-name="P1">246, 101, 193, 007, 184, 106, 007, 128, 149, 224, 226, 176, 052, 239, 129, 221, 071, 196, 127, 248, 084, 101, 081, 050, 015, 124, 239, 230, 150, 095, </text:p>
      <text:p text:style-name="P1">202, 224, 113, 252, 213, 143, 027, 246, 185, 218, 002, 240, 158, 173, 127, 249, 159, 239, 208, 052, 157, 106, 109, 093, 147, 161, 255, 151, 053, 174, </text:p>
      <text:p text:style-name="P1">070, 101, 064, 076, 041, 194, 178, 048, 133, 055, 224, 177, 212, 055, 095, 229, 088, 115, 011, 255, 162, 069, 016, 097, 120, 215, 147, 103, 180, 150, </text:p>
      <text:p text:style-name="P1">138, 160, 198, 215, 127, 056, 201, 007, 223, 107, 112, 230, 006, 000, 000, 000, 000, 000, 247, 186, 198, 127, 213, 182, 124, 242, 004, 216, 026, 082, </text:p>
      <text:p text:style-name="P1">062, 157, 126, 100, 042, 019, 033, 023, 252, 087, 207, 106, 022, 222, 147, 025, 013, 115, 214, 062, 161, 115, 027, 011, 159, 205, 041, 113, 162, 146, </text:p>
      <text:p text:style-name="P1">207, 230, 019, 182, 050, 176, 109, 046, 248, 229, 138, 032, 035, 077, 179, 125, 202, 124, 029, 049, 051, 033, 138, 150, 145, 048, 088, 081, 008, 007, </text:p>
      <text:p text:style-name="P1">073, 113, 181, 107, 071, 087, 205, 136, 104, 062, 055, 243, 088, 209, 018, 250, 081, 238, 146, 130, 229, 157, 165, 189, 090, 067, 148, 148, 093, 059, </text:p>
      <text:p text:style-name="P1">190, 107, 217, 172, 051, 079, 232, 180, 048, 084, 251, 077, 205, 227, 206, 228, 007, 233, 216, 209, 130, 114, 179, 208, 213, 070, 191, 199, 039, 254, </text:p>
      <text:p text:style-name="P1">043, 108, 072, 161, 192, 015, 023, 012, 251, 023, 126, 130, 014, 073, 063, 137, 247, 007, 197, 068, 068, 114, 156, 016, 041, 130, 200, 221, 006, 208, </text:p>
      <text:p text:style-name="P1">036, 154, 094, 189, 253, 052, 236, 053, 157, 114, 146, 216, 013, 161, 231, 065, 155, 108, 231, 134, 250, 150, 075, 220, 148, 053, 236, 046, 145, 136, </text:p>
      <text:p text:style-name="P1">074, 243, 220, 005, 201, 059, 076, 147, 097, 036, 066, 032, 145, 181, 014, 068, 068, 004, 084, 027, 185, 149, 212, 246, 064, 093, 152, 138, 199, 254, </text:p>
      <text:p text:style-name="P1">124, 077, 169, 181, 080, 046, 052, 099, 189, 129, 102, 124, 093, 204, 161, 023, 062, 040, 033, 152, 228, 157, 057, 159, 120, 086, 150, 203, 085, 242, </text:p>
      <text:p text:style-name="P1">138, 060, 178, 062, 214, 143, 070, 254, 175, 196, 130, 133, 076, 040, 090, 210, 174, 241, 095, 175, 049, 105, 175, 076, 089, 047, 171, 099, 021, 193, </text:p>
      <text:p text:style-name="P1">149, 085, 024, 223, 187, 191, 145, 058, 064, 164, 058, 077, 201, 239, 197, 067, 092, 172, 057, 183, 003, 169, 085, 223, 187, 167, 072, 115, 038, 061, </text:p>
      <text:p text:style-name="P1">177, 207, 219, 124, 096, 004, 059, 064, 138, 189, 232, 231, 016, 186, 176, 009, 026, 198, 024, 044, 249, 028, 228, 149, 020, 050, 144, 105, 244, 099, </text:p>
      <text:p text:style-name="P1">224, 078, 236, 126, 179, 192, 097, 229, 033, 173, 168, 141, 061, 134, 143, 036, 185, 119, 200, 051, 142, 219, 148, 191, 179, 176, 221, 062, 237, 222, </text:p>
      <text:p text:style-name="P1">047, 170, 103, 189, 192, 108, 012, 060, 161, 134, 052, 216, 254, 171, 171, 119, 222, 209, 095, 244, 178, 138, 017, 071, 255, 166, 160, 233, 136, 227, </text:p>
      <text:p text:style-name="P1">031, 096, 212, 137, 105, 222, 058, 223, 029, 124, 235, 062, 250, 221, 080, 013, 110, 133, 155, 018, 039, 222, 230, 052, 017, 127, 156, 206, 079, 178, </text:p>
      <text:p text:style-name="P1">031, 123, 190, 137, 115, 075, 089, 068, 254, 225, 174, 025, 205, 063, 009, 138, 078, 151, 233, 228, 122, 055, 028, 011, 119, 226, 115, 180, 063, 049, </text:p>
      <text:p text:style-name="P1">225, 246, 208, 122, 224, 222, 038, 157, 150, 004, 089, 175, 216, 154, 089, 189, 222, 102, 103, 215, 228, 180, 205, 089, 063, 013, 158, 116, 222, 051, </text:p>
      <text:p text:style-name="P1"/>
      <text:p text:style-name="P1"/>
      <text:p text:style-name="P11"/>
      <text:p text:style-name="P1"><text:span text:style-name="T6">4.</text:span>[CAMERA] Start</text:p>
      <text:p text:style-name="P1">Before Camera capture</text:p>
      <text:p text:style-name="P1">120, 120, 120, 120, 120, 120, 120, 120, 120, 120, 054, 166, 011, 254, 037, 173, 076, 060, 063, 137, 128, 179, 130, 053, 249, 238, 167, 029, 132, 109, </text:p>
      <text:p text:style-name="P1">058, 069, 141, 146, 230, 052, 165, 118, 064, 156, 033, 075, 246, 251, 247, 216, 042, 003, 056, 185, 174, 114, 057, 239, 127, 247, 253, 166, 074, 123, </text:p>
      <text:p text:style-name="P1">116, 194, 236, 127, 220, 092, 227, 052, 078, 014, 025, 236, 174, 085, 248, 191, 101, 238, 091, 026, 244, 087, 062, 230, 093, 058, 098, 215, 081, 248, </text:p>
      <text:p text:style-name="P1">228, 174, 101, 118, 208, 196, 043, 029, 003, 064, 112, 007, 194, 247, 187, 103, 097, 081, 172, 198, 254, 006, 126, 052, 179, 247, 010, 095, 037, 224, </text:p>
      <text:p text:style-name="P1">175, 163, 179, 187, 149, 075, 036, 161, 155, 137, 205, 219, 183, 153, 066, 220, 118, 154, 174, 175, 192, 218, 026, 049, 191, 055, 111, 201, 065, 204, </text:p>
      <text:p text:style-name="P1">100, 021, 019, 080, 173, 033, 134, 150, 011, 155, 052, 191, 082, 135, 001, 153, 126, 084, 108, 049, 024, 013, 045, 238, 126, 123, 179, 151, 182, 008, </text:p>
      <text:p text:style-name="P1">121, 023, 039, 223, 121, 119, 233, 123, 240, 168, 077, 238, 170, 032, 111, 066, 030, 109, 162, 252, 069, 040, 248, 093, 002, 013, 163, 149, 170, 221, </text:p>
      <text:p text:style-name="P1">176, 007, 100, 179, 142, 191, 057, 094, 147, 039, 024, 005, 195, 058, 209, 068, 102, 079, 107, 120, 141, 008, 131, 119, 119, 204, 010, 080, 039, 069, </text:p>
      <text:p text:style-name="P1">162, 033, 133, 037, 058, 054, 145, 118, 034, 064, 173, 045, 218, 253, 227, 202, 223, 182, 068, 050, 042, 172, 045, 190, 111, 230, 084, 006, 213, 056, </text:p>
      <text:p text:style-name="P1">161, 249, 234, 070, 170, 137, 148, 091, 164, 038, 052, 234, 132, 025, 002, 024, 114, 229, 038, 172, 006, 153, 042, 064, 241, 063, 120, 153, 055, 231, </text:p>
      <text:p text:style-name="P1">246, 101, 193, 007, 184, 106, 007, 128, 149, 224, 226, 176, 052, 239, 129, 221, 071, 196, 127, 248, 084, 101, 081, 050, 015, 124, 239, 230, 150, 095, </text:p>
      <text:p text:style-name="P1">202, 224, 113, 252, 213, 143, 027, 246, 185, 218, 002, 240, 158, 173, 127, 249, 159, 239, 208, 052, 157, 106, 109, 093, 147, 161, 255, 151, 053, 174, </text:p>
      <text:p text:style-name="P1">070, 101, 064, 076, 041, 194, 178, 048, 133, 055, 224, 177, 212, 055, 095, 229, 088, 115, 011, 255, 162, 069, 016, 097, 120, 215, 147, 103, 180, 150, </text:p>
      <text:p text:style-name="P1">138, 160, 198, 215, 127, 056, 201, 007, 223, 107, 112, 230, 006, 000, 220, 011, 000, 027, 184, 021, 001, 028, 213, 182, 124, 242, 228, 011, 000, 027, </text:p>
      <text:p text:style-name="P1">060, 019, 001, 028, 001, 000, 001, 023, 000, 087, 207, 106, 001, 000, 000, 000, 013, 115, 214, 062, 072, 230, 006, 000, 000, 000, 000, 000, 162, 146, </text:p>
      <text:p text:style-name="P1">207, 230, 019, 182, 050, 176, 109, 046, 248, 229, 138, 032, 035, 077, 179, 125, 202, 124, 029, 049, 051, 033, 138, 150, 145, 048, 088, 081, 008, 007, </text:p>
      <text:p text:style-name="P1">073, 113, 181, 107, 071, 087, 205, 136, 104, 062, 055, 243, 088, 209, 018, 250, 081, 238, 146, 130, 229, 157, 165, 189, 090, 067, 148, 148, 093, 059, </text:p>
      <text:p text:style-name="P1">190, 107, 217, 172, 051, 079, 232, 180, 048, 084, 251, 077, 205, 227, 206, 228, 007, 233, 216, 209, 130, 114, 179, 208, 213, 070, 191, 199, 039, 254, </text:p>
      <text:p text:style-name="P1">043, 108, 072, 161, 192, 015, 023, 012, 251, 023, 126, 130, 014, 073, 063, 137, 247, 007, 197, 068, 068, 114, 156, 016, 041, 130, 200, 221, 006, 208, </text:p>
      <text:p text:style-name="P1">036, 154, 094, 189, 253, 052, 236, 053, 157, 114, 146, 216, 013, 161, 231, 065, 155, 108, 231, 134, 250, 150, 075, 220, 148, 053, 236, 046, 145, 136, </text:p>
      <text:p text:style-name="P1">074, 243, 220, 005, 201, 059, 076, 147, 097, 036, 066, 032, 145, 181, 014, 068, 068, 004, 084, 027, 185, 149, 212, 246, 064, 093, 152, 138, 199, 254, </text:p>
      <text:p text:style-name="P1">124, 077, 169, 181, 080, 046, 052, 099, 189, 129, 102, 124, 093, 204, 161, 023, 062, 040, 033, 152, 228, 157, 057, 159, 120, 086, 150, 203, 085, 242, </text:p>
      <text:p text:style-name="P1">138, 060, 178, 062, 214, 143, 070, 254, 175, 196, 130, 133, 076, 040, 090, 210, 174, 241, 095, 175, 049, 105, 175, 076, 089, 047, 171, 099, 021, 193, </text:p>
      <text:p text:style-name="P1">149, 085, 024, 223, 187, 191, 145, 058, 064, 164, 058, 077, 201, 239, 197, 067, 092, 172, 057, 183, 003, 169, 085, 223, 187, 167, 072, 115, 038, 061, </text:p>
      <text:p text:style-name="P1">177, 207, 219, 124, 096, 004, 059, 064, 138, 189, 232, 231, 016, 186, 176, 009, 026, 198, 024, 044, 249, 028, 228, 149, 020, 050, 144, 105, 244, 099, </text:p>
      <text:p text:style-name="P1">224, 078, 236, 126, 179, 192, 097, 229, 033, 173, 168, 141, 061, 134, 143, 036, 185, 119, 200, 051, 142, 219, 148, 191, 179, 176, 221, 062, 237, 222, </text:p>
      <text:p text:style-name="P1">047, 170, 103, 189, 192, 108, 012, 060, 161, 134, 052, 216, 254, 171, 171, 119, 222, 209, 095, 244, 178, 138, 017, 071, 255, 166, 160, 233, 136, 227, </text:p>
      <text:p text:style-name="P1">031, 096, 212, 137, 105, 222, 058, 223, 029, 124, 235, 062, 250, 221, 080, 013, 110, 133, 155, 018, 039, 222, 230, 052, 017, 127, 156, 206, 079, 178, </text:p>
      <text:p text:style-name="P1">031, 123, 190, 137, 115, 075, 089, 068, 254, 225, 174, 025, 205, 063, 009, 138, 078, 151, 233, 228, 122, 055, 028, 011, 119, 226, 115, 180, 063, 049, </text:p>
      <text:p text:style-name="P1">225, 246, 208, 122, 224, 222, 038, 157, 150, 004, 089, 175, 216, 154, 089, 189, 222, 102, 103, 215, 228, 180, 205, 089, 063, 013, 158, 116, 222, 051, </text:p>
      <text:p text:style-name="P1"/>
      <text:p text:style-name="P1">AFTER Camera capture</text:p>
      <text:p text:style-name="P1"><text:span text:style-name="T9">001, 000, 001, 001, 001, 000, 002, 001, 001, 000, 001, 000, </text:span>028, 085, 032, 089, 032, 085, 027, 090, 029, 084, 032, 093, 030, 089, 034, 096, 035, 105, </text:p>
      <text:p text:style-name="P1">031, 100, 030, 109, 037, 112, 036, 113, 032, 111, 035, 125, 044, 117, 037, 108, 038, 120, 035, 106, 035, 103, 032, 102, 035, 111, 033, 098, 030, 097, </text:p>
      <text:p text:style-name="P1">033, 105, 038, 103, 035, 089, 028, 091, 033, 094, 031, 092, 028, 099, 027, 094, 027, 086, 023, 081, 027, 094, 029, 082, 029, 083, 026, 084, 024, 078, </text:p>
      <text:p text:style-name="P1">026, 075, 028, 082, 027, 076, 025, 069, 020, 072, 027, 063, 023, 070, 020, 075, 022, 075, 026, 065, 022, 072, 018, 059, 022, 066, 020, 060, 021, 061, </text:p>
      <text:p text:style-name="P1">020, 059, 024, 064, 018, 035, 020, 037, 024, 033, 022, 033, 022, 038, 018, 038, 024, 043, 023, 044, 025, 045, 029, 044, 024, 051, 025, 048, 029, 047, </text:p>
      <text:p text:style-name="P1">029, 052, 026, 050, 032, 053, 030, 054, 028, 054, 025, 058, 038, 059, 031, 063, 033, 057, 033, 066, 037, 063, 033, 067, 035, 070, 036, 056, 036, 070, </text:p>
      <text:p text:style-name="P1">039, 070, 037, 070, 040, 074, 036, 069, 039, 065, 039, 080, 040, 077, 037, 076, 037, 080, 047, 069, 036, 076, 044, 073, 044, 076, 047, 077, 043, 068, </text:p>
      <text:p text:style-name="P1">045, 076, 041, 079, 046, 080, 044, 089, 048, 086, 054, 084, 047, 089, 047, 089, 048, 082, 048, 083, 049, 094, 052, 084, 048, 089, 046, 097, 051, 085, </text:p>
      <text:p text:style-name="P1">054, 095, 056, 090, 053, 098, 056, 082, 056, 092, 058, 101, 057, 100, 067, 102, 067, 101, 071, 100, 065, 106, 064, 107, 069, 113, 070, 113, 071, 115, </text:p>
      <text:p text:style-name="P1">068, 106, 070, 119, 076, 125, 073, 122, 075, 127, 079, 129, 080, 128, 078, 121, 074, 133, 078, 127, 076, 128, 074, 136, 078, 136, 082, 133, 080, 143, </text:p>
      <text:p text:style-name="P1">082, 133, 085, 132, 090, 142, 081, 143, 089, 143, 089, 137, 089, 134, 086, 139, 084, 145, 084, 133, 085, 145, 083, 143, 091, 142, 083, 140, 090, 139, </text:p>
      <text:p text:style-name="P1">095, 144, 090, 146, 091, 147, 089, 153, 085, 140, 092, 151, 091, 145, 085, 140, 089, 150, 092, 148, 083, 143, 099, 146, 102, 158, 100, 158, 112, 180, </text:p>
      <text:p text:style-name="P1">111, 176, 115, 175, 120, 185, 122, 186, 120, 164, 107, 170, 105, 166, 101, 169, 113, 163, 112, 164, 099, 157, 097, 152, 098, 159, 104, 163, 100, 149, </text:p>
      <text:p text:style-name="P1">097, 157, 097, 158, 098, 151, 090, 146, 084, 144, 112, 230, 006, 000, 220, 011, 000, 027, 184, 021, 001, 028, 213, 182, 124, 242, 228, 011, 000, 027, </text:p>
      <text:p text:style-name="P1">060, 019, 001, 028, 001, 000, 001, 023, 000, 087, 207, 106, 001, 000, 000, 000, 013, 115, 214, 062, 072, 230, 006, 000, 000, 000, 000, 000, 162, 146, </text:p>
      <text:p text:style-name="P1">207, 230, 019, 182, 050, 176, 109, 046, 248, 229, 138, 032, 035, 077, 179, 125, 202, 124, 029, 049, 051, 033, 138, 150, 145, 048, 088, 081, 008, 007, </text:p>
      <text:p text:style-name="P1">073, 113, 181, 107, 071, 087, 205, 136, 104, 062, 055, 243, 088, 209, 018, 250, 081, 238, 146, 130, 229, 157, 165, 189, 090, 067, 148, 148, 093, 059, </text:p>
      <text:p text:style-name="P1">190, 107, 217, 172, 051, 079, 232, 180, 048, 084, 251, 077, 205, 227, 206, 228, 007, 233, 216, 209, 130, 114, 179, 208, 213, 070, 191, 199, 039, 254, </text:p>
      <text:p text:style-name="P1">043, 108, 072, 161, 192, 015, 023, 012, 251, 023, 126, 130, 014, 073, 063, 137, 247, 007, 197, 068, 068, 114, 156, 016, 041, 130, 200, 221, 006, 208, </text:p>
      <text:p text:style-name="P1">036, 154, 094, 189, 253, 052, 236, 053, 157, 114, 146, 216, 013, 161, 231, 065, 155, 108, 231, 134, 250, 150, 075, 220, 148, 053, 236, 046, 145, 136, </text:p>
      <text:p text:style-name="P1">074, 243, 220, 005, 201, 059, 076, 147, 097, 036, 066, 032, 145, 181, 014, 068, 068, 004, 084, 027, 185, 149, 212, 246, 064, 093, 152, 138, 199, 254, </text:p>
      <text:p text:style-name="P1">124, 077, 169, 181, 080, 046, 052, 099, 189, 129, 102, 124, 093, 204, 161, 023, 062, 040, 033, 152, 228, 157, 057, 159, 120, 086, 150, 203, 085, 242, </text:p>
      <text:p text:style-name="P1">138, 060, 178, 062, 214, 143, 070, 254, 175, 196, 130, 133, 076, 040, 090, 210, 174, 241, 095, 175, 049, 105, 175, 076, 089, 047, 171, 099, 021, 193, </text:p>
      <text:p text:style-name="P1">149, 085, 024, 223, 187, 191, 145, 058, 064, 164, 058, 077, 201, 239, 197, 067, 092, 172, 057, 183, 003, 169, 085, 223, 187, 167, 072, 115, 038, 061, </text:p>
      <text:p text:style-name="P1">177, 207, 219, 124, 096, 004, 059, 064, 138, 189, 232, 231, 016, 186, 176, 009, 026, 198, 024, 044, 249, 028, 228, 149, 020, 050, 144, 105, 244, 099, </text:p>
      <text:p text:style-name="P1">224, 078, 236, 126, 179, 192, 097, 229, 033, 173, 168, 141, 061, 134, 143, 036, 185, 119, 200, 051, 142, 219, 148, 191, 179, 176, 221, 062, 237, 222, </text:p>
      <text:p text:style-name="P1">047, 170, 103, 189, 192, 108, 012, 060, 161, 134, 052, 216, 254, 171, 171, 119, 222, 209, 095, 244, 178, 138, 017, 071, 255, 166, 160, 233, 136, 227, </text:p>
      <text:p text:style-name="P1">031, 096, 212, 137, 105, 222, 058, 223, 029, 124, 235, 062, 250, 221, 080, 013, 110, 133, 155, 018, 039, 222, 230, 052, 017, 127, 156, 206, 079, 178, </text:p>
      <text:p text:style-name="P1">031, 123, 190, 137, 115, 075, 089, 068, 254, 225, 174, 025, 205, 063, 009, 138, 078, 151, 233, 228, 122, 055, 028, 011, 119, 226, 115, 180, 063, 049, </text:p>
      <text:p text:style-name="P1">225, 246, 208, 122, 224, 222, 038, 157, 150, 004, 089, 175, 216, 154, 089, 189, 222, 102, 103, 215, 228, 180, 205, 089, 063, 013, 158, 116, 222, 051, </text:p>
      <text:p text:style-name="P1"/>
      <text:p text:style-name="P1"/>
      <text:p text:style-name="P1"/>
      <text:p text:style-name="P1"/>
      <text:p text:style-name="P7"><text:soft-page-break/>Captured image</text:p>
      <text:p text:style-name="P7">After Camera STOP</text:p>
      <text:p text:style-name="P1"><text:span text:style-name="T2">126, 126, 126, 126, 126, 126, 126, 126, 126, 126, </text:span>001, 000, 028, 085, 032, 089, 032, 085, 027, 090, 029, 084, 032, 093, 030, 089, 034, 096, 035, 105, </text:p>
      <text:p text:style-name="P1">031, 100, 030, 109, 037, 112, 036, 113, 032, 111, 035, 125, 044, 117, 037, 108, 038, 120, 035, 106, 035, 103, 032, 102, 035, 111, 033, 098, 030, 097, </text:p>
      <text:p text:style-name="P1">033, 105, 038, 103, 035, 089, 028, 091, 033, 094, 031, 092, 028, 099, 027, 094, 027, 086, 023, 081, 027, 094, 029, 082, 029, 083, 026, 084, 024, 078, </text:p>
      <text:p text:style-name="P1">026, 075, 028, 082, 027, 076, 025, 069, 020, 072, 027, 063, 023, 070, 020, 075, 022, 075, 026, 065, 022, 072, 018, 059, 022, 066, 020, 060, 021, 061, </text:p>
      <text:p text:style-name="P1">020, 059, 024, 064, 018, 035, 020, 037, 024, 033, 022, 033, 022, 038, 018, 038, 024, 043, 023, 044, 025, 045, 029, 044, 024, 051, 025, 048, 029, 047, </text:p>
      <text:p text:style-name="P1">029, 052, 026, 050, 032, 053, 030, 054, 028, 054, 025, 058, 038, 059, 031, 063, 033, 057, 033, 066, 037, 063, 033, 067, 035, 070, 036, 056, 036, 070, </text:p>
      <text:p text:style-name="P1">039, 070, 037, 070, 040, 074, 036, 069, 039, 065, 039, 080, 040, 077, 037, 076, 037, 080, 047, 069, 036, 076, 044, 073, 044, 076, 047, 077, 043, 068, </text:p>
      <text:p text:style-name="P1">045, 076, 041, 079, 046, 080, 044, 089, 048, 086, 054, 084, 047, 089, 047, 089, 048, 082, 048, 083, 049, 094, 052, 084, 048, 089, 046, 097, 051, 085, </text:p>
      <text:p text:style-name="P1">054, 095, 056, 090, 053, 098, 056, 082, 056, 092, 058, 101, 057, 100, 067, 102, 067, 101, 071, 100, 065, 106, 064, 107, 069, 113, 070, 113, 071, 115, </text:p>
      <text:p text:style-name="P1">068, 106, 070, 119, 076, 125, 073, 122, 075, 127, 079, 129, 080, 128, 078, 121, 074, 133, 078, 127, 076, 128, 074, 136, 078, 136, 082, 133, 080, 143, </text:p>
      <text:p text:style-name="P1">082, 133, 085, 132, 090, 142, 081, 143, 089, 143, 089, 137, 089, 134, 086, 139, 084, 145, 084, 133, 085, 145, 083, 143, 091, 142, 083, 140, 090, 139, </text:p>
      <text:p text:style-name="P1">095, 144, 090, 146, 091, 147, 089, 153, 085, 140, 092, 151, 091, 145, 085, 140, 089, 150, 092, 148, 083, 143, 099, 146, 102, 158, 100, 158, 112, 180, </text:p>
      <text:p text:style-name="P1">111, 176, 115, 175, 120, 185, 122, 186, 120, 164, 107, 170, 105, 166, 101, 169, 113, 163, 112, 164, 099, 157, 097, 152, 098, 159, 104, 163, 100, 149, </text:p>
      <text:p text:style-name="P1">097, 157, 097, 158, 098, 151, 090, 146, 084, <text:span text:style-name="T2">144,</text:span> 112, 230, 006, 000, 220, 011, 000, 027, 184, 021, 001, 028, 213, 182, 124, 242, 228, 011, 000, 027, </text:p>
      <text:p text:style-name="P1">060, 019, 001, 028, 001, 000, 001, 023, 000, 087, 207, 106, 001, 000, 000, 000, 013, 115, 214, 062, 072, 230, 006, 000, 000, 000, 000, 000, 162, 146, </text:p>
      <text:p text:style-name="P1">207, 230, 019, 182, 050, 176, 109, 046, 248, 229, 138, 032, 035, 077, 179, 125, 202, 124, 029, 049, 051, 033, 138, 150, 145, 048, 088, 081, 008, 007, </text:p>
      <text:p text:style-name="P1">073, 113, 181, 107, 071, 087, 205, 136, 104, 062, 055, 243, 088, 209, 018, 250, 081, 238, 146, 130, 229, 157, 165, 189, 090, 067, 148, 148, 093, 059, </text:p>
      <text:p text:style-name="P1">190, 107, 217, 172, 051, 079, 232, 180, 048, 084, 251, 077, 205, 227, 206, 228, 007, 233, 216, 209, 130, 114, 179, 208, 213, 070, 191, 199, 039, 254, </text:p>
      <text:p text:style-name="P1">043, 108, 072, 161, 192, 015, 023, 012, 251, 023, 126, 130, 014, 073, 063, 137, 247, 007, 197, 068, 068, 114, 156, 016, 041, 130, 200, 221, 006, 208, </text:p>
      <text:p text:style-name="P1">036, 154, 094, 189, 253, 052, 236, 053, 157, 114, 146, 216, 013, 161, 231, 065, 155, 108, 231, 134, 250, 150, 075, 220, 148, 053, 236, 046, 145, 136, </text:p>
      <text:p text:style-name="P1">074, 243, 220, 005, 201, 059, 076, 147, 097, 036, 066, 032, 145, 181, 014, 068, 068, 004, 084, 027, 185, 149, 212, 246, 064, 093, 152, 138, 199, 254, </text:p>
      <text:p text:style-name="P1">124, 077, 169, 181, 080, 046, 052, 099, 189, 129, 102, 124, 093, 204, 161, 023, 062, 040, 033, 152, 228, 157, 057, 159, 120, 086, 150, 203, 085, 242, </text:p>
      <text:p text:style-name="P1">138, 060, 178, 062, 214, 143, 070, 254, 175, 196, 130, 133, 076, 040, 090, 210, 174, 241, 095, 175, 049, 105, 175, 076, 089, 047, 171, 099, 021, 193, </text:p>
      <text:p text:style-name="P1">149, 085, 024, 223, 187, 191, 145, 058, 064, 164, 058, 077, 201, 239, 197, 067, 092, 172, 057, 183, 003, 169, 085, 223, 187, 167, 072, 115, 038, 061, </text:p>
      <text:p text:style-name="P1">177, 207, 219, 124, 096, 004, 059, 064, 138, 189, 232, 231, 016, 186, 176, 009, 026, 198, 024, 044, 249, 028, 228, 149, 020, 050, 144, 105, 244, 099, </text:p>
      <text:p text:style-name="P1">224, 078, 236, 126, 179, 192, 097, 229, 033, 173, 168, 141, 061, 134, 143, 036, 185, 119, 200, 051, 142, 219, 148, 191, 179, 176, 221, 062, 237, 222, </text:p>
      <text:p text:style-name="P1">047, 170, 103, 189, 192, 108, 012, 060, 161, 134, 052, 216, 254, 171, 171, 119, 222, 209, 095, 244, 178, 138, 017, 071, 255, 166, 160, 233, 136, 227, </text:p>
      <text:p text:style-name="P1">031, 096, 212, 137, 105, 222, 058, 223, 029, 124, 235, 062, 250, 221, 080, 013, 110, 133, 155, 018, 039, 222, 230, 052, 017, 127, 156, 206, 079, 178, </text:p>
      <text:p text:style-name="P1">031, 123, 190, 137, 115, 075, 089, 068, 254, 225, 174, 025, 205, 063, 009, 138, 078, 151, 233, 228, 122, 055, 028, 011, 119, 226, 115, 180, 063, 049, </text:p>
      <text:p text:style-name="P3">225, 246, 208, 122, 224, 222, 038, 157, 150, 004, 089, 175, 216, 154, 089, 189, 222, 102, 103, 215, 228, 180, 205, 089, 063, 013, 158, 116, 222, 051, </text:p>
      <text:p text:style-name="P3"/>
      <text:p text:style-name="P3"/>
      <text:p text:style-name="P3">14<text:span text:style-name="T2">4, 001, 000, 000, 032, 032, 001, 028, 126, 126</text:span>, 001, 000, 028, 085, 032, 089, 032, 085, 027, 090, 029, 084, 032, 093, 030, 089, 034, 096, 035, 105, </text:p>
      <text:p text:style-name="P1">031, 100, 030, 109, 037, 112, 036, 113, 032, 111, 035, 125, 044, 117, 037, 108, 038, 120, 035, 106, 035, 103, 032, 102, 035, 111, 033, 098, 030, 097, </text:p>
      <text:p text:style-name="P1">033, 105, 038, 103, 035, 089, 028, 091, 033, 094, 031, 092, 028, 099, 027, 094, 027, 086, 023, 081, 027, 094, 029, 082, 029, 083, 026, 084, 024, 078, </text:p>
      <text:p text:style-name="P1">026, 075, 028, 082, 027, 076, 025, 069, 020, 072, 027, 063, 023, 070, 020, 075, 022, 075, 026, 065, 022, 072, 018, 059, 022, 066, 020, 060, 021, 061, </text:p>
      <text:p text:style-name="P1">020, 059, 024, 064, 018, 035, 020, 037, 024, 033, 022, 033, 022, 038, 018, 038, 024, 043, 023, 044, 025, 045, 029, 044, 024, 051, 025, 048, 029, 047, </text:p>
      <text:p text:style-name="P1">029, 052, 026, 050, 032, 053, 030, 054, 028, 054, 025, 058, 038, 059, 031, 063, 033, 057, 033, 066, 037, 063, 033, 067, 035, 070, 036, 056, 036, 070, </text:p>
      <text:p text:style-name="P1">039, 070, 037, 070, 040, 074, 036, 069, 039, 065, 039, 080, 040, 077, 037, 076, 037, 080, 047, 069, 036, 076, 044, 073, 044, 076, 047, 077, 043, 068, </text:p>
      <text:p text:style-name="P1">045, 076, 041, 079, 046, 080, 044, 089, 048, 086, 054, 084, 047, 089, 047, 089, 048, 082, 048, 083, 049, 094, 052, 084, 048, 089, 046, 097, 051, 085, </text:p>
      <text:p text:style-name="P1">054, 095, 056, 090, 053, 098, 056, 082, 056, 092, 058, 101, 057, 100, 067, 102, 067, 101, 071, 100, 065, 106, 064, 107, 069, 113, 070, 113, 071, 115, </text:p>
      <text:p text:style-name="P1">068, 106, 070, 119, 076, 125, 073, 122, 075, 127, 079, 129, 080, 128, 078, 121, 074, 133, 078, 127, 076, 128, 074, 136, 078, 136, 082, 133, 080, 143, </text:p>
      <text:p text:style-name="P1">082, 133, 085, 132, 090, 142, 081, 143, 089, 143, 089, 137, 089, 134, 086, 139, 084, 145, 084, 133, 085, 145, 083, 143, 091, 142, 083, 140, 090, 139, </text:p>
      <text:p text:style-name="P1">095, 144, 090, 146, 091, 147, 089, 153, 085, 140, 092, 151, 091, 145, 085, 140, 089, 150, 092, 148, 083, 143, 099, 146, 102, 158, 100, 158, 112, 180, </text:p>
      <text:p text:style-name="P1">111, 176, 115, 175, 120, 185, 122, 186, 120, 164, 107, 170, 105, 166, 101, 169, 113, 163, 112, 164, 099, 157, 097, 152, 098, 159, 104, 163, 100, 149, </text:p>
      <text:p text:style-name="P1">097, 157, 097, 158, 098, 151, 090, 146, 084, <text:span text:style-name="T2">144</text:span>, 112, 230, 006, 000, 220, 011, 000, 027, 184, 021, 001, 028, 213, 182, 124, 242, 228, 011, 000, 027, </text:p>
      <text:p text:style-name="P1">060, 019, 001, 028, 001, 000, 001, 023, 000, 087, 207, 106, 001, 000, 000, 000, 013, 115, 214, 062, 005, 005, 005, 005, 005, 005, 005, 005, 005, 005, </text:p>
      <text:p text:style-name="P1">207, 230, 019, 182, 050, 176, 109, 046, 248, 229, 138, 032, 035, 077, 179, 125, 202, 124, 029, 049, 051, 033, 138, 150, 145, 048, 088, 081, 008, 007, </text:p>
      <text:p text:style-name="P1">073, 113, 181, 107, 071, 087, 205, 136, 104, 062, 055, 243, 088, 209, 018, 250, 081, 238, 146, 130, 229, 157, 165, 189, 090, 067, 148, 148, 093, 059, </text:p>
      <text:p text:style-name="P1">190, 107, 217, 172, 051, 079, 232, 180, 048, 084, 251, 077, 205, 227, 206, 228, 007, 233, 216, 209, 130, 114, 179, 208, 213, 070, 191, 199, 039, 254, </text:p>
      <text:p text:style-name="P1">043, 108, 072, 161, 192, 015, 023, 012, 251, 023, 126, 130, 014, 073, 063, 137, 247, 007, 197, 068, 068, 114, 156, 016, 041, 130, 200, 221, 006, 208, </text:p>
      <text:p text:style-name="P1">036, 154, 094, 189, 253, 052, 236, 053, 157, 114, 146, 216, 013, 161, 231, 065, 155, 108, 231, 134, 250, 150, 075, 220, 148, 053, 236, 046, 145, 136, </text:p>
      <text:p text:style-name="P1">074, 243, 220, 005, 201, 059, 076, 147, 097, 036, 066, 032, 145, 181, 014, 068, 068, 004, 084, 027, 185, 149, 212, 246, 064, 093, 152, 138, 199, 254, </text:p>
      <text:p text:style-name="P1">124, 077, 169, 181, 080, 046, 052, 099, 189, 129, 102, 124, 093, 204, 161, 023, 062, 040, 033, 152, 228, 157, 057, 159, 120, 086, 150, 203, 085, 242, </text:p>
      <text:p text:style-name="P1">138, 060, 178, 062, 214, 143, 070, 254, 175, 196, 130, 133, 076, 040, 090, 210, 174, 241, 095, 175, 049, 105, 175, 076, 089, 047, 171, 099, 021, 193, </text:p>
      <text:p text:style-name="P1">149, 085, 024, 223, 187, 191, 145, 058, 064, 164, 058, 077, 201, 239, 197, 067, 092, 172, 057, 183, 003, 169, 085, 223, 187, 167, 072, 115, 038, 061, </text:p>
      <text:p text:style-name="P1">177, 207, 219, 124, 096, 004, 059, 064, 138, 189, 232, 231, 016, 186, 176, 009, 026, 198, 024, 044, 249, 028, 228, 149, 020, 050, 144, 105, 244, 099, </text:p>
      <text:p text:style-name="P1">224, 078, 236, 126, 179, 192, 097, 229, 033, 173, 168, 141, 061, 134, 143, 036, 185, 119, 200, 051, 142, 219, 148, 191, 179, 176, 221, 062, 237, 222, </text:p>
      <text:p text:style-name="P1">047, 170, 103, 189, 192, 108, 012, 060, 161, 134, 052, 216, 254, 171, 171, 119, 222, 209, 095, 244, 178, 138, 017, 071, 255, 166, 160, 233, 136, 227, </text:p>
      <text:p text:style-name="P1">031, 096, 212, 137, 105, 222, 058, 223, 029, 124, 235, 062, 250, 221, 080, 013, 110, 133, 155, 018, 039, 222, 230, 052, 017, 127, 156, 206, 079, 178, </text:p>
      <text:p text:style-name="P1">031, 123, 190, 137, 115, 075, 089, 068, 254, 225, 174, 025, 205, 063, 009, 138, 078, 151, 233, 228, 122, 055, 028, 011, 119, 226, 115, 180, 063, 049, </text:p>
      <text:p text:style-name="P1">225, 246, 208, 122, 224, 222, 038, 157, 150, 004, 089, 175, 216, 154, 089, 189, 222, 102, 103, 215, 228, 180, 205, 089, 063, 013, 158, 116, 222, 051, </text:p>
      <text:p text:style-name="P14"><text:span text:style-name="T7">5.</text:span> </text:p>
      <text:p text:style-name="P1">Allocated memory</text:p>
      <text:p text:style-name="P1">160, 231, 006, 000, 000, 000, 000, 000, 187, 103, 097, 081, 172, 198, 244, 006, 102, 004, 235, 243, 010, 095, 045, 224, 175, 163, 051, 187, 021, 073, </text:p>
      <text:p text:style-name="P1">036, 161, 027, 201, 205, 217, 183, 153, 198, 220, 054, 159, 190, 175, 128, 218, 026, 049, 183, 062, 103, 205, 075, 204, 100, 021, 019, 080, 173, 033, </text:p>
      <text:p text:style-name="P1">166, 150, 075, 155, 052, 191, 114, 131, 001, 155, 060, 084, 108, 049, 024, 045, 013, 174, 126, 123, 179, 147, 182, 024, 105, 023, 039, 223, 105, 118, </text:p>
      <text:p text:style-name="P1">233, 123, 228, 168, 079, 254, 168, 000, 047, 194, 030, 109, 162, 252, 069, 040, 216, 093, 002, 013, 163, 149, 174, 221, 176, 023, 228, 182, 134, 191, </text:p>
      <text:p text:style-name="P1">057, 094, 147, 047, 024, 005, 131, 042, 209, 069, 102, 077, 107, 124, 207, 000, 131, 087, 119, 204, 014, 080, 039, 069, 162, 033, 133, 037, 058, 062, </text:p>
      <text:p text:style-name="P1">145, 246, 035, 064, 173, 045, 218, 253, 226, 202, 223, 182, 076, 054, 042, 173, 045, 190, 239, 230, 084, 006, 213, 056, 163, 081, 234, 082, 250, 141, </text:p>
      <text:p text:style-name="P1">148, 091, 164, 038, 052, 238, 132, 025, 002, 024, 114, 149, 034, 172, 134, 153, 042, 064, 241, 063, 120, 153, 119, 231, 247, 101, 193, 071, 184, 106, </text:p>
      <text:p text:style-name="P1">007, 128, 149, 224, 226, 176, 052, 175, 129, 221, 071, 196, 127, 248, 084, 103, 081, 050, 015, 252, 111, 230, 150, 223, 202, 224, 113, 252, 197, 155, </text:p>
      <text:p text:style-name="P1">155, 246, 185, 210, 066, 240, 158, 166, 127, 121, 159, 111, 208, 052, 157, 106, 105, 093, 147, 161, 255, 151, 053, 174, 070, 101, 064, 076, 041, 194, </text:p>
      <text:p text:style-name="P1">178, 048, 134, 119, 225, 177, 148, 055, 095, 165, 088, 115, 011, 255, 160, 069, 016, 097, 088, 215, 019, 103, 180, 150, 138, 128, 198, 215, 119, 120, </text:p>
      <text:p text:style-name="P1">137, 007, 223, 107, 218, 076, 156, 012, 176, 078, 164, 229, 247, 186, 198, 127, 085, 182, 124, 242, 004, 216, 026, 088, 062, 157, 118, 100, 170, 019, </text:p>
      <text:p text:style-name="P1">033, 023, 252, 087, 207, 106, 022, 219, 147, 017, 013, 115, 214, 126, 161, 115, 016, 008, 159, 205, 041, 121, 162, 147, 143, 230, 018, 182, 058, 180, </text:p>
      <text:p text:style-name="P1">125, 046, 248, 229, 138, 096, 035, 069, 159, 061, 206, 124, 149, 049, 051, 033, 130, 134, 145, 052, 091, 089, 008, 007, 072, 177, 181, 107, 071, 214, </text:p>
      <text:p text:style-name="P1">237, 136, 104, 054, 055, 243, 088, 209, 022, 250, 016, 230, 006, 000, 000, 000, 000, 000, 090, 067, 148, 148, 095, 123, 182, 107, 217, 172, 051, 075, </text:p>
      <text:p text:style-name="P1">173, 052, 048, 084, 219, 077, 205, 227, 206, 236, 015, 233, 216, 017, 130, 114, 179, 208, 213, 070, 159, 199, 039, 222, 043, 076, 072, 161, 130, 014, </text:p>
      <text:p text:style-name="P1">019, 012, 251, 086, 126, 162, 046, 025, 063, 137, 247, 007, 133, 068, 068, 114, 156, 016, 041, 130, 200, 092, 070, 144, 036, 154, 094, 189, 253, 116, </text:p>
      <text:p text:style-name="P1">236, 053, 157, 114, 146, 216, 012, 161, 247, 193, 153, 108, 247, 134, 242, 150, 207, 252, 148, 053, 232, 046, 081, 140, 075, 243, 220, 005, 217, 059, </text:p>
      <text:p text:style-name="P1">076, 147, 097, 036, 067, 040, 149, 245, 014, 070, 068, 004, 084, 155, 153, 128, 244, 254, 068, 089, 184, 138, 199, 246, 108, 077, 184, 181, 082, 046, </text:p>
      <text:p text:style-name="P1">052, 107, 061, 129, 198, 116, 093, 204, 097, 023, 062, 040, 001, 216, 228, 157, 057, 159, 121, 022, 022, 207, 021, 184, 138, 028, 178, 062, 246, 135, </text:p>
      <text:p text:style-name="P1">086, 254, 175, 196, 130, 141, 204, 161, 090, 082, 174, 209, 031, 175, 049, 105, 175, 076, 088, 171, 171, 099, 021, 209, 149, 021, 024, 223, 187, 188, </text:p>
      <text:p text:style-name="P1">145, 058, 208, 172, 186, 077, 139, 239, 069, 067, 092, 172, 121, 147, 003, 185, 085, 202, 250, 167, 064, 115, 038, 063, 177, 143, 219, 124, 096, 004, </text:p>
      <text:p text:style-name="P1">027, 072, 138, 189, 232, 231, 008, 186, 176, 009, 026, 230, 024, 036, 249, 092, 196, 149, 020, 050, 144, 105, 244, 107, 160, 110, 172, 126, 179, 192, </text:p>
      <text:p text:style-name="P1">099, 229, 033, 173, 046, 143, 061, 134, 143, 036, 185, 119, 200, 050, 158, 219, 132, 191, 179, 184, 221, 062, 237, 218, 047, 138, 102, 177, 192, 108, </text:p>
      <text:p text:style-name="P1">012, 060, 161, 134, 116, 216, 254, 171, 170, 119, 222, 209, 085, 230, 054, 138, 017, 071, 255, 134, 034, 233, 136, 239, 031, 096, 212, 139, 104, 222, </text:p>
      <text:p text:style-name="P1">058, 223, 149, 124, 234, 190, 250, 213, 080, 025, 110, 133, 155, 018, 039, 222, 230, 052, 017, 119, 156, 206, 079, 178, 030, 123, 254, 137, 115, 075, </text:p>
      <text:p text:style-name="P1">089, 070, 254, 225, 174, 057, 207, 061, 009, 138, 078, 023, 233, 228, 122, 111, 028, 015, 118, 226, 115, 180, 063, 049, 227, 246, 208, 123, 224, 222, </text:p>
      <text:p text:style-name="P1">174, 159, 022, 004, 093, 175, 200, 154, 091, 180, 220, 102, 103, 215, 228, 180, 205, 089, 063, 013, 156, 116, 222, 053, 037, 031, 067, 108, 218, 253, </text:p>
      <text:p text:style-name="P1">118, 081, 233, 117, 045, 070, 103, 170, 191, 088, 227, 021, 005, 222, 254, 159, 099, 099, 056, 241, 063, 131, 181, 057, 094, 078, 030, 169, 168, 039, </text:p>
      <text:p text:style-name="P1">009, 106, 110, 016, 117, 126, 047, 000, 172, 075, 038, 212, 083, 108, 119, 011, 071, 103, 121, 113, 171, 017, 138, 194, 044, 087, 239, 172, 113, 177, </text:p>
      <text:p text:style-name="P1">097, 084, 191, 199, 052, 244, 181, 045, 089, 080, 011, 226, 206, 207, 144, 068, 038, 052, 035, 139, 035, 145, 224, 021, 114, 138, 063, 202, 150, 037, </text:p>
      <text:p text:style-name="P1"/>
      <text:p text:style-name="P1">Before Camera capture →<text:span text:style-name="T8"> allocated using AT_l2_ALLOC</text:span></text:p>
      <text:p text:style-name="P1">016, 230, 006, 000, 000, 000, 000, 000, 090, 067, 148, 148, 095, 123, 182, 107, 217, 172, 051, 075, 173, 052, 048, 084, 219, 077, 205, 227, 206, 236, </text:p>
      <text:p text:style-name="P1">015, 233, 216, 017, 130, 114, 179, 208, 213, 070, 159, 199, 039, 222, 043, 076, 072, 161, 130, 014, 019, 012, 251, 086, 126, 162, 046, 025, 063, 137, </text:p>
      <text:p text:style-name="P1">247, 007, 133, 068, 068, 114, 156, 016, 041, 130, 200, 092, 070, 144, 036, 154, 094, 189, 253, 116, 236, 053, 157, 114, 146, 216, 012, 161, 247, 193, </text:p>
      <text:p text:style-name="P1">153, 108, 247, 134, 242, 150, 207, 252, 148, 053, 232, 046, 081, 140, 075, 243, 220, 005, 217, 059, 076, 147, 097, 036, 067, 040, 149, 245, 014, 070, </text:p>
      <text:p text:style-name="P1">068, 004, 084, 155, 153, 128, 244, 254, 068, 089, 184, 138, 199, 246, 108, 077, 184, 181, 082, 046, 052, 107, 061, 129, 198, 116, 093, 204, 097, 023, </text:p>
      <text:p text:style-name="P1">062, 040, 001, 216, 228, 157, 057, 159, 121, 022, 022, 207, 021, 184, 138, 028, 178, 062, 246, 135, 086, 254, 175, 196, 130, 141, 204, 161, 090, 082, </text:p>
      <text:p text:style-name="P1">174, 209, 031, 175, 049, 105, 175, 076, 088, 171, 171, 099, 021, 209, 149, 021, 024, 223, 187, 188, 145, 058, 208, 172, 186, 077, 139, 239, 069, 067, </text:p>
      <text:p text:style-name="P1">092, 172, 121, 147, 003, 185, 085, 202, 250, 167, 064, 115, 038, 063, 177, 143, 219, 124, 096, 004, 027, 072, 138, 189, 232, 231, 008, 186, 176, 009, </text:p>
      <text:p text:style-name="P1">026, 230, 024, 036, 249, 092, 196, 149, 020, 050, 144, 105, 244, 107, 160, 110, 172, 126, 179, 192, 099, 229, 033, 173, 046, 143, 061, 134, 143, 036, </text:p>
      <text:p text:style-name="P1">185, 119, 200, 050, 158, 219, 132, 191, 179, 184, 221, 062, 237, 218, 047, 138, 102, 177, 192, 108, 012, 060, 161, 134, 116, 216, 254, 171, 170, 119, </text:p>
      <text:p text:style-name="P1">222, 209, 085, 230, 054, 138, 017, 071, 255, 134, 034, 233, 136, 239, 031, 096, 212, 139, 104, 222, 058, 223, 149, 124, 234, 190, 250, 213, 080, 025, </text:p>
      <text:p text:style-name="P1">110, 133, 155, 018, 039, 222, 230, 052, 017, 119, 156, 206, 079, 178, 030, 123, 254, 137, 115, 075, 089, 070, 254, 225, 174, 057, 207, 061, 009, 138, </text:p>
      <text:p text:style-name="P1">078, 023, 233, 228, 122, 111, 028, 015, 118, 226, 115, 180, 063, 049, 227, 246, 208, 123, 224, 222, 174, 159, 022, 004, 093, 175, 200, 154, 091, 180, </text:p>
      <text:p text:style-name="P1">220, 102, 103, 215, 228, 180, 205, 089, 063, <text:span text:style-name="T2">013</text:span>, <text:span text:style-name="T3">156</text:span>, 116, 222, 053, 037, 031, 067, 108, 218, 253, 118, 081, 233, 117, 045, 070, 103, 170, 191, 088, </text:p>
      <text:p text:style-name="P1">227, 021, 005, 222, 254, 159, 099, 099, 056, 241, 063, 131, 181, 057, 094, 078, 030, 169, 168, 039, 009, 106, 110, 016, 117, 126, 047, 000, 172, 075, </text:p>
      <text:p text:style-name="P1">038, 212, 083, 108, 119, 011, 071, 103, 121, 113, 171, 017, 138, 194, 044, 087, 239, 172, 113, 177, 097, 084, 191, 199, 052, 244, 181, 045, 089, 080, </text:p>
      <text:p text:style-name="P1">011, 226, 206, 207, 144, 068, 038, 052, 035, 139, 035, 145, 224, 021, 114, 138, 063, 202, 150, 037, 240, 236, 162, 231, 124, 109, 053, 040, 126, 242, </text:p>
      <text:p text:style-name="P1">087, 099, 158, 231, 151, 133, 207, 110, 173, 122, 170, 206, 059, 049, 127, 121, 216, 244, 102, 202, 226, 146, 051, 152, 241, 066, 196, 078, 117, 153, </text:p>
      <text:p text:style-name="P1">061, 126, 010, 053, 143, 093, 138, 175, 177, 083, 170, 010, 239, 075, 087, 063, 076, 020, 211, 000, 048, 026, 196, 049, 249, 140, 223, 046, 012, 242, </text:p>
      <text:p text:style-name="P1">031, 143, 042, 037, 128, 094, 239, 202, 124, 157, 233, 190, 159, 020, 213, 058, 206, 203, 155, 230, 108, 098, 057, 192, 027, 142, 112, 120, 018, 209, </text:p>
      <text:p text:style-name="P1">163, 036, 183, 207, 196, 134, 134, 069, 154, 252, 235, 185, 085, 012, 039, 179, 036, 154, 095, 179, 069, 242, 166, 027, 180, 239, 178, 010, 141, 217, </text:p>
      <text:p text:style-name="P1">001, 239, 057, 014, 005, 159, 020, 003, 246, 006, 114, 218, 009, 049, 143, 100, 221, 015, 222, 038, 141, 108, 196, 055, 123, 07]0, 236, 155, 047, 216, </text:p>
      <text:p text:style-name="P1">178, 108, 073, 024, 101, 130, 237, 047, 187, 075, 126, 018, 159, 022, 237, 251, 158, 021, 224, 172, 170, 217, 255, 022, 010, 113, 072, 022, 232, 240, </text:p>
      <text:p text:style-name="P1">208, 085, 209, 155, 238, 179, 009, 149, 238, 074, 186, 156, 241, 179, 248, 036, 054, 075, 006, 153, 099, 231, 202, 001, 132, 019, 145, 173, 067, 044, </text:p>
      <text:p text:style-name="P1">247, 207, 070, 246, 133, 245, 079, 246, 177, 242, 081, 196, 038, 054, 189, 185, 189, 255, 242, 209, 127, 221, 200, 043, 078, 243, 162, 197, 018, 160, </text:p>
      <text:p text:style-name="P1">228, 073, 024, 045, 027, 217, 201, 031, 172, 120, 071, 238, 132, 228, 243, 015, 132, 074, 051, 052, 139, 222, 078, 108, 174, 171, 177, 140, 181, 163, </text:p>
      <text:p text:style-name="P1">137, 202, 060, 251, 000, 227, 006, 000, 220, 011, 000, 027, 024, 022, 001, 028, 216, 096, 164, 118, 228, 011, 000, 027, 152, 019, 001, 028, 001, 000, </text:p>
      <text:p text:style-name="P1">001, 026, 000, 153, 249, 160, 001, 000, 000, 000, 135, 150, 088, 190, 216, 226, 006, 000, 000, 000, 000, 000, 091, 030, 053, 018, 101, 101, 042, 053, </text:p>
      <text:p text:style-name="P1">040, 145, 039, 199, 175, 066, 215, 220, 076, 013, 021, 253, 098, 030, 011, 082, 221, 212, 195, 221, 101, 030, 095, 126, 203, 203, 247, 190, 191, 250, </text:p>
      <text:p text:style-name="P1">066, 117, 194, 255, 030, 224, 203, 248, 194, 075, 144, 137, 129, 139, 063, 076, 079, 124, 121, 015, 085, 138, 167, 139, 229, 233, 007, 019, 138, 080, </text:p>
      <text:p text:style-name="P1"/>
      <text:p text:style-name="P11">AFTER Camera capture</text:p>
      <text:p text:style-name="P1">0<text:span text:style-name="T9">01, 001, 001, 000, 001, 001, 001, 001, 001, 00</text:span>0, 001, 000, 062, 098, 060, 101, 058, 097, 063, 104, 061, 096, 071, 104, 068, 097, 061, 101, 066, 099, </text:p>
      <text:p text:style-name="P1">065, 102, 068, 108, 067, 107, 066, 103, 065, 108, 063, 101, 069, 111, 066, 109, 058, 109, 068, 095, 061, 115, 063, 102, 062, 098, 061, 111, 065, 104, </text:p>
      <text:p text:style-name="P1">061, 108, 060, 102, 063, 105, 063, 109, 056, 113, 057, 107, 055, 106, 058, 101, 064, 103, 060, 105, 057, 093, 055, 095, 055, 097, 056, 097, 064, 103, </text:p>
      <text:p text:style-name="P1">061, 106, 057, 106, 049, 101, 048, 098, 061, 100, 058, 095, 061, 101, 061, 099, 055, 107, 054, 102, 055, 099, 053, 095, 061, 098, 054, 108, 057, 107, </text:p>
      <text:p text:style-name="P1">054, 092, 058, 093, 050, 085, 052, 100, 053, 103, 052, 090, 050, 094, 061, 083, 048, 095, 054, 101, 054, 092, 052, 083, 049, 086, 045, 092, 049, 085, </text:p>
      <text:p text:style-name="P1">046, 092, 049, 091, 048, 081, 048, 092, 052, 080, 044, 081, 040, 079, 047, 076, 045, 081, 049, 074, 042, 082, 050, 068, 044, 073, 039, 073, 050, 071, </text:p>
      <text:p text:style-name="P1">042, 077, 042, 069, 036, 071, 041, 068, 036, 067, 039, 063, 038, 066, 040, 058, 034, 057, 032, 060, 034, 067, 036, 061, 033, 058, 037, 056, 032, 061, </text:p>
      <text:p text:style-name="P1">033, 059, 034, 063, 032, 055, 028, 049, 009, 018, 002, 018, 007, 020, 004, 024, 008, 020, 006, 019, 008, 021, 005, 020, 005, 026, 006, 022, 009, 021, </text:p>
      <text:p text:style-name="P1">007, 023, 006, 024, 008, 028, 006, 021, 008, 026, 007, 024, 010, 026, 009, 029, 006, 028, 009, 030, 012, 030, 010, 029, 012, 031, 010, 034, 012, 028, </text:p>
      <text:p text:style-name="P1">009, 032, 011, 035, 012, 031, 011, 033, 011, 035, 010, 030, 012, 037, 010, 039, 009, 037, 015, 036, 011, 039, 016, 038, 014, 040, 012, 038, 017, 044, </text:p>
      <text:p text:style-name="P1">015, 045, 014, 045, 016, 041, 014, 056, 014, 047, 016, 048, 016, 052, 015, 047, 017, 045, 015, 056, 021, 055, 018, 050, 018, 049, 016, 054, 020, 053, </text:p>
      <text:p text:style-name="P1">017, 059, 017, 059, 021, 059, 020, 058, 016, 057, 024, 064, 019, 058, 022, 060, 018, 061, 024, 060, 018, 064, 018, 064, 018, 060, 021, 063, 022, 068, </text:p>
      <text:p text:style-name="P1">021, 058, 017, 064, 021, 069, 021, 069, 021, 067, 019, 069, 022, 069, 017, 068, 020, 062, 023, 062, 023, 059, 024, 058, 024, 062, 019, 063, 021, 062, </text:p>
      <text:p text:style-name="P1">024, 056, 019, 065, 019, 065, 023, 060, 018, 053, 156, 116, 222, 053, 037, 031, 067, 108, 218, 253, 118, 081, 233, 117, 045, 070, 103, 170, 191, 088, </text:p>
      <text:p text:style-name="P1">227, 021, 005, 222, 254, 159, 099, 099, 056, 241, 063, 131, 181, 057, 094, 078, 030, 169, 168, 039, 009, 106, 110, 016, 117, 126, 047, 000, 172, 075, </text:p>
      <text:p text:style-name="P1">038, 212, 083, 108, 119, 011, 071, 103, 121, 113, 171, 017, 138, 194, 044, 087, 239, 172, 113, 177, 097, 084, 191, 199, 052, 244, 181, 045, 089, 080, </text:p>
      <text:p text:style-name="P1">011, 226, 206, 207, 144, 068, 038, 052, 035, 139, 035, 145, 224, 021, 114, 138, 063, 202, 150, 037, 240, 236, 162, 231, 124, 109, 053, 040, 126, 242, </text:p>
      <text:p text:style-name="P1">087, 099, 158, 231, 151, 133, 207, 110, 173, 122, 170, 206, 059, 049, 127, 121, 216, 244, 102, 202, 226, 146, 051, 152, 241, 066, 196, 078, 117, 153, </text:p>
      <text:p text:style-name="P1">061, 126, 010, 053, 143, 093, 138, 175, 177, 083, 170, 010, 239, 075, 087, 063, 076, 020, 211, 000, 048, 026, 196, 049, 249, 140, 223, 046, 012, 242, </text:p>
      <text:p text:style-name="P1">031, 143, 042, 037, 128, 094, 239, 202, 124, 157, 233, 190, 159, 020, 213, 058, 206, 203, 155, 230, 108, 098, 057, 192, 027, 142, 112, 120, 018, 209, </text:p>
      <text:p text:style-name="P1">163, 036, 183, 207, 196, 134, 134, 069, 154, 252, 235, 185, 085, 012, 039, 179, 036, 154, 095, 179, 069, 242, 166, 027, 180, 239, 178, 010, 141, 217, </text:p>
      <text:p text:style-name="P1">001, 239, 057, 014, 005, 159, 020, 003, 246, 006, 114, 218, 009, 049, 143, 100, 221, 015, 222, 038, 141, 108, 196, 055, 123, 070, 236, 155, 047, 216, </text:p>
      <text:p text:style-name="P1">178, 108, 073, 024, 101, 130, 237, 047, 187, 075, 126, 018, 159, 022, 237, 251, 158, 021, 224, 172, 170, 217, 255, 022, 010, 113, 072, 022, 232, 240, </text:p>
      <text:p text:style-name="P1">208, 085, 209, 155, 238, 179, 009, 149, 238, 074, 186, 156, 241, 179, 248, 036, 054, 075, 006, 153, 099, 231, 202, 001, 132, 019, 145, 173, 067, 044, </text:p>
      <text:p text:style-name="P1">247, 207, 070, 246, 133, 245, 079, 246, 177, 242, 081, 196, 038, 054, 189, 185, 189, 255, 242, 209, 127, 221, 200, 043, 078, 243, 162, 197, 018, 160, </text:p>
      <text:p text:style-name="P1">228, 073, 024, 045, 027, 217, 201, 031, 172, 120, 071, 238, 132, 228, 243, 015, 132, 074, 051, 052, 139, 222, 078, 108, 174, 171, 177, 140, 181, 163, </text:p>
      <text:p text:style-name="P1">137, 202, 060, 251, 000, 227, 006, 000, 220, 011, 000, 027, 024, 022, 001, 028, 216, 096, 164, 118, 228, 011, 000, 027, 152, 019, 001, 028, 001, 000, </text:p>
      <text:p text:style-name="P1">001, 026, 000, 153, 249, 160, 001, 000, 000, 000, 135, 150, 088, 190, 216, 226, 006, 000, 000, 000, 000, 000, 091, 030, 053, 018, 101, 101, 042, 053, </text:p>
      <text:p text:style-name="P1">040, 145, 039, 199, 175, 066, 215, 220, 076, 013, 021, 253, 098, 030, 011, 082, 221, 212, 195, 221, 101, 030, 095, 126, 203, 203, 247, 190, 191, 250, </text:p>
      <text:p text:style-name="P1">066, 117, 194, 255, 030, 224, 203, 248, 194, 075, 144, 137, 129, 139, 063, 076, 079, 124, 121, 015, 085, 138, 167, 139, 229, 233, 007, 019, 138, 080, </text:p>
      <text:p text:style-name="P1"/>
      <text:p text:style-name="P1"/>
      <text:p text:style-name="P1">Captured image</text:p>
      <text:p text:style-name="P1"><text:span text:style-name="T2">126, 126, 126, 126, 126, 126, 126, 126, 126, 126</text:span>, 001, 000, 062, 098, 060, 101, 058, 097, 063, 104, 061, 096, 071, 104, 068, 097, 061, 101, 066, 099, </text:p>
      <text:p text:style-name="P1">065, 102, 068, 108, 067, 107, 066, 103, 065, 108, 063, 101, 069, 111, 066, 109, 058, 109, 068, 095, 061, 115, 063, 102, 062, 098, 061, 111, 065, 104, </text:p>
      <text:p text:style-name="P1">061, 108, 060, 102, 063, 105, 063, 109, 056, 113, 057, 107, 055, 106, 058, 101, 064, 103, 060, 105, 057, 093, 055, 095, 055, 097, 056, 097, 064, 103, </text:p>
      <text:p text:style-name="P1">061, 106, 057, 106, 049, 101, 048, 098, 061, 100, 058, 095, 061, 101, 061, 099, 055, 107, 054, 102, 055, 099, 053, 095, 061, 098, 054, 108, 057, 107, </text:p>
      <text:p text:style-name="P1">054, 092, 058, 093, 050, 085, 052, 100, 053, 103, 052, 090, 050, 094, 061, 083, 048, 095, 054, 101, 054, 092, 052, 083, 049, 086, 045, 092, 049, 085, </text:p>
      <text:p text:style-name="P1">046, 092, 049, 091, 048, 081, 048, 092, 052, 080, 044, 081, 040, 079, 047, 076, 045, 081, 049, 074, 042, 082, 050, 068, 044, 073, 039, 073, 050, 071, </text:p>
      <text:p text:style-name="P1">042, 077, 042, 069, 036, 071, 041, 068, 036, 067, 039, 063, 038, 066, 040, 058, 034, 057, 032, 060, 034, 067, 036, 061, 033, 058, 037, 056, 032, 061, </text:p>
      <text:p text:style-name="P1">033, 059, 034, 063, 032, 055, 028, 049, 009, 018, 002, 018, 007, 020, 004, 024, 008, 020, 006, 019, 008, 021, 005, 020, 005, 026, 006, 022, 009, 021, </text:p>
      <text:p text:style-name="P1">007, 023, 006, 024, 008, 028, 006, 021, 008, 026, 007, 024, 010, 026, 009, 029, 006, 028, 009, 030, 012, 030, 010, 029, 012, 031, 010, 034, 012, 028, </text:p>
      <text:p text:style-name="P1">009, 032, 011, 035, 012, 031, 011, 033, 011, 035, 010, 030, 012, 037, 010, 039, 009, 037, 015, 036, 011, 039, 016, 038, 014, 040, 012, 038, 017, 044, </text:p>
      <text:p text:style-name="P1">015, 045, 014, 045, 016, 041, 014, 056, 014, 047, 016, 048, 016, 052, 015, 047, 017, 045, 015, 056, 021, 055, 018, 050, 018, 049, 016, 054, 020, 053, </text:p>
      <text:p text:style-name="P1">017, 059, 017, 059, 021, 059, 020, 058, 016, 057, 024, 064, 019, 058, 022, 060, 018, 061, 024, 060, 018, 064, 018, 064, 018, 060, 021, 063, 022, 068, </text:p>
      <text:p text:style-name="P1">021, 058, 017, 064, 021, 069, 021, 069, 021, 067, 019, 069, 022, 069, 017, 068, 020, 062, 023, 062, 023, 059, 024, 058, 024, 062, 019, 063, 021, 062, </text:p>
      <text:p text:style-name="P1">024, 056, 019, 065, 019, 065, 023, 060, 018, 053, 156, 116, 222, 053, 037, 031, 067, 108, 218, 253, 118, 081, 233, 117, 045, 070, 103, 170, 191, 088, </text:p>
      <text:p text:style-name="P1">227, 021, 005, 222, 254, 159, 099, 099, 056, 241, 063, 131, 181, 057, 094, 078, 030, 169, 168, 039, 009, 106, 110, 016, 117, 126, 047, 000, 172, 075, </text:p>
      <text:p text:style-name="P1">038, 212, 083, 108, 119, 011, 071, 103, 121, 113, 171, 017, 138, 194, 044, 087, 239, 172, 113, 177, 097, 084, 191, 199, 052, 244, 181, 045, 089, 080, </text:p>
      <text:p text:style-name="P1">011, 226, 206, 207, 144, 068, 038, 052, 035, 139, 035, 145, 224, 021, 114, 138, 063, 202, 150, 037, 240, 236, 162, 231, 124, 109, 053, 040, 126, 242, </text:p>
      <text:p text:style-name="P1">087, 099, 158, 231, 151, 133, 207, 110, 173, 122, 170, 206, 059, 049, 127, 121, 216, 244, 102, 202, 226, 146, 051, 152, 241, 066, 196, 078, 117, 153, </text:p>
      <text:p text:style-name="P1">061, 126, 010, 053, 143, 093, 138, 175, 177, 083, 170, 010, 239, 075, 087, 063, 076, 020, 211, 000, 048, 026, 196, 049, 249, 140, 223, 046, 012, 242, </text:p>
      <text:p text:style-name="P1">031, 143, 042, 037, 128, 094, 239, 202, 124, 157, 233, 190, 159, 020, 213, 058, 206, 203, 155, 230, 108, 098, 057, 192, 027, 142, 112, 120, 018, 209, </text:p>
      <text:p text:style-name="P1">163, 036, 183, 207, 196, 134, 134, 069, 154, 252, 235, 185, 085, 012, 039, 179, 036, 154, 095, 179, 069, 242, 166, 027, 180, 239, 178, 010, 141, 217, </text:p>
      <text:p text:style-name="P1">001, 239, 057, 014, 005, 159, 020, 003, 246, 006, 114, 218, 009, 049, 143, 100, 221, 015, 222, 038, 141, 108, 196, 055, 123, 070, 236, 155, 047, 216, </text:p>
      <text:p text:style-name="P1">178, 108, 073, 024, 101, 130, 237, 047, 187, 075, 126, 018, 159, 022, 237, 251, 158, 021, 224, 172, 170, 217, 255, 022, 010, 113, 072, 022, 232, 240, </text:p>
      <text:p text:style-name="P1">208, 085, 209, 155, 238, 179, 009, 149, 238, 074, 186, 156, 241, 179, 248, 036, 054, 075, 006, 153, 099, 231, 202, 001, 132, 019, 145, 173, 067, 044, </text:p>
      <text:p text:style-name="P1">247, 207, 070, 246, 133, 245, 079, 246, 177, 242, 081, 196, 038, 054, 189, 185, 189, 255, 242, 209, 127, 221, 200, 043, 078, 243, 162, 197, 018, 160, </text:p>
      <text:p text:style-name="P1">228, 073, 024, 045, 027, 217, 201, 031, 172, 120, 071, 238, 132, 228, 243, 015, 132, 074, 051, 052, 139, 222, 078, 108, 174, 171, 177, 140, 181, 163, </text:p>
      <text:p text:style-name="P1">137, 202, 060, 251, 000, 227, 006, 000, 220, 011, 000, 027, 024, 022, 001, 028, 216, 096, 164, 118, 228, 011, 000, 027, 152, 019, 001, 028, 001, 000, </text:p>
      <text:p text:style-name="P1">001, 026, 000, 153, 249, 160, 001, 000, 000, 000, 135, 150, 088, 190, 216, 226, 006, 000, 000, 000, 000, 000, 091, 030, 053, 018, 101, 101, 042, 053, </text:p>
      <text:p text:style-name="P1">040, 145, 039, 199, 175, 066, 215, 220, 076, 013, 021, 253, 098, 030, 011, 082, 221, 212, 195, 221, 101, 030, 095, 126, 203, 203, 247, 190, 191, 250, </text:p>
      <text:p text:style-name="P1">066, 117, 194, 255, 030, 224, 203, 248, 194, 075, 144, 137, 129, 139, 063, 076, 079, 124, 121, 015, 085, 138, 167, 139, 229, 233, 007, 019, 138, 080,</text:p>
      <text:p text:style-name="P1"/>
      <text:p text:style-name="P1"/>
      <text:p text:style-name="P16">freed space </text:p>
      <text:p text:style-name="P1"><text:span text:style-name="T2">144, 001, 000, 000, 144, 035, 001, 028, 126, 126,</text:span> 001, 000, 062, 098, 060, 101, 058, 097, 063, 104, 061, 096, 071, 104, 068, 097, 061, 101, 066, 099, </text:p>
      <text:p text:style-name="P1">065, 102, 068, 108, 067, 107, 066, 103, 065, 108, 063, 101, 069, 111, 066, 109, 058, 109, 068, 095, 061, 115, 063, 102, 062, 098, 061, 111, 065, 104, </text:p>
      <text:p text:style-name="P1">061, 108, 060, 102, 063, 105, 063, 109, 056, 113, 057, 107, 055, 106, 058, 101, 064, 103, 060, 105, 057, 093, 055, 095, 055, 097, 056, 097, 064, 103, </text:p>
      <text:p text:style-name="P1">061, 106, 057, 106, 049, 101, 048, 098, 061, 100, 058, 095, 061, 101, 061, 099, 055, 107, 054, 102, 055, 099, 053, 095, 061, 098, 054, 108, 057, 107, </text:p>
      <text:p text:style-name="P1">054, 092, 058, 093, 050, 085, 052, 100, 053, 103, 052, 090, 050, 094, 061, 083, 048, 095, 054, 101, 054, 092, 052, 083, 049, 086, 045, 092, 049, 085, </text:p>
      <text:p text:style-name="P1">046, 092, 049, 091, 048, 081, 048, 092, 052, 080, 044, 081, 040, 079, 047, 076, 045, 081, 049, 074, 042, 082, 050, 068, 044, 073, 039, 073, 050, 071, </text:p>
      <text:p text:style-name="P1">042, 077, 042, 069, 036, 071, 041, 068, 036, 067, 039, 063, 038, 066, 040, 058, 034, 057, 032, 060, 034, 067, 036, 061, 033, 058, 037, 056, 032, 061, </text:p>
      <text:p text:style-name="P1">033, 059, 034, 063, 032, 055, 028, 049, 009, 018, 002, 018, 007, 020, 004, 024, 008, 020, 006, 019, 008, 021, 005, 020, 005, 026, 006, 022, 009, 021, </text:p>
      <text:p text:style-name="P1">007, 023, 006, 024, 008, 028, 006, 021, 008, 026, 007, 024, 010, 026, 009, 029, 006, 028, 009, 030, 012, 030, 010, 029, 012, 031, 010, 034, 012, 028, </text:p>
      <text:p text:style-name="P1">009, 032, 011, 035, 012, 031, 011, 033, 011, 035, 010, 030, 012, 037, 010, 039, 009, 037, 015, 036, 011, 039, 016, 038, 014, 040, 012, 038, 017, 044, </text:p>
      <text:p text:style-name="P1">015, 045, 014, 045, 016, 041, 014, 056, 014, 047, 016, 048, 016, 052, 015, 047, 017, 045, 015, 056, 021, 055, 018, 050, 018, 049, 016, 054, 020, 053, </text:p>
      <text:p text:style-name="P1">017, 059, 017, 059, 021, 059, 020, 058, 016, 057, 024, 064, 019, 058, 022, 060, 018, 061, 024, 060, 018, 064, 018, 064, 018, 060, 021, 063, 022, 068, </text:p>
      <text:p text:style-name="P1">021, 058, 017, 064, 021, 069, 021, 069, 021, 067, 019, 069, 022, 069, 017, 068, 020, 062, 023, 062, 023, 059, 024, 058, 024, 062, 019, 063, 021, 062, </text:p>
      <text:p text:style-name="P1">024, 056, 019, 065, 019, 065, 023, 060, 018, 053, 156, 116, 222, 053, 037, 031, 067, 108, 218, 253, 118, 081, 233, 117, 045, 070, 103, 170, 191, 088, </text:p>
      <text:p text:style-name="P1">227, 021, 005, 222, 254, 159, 099, 099, 056, 241, 063, 131, 181, 057, 094, 078, 030, 169, 168, 039, 009, 106, 110, 016, 117, 126, 047, 000, 172, 075, </text:p>
      <text:p text:style-name="P1">038, 212, 083, 108, 119, 011, 071, 103, 121, 113, 171, 017, 138, 194, 044, 087, 239, 172, 113, 177, 097, 084, 191, 199, 052, 244, 181, 045, 089, 080, </text:p>
      <text:p text:style-name="P1">011, 226, 206, 207, 144, 068, 038, 052, 035, 139, 035, 145, 224, 021, 114, 138, 063, 202, 150, 037, 240, 236, 162, 231, 124, 109, 053, 040, 126, 242, </text:p>
      <text:p text:style-name="P1">087, 099, 158, 231, 151, 133, 207, 110, 173, 122, 170, 206, 059, 049, 127, 121, 216, 244, 102, 202, 226, 146, 051, 152, 241, 066, 196, 078, 117, 153, </text:p>
      <text:p text:style-name="P1">061, 126, 010, 053, 143, 093, 138, 175, 177, 083, 170, 010, 239, 075, 087, 063, 076, 020, 211, 000, 048, 026, 196, 049, 249, 140, 223, 046, 012, 242, </text:p>
      <text:p text:style-name="P1">031, 143, 042, 037, 128, 094, 239, 202, 124, 157, 233, 190, 159, 020, 213, 058, 206, 203, 155, 230, 108, 098, 057, 192, 027, 142, 112, 120, 018, 209, </text:p>
      <text:p text:style-name="P1">163, 036, 183, 207, 196, 134, 134, 069, 154, 252, 235, 185, 085, 012, 039, 179, 036, 154, 095, 179, 069, 242, 166, 027, 180, 239, 178, 010, 141, 217, </text:p>
      <text:p text:style-name="P1">001, 239, 057, 014, 005, 159, 020, 003, 246, 006, 114, 218, 009, 049, 143, 100, 221, 015, 222, 038, 141, 108, 196, 055, 123, 070, 236, 155, 047, 216, </text:p>
      <text:p text:style-name="P1">178, 108, 073, 024, 101, 130, 237, 047, 187, 075, 126, 018, 159, 022, 237, 251, 158, 021, 224, 172, 170, 217, 255, 022, 010, 113, 072, 022, 232, 240, </text:p>
      <text:p text:style-name="P1">208, 085, 209, 155, 238, 179, 009, 149, 238, 074, 186, 156, 241, 179, 248, 036, 054, 075, 006, 153, 099, 231, 202, 001, 132, 019, 145, 173, 067, 044, </text:p>
      <text:p text:style-name="P1">247, 207, 070, 246, 133, 245, 079, 246, 177, 242, 081, 196, 038, 054, 189, 185, 189, 255, 242, 209, 127, 221, 200, 043, 078, 243, 162, 197, 018, 160, </text:p>
      <text:p text:style-name="P1">228, 073, 024, 045, 027, 217, 201, 031, 172, 120, 071, 238, 132, 228, 243, 015, 132, 074, 051, 052, 139, 222, 078, 108, 174, 171, 177, 140, 181, 163, </text:p>
      <text:p text:style-name="P1">137, 202, 060, 251, 000, 227, 006, 000, 220, 011, 000, 027, 024, 022, 001, 028, 216, 096, 164, 118, 228, 011, 000, 027, 152, 019, 001, 028, 001, 000, </text:p>
      <text:p text:style-name="P1">001, 026, 000, 153, 249, 160, 001, 000, 000, 000, 135, 150, 088, 190, 005, 005, 005, 005, 005, 005, 005, 005, 005, 005, 053, 018, 101, 101, 042, 053, </text:p>
      <text:p text:style-name="P1">040, 145, 039, 199, 175, 066, 215, 220, 076, 013, 021, 253, 098, 030, 011, 082, 221, 212, 195, 221, 101, 030, 095, 126, 203, 203, 247, 190, 191, 250, </text:p>
      <text:p text:style-name="P1">066, 117, 194, 255, 030, 224, 203, 248, 194, 075, 144, 137, 129, 139, 063, 076, 079, 124, 121, 015, 085, 138, 167, 139, 229, 233, 007, 019, 138, 080, </text:p>
      <text:p text:style-name="P17"><text:span text:style-name="T11">6.<text:tab/><text:tab/>using AT_L2_alloc after pi_l2_malloc</text:span></text:p>
      <text:p text:style-name="P8">Allocated memory </text:p>
      <text:p text:style-name="P1">160, 231, 006, 000, 000, 000, 000, 000, 187, 103, 097, 081, 172, 198, 254, 006, 102, 020, 251, 215, 010, 095, 037, 224, 175, 163, 035, 179, 149, 011, </text:p>
      <text:p text:style-name="P1">036, 161, 219, 201, 205, 219, 183, 153, 198, 212, 118, 150, 190, 047, 128, 210, 026, 048, 191, 054, 111, 205, 073, 206, 100, 021, 019, 080, 173, 097, </text:p>
      <text:p text:style-name="P1">163, 150, 027, 155, 036, 047, 082, 135, 001, 153, 127, 084, 108, 057, 024, 045, 045, 230, 126, 122, 179, 135, 182, 008, 073, 023, 039, 223, 105, 115, </text:p>
      <text:p text:style-name="P1">233, 121, 244, 168, 079, 238, 170, 032, 111, 194, 062, 109, 162, 252, 100, 040, 248, 093, 002, 013, 163, 149, 174, 221, 180, 023, 100, 146, 142, 171, </text:p>
      <text:p text:style-name="P1">057, 094, 147, 039, 024, 005, 131, 042, 209, 068, 102, 078, 010, 124, 143, 010, 135, 085, 119, 204, 014, 080, 039, 069, 162, 033, 133, 037, 058, 054, </text:p>
      <text:p text:style-name="P1">149, 118, 033, 064, 041, 045, 218, 253, 225, 202, 095, 183, 068, 118, 098, 172, 045, 190, 111, 230, 084, 198, 213, 056, 163, 121, 234, 066, 234, 137, </text:p>
      <text:p text:style-name="P1">148, 091, 164, 038, 052, 234, 132, 089, 010, 024, 114, 229, 034, 172, 166, 153, 042, 064, 177, 063, 120, 153, 055, 231, 246, 101, 193, 007, 184, 106, </text:p>
      <text:p text:style-name="P1">007, 128, 149, 224, 162, 176, 180, 239, 129, 213, 071, 196, 111, 120, 020, 101, 080, 050, 015, 120, 103, 230, 150, 223, 202, 224, 113, 252, 213, 159, </text:p>
      <text:p text:style-name="P1">025, 246, 185, 214, 066, 240, 158, 165, 127, 121, 159, 111, 208, 048, 157, 106, 125, 093, 215, 161, 255, 151, 045, 166, 070, 101, 064, 076, 041, 194, </text:p>
      <text:p text:style-name="P1">178, 056, 132, 119, 224, 177, 212, 054, 095, 229, 088, 115, 011, 255, 162, 069, 016, 097, 120, 215, 147, 103, 180, 150, 138, 128, 198, 199, 119, 120, </text:p>
      <text:p text:style-name="P1">137, 007, 223, 107, 219, 012, 156, 012, 176, 078, 164, 229, 247, 186, 198, 127, 085, 182, 124, 242, 004, 216, 026, 082, 062, 157, 126, 100, 042, 019, </text:p>
      <text:p text:style-name="P1">049, 023, 252, 087, 207, 110, 022, 223, 147, 017, 013, 115, 214, 126, 161, 115, 146, 010, 159, 201, 041, 113, 226, 179, 143, 230, 147, 182, 058, 180, </text:p>
      <text:p text:style-name="P1">044, 174, 240, 229, 138, 097, 035, 077, 155, 061, 214, 124, 149, 049, 051, 033, 130, 150, 145, 050, 090, 081, 072, 007, 072, 177, 181, 107, 071, 087, </text:p>
      <text:p text:style-name="P1">237, 136, 104, 062, 055, 243, 088, 209, 022, 250, 016, 230, 006, 000, 000, 000, 000, 000, 090, 067, 148, 148, 077, 123, 182, 107, 217, 172, 051, 079, </text:p>
      <text:p text:style-name="P1">236, 177, 048, 084, 219, 077, 207, 227, 206, 236, 007, 233, 216, 017, 130, 114, 187, 208, 213, 070, 183, 199, 039, 254, 043, 044, 072, 161, 194, 014, </text:p>
      <text:p text:style-name="P1">019, 012, 251, 086, 126, 130, 046, 073, 061, 137, 247, 007, 197, 068, 068, 050, 156, 016, 041, 130, 200, 221, 006, 144, 036, 150, 094, 189, 125, 116, </text:p>
      <text:p text:style-name="P1">236, 053, 157, 114, 146, 216, 012, 161, 231, 193, 155, 108, 231, 134, 210, 150, 203, 252, 148, 053, 236, 046, 209, 012, 075, 243, 220, 005, 201, 059, </text:p>
      <text:p text:style-name="P1">076, 147, 097, 036, 067, 032, 145, 245, 014, 068, 068, 004, 084, 027, 185, 144, 212, 254, 068, 093, 184, 138, 199, 254, 108, 093, 173, 183, 080, 042, </text:p>
      <text:p text:style-name="P1">052, 043, 061, 129, 070, 116, 085, 200, 034, 023, 062, 008, 033, 217, 228, 157, 057, 159, 121, 022, 150, 203, 021, 186, 138, 060, 178, 062, 214, 135, </text:p>
      <text:p text:style-name="P1">086, 254, 175, 196, 146, 133, 076, 168, 082, 082, 174, 209, 031, 175, 049, 105, 175, 076, 089, 043, 171, 099, 021, 209, 151, 021, 024, 223, 187, 191, </text:p>
      <text:p text:style-name="P1">145, 056, 208, 164, 186, 079, 143, 235, 197, 083, 092, 172, 121, 183, 003, 185, 087, 075, 186, 167, 092, 115, 032, 061, 177, 143, 219, 124, 096, 068, </text:p>
      <text:p text:style-name="P1">027, 072, 138, 189, 232, 231, 008, 178, 176, 009, 026, 230, 024, 036, 249, 092, 204, 157, 016, 050, 144, 041, 244, 099, 224, 078, 172, 126, 179, 192, </text:p>
      <text:p text:style-name="P1">067, 229, 097, 173, 170, 141, 057, 130, 015, 044, 185, 119, 200, 034, 158, 219, 148, 191, 179, 176, 221, 062, 239, 218, 047, 138, 102, 177, 192, 109, </text:p>
      <text:p text:style-name="P1">012, 060, 161, 134, 116, 216, 190, 171, 171, 119, 222, 145, 095, 252, 182, 138, 017, 071, 255, 166, 032, 201, 136, 235, 031, 096, 213, 141, 104, 222, </text:p>
      <text:p text:style-name="P1">058, 223, 189, 124, 234, 190, 250, 213, 208, 009, 110, 133, 155, 018, 007, 222, 230, 048, 017, 127, 156, 204, 079, 178, 095, 123, 190, 141, 115, 075, </text:p>
      <text:p text:style-name="P1">089, 070, 254, 225, 174, 029, 205, 061, 073, 138, 078, 023, 233, 228, 122, 039, 028, 015, 119, 226, 115, 180, 063, 049, 227, 246, 208, 120, 224, 222, </text:p>
      <text:p text:style-name="P1">038, 141, 054, 068, 088, 175, 216, 138, 091, 148, 158, 118, 115, 215, 228, 164, 205, 217, 191, 013, 158, 116, 094, 189, 097, 029, 067, 076, 218, 253, </text:p>
      <text:p text:style-name="P1">118, 113, 233, 117, 037, 070, 103, 170, 191, 088, 227, 021, 005, 222, 254, 157, 103, 099, 056, 245, 063, 131, 181, 057, 030, 078, 022, 173, 168, 007, </text:p>
      <text:p text:style-name="P1">008, 106, 126, 016, 117, 126, 047, 002, 044, 075, 034, 212, 083, 108, 119, 011, 071, 103, 121, 113, 187, 001, 138, 194, 188, 087, 231, 173, 113, 177, </text:p>
      <text:p text:style-name="P1">097, 084, 183, 199, 052, 244, 053, 045, 089, 080, 011, 224, 238, 207, 144, 068, 054, 060, 034, 129, 033, 129, 228, 021, 115, 138, 063, 202, 150, 037, </text:p>
      <text:p text:style-name="P1"/>
      <text:p text:style-name="P1">Before Camera capture</text:p>
      <text:p text:style-name="P1">016, 230, 006, 000, 000, 000, 000, 000, 090, 067, 148, 148, 077, 123, 182, 107, 217, 172, 051, 079, 236, 177, 048, 084, 219, 077, 207, 227, 206, 236, </text:p>
      <text:p text:style-name="P1">007, 233, 216, 017, 130, 114, 187, 208, 213, 070, 183, 199, 039, 254, 043, 044, 072, 161, 194, 014, 019, 012, 251, 086, 126, 130, 046, 073, 061, 137, </text:p>
      <text:p text:style-name="P1">247, 007, 197, 068, 068, 050, 156, 016, 041, 130, 200, 221, 006, 144, 036, 150, 094, 189, 125, 116, 236, 053, 157, 114, 146, 216, 012, 161, 231, 193, </text:p>
      <text:p text:style-name="P1">155, 108, 231, 134, 210, 150, 203, 252, 148, 053, 236, 046, 209, 012, 075, 243, 220, 005, 201, 059, 076, 147, 097, 036, 067, 032, 145, 245, 014, 068, </text:p>
      <text:p text:style-name="P1">068, 004, 084, 027, 185, 144, 212, 254, 068, 093, 184, 138, 199, 254, 108, 093, 173, 183, 080, 042, 052, 043, 061, 129, 070, 116, 085, 200, 034, 023, </text:p>
      <text:p text:style-name="P1">062, 008, 033, 217, 228, 157, 057, 159, 121, 022, 150, 203, 021, 186, 138, 060, 178, 062, 214, 135, 086, 254, 175, 196, 146, 133, 076, 168, 082, 082, </text:p>
      <text:p text:style-name="P1">174, 209, 031, 175, 049, 105, 175, 076, 089, 043, 171, 099, 021, 209, 151, 021, 024, 223, 187, 191, 145, 056, 208, 164, 186, 079, 143, 235, 197, 083, </text:p>
      <text:p text:style-name="P1">092, 172, 121, 183, 003, 185, 087, 075, 186, 167, 092, 115, 032, 061, 177, 143, 219, 124, 096, 068, 027, 072, 138, 189, 232, 231, 008, 178, 176, 009, </text:p>
      <text:p text:style-name="P1">026, 230, 024, 036, 249, 092, 204, 157, 016, 050, 144, 041, 244, 099, 224, 078, 172, 126, 179, 192, 067, 229, 097, 173, 170, 141, 057, 130, 015, 044, </text:p>
      <text:p text:style-name="P1">185, 119, 200, 034, 158, 219, 148, 191, 179, 176, 221, 062, 239, 218, 047, 138, 102, 177, 192, 109, 012, 060, 161, 134, 116, 216, 190, 171, 171, 119, </text:p>
      <text:p text:style-name="P1">222, 145, 095, 252, 182, 138, 017, 071, 255, 166, 032, 201, 136, 235, 031, 096, 213, 141, 104, 222, 058, 223, 189, 124, 234, 190, 250, 213, 208, 009, </text:p>
      <text:p text:style-name="P1">110, 133, 155, 018, 007, 222, 230, 048, 017, 127, 156, 204, 079, 178, 095, 123, 190, 141, 115, 075, 089, 070, 254, 225, 174, 029, 205, 061, 073, 138, </text:p>
      <text:p text:style-name="P1">078, 023, 233, 228, 122, 039, 028, 015, 119, 226, 115, 180, 063, 049, 227, 246, 208, 120, 224, 222, 038, 141, 054, 068, 088, 175, 216, 138, 091, 148, </text:p>
      <text:p text:style-name="P1">158, 118, 115, 215, 228, 164, 205, 217, 191, 013, 158, 116, 094, 189, 097, 029, 067, 076, 218, 253, 118, 113, 233, 117, 037, 070, 103, 170, 191, <text:span text:style-name="T2">088</text:span>, </text:p>
      <text:p text:style-name="P1">227, 021, 005, 222, 254, 157, 103, 099, 056, 245, 063, 131, 181, 057, 030, 078, 022, 173, 168, 007, 008, 106, 126, 016, 117, 126, 047, 002, 044, 075, </text:p>
      <text:p text:style-name="P1">034, 212, 083, 108, 119, 011, 071, 103, 121, 113, 187, 001, 138, 194, 188, 087, 231, 173, 113, 177, 097, 084, 183, 199, 052, 244, 053, 045, 089, 080, </text:p>
      <text:p text:style-name="P1">011, 224, 238, 207, 144, 068, 054, 060, 034, 129, 033, 129, 228, 021, 115, 138, 063, 202, 150, 037, 240, 237, 162, 231, 120, 109, 181, 040, 126, 242, </text:p>
      <text:p text:style-name="P1">087, 115, 222, 231, 150, 165, 199, 111, 173, 122, 170, 206, 059, 051, 127, 121, 152, 212, 102, 206, 226, 146, 113, 152, 209, 066, 200, 094, 117, 153, </text:p>
      <text:p text:style-name="P1">125, 126, 010, 117, 207, 093, 138, 175, 165, 113, 178, 140, 239, 074, 087, 063, 072, 020, 211, 000, 016, 024, 084, 049, 249, 140, 223, 044, 012, 242, </text:p>
      <text:p text:style-name="P1">031, 223, 042, 037, 128, 094, 239, 202, 062, 031, 104, 190, 191, 021, 085, 058, 142, 233, 155, 230, 108, 114, 049, 192, 027, 142, 240, 124, 018, 209, </text:p>
      <text:p text:style-name="P1">163, 036, 183, 207, 196, 134, 002, 101, 218, 253, 239, 185, 085, 012, 039, 163, 036, 138, 095, 179, 069, 242, 166, 027, 180, 232, 178, 010, 142, 217, </text:p>
      <text:p text:style-name="P1">065, 239, 057, 014, 005, 156, 020, 003, 246, 006, 066, 250, 000, 049, 015, 102, 221, 015, 150, 039, 173, 105, 196, 055, 249, 070, 236, 155, 035, 152, </text:p>
      <text:p text:style-name="P1">242, 076, 077, 025, 109, 130, 237, 047, 187, 107, 126, 018, 159, 022, 237, 251, 156, 021, 224, 172, 170, 223, 255, 022, 010, 113, 072, 022, 104, 225, </text:p>
      <text:p text:style-name="P1">080, 084, 209, 019, 238, 178, 043, 149, 238, 074, 186, 220, 241, 179, 184, 036, 055, 075, 006, 153, 099, 231, 202, 001, 132, 019, 145, 173, 195, 044, </text:p>
      <text:p text:style-name="P1">167, 207, 086, 246, 133, 241, 079, 118, 177, 242, 209, 196, 038, 054, 169, 185, 061, 255, 242, 209, 127, 221, 200, 041, 076, 247, 162, 165, 018, 032, </text:p>
      <text:p text:style-name="P1">228, 073, 024, 173, 027, 221, 201, 022, 172, 120, 071, 238, 132, 164, 243, 015, 004, 090, 051, 052, 139, 094, 110, 108, 172, 171, 179, 140, 229, 163, </text:p>
      <text:p text:style-name="P1">137, 202, 190, 243, 000, 227, 006, 000, 220, 011, 000, 027, 024, 022, 001, 028, 216, 104, 164, 126, 228, 011, 000, 027, 156, 019, 001, 028, 001, 000, </text:p>
      <text:p text:style-name="P1">001, 026, 000, 153, 249, 161, 001, 000, 000, 000, 135, 158, 024, 190, 216, 226, 006, 000, 000, 000, 000, 000, 123, 158, 053, 018, 101, 101, 042, 117, </text:p>
      <text:p text:style-name="P1">232, 145, 038, 195, 167, 066, 023, 220, 076, 009, 021, 253, 098, 014, 011, 082, 221, 214, 195, 221, 101, 030, 095, 126, 203, 203, 119, 190, 191, 250, </text:p>
      <text:p text:style-name="P1">066, 117, 198, 223, 030, 240, 203, 168, 198, 075, 128, 169, 129, 139, 063, 076, 079, 124, 121, 015, 085, 136, 165, 143, 101, 233, 007, 019, 136, 112, </text:p>
      <text:p text:style-name="P1"/>
      <text:p text:style-name="P11">AFTER Camera capture</text:p>
      <text:p text:style-name="P1">001, 001, 001, 001, 001, 001, 001, 001, 001, 001, 001, 001, 016, 030, 017, 032, 018, 033, 018, 029, 017, 035, 022, 034, 018, 033, 021, 031, 022, 033, </text:p>
      <text:p text:style-name="P1">022, 037, 022, 038, 022, 037, 021, 032, 021, 035, 024, 035, 022, 039, 023, 039, 024, 036, 026, 044, 026, 045, 027, 042, 028, 043, 028, 044, 024, 046, </text:p>
      <text:p text:style-name="P1">028, 049, 026, 046, 027, 049, 025, 044, 029, 050, 029, 045, 026, 048, 029, 048, 029, 051, 028, 050, 030, 050, 030, 050, 030, 052, 031, 051, 032, 051, </text:p>
      <text:p text:style-name="P1">030, 052, 030, 052, 030, 058, 030, 055, 033, 056, 031, 050, 035, 054, 030, 055, 031, 052, 028, 055, 028, 053, 032, 056, 032, 057, 031, 055, 029, 053, </text:p>
      <text:p text:style-name="P1">029, 052, 030, 053, 032, 055, 029, 053, 028, 052, 030, 047, 027, 050, 029, 049, 027, 052, 030, 054, 028, 048, 026, 044, 028, 049, 025, 053, 030, 050, </text:p>
      <text:p text:style-name="P1">031, 054, 026, 054, 028, 053, 030, 054, 029, 060, 035, 056, 035, 063, 034, 063, 035, 067, 038, 065, 040, 065, 038, 064, 040, 066, 041, 073, 039, 069, </text:p>
      <text:p text:style-name="P1">038, 065, 038, 074, 038, 073, 042, 071, 040, 076, 040, 072, 039, 074, 045, 070, 041, 073, 040, 071, 040, 071, 036, 070, 037, 066, 042, 069, 037, 068, </text:p>
      <text:p text:style-name="P1">037, 074, 037, 067, 037, 070, 038, 065, 039, 064, 033, 065, 037, 065, 033, 066, 038, 069, 034, 066, 035, 059, 037, 062, 034, 061, 038, 062, 035, 063, </text:p>
      <text:p text:style-name="P1">036, 058, 032, 062, 036, 057, 034, 058, 035, 059, 033, 059, 031, 056, 035, 059, 034, 053, 032, 061, 033, 061, 035, 058, 032, 055, 030, 059, 033, 054, </text:p>
      <text:p text:style-name="P1">034, 056, 030, 053, 031, 055, 033, 052, 028, 048, 028, 055, 028, 053, 031, 052, 032, 053, 030, 049, 028, 050, 030, 053, 031, 049, 033, 053, 028, 051, </text:p>
      <text:p text:style-name="P1">027, 051, 028, 053, 025, 054, 024, 060, 024, 050, 025, 050, 026, 051, 023, 047, 019, 045, 019, 048, 024, 045, 022, 043, 021, 041, 020, 042, 022, 035, </text:p>
      <text:p text:style-name="P1">020, 038, 019, 034, 019, 034, 007, 016, 007, 018, 007, 017, 007, 020, 007, 018, 009, 019, 009, 016, 009, 018, 007, 019, 007, 018, 008, 023, 008, 019, </text:p>
      <text:p text:style-name="P1">008, 019, 008, 021, 008, 023, 007, 023, 006, 022, 007, 018, 010, 024, 007, 023, 007, 024, 009, 026, 009, 026, 009, 023, 012, 027, 009, 023, 008, 024, </text:p>
      <text:p text:style-name="P1">010, 028, 009, 027, 010, 026, 011, 026, 010, <text:span text:style-name="T2">026</text:span>, 158, 116, 094, 189, 097, 029, 067, 076, 218, 253, 118, 113, 233, 117, 037, 070, 103, 170, 191, <text:span text:style-name="T2">088</text:span>, </text:p>
      <text:p text:style-name="P1">227, 021, 005, 222, 254, 157, 103, 099, 056, 245, 063, 131, 181, 057, 030, 078, 022, 173, 168, 007, 008, 106, 126, 016, 117, 126, 047, 002, 044, 075, </text:p>
      <text:p text:style-name="P1">034, 212, 083, 108, 119, 011, 071, 103, 121, 113, 187, 001, 138, 194, 188, 087, 231, 173, 113, 177, 097, 084, 183, 199, 052, 244, 053, 045, 089, 080, </text:p>
      <text:p text:style-name="P1">011, 224, 238, 207, 144, 068, 054, 060, 034, 129, 033, 129, 228, 021, 115, 138, 063, 202, 150, 037, 240, 237, 162, 231, 120, 109, 181, 040, 126, 242, </text:p>
      <text:p text:style-name="P1">087, 115, 222, 231, 150, 165, 199, 111, 173, 122, 170, 206, 059, 051, 127, 121, 152, 212, 102, 206, 226, 146, 113, 152, 209, 066, 200, 094, 117, 153, </text:p>
      <text:p text:style-name="P1">125, 126, 010, 117, 207, 093, 138, 175, 165, 113, 178, 140, 239, 074, 087, 063, 072, 020, 211, 000, 016, 024, 084, 049, 249, 140, 223, 044, 012, 242, </text:p>
      <text:p text:style-name="P1">031, 223, 042, 037, 128, 094, 239, 202, 062, 031, 104, 190, 191, 021, 085, 058, 142, 233, 155, 230, 108, 114, 049, 192, 027, 142, 240, 124, 018, 209, </text:p>
      <text:p text:style-name="P1">163, 036, 183, 207, 196, 134, 002, 101, 218, 253, 239, 185, 085, 012, 039, 163, 036, 138, 095, 179, 069, 242, 166, 027, 180, 232, 178, 010, 142, 217, </text:p>
      <text:p text:style-name="P1">065, 239, 057, 014, 005, 156, 020, 003, 246, 006, 066, 250, 000, 049, 015, 102, 221, 015, 150, 039, 173, 105, 196, 055, 249, 070, 236, 155, 035, 152, </text:p>
      <text:p text:style-name="P1">242, 076, 077, 025, 109, 130, 237, 047, 187, 107, 126, 018, 159, 022, 237, 251, 156, 021, 224, 172, 170, 223, 255, 022, 010, 113, 072, 022, 104, 225, </text:p>
      <text:p text:style-name="P1">080, 084, 209, 019, 238, 178, 043, 149, 238, 074, 186, 220, 241, 179, 184, 036, 055, 075, 006, 153, 099, 231, 202, 001, 132, 019, 145, 173, 195, 044, </text:p>
      <text:p text:style-name="P1">167, 207, 086, 246, 133, 241, 079, 118, 177, 242, 209, 196, 038, 054, 169, 185, 061, 255, 242, 209, 127, 221, 200, 041, 076, 247, 162, 165, 018, 032, </text:p>
      <text:p text:style-name="P1">228, 073, 024, 173, 027, 221, 201, 022, 172, 120, 071, 238, 132, 164, 243, 015, 004, 090, 051, 052, 139, 094, 110, 108, 172, 171, 179, 140, 229, 163, </text:p>
      <text:p text:style-name="P1">137, 202, 190, 243, 000, 227, 006, 000, 220, 011, 000, 027, 024, 022, 001, 028, 216, 104, 164, 126, 228, 011, 000, 027, 156, 019, 001, 028, 001, 000, </text:p>
      <text:p text:style-name="P1">001, 026, 000, 153, 249, 161, 001, 000, 000, 000, 135, 158, 024, 190, 216, 226, 006, 000, 000, 000, 000, 000, 123, 158, 053, 018, 101, 101, 042, 117, </text:p>
      <text:p text:style-name="P1">232, 145, 038, 195, 167, 066, 023, 220, 076, 009, 021, 253, 098, 014, 011, 082, 221, 214, 195, 221, 101, 030, 095, 126, 203, 203, 119, 190, 191, 250, </text:p>
      <text:p text:style-name="P1">066, 117, 198, 223, 030, 240, 203, 168, 198, 075, 128, 169, 129, 139, 063, 076, 079, 124, 121, 015, 085, 136, 165, 143, 101, 233, 007, 019, 136, 112, </text:p>
      <text:p text:style-name="P1"/>
      <text:p text:style-name="P1"/>
      <text:p text:style-name="P1">After Camera STOP</text:p>
      <text:p text:style-name="P1">126, 126, 126, 126, 126, 126, 126, 126, 126, 126, 001, 001, 016, 030, 017, 032, 018, 033, 018, 029, 017, 035, 022, 034, 018, 033, 021, 031, 022, 033, </text:p>
      <text:p text:style-name="P1">022, 037, 022, 038, 022, 037, 021, 032, 021, 035, 024, 035, 022, 039, 023, 039, 024, 036, 026, 044, 026, 045, 027, 042, 028, 043, 028, 044, 024, 046, </text:p>
      <text:p text:style-name="P1">028, 049, 026, 046, 027, 049, 025, 044, 029, 050, 029, 045, 026, 048, 029, 048, 029, 051, 028, 050, 030, 050, 030, 050, 030, 052, 031, 051, 032, 051, </text:p>
      <text:p text:style-name="P1">030, 052, 030, 052, 030, 058, 030, 055, 033, 056, 031, 050, 035, 054, 030, 055, 031, 052, 028, 055, 028, 053, 032, 056, 032, 057, 031, 055, 029, 053, </text:p>
      <text:p text:style-name="P1">029, 052, 030, 053, 032, 055, 029, 053, 028, 052, 030, 047, 027, 050, 029, 049, 027, 052, 030, 054, 028, 048, 026, 044, 028, 049, 025, 053, 030, 050, </text:p>
      <text:p text:style-name="P1">031, 054, 026, 054, 028, 053, 030, 054, 029, 060, 035, 056, 035, 063, 034, 063, 035, 067, 038, 065, 040, 065, 038, 064, 040, 066, 041, 073, 039, 069, </text:p>
      <text:p text:style-name="P1">038, 065, 038, 074, 038, 073, 042, 071, 040, 076, 040, 072, 039, 074, 045, 070, 041, 073, 040, 071, 040, 071, 036, 070, 037, 066, 042, 069, 037, 068, </text:p>
      <text:p text:style-name="P1">037, 074, 037, 067, 037, 070, 038, 065, 039, 064, 033, 065, 037, 065, 033, 066, 038, 069, 034, 066, 035, 059, 037, 062, 034, 061, 038, 062, 035, 063, </text:p>
      <text:p text:style-name="P1">036, 058, 032, 062, 036, 057, 034, 058, 035, 059, 033, 059, 031, 056, 035, 059, 034, 053, 032, 061, 033, 061, 035, 058, 032, 055, 030, 059, 033, 054, </text:p>
      <text:p text:style-name="P1">034, 056, 030, 053, 031, 055, 033, 052, 028, 048, 028, 055, 028, 053, 031, 052, 032, 053, 030, 049, 028, 050, 030, 053, 031, 049, 033, 053, 028, 051, </text:p>
      <text:p text:style-name="P1">027, 051, 028, 053, 025, 054, 024, 060, 024, 050, 025, 050, 026, 051, 023, 047, 019, 045, 019, 048, 024, 045, 022, 043, 021, 041, 020, 042, 022, 035, </text:p>
      <text:p text:style-name="P1">020, 038, 019, 034, 019, 034, 007, 016, 007, 018, 007, 017, 007, 020, 007, 018, 009, 019, 009, 016, 009, 018, 007, 019, 007, 018, 008, 023, 008, 019, </text:p>
      <text:p text:style-name="P1">008, 019, 008, 021, 008, 023, 007, 023, 006, 022, 007, 018, 010, 024, 007, 023, 007, 024, 009, 026, 009, 026, 009, 023, 012, 027, 009, 023, 008, 024, </text:p>
      <text:p text:style-name="P1">010, 028, 009, 027, 010, 026, 011, 026, 010, <text:span text:style-name="T2">026</text:span>, 158, 116, 094, 189, 097, 029, 067, 076, 218, 253, 118, 113, 233, 117, 037, 070, 103, 170, 191, 088, </text:p>
      <text:p text:style-name="P1">227, 021, 005, 222, 254, 157, 103, 099, 056, 245, 063, 131, 181, 057, 030, 078, 022, 173, 168, 007, 008, 106, 126, 016, 117, 126, 047, 002, 044, 075, </text:p>
      <text:p text:style-name="P1">034, 212, 083, 108, 119, 011, 071, 103, 121, 113, 187, 001, 138, 194, 188, 087, 231, 173, 113, 177, 097, 084, 183, 199, 052, 244, 053, 045, 089, 080, </text:p>
      <text:p text:style-name="P1">011, 224, 238, 207, 144, 068, 054, 060, 034, 129, 033, 129, 228, 021, 115, 138, 063, 202, 150, 037, 240, 237, 162, 231, 120, 109, 181, 040, 126, 242, </text:p>
      <text:p text:style-name="P1">087, 115, 222, 231, 150, 165, 199, 111, 173, 122, 170, 206, 059, 051, 127, 121, 152, 212, 102, 206, 226, 146, 113, 152, 209, 066, 200, 094, 117, 153, </text:p>
      <text:p text:style-name="P1">125, 126, 010, 117, 207, 093, 138, 175, 165, 113, 178, 140, 239, 074, 087, 063, 072, 020, 211, 000, 016, 024, 084, 049, 249, 140, 223, 044, 012, 242, </text:p>
      <text:p text:style-name="P1">031, 223, 042, 037, 128, 094, 239, 202, 062, 031, 104, 190, 191, 021, 085, 058, 142, 233, 155, 230, 108, 114, 049, 192, 027, 142, 240, 124, 018, 209, </text:p>
      <text:p text:style-name="P1">163, 036, 183, 207, 196, 134, 002, 101, 218, 253, 239, 185, 085, 012, 039, 163, 036, 138, 095, 179, 069, 242, 166, 027, 180, 232, 178, 010, 142, 217, </text:p>
      <text:p text:style-name="P1">065, 239, 057, 014, 005, 156, 020, 003, 246, 006, 066, 250, 000, 049, 015, 102, 221, 015, 150, 039, 173, 105, 196, 055, 249, 070, 236, 155, 035, 152, </text:p>
      <text:p text:style-name="P1">242, 076, 077, 025, 109, 130, 237, 047, 187, 107, 126, 018, 159, 022, 237, 251, 156, 021, 224, 172, 170, 223, 255, 022, 010, 113, 072, 022, 104, 225, </text:p>
      <text:p text:style-name="P1">080, 084, 209, 019, 238, 178, 043, 149, 238, 074, 186, 220, 241, 179, 184, 036, 055, 075, 006, 153, 099, 231, 202, 001, 132, 019, 145, 173, 195, 044, </text:p>
      <text:p text:style-name="P1">167, 207, 086, 246, 133, 241, 079, 118, 177, 242, 209, 196, 038, 054, 169, 185, 061, 255, 242, 209, 127, 221, 200, 041, 076, 247, 162, 165, 018, 032, </text:p>
      <text:p text:style-name="P1">228, 073, 024, 173, 027, 221, 201, 022, 172, 120, 071, 238, 132, 164, 243, 015, 004, 090, 051, 052, 139, 094, 110, 108, 172, 171, 179, 140, 229, 163, </text:p>
      <text:p text:style-name="P1">137, 202, 190, 243, 000, 227, 006, 000, 220, 011, 000, 027, 024, 022, 001, 028, 216, 104, 164, 126, 228, 011, 000, 027, 156, 019, 001, 028, 001, 000, </text:p>
      <text:p text:style-name="P1">001, 026, 000, 153, 249, 161, 001, 000, 000, 000, 135, 158, 024, 190, 216, 226, 006, 000, 000, 000, 000, 000, 123, 158, 053, 018, 101, 101, 042, 117, </text:p>
      <text:p text:style-name="P1">232, 145, 038, 195, 167, 066, 023, 220, 076, 009, 021, 253, 098, 014, 011, 082, 221, 214, 195, 221, 101, 030, 095, 126, 203, 203, 119, 190, 191, 250, </text:p>
      <text:p text:style-name="P1">066, 117, 198, 223, 030, 240, 203, 168, 198, 075, 128, 169, 129, 139, 063, 076, 079, 124, 121, 015, 085, 136, 165, 143, 101, 233, 007, 019, 136, 112, </text:p>
      <text:p text:style-name="P18">free allocated</text:p>
      <text:p text:style-name="P1">144, 001, 000, 000, 144, 035, 001, 028, 126, 126, 001, 001, 016, 030, 017, 032, 018, 033, 018, 029, 017, 035, 022, 034, 018, 033, 021, 031, 022, 033, </text:p>
      <text:p text:style-name="P1">022, 037, 022, 038, 022, 037, 021, 032, 021, 035, 024, 035, 022, 039, 023, 039, 024, 036, 026, 044, 026, 045, 027, 042, 028, 043, 028, 044, 024, 046, </text:p>
      <text:p text:style-name="P1">028, 049, 026, 046, 027, 049, 025, 044, 029, 050, 029, 045, 026, 048, 029, 048, 029, 051, 028, 050, 030, 050, 030, 050, 030, 052, 031, 051, 032, 051, </text:p>
      <text:p text:style-name="P1">030, 052, 030, 052, 030, 058, 030, 055, 033, 056, 031, 050, 035, 054, 030, 055, 031, 052, 028, 055, 028, 053, 032, 056, 032, 057, 031, 055, 029, 053, </text:p>
      <text:p text:style-name="P1">029, 052, 030, 053, 032, 055, 029, 053, 028, 052, 030, 047, 027, 050, 029, 049, 027, 052, 030, 054, 028, 048, 026, 044, 028, 049, 025, 053, 030, 050, </text:p>
      <text:p text:style-name="P1">031, 054, 026, 054, 028, 053, 030, 054, 029, 060, 035, 056, 035, 063, 034, 063, 035, 067, 038, 065, 040, 065, 038, 064, 040, 066, 041, 073, 039, 069, </text:p>
      <text:p text:style-name="P1">038, 065, 038, 074, 038, 073, 042, 071, 040, 076, 040, 072, 039, 074, 045, 070, 041, 073, 040, 071, 040, 071, 036, 070, 037, 066, 042, 069, 037, 068, </text:p>
      <text:p text:style-name="P1">037, 074, 037, 067, 037, 070, 038, 065, 039, 064, 033, 065, 037, 065, 033, 066, 038, 069, 034, 066, 035, 059, 037, 062, 034, 061, 038, 062, 035, 063, </text:p>
      <text:p text:style-name="P1">036, 058, 032, 062, 036, 057, 034, 058, 035, 059, 033, 059, 031, 056, 035, 059, 034, 053, 032, 061, 033, 061, 035, 058, 032, 055, 030, 059, 033, 054, </text:p>
      <text:p text:style-name="P1">034, 056, 030, 053, 031, 055, 033, 052, 028, 048, 028, 055, 028, 053, 031, 052, 032, 053, 030, 049, 028, 050, 030, 053, 031, 049, 033, 053, 028, 051, </text:p>
      <text:p text:style-name="P1">027, 051, 028, 053, 025, 054, 024, 060, 024, 050, 025, 050, 026, 051, 023, 047, 019, 045, 019, 048, 024, 045, 022, 043, 021, 041, 020, 042, 022, 035, </text:p>
      <text:p text:style-name="P1">020, 038, 019, 034, 019, 034, 007, 016, 007, 018, 007, 017, 007, 020, 007, 018, 009, 019, 009, 016, 009, 018, 007, 019, 007, 018, 008, 023, 008, 019, </text:p>
      <text:p text:style-name="P1">008, 019, 008, 021, 008, 023, 007, 023, 006, 022, 007, 018, 010, 024, 007, 023, 007, 024, 009, 026, 009, 026, 009, 023, 012, 027, 009, 023, 008, 024, </text:p>
      <text:p text:style-name="P1">010, 028, 009, 027, 010, 026, 011, 026, 010, 026, 158, 116, 094, 189, 097, 029, 067, 076, 218, 253, 118, 113, 233, 117, 037, 070, 103, 170, 191, 088, </text:p>
      <text:p text:style-name="P1">227, 021, 005, 222, 254, 157, 103, 099, 056, 245, 063, 131, 181, 057, 030, 078, 022, 173, 168, 007, 008, 106, 126, 016, 117, 126, 047, 002, 044, 075, </text:p>
      <text:p text:style-name="P1">034, 212, 083, 108, 119, 011, 071, 103, 121, 113, 187, 001, 138, 194, 188, 087, 231, 173, 113, 177, 097, 084, 183, 199, 052, 244, 053, 045, 089, 080, </text:p>
      <text:p text:style-name="P1">011, 224, 238, 207, 144, 068, 054, 060, 034, 129, 033, 129, 228, 021, 115, 138, 063, 202, 150, 037, 240, 237, 162, 231, 120, 109, 181, 040, 126, 242, </text:p>
      <text:p text:style-name="P1">087, 115, 222, 231, 150, 165, 199, 111, 173, 122, 170, 206, 059, 051, 127, 121, 152, 212, 102, 206, 226, 146, 113, 152, 209, 066, 200, 094, 117, 153, </text:p>
      <text:p text:style-name="P1">125, 126, 010, 117, 207, 093, 138, 175, 165, 113, 178, 140, 239, 074, 087, 063, 072, 020, 211, 000, 016, 024, 084, 049, 249, 140, 223, 044, 012, 242, </text:p>
      <text:p text:style-name="P1">031, 223, 042, 037, 128, 094, 239, 202, 062, 031, 104, 190, 191, 021, 085, 058, 142, 233, 155, 230, 108, 114, 049, 192, 027, 142, 240, 124, 018, 209, </text:p>
      <text:p text:style-name="P1">163, 036, 183, 207, 196, 134, 002, 101, 218, 253, 239, 185, 085, 012, 039, 163, 036, 138, 095, 179, 069, 242, 166, 027, 180, 232, 178, 010, 142, 217, </text:p>
      <text:p text:style-name="P1">065, 239, 057, 014, 005, 156, 020, 003, 246, 006, 066, 250, 000, 049, 015, 102, 221, 015, 150, 039, 173, 105, 196, 055, 249, 070, 236, 155, 035, 152, </text:p>
      <text:p text:style-name="P1">242, 076, 077, 025, 109, 130, 237, 047, 187, 107, 126, 018, 159, 022, 237, 251, 156, 021, 224, 172, 170, 223, 255, 022, 010, 113, 072, 022, 104, 225, </text:p>
      <text:p text:style-name="P1">080, 084, 209, 019, 238, 178, 043, 149, 238, 074, 186, 220, 241, 179, 184, 036, 055, 075, 006, 153, 099, 231, 202, 001, 132, 019, 145, 173, 195, 044, </text:p>
      <text:p text:style-name="P1">167, 207, 086, 246, 133, 241, 079, 118, 177, 242, 209, 196, 038, 054, 169, 185, 061, 255, 242, 209, 127, 221, 200, 041, 076, 247, 162, 165, 018, 032, </text:p>
      <text:p text:style-name="P1">228, 073, 024, 173, 027, 221, 201, 022, 172, 120, 071, 238, 132, 164, 243, 015, 004, 090, 051, 052, 139, 094, 110, 108, 172, 171, 179, 140, 229, 163, </text:p>
      <text:p text:style-name="P1">137, 202, 190, 243, 000, 227, 006, 000, 220, 011, 000, 027, 024, 022, 001, 028, 216, 104, 164, 126, 228, 011, 000, 027, 156, 019, 001, 028, 001, 000, </text:p>
      <text:p text:style-name="P1">001, 026, 000, 153, 249, 161, 001, 000, 000, 000, 135, 158, 024, 190, 005, 005, 005, 005, 005, 005, 005, 005, 005, 005, 053, 018, 101, 101, 042, 117, </text:p>
      <text:p text:style-name="P1">232, 145, 038, 195, 167, 066, 023, 220, 076, 009, 021, 253, 098, 014, 011, 082, 221, 214, 195, 221, 101, 030, 095, 126, 203, 203, 119, 190, 191, 250, </text:p>
      <text:p text:style-name="P1">066, 117, 198, 223, 030, 240, 203, 168, 198, 075, 128, 169, 129, 139, 063, 076, 079, 124, 121, 015, 085, 136, 165, 143, 101, 233, 007, 019, 136, 112, </text:p>
      <text:p text:style-name="P1"/>
      <text:p text:style-name="P19"><text:span text:style-name="T12">7.</text:span></text:p>
      <text:p text:style-name="P9">Allocated memory</text:p>
      <text:p text:style-name="P1">248, 231, 006, 000, 000, 000, 000, 000, 076, 046, 063, 169, 136, 179, 130, 061, 249, 174, 166, 029, 132, 109, 098, 069, 141, 210, 230, 036, 165, 114, </text:p>
      <text:p text:style-name="P1">064, 156, 045, 075, 246, 251, 247, 216, 010, 019, 184, 185, 046, 034, 121, 111, 127, 247, 253, 166, 074, 091, 116, 194, 204, 127, 220, 028, 227, 054, </text:p>
      <text:p text:style-name="P1">078, 078, 017, 236, 174, 085, 248, 191, 101, 238, 093, 059, 124, 087, 062, 230, 121, 058, 098, 215, 080, 248, 228, 174, 101, 118, 208, 196, 171, 029, </text:p>
      <text:p text:style-name="P1">003, 064, 048, 015, 194, 247, 187, 103, 101, 081, 172, 198, 252, 006, 126, 052, 243, 243, 008, 095, 045, 226, 175, 163, 179, 187, 149, 011, 036, 161, </text:p>
      <text:p text:style-name="P1">155, 201, 205, 217, 183, 153, 070, 212, 118, 146, 174, 046, 128, 210, 026, 049, 191, 054, 111, 221, 075, 206, 100, 021, 019, 080, 173, 033, 130, 148, </text:p>
      <text:p text:style-name="P1">091, 027, 036, 063, 082, 131, 007, 153, 124, 084, 108, 049, 024, 045, 013, 238, 126, 091, 179, 151, 182, 024, 105, 023, 035, 223, 105, 119, 169, 123, </text:p>
      <text:p text:style-name="P1">244, 168, 077, 126, 170, 032, 047, 194, 030, 109, 162, 252, 101, 032, 216, 093, 034, 013, 163, 149, 170, 221, 176, 023, 100, 151, 142, 187, 057, 094, </text:p>
      <text:p text:style-name="P1">147, 047, 024, 005, 131, 042, 209, 068, 102, 077, 010, 060, 141, 000, 129, 103, 119, 204, 014, 080, 039, 069, 162, 033, 133, 037, 058, 054, 145, 118, </text:p>
      <text:p text:style-name="P1">035, 064, 175, 045, 218, 253, 226, 202, 223, 183, 068, 050, 106, 173, 109, 190, 239, 226, 084, 070, 213, 056, 161, 081, 234, 090, 234, 137, 148, 091, </text:p>
      <text:p text:style-name="P1">132, 038, 052, 234, 132, 025, 002, 008, 114, 245, 034, 172, 134, 153, 034, 064, 241, 063, 120, 153, 119, 231, 247, 101, 193, 071, 184, 106, 007, 128, </text:p>
      <text:p text:style-name="P1">151, 224, 162, 176, 052, 239, 129, 221, 071, 132, 127, 120, 020, 101, 081, 050, 015, 124, 111, 228, 158, 223, 202, 224, 113, 244, 197, 031, 025, 246, </text:p>
      <text:p text:style-name="P1">185, 210, 002, 240, 158, 173, 255, 121, 159, 111, 208, 048, 157, 106, 109, 093, 211, 161, 254, 151, 045, 172, 070, 101, 064, 076, 041, 194, 146, 048, </text:p>
      <text:p text:style-name="P1">133, 119, 225, 177, 212, 054, 095, 165, 088, 115, 011, 255, 162, 069, 016, 097, 120, 215, 147, 119, 180, 158, 138, 160, 198, 213, 119, 120, 201, 007, </text:p>
      <text:p text:style-name="P1">223, 107, 222, 012, 156, 012, 176, 074, 164, 229, 104, 230, 006, 000, 000, 000, 000, 000, 004, 216, 024, 091, 062, 157, 126, 100, 170, 019, 032, 022, </text:p>
      <text:p text:style-name="P1">252, 085, 207, 106, 150, 223, 147, 025, 013, 114, 150, 126, 161, 113, 154, 010, 159, 201, 041, 121, 226, 163, 207, 230, 019, 180, 058, 180, 127, 042, </text:p>
      <text:p text:style-name="P1">248, 229, 138, 032, 035, 079, 147, 061, 206, 124, 029, 049, 050, 033, 131, 134, 145, 176, 091, 081, 072, 007, 072, 177, 181, 107, 071, 086, 237, 128, </text:p>
      <text:p text:style-name="P1">104, 054, 055, 225, 088, 209, 050, 250, 081, 238, 146, 130, 229, 157, 165, 181, 090, 067, 148, 148, 207, 059, 190, 107, 217, 172, 051, 079, 172, 054, </text:p>
      <text:p text:style-name="P1">048, 084, 219, 077, 205, 227, 206, 236, 007, 233, 216, 017, 130, 114, 179, 208, 213, 006, 159, 199, 039, 254, 043, 108, 072, 161, 194, 015, 023, 012, </text:p>
      <text:p text:style-name="P1">251, 087, 124, 130, 046, 089, 063, 137, 247, 007, 197, 068, 068, 114, 148, 016, 041, 130, 232, 029, 006, 144, 036, 154, 094, 173, 125, 116, 172, 053, </text:p>
      <text:p text:style-name="P1">157, 114, 146, 216, 012, 161, 231, 073, 155, 108, 231, 134, 242, 150, 207, 252, 148, 053, 232, 046, 081, 140, 067, 241, 220, 005, 217, 059, 076, 147, </text:p>
      <text:p text:style-name="P1">097, 036, 067, 032, 149, 181, 030, 064, 068, 004, 084, 027, 185, 157, 244, 246, 068, 089, 184, 138, 199, 254, 108, 077, 168, 181, 080, 046, 052, 107, </text:p>
      <text:p text:style-name="P1">189, 129, 070, 116, 093, 204, 195, 023, 062, 040, 001, 217, 228, 157, 057, 159, 121, 022, 022, 207, 021, 250, 138, 060, 178, 062, 214, 199, 086, 254, </text:p>
      <text:p text:style-name="P1">175, 196, 130, 141, 252, 233, 090, 082, 174, 241, 095, 175, 049, 105, 175, 076, 089, 167, 171, 099, 021, 209, 149, 021, 024, 223, 187, 190, 145, 058, </text:p>
      <text:p text:style-name="P1">192, 164, 058, 077, 141, 175, 197, 067, 092, 172, 121, 183, 002, 057, 085, 219, 251, 167, 092, 115, 032, 127, 177, 143, 219, 124, 096, 004, 026, 072, </text:p>
      <text:p text:style-name="P1">138, 189, 232, 231, 008, 186, 176, 009, 026, 198, 024, 036, 249, 024, 196, 149, 020, 050, 144, 105, 244, 107, 224, 078, 172, 126, 179, 192, 099, 229, </text:p>
      <text:p text:style-name="P1">105, 173, 044, 141, 061, 134, 143, 036, 185, 119, 200, 051, 138, 219, 148, 191, 179, 176, 221, 062, 239, 218, 047, 138, 102, 181, 192, 108, 012, 060, </text:p>
      <text:p text:style-name="P1">161, 134, 052, 216, 190, 171, 170, 119, 094, 145, 087, 228, 178, 142, 017, 071, 255, 134, 032, 233, 136, 235, 031, 096, 212, 137, 104, 222, 058, 223, </text:p>
      <text:p text:style-name="P1">149, 116, 234, 062, 218, 213, 208, 041, 110, 132, 155, 018, 007, 254, 230, 052, 025, 127, 156, 204, 079, 178, 094, 123, 254, 141, 115, 203, 089, 068, </text:p>
      <text:p text:style-name="P1">254, 225, 174, 029, 206, 061, 009, 138, 078, 151, 233, 228, 122, 039, 028, 079, 118, 226, 115, 180, 063, 049, 227, 246, 208, 123, 224, 222, 166, 157, </text:p>
      <text:p text:style-name="P1">150, 068, 089, 175, 200, 154, 091, 181, 222, 118, 099, 215, 228, 180, 205, 089, 062, 013, 156, 116, 014, 049, 037, 029, 067, 100, 218, 253, 118, 081, </text:p>
      <text:p text:style-name="P1"/>
      <text:p text:style-name="P1">Before Camera capture</text:p>
      <text:p text:style-name="P1">120, 120, 120, 120, 120, 120, 120, 120, 120, 120, 063, 169, 136, 179, 130, 061, 249, 174, 166, 029, 132, 109, 098, 069, 141, 210, 230, 036, 165, 114, </text:p>
      <text:p text:style-name="P1">064, 156, 045, 075, 246, 251, 247, 216, 010, 019, 184, 185, 046, 034, 121, 111, 127, 247, 253, 166, 074, 091, 116, 194, 204, 127, 220, 028, 227, 054, </text:p>
      <text:p text:style-name="P1">078, 078, 017, 236, 174, 085, 248, 191, 101, 238, 093, 059, 124, 087, 062, 230, 121, 058, 098, 215, 080, 248, 228, 174, 101, 118, 208, 196, 171, 029, </text:p>
      <text:p text:style-name="P1">003, 064, 048, 015, 194, 247, 187, 103, 101, 081, 172, 198, 252, 006, 126, 052, 243, 243, 008, 095, 045, 226, 175, 163, 179, 187, 149, 011, 036, 161, </text:p>
      <text:p text:style-name="P1">155, 201, 205, 217, 183, 153, 070, 212, 118, 146, 174, 046, 128, 210, 026, 049, 191, 054, 111, 221, 075, 206, 100, 021, 019, 080, 173, 033, 130, 148, </text:p>
      <text:p text:style-name="P1">091, 027, 036, 063, 082, 131, 007, 153, 124, 084, 108, 049, 024, 045, 013, 238, 126, 091, 179, 151, 182, 024, 105, 023, 035, 223, 105, 119, 169, 123, </text:p>
      <text:p text:style-name="P1">244, 168, 077, 126, 170, 032, 047, 194, 030, 109, 162, 252, 101, 032, 216, 093, 034, 013, 163, 149, 170, 221, 176, 023, 100, 151, 142, 187, 057, 094, </text:p>
      <text:p text:style-name="P1">147, 047, 024, 005, 131, 042, 209, 068, 102, 077, 010, 060, 141, 000, 129, 103, 119, 204, 014, 080, 039, 069, 162, 033, 133, 037, 058, 054, 145, 118, </text:p>
      <text:p text:style-name="P1">035, 064, 175, 045, 218, 253, 226, 202, 223, 183, 068, 050, 106, 173, 109, 190, 239, 226, 084, 070, 213, 056, 161, 081, 234, 090, 234, 137, 148, 091, </text:p>
      <text:p text:style-name="P1">132, 038, 052, 234, 132, 025, 002, 008, 114, 245, 034, 172, 134, 153, 034, 064, 241, 063, 120, 153, 119, 231, 247, 101, 193, 071, 184, 106, 007, 128, </text:p>
      <text:p text:style-name="P1">151, 224, 162, 176, 052, 239, 129, 221, 071, 132, 127, 120, 020, 101, 081, 050, 015, 124, 111, 228, 158, 223, 202, 224, 113, 244, 197, 031, 025, 246, </text:p>
      <text:p text:style-name="P1">185, 210, 002, 240, 158, 173, 255, 121, 159, 111, 208, 048, 157, 106, 109, 093, 211, 161, 254, 151, 045, 172, 070, 101, 064, 076, 041, 194, 146, 048, </text:p>
      <text:p text:style-name="P1">133, 119, 225, 177, 212, 054, 095, 165, 088, 115, 011, 255, 162, 069, 016, 097, 120, 215, 147, 119, 180, 158, 138, 160, 198, 213, 119, 120, 201, 007, </text:p>
      <text:p text:style-name="P1">223, 107, 222, 012, 156, 012, 176, 074, 164, 229, 104, 230, 006, 000, 220, 011, 000, 027, 192, 021, 001, 028, 062, 157, 126, 100, 228, 011, 000, 027, </text:p>
      <text:p text:style-name="P1">064, 019, 001, 028, 001, 000, 001, 025, 000, 114, 150, 126, 001, 000, 000, 000, 159, 201, 041, 121, 064, 230, 006, 000, 000, 000, 000, 000, 127, 042, </text:p>
      <text:p text:style-name="P1">248, 229, 138, 032, 035, 079, 147, 061, 206, 124, 029, 049, 050, 033, 131, 134, 145, 176, 091, 081, 072, 007, 072, 177, 181, 107, 071, 086, 237, 128, </text:p>
      <text:p text:style-name="P1">104, 054, 055, 225, 088, 209, 050, 250, 081, 238, 146, 130, 229, 157, 165, 181, 090, 067, 148, 148, 207, 059, 190, 107, 217, 172, 051, 079, 172, 054, </text:p>
      <text:p text:style-name="P1">048, 084, 219, 077, 205, 227, 206, 236, 007, 233, 216, 017, 130, 114, 179, 208, 213, 006, 159, 199, 039, 254, 043, 108, 072, 161, 194, 015, 023, 012, </text:p>
      <text:p text:style-name="P1">251, 087, 124, 130, 046, 089, 063, 137, 247, 007, 197, 068, 068, 114, 148, 016, 041, 130, 232, 029, 006, 144, 036, 154, 094, 173, 125, 116, 172, 053, </text:p>
      <text:p text:style-name="P1">157, 114, 146, 216, 012, 161, 231, 073, 155, 108, 231, 134, 242, 150, 207, 252, 148, 053, 232, 046, 081, 140, 067, 241, 220, 005, 217, 059, 076, 147, </text:p>
      <text:p text:style-name="P1">097, 036, 067, 032, 149, 181, 030, 064, 068, 004, 084, 027, 185, 157, 244, 246, 068, 089, 184, 138, 199, 254, 108, 077, 168, 181, 080, 046, 052, 107, </text:p>
      <text:p text:style-name="P1">189, 129, 070, 116, 093, 204, 195, 023, 062, 040, 001, 217, 228, 157, 057, 159, 121, 022, 022, 207, 021, 250, 138, 060, 178, 062, 214, 199, 086, 254, </text:p>
      <text:p text:style-name="P1">175, 196, 130, 141, 252, 233, 090, 082, 174, 241, 095, 175, 049, 105, 175, 076, 089, 167, 171, 099, 021, 209, 149, 021, 024, 223, 187, 190, 145, 058, </text:p>
      <text:p text:style-name="P1">192, 164, 058, 077, 141, 175, 197, 067, 092, 172, 121, 183, 002, 057, 085, 219, 251, 167, 092, 115, 032, 127, 177, 143, 219, 124, 096, 004, 026, 072, </text:p>
      <text:p text:style-name="P1">138, 189, 232, 231, 008, 186, 176, 009, 026, 198, 024, 036, 249, 024, 196, 149, 020, 050, 144, 105, 244, 107, 224, 078, 172, 126, 179, 192, 099, 229, </text:p>
      <text:p text:style-name="P1">105, 173, 044, 141, 061, 134, 143, 036, 185, 119, 200, 051, 138, 219, 148, 191, 179, 176, 221, 062, 239, 218, 047, 138, 102, 181, 192, 108, 012, 060, </text:p>
      <text:p text:style-name="P1">161, 134, 052, 216, 190, 171, 170, 119, 094, 145, 087, 228, 178, 142, 017, 071, 255, 134, 032, 233, 136, 235, 031, 096, 212, 137, 104, 222, 058, 223, </text:p>
      <text:p text:style-name="P1">149, 116, 234, 062, 218, 213, 208, 041, 110, 132, 155, 018, 007, 254, 230, 052, 025, 127, 156, 204, 079, 178, 094, 123, 254, 141, 115, 203, 089, 068, </text:p>
      <text:p text:style-name="P1">254, 225, 174, 029, 206, 061, 009, 138, 078, 151, 233, 228, 122, 039, 028, 079, 118, 226, 115, 180, 063, 049, 227, 246, 208, 123, 224, 222, 166, 157, </text:p>
      <text:p text:style-name="P1">150, 068, 089, 175, 200, 154, 091, 181, 222, 118, 099, 215, 228, 180, 205, 089, 062, 013, 156, 116, 014, 049, 037, 029, 067, 100, 218, 253, 118, 081, </text:p>
      <text:p text:style-name="P1"/>
      <text:p text:style-name="P11">AFTER Camera capture</text:p>
      <text:p text:style-name="P1">001, 000, 000, 000, 000, 000, 001, 000, 000, 000, 001, 000, 016, 034, 018, 032, 021, 035, 025, 033, 020, 039, 020, 038, 021, 035, 027, 039, 029, 041, </text:p>
      <text:p text:style-name="P1">026, 031, 023, 041, 027, 039, 027, 042, 031, 039, 031, 046, 029, 040, 035, 043, 028, 049, 030, 047, 027, 054, 032, 053, 025, 050, 028, 057, 036, 056, </text:p>
      <text:p text:style-name="P1">035, 055, 035, 051, 028, 057, 040, 061, 034, 057, 031, 052, 035, 057, 038, 059, 034, 060, 040, 068, 037, 067, 033, 070, 033, 066, 036, 067, 044, 068, </text:p>
      <text:p text:style-name="P1">037, 068, 045, 068, 047, 069, 041, 075, 045, 072, 046, 073, 048, 072, 047, 089, 040, 077, 050, 081, 043, 078, 046, 083, 047, 080, 048, 083, 053, 084, </text:p>
      <text:p text:style-name="P1">046, 082, 052, 081, 059, 091, 053, 084, 046, 081, 056, 077, 049, 092, 048, 097, 055, 096, 057, 085, 052, 093, 046, 094, 064, 098, 057, 095, 056, 092, </text:p>
      <text:p text:style-name="P1">057, 095, 057, 099, 060, 093, 048, 102, 056, 100, 052, 086, 059, 090, 057, 102, 058, 094, 053, 097, 053, 099, 059, 095, 049, 093, 055, 097, 056, 092, </text:p>
      <text:p text:style-name="P1">053, 093, 058, 094, 057, 092, 052, 093, 053, 085, 050, 090, 048, 091, 047, 101, 047, 090, 044, 097, 053, 093, 050, 095, 053, 098, 054, 093, 051, 090, </text:p>
      <text:p text:style-name="P1">057, 091, 052, 084, 051, 093, 057, 092, 049, 094, 048, 086, 050, 093, 053, 092, 057, 100, 055, 085, 051, 081, 049, 090, 046, 086, 043, 083, 052, 084, </text:p>
      <text:p text:style-name="P1">042, 084, 044, 082, 050, 086, 044, 081, 045, 092, 042, 078, 044, 078, 040, 082, 044, 078, 044, 083, 039, 076, 042, 079, 045, 081, 043, 074, 048, 074, </text:p>
      <text:p text:style-name="P1">038, 074, 044, 074, 041, 076, 042, 070, 043, 077, 036, 074, 033, 077, 037, 068, 035, 074, 036, 065, 041, 068, 035, 064, 036, 070, 036, 059, 034, 057, </text:p>
      <text:p text:style-name="P1">029, 064, 035, 058, 029, 063, 035, 061, 034, 062, 025, 054, 028, 058, 029, 047, 030, 047, 030, 049, 031, 057, 027, 043, 030, 054, 026, 047, 009, 017, </text:p>
      <text:p text:style-name="P1">006, 016, 005, 021, 007, 017, 006, 016, 006, 020, 008, 016, 009, 020, 008, 022, 010, 019, 009, 026, 009, 024, 009, 026, 009, 021, 008, 027, 010, 022, </text:p>
      <text:p text:style-name="P1">011, 026, 011, 030, 014, 024, 011, 024, 009, 028, 010, 024, 012, 030, 011, 030, 010, 029, 012, 030, 012, 029, 011, 034, 012, 031, 011, 037, 011, 032, </text:p>
      <text:p text:style-name="P1">015, 032, 015, 039, 015, 031, 012, 036, 014, 034, 104, 230, 006, 000, 220, 011, 000, 027, 192, 021, 001, 028, 062, 157, 126, 100, 228, 011, 000, 027, </text:p>
      <text:p text:style-name="P1">064, 019, 001, 028, 001, 000, 001, 025, 000, 114, 150, 126, 001, 000, 000, 000, 159, 201, 041, 121, 064, 230, 006, 000, 000, 000, 000, 000, 127, 042, </text:p>
      <text:p text:style-name="P1">248, 229, 138, 032, 035, 079, 147, 061, 206, 124, 029, 049, 050, 033, 131, 134, 145, 176, 091, 081, 072, 007, 072, 177, 181, 107, 071, 086, 237, 128, </text:p>
      <text:p text:style-name="P1">104, 054, 055, 225, 088, 209, 050, 250, 081, 238, 146, 130, 229, 157, 165, 181, 090, 067, 148, 148, 207, 059, 190, 107, 217, 172, 051, 079, 172, 054, </text:p>
      <text:p text:style-name="P1">048, 084, 219, 077, 205, 227, 206, 236, 007, 233, 216, 017, 130, 114, 179, 208, 213, 006, 159, 199, 039, 254, 043, 108, 072, 161, 194, 015, 023, 012, </text:p>
      <text:p text:style-name="P1">251, 087, 124, 130, 046, 089, 063, 137, 247, 007, 197, 068, 068, 114, 148, 016, 041, 130, 232, 029, 006, 144, 036, 154, 094, 173, 125, 116, 172, 053, </text:p>
      <text:p text:style-name="P1">157, 114, 146, 216, 012, 161, 231, 073, 155, 108, 231, 134, 242, 150, 207, 252, 148, 053, 232, 046, 081, 140, 067, 241, 220, 005, 217, 059, 076, 147, </text:p>
      <text:p text:style-name="P1">097, 036, 067, 032, 149, 181, 030, 064, 068, 004, 084, 027, 185, 157, 244, 246, 068, 089, 184, 138, 199, 254, 108, 077, 168, 181, 080, 046, 052, 107, </text:p>
      <text:p text:style-name="P1">189, 129, 070, 116, 093, 204, 195, 023, 062, 040, 001, 217, 228, 157, 057, 159, 121, 022, 022, 207, 021, 250, 138, 060, 178, 062, 214, 199, 086, 254, </text:p>
      <text:p text:style-name="P1">175, 196, 130, 141, 252, 233, 090, 082, 174, 241, 095, 175, 049, 105, 175, 076, 089, 167, 171, 099, 021, 209, 149, 021, 024, 223, 187, 190, 145, 058, </text:p>
      <text:p text:style-name="P1">192, 164, 058, 077, 141, 175, 197, 067, 092, 172, 121, 183, 002, 057, 085, 219, 251, 167, 092, 115, 032, 127, 177, 143, 219, 124, 096, 004, 026, 072, </text:p>
      <text:p text:style-name="P1">138, 189, 232, 231, 008, 186, 176, 009, 026, 198, 024, 036, 249, 024, 196, 149, 020, 050, 144, 105, 244, 107, 224, 078, 172, 126, 179, 192, 099, 229, </text:p>
      <text:p text:style-name="P1">105, 173, 044, 141, 061, 134, 143, 036, 185, 119, 200, 051, 138, 219, 148, 191, 179, 176, 221, 062, 239, 218, 047, 138, 102, 181, 192, 108, 012, 060, </text:p>
      <text:p text:style-name="P1">161, 134, 052, 216, 190, 171, 170, 119, 094, 145, 087, 228, 178, 142, 017, 071, 255, 134, 032, 233, 136, 235, 031, 096, 212, 137, 104, 222, 058, 223, </text:p>
      <text:p text:style-name="P1">149, 116, 234, 062, 218, 213, 208, 041, 110, 132, 155, 018, 007, 254, 230, 052, 025, 127, 156, 204, 079, 178, 094, 123, 254, 141, 115, 203, 089, 068, </text:p>
      <text:p text:style-name="P1">254, 225, 174, 029, 206, 061, 009, 138, 078, 151, 233, 228, 122, 039, 028, 079, 118, 226, 115, 180, 063, 049, 227, 246, 208, 123, 224, 222, 166, 157, </text:p>
      <text:p text:style-name="P1">150, 068, 089, 175, 200, 154, 091, 181, 222, 118, 099, 215, 228, 180, 205, 089, 062, 013, 156, 116, 014, 049, 037, 029, 067, 100, 218, 253, 118, 081, </text:p>
      <text:p text:style-name="P1"/>
      <text:p text:style-name="P1"/>
      <text:p text:style-name="P1">After Camera STOP</text:p>
      <text:p text:style-name="P1">126, 126, 126, 126, 126, 126, 126, 126, 126, 126, 001, 000, 016, 034, 018, 032, 021, 035, 025, 033, 020, 039, 020, 038, 021, 035, 027, 039, 029, 041, </text:p>
      <text:p text:style-name="P1">026, 031, 023, 041, 027, 039, 027, 042, 031, 039, 031, 046, 029, 040, 035, 043, 028, 049, 030, 047, 027, 054, 032, 053, 025, 050, 028, 057, 036, 056, </text:p>
      <text:p text:style-name="P1">035, 055, 035, 051, 028, 057, 040, 061, 034, 057, 031, 052, 035, 057, 038, 059, 034, 060, 040, 068, 037, 067, 033, 070, 033, 066, 036, 067, 044, 068, </text:p>
      <text:p text:style-name="P1">037, 068, 045, 068, 047, 069, 041, 075, 045, 072, 046, 073, 048, 072, 047, 089, 040, 077, 050, 081, 043, 078, 046, 083, 047, 080, 048, 083, 053, 084, </text:p>
      <text:p text:style-name="P1">046, 082, 052, 081, 059, 091, 053, 084, 046, 081, 056, 077, 049, 092, 048, 097, 055, 096, 057, 085, 052, 093, 046, 094, 064, 098, 057, 095, 056, 092, </text:p>
      <text:p text:style-name="P1">057, 095, 057, 099, 060, 093, 048, 102, 056, 100, 052, 086, 059, 090, 057, 102, 058, 094, 053, 097, 053, 099, 059, 095, 049, 093, 055, 097, 056, 092, </text:p>
      <text:p text:style-name="P1">053, 093, 058, 094, 057, 092, 052, 093, 053, 085, 050, 090, 048, 091, 047, 101, 047, 090, 044, 097, 053, 093, 050, 095, 053, 098, 054, 093, 051, 090, </text:p>
      <text:p text:style-name="P1">057, 091, 052, 084, 051, 093, 057, 092, 049, 094, 048, 086, 050, 093, 053, 092, 057, 100, 055, 085, 051, 081, 049, 090, 046, 086, 043, 083, 052, 084, </text:p>
      <text:p text:style-name="P1">042, 084, 044, 082, 050, 086, 044, 081, 045, 092, 042, 078, 044, 078, 040, 082, 044, 078, 044, 083, 039, 076, 042, 079, 045, 081, 043, 074, 048, 074, </text:p>
      <text:p text:style-name="P1">038, 074, 044, 074, 041, 076, 042, 070, 043, 077, 036, 074, 033, 077, 037, 068, 035, 074, 036, 065, 041, 068, 035, 064, 036, 070, 036, 059, 034, 057, </text:p>
      <text:p text:style-name="P1">029, 064, 035, 058, 029, 063, 035, 061, 034, 062, 025, 054, 028, 058, 029, 047, 030, 047, 030, 049, 031, 057, 027, 043, 030, 054, 026, 047, 009, 017, </text:p>
      <text:p text:style-name="P1">006, 016, 005, 021, 007, 017, 006, 016, 006, 020, 008, 016, 009, 020, 008, 022, 010, 019, 009, 026, 009, 024, 009, 026, 009, 021, 008, 027, 010, 022, </text:p>
      <text:p text:style-name="P1">011, 026, 011, 030, 014, 024, 011, 024, 009, 028, 010, 024, 012, 030, 011, 030, 010, 029, 012, 030, 012, 029, 011, 034, 012, 031, 011, 037, 011, 032, </text:p>
      <text:p text:style-name="P1">015, 032, 015, 039, 015, 031, 012, 036, 014, <text:span text:style-name="T2">034</text:span>, 104, 230, 006, 000, 220, 011, 000, 027, 192, 021, 001, 028, 062, 157, 126, 100, 228, 011, 000, 027, </text:p>
      <text:p text:style-name="P1">064, 019, 001, 028, 001, 000, 001, 025, 000, 114, 150, 126, 001, 000, 000, 000, 159, 201, 041, 121, 064, 230, 006, 000, 000, 000, 000, 000, 127, 042, </text:p>
      <text:p text:style-name="P1">248, 229, 138, 032, 035, 079, 147, 061, 206, 124, 029, 049, 050, 033, 131, 134, 145, 176, 091, 081, 072, 007, 072, 177, 181, 107, 071, 086, 237, 128, </text:p>
      <text:p text:style-name="P1">104, 054, 055, 225, 088, 209, 050, 250, 081, 238, 146, 130, 229, 157, 165, 181, 090, 067, 148, 148, 207, 059, 190, 107, 217, 172, 051, 079, 172, 054, </text:p>
      <text:p text:style-name="P1">048, 084, 219, 077, 205, 227, 206, 236, 007, 233, 216, 017, 130, 114, 179, 208, 213, 006, 159, 199, 039, 254, 043, 108, 072, 161, 194, 015, 023, 012, </text:p>
      <text:p text:style-name="P1">251, 087, 124, 130, 046, 089, 063, 137, 247, 007, 197, 068, 068, 114, 148, 016, 041, 130, 232, 029, 006, 144, 036, 154, 094, 173, 125, 116, 172, 053, </text:p>
      <text:p text:style-name="P1">157, 114, 146, 216, 012, 161, 231, 073, 155, 108, 231, 134, 242, 150, 207, 252, 148, 053, 232, 046, 081, 140, 067, 241, 220, 005, 217, 059, 076, 147, </text:p>
      <text:p text:style-name="P1">097, 036, 067, 032, 149, 181, 030, 064, 068, 004, 084, 027, 185, 157, 244, 246, 068, 089, 184, 138, 199, 254, 108, 077, 168, 181, 080, 046, 052, 107, </text:p>
      <text:p text:style-name="P1">189, 129, 070, 116, 093, 204, 195, 023, 062, 040, 001, 217, 228, 157, 057, 159, 121, 022, 022, 207, 021, 250, 138, 060, 178, 062, 214, 199, 086, 254, </text:p>
      <text:p text:style-name="P1">175, 196, 130, 141, 252, 233, 090, 082, 174, 241, 095, 175, 049, 105, 175, 076, 089, 167, 171, 099, 021, 209, 149, 021, 024, 223, 187, 190, 145, 058, </text:p>
      <text:p text:style-name="P1">192, 164, 058, 077, 141, 175, 197, 067, 092, 172, 121, 183, 002, 057, 085, 219, 251, 167, 092, 115, 032, 127, 177, 143, 219, 124, 096, 004, 026, 072, </text:p>
      <text:p text:style-name="P1">138, 189, 232, 231, 008, 186, 176, 009, 026, 198, 024, 036, 249, 024, 196, 149, 020, 050, 144, 105, 244, 107, 224, 078, 172, 126, 179, 192, 099, 229, </text:p>
      <text:p text:style-name="P1">105, 173, 044, 141, 061, 134, 143, 036, 185, 119, 200, 051, 138, 219, 148, 191, 179, 176, 221, 062, 239, 218, 047, 138, 102, 181, 192, 108, 012, 060, </text:p>
      <text:p text:style-name="P1">161, 134, 052, 216, 190, 171, 170, 119, 094, 145, 087, 228, 178, 142, 017, 071, 255, 134, 032, 233, 136, 235, 031, 096, 212, 137, 104, 222, 058, 223, </text:p>
      <text:p text:style-name="P1">149, 116, 234, 062, 218, 213, 208, 041, 110, 132, 155, 018, 007, 254, 230, 052, 025, 127, 156, 204, 079, 178, 094, 123, 254, 141, 115, 203, 089, 068, </text:p>
      <text:p text:style-name="P1">254, 225, 174, 029, 206, 061, 009, 138, 078, 151, 233, 228, 122, 039, 028, 079, 118, 226, 115, 180, 063, 049, 227, 246, 208, 123, 224, 222, 166, 157, </text:p>
      <text:p text:style-name="P1">150, 068, 089, 175, 200, 154, 091, 181, 222, 118, 099, 215, 228, 180, 205, 089, 062, 013, 156, 116, 014, 049, 037, 029, 067, 100, 218, 253, 118, 081,</text:p>
      <text:p text:style-name="P1"/>
      <text:p text:style-name="P11">Before Camera capture</text:p>
      <text:p text:style-name="P1">144, 001, 000, 000, 040, 032, 001, 028, 126, 126, 001, 000, 016, 034, 018, 032, 021, 035, 025, 033, 020, 039, 020, 038, 021, 035, 027, 039, 029, 041, </text:p>
      <text:p text:style-name="P1">026, 031, 023, 041, 027, 039, 027, 042, 031, 039, 031, 046, 029, 040, 035, 043, 028, 049, 030, 047, 027, 054, 032, 053, 025, 050, 028, 057, 036, 056, </text:p>
      <text:p text:style-name="P1">035, 055, 035, 051, 028, 057, 040, 061, 034, 057, 031, 052, 035, 057, 038, 059, 034, 060, 040, 068, 037, 067, 033, 070, 033, 066, 036, 067, 044, 068, </text:p>
      <text:p text:style-name="P1">037, 068, 045, 068, 047, 069, 041, 075, 045, 072, 046, 073, 048, 072, 047, 089, 040, 077, 050, 081, 043, 078, 046, 083, 047, 080, 048, 083, 053, 084, </text:p>
      <text:p text:style-name="P1">046, 082, 052, 081, 059, 091, 053, 084, 046, 081, 056, 077, 049, 092, 048, 097, 055, 096, 057, 085, 052, 093, 046, 094, 064, 098, 057, 095, 056, 092, </text:p>
      <text:p text:style-name="P1">057, 095, 057, 099, 060, 093, 048, 102, 056, 100, 052, 086, 059, 090, 057, 102, 058, 094, 053, 097, 053, 099, 059, 095, 049, 093, 055, 097, 056, 092, </text:p>
      <text:p text:style-name="P1">053, 093, 058, 094, 057, 092, 052, 093, 053, 085, 050, 090, 048, 091, 047, 101, 047, 090, 044, 097, 053, 093, 050, 095, 053, 098, 054, 093, 051, 090, </text:p>
      <text:p text:style-name="P1">057, 091, 052, 084, 051, 093, 057, 092, 049, 094, 048, 086, 050, 093, 053, 092, 057, 100, 055, 085, 051, 081, 049, 090, 046, 086, 043, 083, 052, 084, </text:p>
      <text:p text:style-name="P1">042, 084, 044, 082, 050, 086, 044, 081, 045, 092, 042, 078, 044, 078, 040, 082, 044, 078, 044, 083, 039, 076, 042, 079, 045, 081, 043, 074, 048, 074, </text:p>
      <text:p text:style-name="P1">038, 074, 044, 074, 041, 076, 042, 070, 043, 077, 036, 074, 033, 077, 037, 068, 035, 074, 036, 065, 041, 068, 035, 064, 036, 070, 036, 059, 034, 057, </text:p>
      <text:p text:style-name="P1">029, 064, 035, 058, 029, 063, 035, 061, 034, 062, 025, 054, 028, 058, 029, 047, 030, 047, 030, 049, 031, 057, 027, 043, 030, 054, 026, 047, 009, 017, </text:p>
      <text:p text:style-name="P1">006, 016, 005, 021, 007, 017, 006, 016, 006, 020, 008, 016, 009, 020, 008, 022, 010, 019, 009, 026, 009, 024, 009, 026, 009, 021, 008, 027, 010, 022, </text:p>
      <text:p text:style-name="P1">011, 026, 011, 030, 014, 024, 011, 024, 009, 028, 010, 024, 012, 030, 011, 030, 010, 029, 012, 030, 012, 029, 011, 034, 012, 031, 011, 037, 011, 032, </text:p>
      <text:p text:style-name="P1">015, 032, 015, 039, 015, 031, 012, 036, 014, <text:span text:style-name="T2">034</text:span>, 104, 230, 006, 000, 220, 011, 000, 027, 192, 021, 001, 028, 062, 157, 126, 100, 228, 011, 000, 027, </text:p>
      <text:p text:style-name="P1">064, 019, 001, 028, 001, 000, 001, 025, 000, 114, 150, 126, 001, 000, 000, 000, 159, 201, 041, 121, 005, 005, 005, 005, 005, 005, 005, 005, 005, 005, </text:p>
      <text:p text:style-name="P1">248, 229, 138, 032, 035, 079, 147, 061, 206, 124, 029, 049, 050, 033, 131, 134, 145, 176, 091, 081, 072, 007, 072, 177, 181, 107, 071, 086, 237, 128, </text:p>
      <text:p text:style-name="P1">104, 054, 055, 225, 088, 209, 050, 250, 081, 238, 146, 130, 229, 157, 165, 181, 090, 067, 148, 148, 207, 059, 190, 107, 217, 172, 051, 079, 172, 054, </text:p>
      <text:p text:style-name="P1">048, 084, 219, 077, 205, 227, 206, 236, 007, 233, 216, 017, 130, 114, 179, 208, 213, 006, 159, 199, 039, 254, 043, 108, 072, 161, 194, 015, 023, 012, </text:p>
      <text:p text:style-name="P1">251, 087, 124, 130, 046, 089, 063, 137, 247, 007, 197, 068, 068, 114, 148, 016, 041, 130, 232, 029, 006, 144, 036, 154, 094, 173, 125, 116, 172, 053, </text:p>
      <text:p text:style-name="P1">157, 114, 146, 216, 012, 161, 231, 073, 155, 108, 231, 134, 242, 150, 207, 252, 148, 053, 232, 046, 081, 140, 067, 241, 220, 005, 217, 059, 076, 147, </text:p>
      <text:p text:style-name="P1">097, 036, 067, 032, 149, 181, 030, 064, 068, 004, 084, 027, 185, 157, 244, 246, 068, 089, 184, 138, 199, 254, 108, 077, 168, 181, 080, 046, 052, 107, </text:p>
      <text:p text:style-name="P1">189, 129, 070, 116, 093, 204, 195, 023, 062, 040, 001, 217, 228, 157, 057, 159, 121, 022, 022, 207, 021, 250, 138, 060, 178, 062, 214, 199, 086, 254, </text:p>
      <text:p text:style-name="P1">175, 196, 130, 141, 252, 233, 090, 082, 174, 241, 095, 175, 049, 105, 175, 076, 089, 167, 171, 099, 021, 209, 149, 021, 024, 223, 187, 190, 145, 058, </text:p>
      <text:p text:style-name="P1">192, 164, 058, 077, 141, 175, 197, 067, 092, 172, 121, 183, 002, 057, 085, 219, 251, 167, 092, 115, 032, 127, 177, 143, 219, 124, 096, 004, 026, 072, </text:p>
      <text:p text:style-name="P1">138, 189, 232, 231, 008, 186, 176, 009, 026, 198, 024, 036, 249, 024, 196, 149, 020, 050, 144, 105, 244, 107, 224, 078, 172, 126, 179, 192, 099, 229, </text:p>
      <text:p text:style-name="P1">105, 173, 044, 141, 061, 134, 143, 036, 185, 119, 200, 051, 138, 219, 148, 191, 179, 176, 221, 062, 239, 218, 047, 138, 102, 181, 192, 108, 012, 060, </text:p>
      <text:p text:style-name="P1">161, 134, 052, 216, 190, 171, 170, 119, 094, 145, 087, 228, 178, 142, 017, 071, 255, 134, 032, 233, 136, 235, 031, 096, 212, 137, 104, 222, 058, 223, </text:p>
      <text:p text:style-name="P1">149, 116, 234, 062, 218, 213, 208, 041, 110, 132, 155, 018, 007, 254, 230, 052, 025, 127, 156, 204, 079, 178, 094, 123, 254, 141, 115, 203, 089, 068, </text:p>
      <text:p text:style-name="P1">254, 225, 174, 029, 206, 061, 009, 138, 078, 151, 233, 228, 122, 039, 028, 079, 118, 226, 115, 180, 063, 049, 227, 246, 208, 123, 224, 222, 166, 157, </text:p>
      <text:p text:style-name="P1">150, 068, 089, 175, 200, 154, 091, 181, 222, 118, 099, 215, 228, 180, 205, 089, 062, 013, 156, 116, 014, 049, 037, 029, 067, 100, 218, 253, 118, 081</text:p>
      <text:p text:style-name="P1"/>
      <text:p text:style-name="P11">144, 001, 000, 000, 032, 032, 001, 028, 126, 126, 012, 007, 021, 017, 021, 016, 021, 018, 022, 016, 019, 016, 021, 017, 021, 017, 022, 021, 022, 020, </text:p>
      <text:p text:style-name="P1">023, 021, 024, 022, 026, 022, 026, 023, 025, 022, 028, 023, 027, 022, 027, 020, 026, 021, 027, 022, 027, 022, 026, 023, 027, 026, 027, 026, 028, 025, </text:p>
      <text:p text:style-name="P1">028, 022, 030, 023, 025, 022, 026, 024, 027, 023, 029, 028, 031, 028, 035, 031, 035, 034, 038, 035, 039, 030, 036, 031, 037, 031, 032, 029, 034, 028, </text:p>
      <text:p text:style-name="P1">035, 029, 036, 033, 041, 036, 042, 038, 050, 042, 056, 046, 056, 049, 054, 044, 048, 040, 044, 040, 040, 039, 037, 039, 037, 035, 035, 035, 037, 037, </text:p>
      <text:p text:style-name="P1">038, 041, 039, 039, 039, 039, 039, 037, 038, 039, 041, 045, 047, 042, 048, 042, 052, 050, 063, 054, 067, 061, 074, 067, 076, 067, 075, 067, 079, 071, </text:p>
      <text:p text:style-name="P1">087, 080, 092, 089, 102, 093, 116, 102, 122, 106, 130, 114, 137, 118, 150, 125, 155, 133, 159, 133, 168, 142, 184, 163, 189, 156, 188, 154, 187, 162, </text:p>
      <text:p text:style-name="P1">196, 182, 208, 189, 200, 176, 215, 186, 205, 184, 193, 173, 198, 182, 214, 180, 208, 180, 205, 189, 207, 188, 216, 194, 237, 207, 230, 189, 196, 146, </text:p>
      <text:p text:style-name="P1">160, 127, 138, 119, 131, 116, 137, 116, 132, 109, 134, 098, 125, 093, 121, 087, 109, 085, 106, 089, 110, 091, 104, 085, 098, 078, 089, 080, 083, 077, </text:p>
      <text:p text:style-name="P1">078, 069, 073, 061, 068, 054, 064, 054, 062, 051, 063, 052, 061, 053, 065, 052, 066, 053, 071, 053, 068, 053, 063, 053, 059, 051, 060, 049, 057, 043, </text:p>
      <text:p text:style-name="P1">053, 041, 053, 039, 054, 040, 056, 039, 058, 040, 056, 041, 058, 040, 058, 042, 055, 045, 054, 040, 052, 039, 047, 036, 046, 034, 043, 034, 043, 034, </text:p>
      <text:p text:style-name="P1">041, 031, 042, 031, 041, 032, 039, 028, 038, 026, 038, 026, 038, 025, 038, 025, 036, 024, 009, 013, 010, 015, 012, 016, 011, 015, 012, 016, 012, 016, </text:p>
      <text:p text:style-name="P1">012, 017, 012, 020, 012, 018, 011, 021, 013, 019, 014, 020, 015, 021, 012, 021, 012, 020, 014, 022, 014, 020, 015, 021, 015, 024, 015, 024, 014, 024, </text:p>
      <text:p text:style-name="P1">015, 026, 018, 027, 016, 025, 017, 026, 016, 027, 017, 028, 017, 028, 020, 026, 018, 029, 020, 028, 019, 027, 019, 029, 017, 027, 020, 028, 017, 026, </text:p>
      <text:p text:style-name="P1">020, 025, 020, 027, 019, 029, 022, 031, 024, 033, 112, 230, 006, 000, 220, 011, 000, 027, 184, 021, 001, 028, 085, 182, 124, 242, 228, 011, 000, 027, </text:p>
      <text:p text:style-name="P1">060, 019, 001, 028, 001, 000, 001, 023, 000, 085,</text:p>
      <text:p text:style-name="P11">001, 001, 001, 001, 001, 000, 002, 001, 001, 001, 001, 001, 096, 096, 099, 097, 095, 094, 092, 088, 098, 088, 092, 084, 093, 085, 106, 104, 108, 098, 103, 104, 107, 092, 100, 101, 101, 099, 099, 089, 102, 098, 105, 097, 100, 088, 101, 085, 103, 094, 111, 096, 102, 091, 107, 096, 098, 097, 099, 087, 094, 088, 103, 100, 085, 087, 094, 087, 096, 096, 101, 091, 103, 085, 103, 096, 098, 094, 107, 092, 103, 098, 104, 093, 104, 104, 106, 090, 107, 082, 102, 088, 099, 087, 091, 093, 101, 081, 084, 085, 097, 111, 108, 092, 095, 085, 108, 092, 091, 080, 098, 093, 103, 086, 075, 087, 092, 093, 087, 077, 096, 085, 083, 084, 083, 091, 084, 085, 085, 077, 096, 079, 075, 079, 074, 083, 081, 074, 079, 066, 086, 085, 079, 076, 088, 072, 090, 074, 083, 078, 066, 067, 075, 064, 084, 060, 066, 061, 062, 064, </text:p>
      <text:p text:style-name="P1">064, 065, 069, 053, 062, 058, 070, 074, 059, 050, 070, 057, 080, 063, 063, 064, 055, 061, 057, 054, 066, 057, 066, 055, 055, 053, 058, 048, 065, 045, 063, 039, 053, 049, 056, 051, 060, 046, 054, 045, 054, 055, 064, 059, 026, 046, 029, 045, 028, 042, 022, 057, 022, 054, 026, 053, 029, 055, 031, 057, 032, 053, 032, 059, 029, 056, 032, 060, 032, 060, 030, 058, 037, 060, 035, 058, 033, 063, 035, 063, 039, 066, 036, 066, 034, 059, 039, 066, 037, 067, 042, 063, 040, 071, 043, 066, 039, 074, 033, 076, 034, 069, 035, 065, 045, 067, 043, 073, 046, 075, 041, 077, 046, 077, 044, 084, 046, 077, 045, 079, 043, 084, 039, 079, 040, 083, 042, 077, 044, 091, 047, 085, 047, 091, 045, 090, 040, 087, 046, 092, 054, 085, 051, 081, 053, 082, 053, 097, 058, 096, 056, 096, 052, 087, 048, 100, 052, 091, 047, 098, </text:p>
      <text:p text:style-name="P1">050, 096, 054, 091, 049, 099, 053, 092, 061, 093, 054, 098, 048, 104, 060, 103, 058, 098, 055, 103, 058, 098, 057, 097, 051, 099, 048, 095, 058, 098, 055, 118, 064, 105, 059, 094, 061, 113, 060, 102, 055, 100, 056, 094, 054, 101, 056, 103, 047, 094, 051, 100, 053, 109, 055, 103, 049, 093, 055, 098, 058, 100, 058, 097, 051, 103, 050, 102, 054, 090, 044, 093, 056, 101, 058, 100, 048, 101, 050, 096, 060, 097, 062, 104, 048, 100, 049, 088, 051, 093, 054, 093, 042, 102, 047, 096, 061, 093, 057, 109, 048, 099, 042, 094, 047, 096, 058, 079, 059, 093, 045, 096, 051, 096, 054, 099, 050, 075, 054, 104, 047, 128, 054, 086, 051, 083, 044, 094, 040, 081, 050, 084, 049, 075, 048, 074, 040, 085, 041, 095, 050, 083, 049, 074, 046, 094, 043, 092, 042, 075, 042, 074, 047, 077, 045, 087, 040, 074, 038, 062, </text:p>
      <text:p text:style-name="P1">045, 070, 043, 078, 032, 068, 039, 064, 035, 064, 042, 075, 033, 074, 034, 074, 043, 055, 039, 064, 035, 074, 035, 062, 033, 057, 030, 054, 031, 060, 033, 065, 031, 066, 034, 058, 037, 060, 029, 058, 035, 061, 032, 055, 029, 055, 034, 060, 045, 044, 050, 043, 050, 040, 049, 040, 045, 046, 047, 046, 061, 050, 050, 052, 059, 047, 056, 054, 058, 047, 058, 055, 055, 057, 061, 054, 055, 057, 060, 055, 064, 063, 059, 050, 057, 056, 065, 059, 071, 058, 069, 059, 073, 066, 067, 060, 076, 071, 074, 068, 075, 070, 078, 066, 072, 070, 080, 071, 073, 070, 075, 078, 072, 069, 080, 064, 079, 071, 073, 071, 074, 074, 076, 073, 076, 082, 074, 073, 082, 081, 082, 079, 085, 081, 087, 078, 087, 076, 081, 079, 099, 082, 084, 084, 091, 080, 085, 075, 081, 079, 094, 090, 099, 087, 088, 081, 099, 097, 097, 087, </text:p>
      <text:p text:style-name="P1">086, 095, 092, 095, 097, 084, 094, 082, 094, 094, 096, 091, 090, 092, 103, 084, 102, 092, 106, 103, 099, 097, 092, 097, 101, 091, 108, 092, 101, 093, 091, 086, 107, 101, 101, 094, 108, 102, 114, 102, 104, 097, 103, 110, 112, 100, 108, 087, 099, 090, 102, 099, 101, 091, 101, 095, 095, 086, 096, 098, 110, 091, 101, 096, 099, 086, 095, 097, 094, 096, 110, 097, 106, 086, 092, 094, 091, 087, 096, 092, 103, 094, 102, 096, 098, 087, 097, 097, 093, 087, 091, 079, 096, 087, 098, 095, 095, 091, 099, 086, 099, 094, 092, 086, 098, 084, 087, 094, 096, 099, 102, 083, 084, 089, 086, 097, 095, 094, 101, 092, 105, 077, 087, 092, 095, 084, 101, 075, 096, 078, 079, 081, 087, 095, 087, 113, 100, 075, 092, 073, 077, 071, 077, 076, 086, 113, 115, 070, 094, 076, 085, 078, 072, 084, 088, 068, 084, 070, 080, 073, </text:p>
      <text:p text:style-name="P1">063, 071, 063, 055, 073, 058, 079, 070, 069, 069, 070, 063, 064, 066, 076, 057, 070, 061, 063, 067, 061, 049, 068, 047, 070, 053, 061, 056, 051, 053, 064, 051, 061, 051, 060, 050, 067, 054, 057, 052, 047, 040, 045, 050, 068, 054, 054, 048, 057, 056, 051, 042, 021, 039, 022, 044, 027, 047, 024, 048, 028, 058, 026, 054, 030, 051, 031, 056, 024, 046, 032, 056, 027, 055, 033, 061, 026, 050, 030, 055, 034, 059, 031, 062, 029, 056, 035, 056, 035, 055, 032, 059, 036, 066, 036, 060, 033, 064, 038, 065, 046, 067, 040, 070, 042, 069, 035, 064, 031, 065, 043, 065, 038, 065, 042, 073, 037, 072, 043, 076, 042, 078, 042, 078, 044, 079, 044, 077, 044, 076, 038, 078, 042, 087, 045, 081, 044, 087, 048, 086, 037, 079, 044, 087, 040, 085, 045, 085, 044, 082, 044, 080, 042, 081, 051, 084, 044, 092, 043, 094, </text:p>
      <text:p text:style-name="P1">054, 096, 049, 092, 050, 097, 054, 084, 043, 083, 049, 088, 051, 100, 051, 084, 052, 099, 049, 087, 046, 101, 054, 099, 055, 103, 057, 090, 055, 101, 050, 106, 057, 101, 058, 087, 051, 109, 050, 100, 055, 106, 056, 106, 055, 104, 050, 097, 049, 097, 057, 086, 055, 107, 062, 094, 046, 097, 057, 095, 052, 092, 048, 103, 054, 092, 056, 106, 056, 095, 049, 103, 055, 095, 053, 103, 044, 099, 049, 108, 060, 097, 053, 101, 054, 097, 044, 109, 054, 097, 050, 087, 051, 099, 048, 094, 050, 113, 054, 098, 053, 085, 050, 085, 050, 093, 045, 096, 043, 087, 053, 080, 047, 085, 061, 093, 043, 093, 044, 099, 049, 084, 054, 082, 046, 085, 039, 088, 044, 095, 046, 079, 051, 086, 046, 076, 046, 095, 048, 154, 054, 070, 048, 076, 038, 069, 036, 087, 043, 080, 048, 069, 039, 076, 041, 085, 038, 078, 045, 072, </text:p>
      <text:p text:style-name="P1">048, 075, 044, 071, 036, 078, 036, 067, 032, 059, 040, 064, 037, 068, 040, 074, 034, 086, 037, 059, 033, 055, 038, 066, 038, 070, 030, 064, 034, 051, 033, 059, 027, 065, 033, 057, 028, 062, 030, 055, 033, 058, 028, 052, 031, 054, 029, 063, 030, 055, 028, 054, 034, 057, 029, 059, 041, 040, 049, 042, 057, 043, 055, 049, 047, 048, 050, 055, 054, 050, 051, 056, 049, 044, 053, 045, 048, 050, 049, 042, 047, 047, 058, 048, 057, 063, 068, 058, 066, 058, 061, 056, 066, 060, 063, 056, 066, 061, 062, 068, 068, 064, 060, 057, 071, 067, 070, 065, 072, 062, 070, 060, 068, 070, 071, 074, 078, 069, 064, 071, 074, 071, 077, 072, 080, 075, 075, 072, 081, 074, 087, 073, 080, 080, 081, 075, 073, 078, 077, 071, 090, 078, 080, 081, 092, 091, 083, 078, 086, 075, 086, 077, 081, 081, 084, 078, 096, 086, 096, 085, </text:p>
      <text:p text:style-name="P1">092, 093, 091, 081, 091, 087, 095, 092, 082, 085, 084, 082, 096, 086, 087, 079, 094, 086, 101, 102, 095, 088, 091, 093, 104, 098, 104, 102, 106, 092, 091, 091, 099, 093, 099, 096, 101, 094, 084, 094, 098, 100, 098, 096, 104, 099, 100, 083, 099, 095, 103, 098, 098, 096, 098, 092, 098, 095, 108, 101, 093, 086, 095, 093, 099, 091, 097, 098, 092, 098, 105, 090, 102, 094, 097, 096, 096, 105, 102, 092, 095, 091, 096, 091, 104, 100, 104, 102, 094, 091, 098, 087, 099, 088, 101, 095, 082, 086, 091, 093, 094, 084, 111, 091, 091, 087, 084, 082, 084, 092, 093, 085, 094, 079, 100, 092, 083, 087, 088, 093, 081, 094, 088, 093, 095, 088, 114, 098, 094, 083, 092, 082, 094, 083, 093, 076, 096, 090, 085, 078, 079, 078, 084, 080, 081, 075, 082, 075, 080, 078, 069, 080, 078, 068, 080, 062, 093, 085, 077, 070, </text:p>
      <text:p text:style-name="P1">075, 078, 067, 065, 079, 074, 099, 070, 075, 073, 069, 074, 069, 062, 075, 060, 083, 068, 070, 062, 063, 066, 064, 054, 068, 054, 066, 061, 067, 057, 059, 060, 053, 047, 068, 046, 065, 055, 068, 049, 057, 051, 059, 055, 052, 044, 055, 042, 058, 048, 048, 046, 044, 044, 055, 048, 056, 045, 057, 042, 021, 046, 028, 048, 029, 047, 024, 051, 026, 046, 030, 048, 027, 050, 030, 050, 035, 055, 030, 051, 030, 050, 029, 051, 028, 060, 032, 056, 025, 059, 032, 056, 033, 057, 038, 063, 032, 063, 037, 066, 039, 065, 032, 062, 036, 068, 041, 072, 030, 064, 038, 070, 037, 072, 047, 067, 041, 069, 035, 068, 041, 073, 044, 073, 041, 075, 035, 075, 041, 070, 042, 070, 037, 070, 046, 073, 042, 083, 044, 083, 051, 076, 043, 081, 043, 081, 042, 092, 049, 093, 045, 083, 045, 086, 041, 085, 042, 083, 051, 093, </text:p>
      <text:p text:style-name="P1">052, 092, 048, 091, 044, 092, 046, 087, 057, 087, 054, 094, 058, 097, 052, 097, 046, 091, 053, 082, 046, 091, 057, 087, 054, 086, 045, 092, 053, 091, 056, 092, 055, 093, 049, 086, 053, 107, 048, 094, 051, 095, 052, 097, 058, 102, 058, 091, 050, 094, 053, 094, 051, 104, 046, 098, 050, 092, 049, 093, 056, 099, 055, 111, 055, 086, 054, 087, 058, 099, 051, 098, 052, 101, 053, 106, 057, 112, 055, 093, 057, 092, 051, 098, 049, 095, 049, 102, 050, 103, 057, 099, 053, 092, 063, 091, 047, 097, 056, 096, 049, 084, 049, 088, 049, 088, 053, 097, 045, 090, 050, 093, 049, 091, 049, 084, 048, 086, 047, 106, 045, 093, 044, 098, 043, 101, 050, 084, 049, 090, 054, 100, 046, 098, 047, 091, 055, 084, 051, 078, 049, 096, 046, 100, 043, 086, 043, 071, 043, 080, 049, 074, 039, 075, 040, 085, 043, 077, 047, 074, </text:p>
      <text:p text:style-name="P1">050, 075, 043, 074, 045, 085, 043, 086, 042, 068, 035, 058, 042, 075, 039, 097, 039, 076, 040, 070, 039, 066, 039, 063, 036, 067, 031, 068, 039, 076, 037, 060, 041, 060, 031, 048, 035, 072, 038, 062, 033, 062, 033, 060, 030, 057, 031, 057, 032, 063, 029, 062, 030, 056, 028, 044, 030, 051, 031, 052, 027, 056, 030, 051, 043, 038, 051, 044, 044, 040, 045, 041, 048, 044, 051, 055, 050, 047, 054, 047, 054, 047, 053, 050, 051, 043, 055, 051, 051, 056, 055, 051, 053, 048, 057, 060, 061, 054, 055, 058, 056, 059, 067, 058, 068, 060, 068, 062, 055, 058, 070, 060, 071, 072, 069, 065, 068, 062, 066, 067, 077, 069, 081, 062, 075, 073, 080, 073, 068, 067, 077, 076, 075, 076, 072, 069, 081, 074, 078, 079, 080, 068, 080, 079, 074, 071, 079, 071, 086, 076, 087, 071, 084, 085, 086, 092, 084, 098, 095, 093, </text:p>
      <text:p text:style-name="P1">091, 084, 093, 095, 091, 080, 080, 088, 093, 083, 087, 083, 097, 085, 090, 079, 102, 083, 100, 088, 082, 086, 095, 087, 093, 085, 097, 084, 099, 091, 083, 095, 108, 096, 097, 086, 096, 093, 087, 088, 090, 089, 094, 091, 088, 095, 091, 101, 101, 093, 095, 092, 098, 092, 091, 087, 098, 097, 098, 094, 102, 088, 096, 093, 092, 084, 097, 091, 107, 094, 109, 092, 100, 102, 104, 098, 100, 091, 107, 098, 102, 095, 106, 097, 099, 092, 099, 099, 099, 088, 094, 094, 101, 094, 097, 093, 092, 091, 090, 094, 096, 079, 097, 087, 090, 084, 091, 081, 094, 093, 093, 095, 094, 082, 098, 095, 101, 075, 098, 090, 086, 087, 084, 093, 085, 086, 094, 083, 097, 087, 104, 091, 086, 097, 090, 091, 084, 081, 094, 094, 102, 079, 095, 073, 086, 076, 084, 080, 070, 075, 086, 072, 081, 072, 084, 084, 081, 076, 071, 065, </text:p>
      <text:p text:style-name="P1">070, 071, 075, 070, 084, 075, 077, 073, 062, 069, 076, 069, 078, 067, 068, 065, 086, 066, 067, 064, 057, 071, 063, 068, 076, 061, 071, 057, 078, 056, 071, 063, 062, 069, 062, 052, 059, 058, 061, 054, 064, 054, 059, 058, 059, 064, 062, 060, 055, 056, 060, 043, 061, 044, 064, 054, 059, 057, 055, 052, 057, 040, 049, 042, 050, 038, 064, 046, 020, 045, 024, 042, 023, 047, 025, 045, 028, 046, 029, 042, 024, 040, 031, 059, 028, 051, 030, 053, 028, 061, 028, 050, 031, 059, 027, 054, 028, 057, 033, 060, 033, 059, 035, 059, 031, 060, 039, 065, 033, 068, 036, 064, 036, 058, 035, 060, 038, 068, 036, 060, 038, 059, 033, 066, 036, 070, 043, 074, 035, 070, 040, 070, 037, 075, 037, 072, 039, 078, 041, 084, 043, 079, 045, 074, 040, 066, 045, 079, 039, 076, 047, 075, 039, 083, 047, 082, 042, 087, 052, 087, </text:p>
      <text:p text:style-name="P1">047, 075, 047, 090, 050, 083, 051, 098, 049, 078, 053, 086, 043, 098, 049, 087, 054, 087, 045, 099, 053, 085, 055, 098, 048, 092, 048, 094, 056, 095, 050, 087, 051, 083, 045, 092, 058, 100, 050, 092, 051, 093, 053, 097, 047, 085, 044, 094, 044, 095, 049, 086, 054, 098, 049, 093, 054, 092, 047, 087, 049, 092, 056, 106, 049, 108, 049, 095, 056, 100, 049, 108, 052, 099, 064, 108, 055, 103, 058, 096, 051, 098, 060, 097, 054, 093, 045, 088, 054, 094, 047, 093, 061, 097, 048, 104, 048, 112, 055, 090, 056, 104, 045, 099, 049, 094, 053, 098, 050, 091, 053, 100, 051, 087, 055, 085, 048, 083, 058, 097, 050, 092, 048, 091, 045, 097, 048, 094, 054, 086, 048, 084, 054, 084, 046, 092, 045, 094, 046, 092, 046, 086, 050, 094, 061, 088, 056, 091, 047, 094, 044, 084, 036, 082, 041, 075, 043, 069, 046, 078, </text:p>
      <text:p text:style-name="P1">042, 090, 037, 084, 038, 086, 043, 077, 041, 071, 051, 087, 037, 076, 040, 120, 046, 076, 038, 066, 037, 067, 038, 068, 039, 068, 038, 078, 038, 069, 040, 077, 044, 062, 038, 062, 038, 073, 038, 066, 037, 068, 034, 063, 034, 060, 032, 060, 036, 059, 037, 067, 033, 061, 032, 063, 032, 064, 030, 058, 033, 052, 030, 053, 027, 053, 032, 064, 030, 059, 033, 046, 040, 047, 042, 037, 043, 042, 051, 048, 043, 045, 051, 039, 054, 048, 059, 049, 054, 049, 058, 048, 061, 053, 057, 052, 064, 051, 053, 054, 060, 052, 066, 058, 064, 050, 064, 057, 059, 054, 065, 055, 064, 050, 060, 058, 065, 057, 067, 066, 074, 061, 074, 066, 067, 067, 067, 069, 070, 062, 061, 058, 065, 064, 073, 075, 077, 072, 079, 064, 073, 065, 072, 069, 076, 069, 077, 074, 083, 082, 076, 069, 075, 076, 080, 076, 081, 074, 074, 079, </text:p>
      <text:p text:style-name="P1">074, 070, 087, 080, 083, 070, 083, 079, 085, 081, 084, 080, 083, 079, 093, 091, 084, 083, 097, 082, 077, 094, 095, 087, 087, 082, 087, 078, 086, 096, 085, 093, 095, 091, 087, 098, 088, 099, 096, 091, 095, 093, 096, 096, 101, 086, 095, 091, 097, 094, 098, 092, 092, 096, 108, 098, 107, 095, 088, 090, 096, 100, 101, 084, 094, 095, 100, 100, 106, 102, 100, 097, 091, 091, 102, 095, 101, 092, 092, 098, 098, 098, 095, 101, 102, 093, 102, 091, 099, 097, 099, 092, 102, 094, 103, 094, 099, 092, 102, 090, 103, 102, 104, 079, 102, 082, 098, 083, 087, 079, 085, 082, 097, 079, 106, 104, 094, 091, 090, 092, 092, 086, 087, 086, 092, 082, 093, 077, 093, 079, 097, 091, 095, 078, 083, 079, 091, 081, 086, 084, 085, 085, 084, 083, 091, 079, 099, 078, 082, 077, 101, 084, 081, 079, 076, 073, 076, 078, 076, 077, </text:p>
      <text:p text:style-name="P1">085, 077, 079, 072, 080, 079, 081, 071, 068, 072, 090, 069, 081, 065, 092, 070, 076, 069, 081, 078, 072, 070, 066, 065, 078, 063, 077, 055, 065, 062, 072, 070, 071, 074, 066, 063, 075, 070, 067, 060, 065, 060, 073, 069, 077, 063, 063, 059, 061, 055, 062, 050, 070, 050, 072, 053, 065, 051, 060, 056, 061, 054, 051, 045, 051, 049, 048, 044, 050, 046, 077, 051, 055, 045, 056, 046, 024, 043, 027, 045, 024, 046, 026, 046, 030, 049, 024, 045, 028, 048, 029, 050, 022, 045, 028, 054, 030, 048, 027, 053, 031, 053, 030, 053, 032, 060, 032, 059, 034, 061, 035, 055, 034, 054, 033, 063, 035, 066, 034, 064, 030, 065, 037, 063, 034, 069, 032, 065, 034, 068, 042, 066, 039, 063, 041, 066, 037, 068, 035, 065, 038, 077, 046, 068, 043, 072, 045, 075, 042, 066, 042, 075, 041, 072, 042, 075, 038, 067, 046, 081, </text:p>
      <text:p text:style-name="P1">042, 078, 043, 079, 041, 077, 044, 090, 044, 078, 044, 076, 047, 079, 046, 079, 044, 085, 050, 105, 054, 085, 048, 077, 042, 084, 047, 083, 052, 086, 049, 087, 050, 087, 046, 084, 061, 099, 046, 091, 051, 094, 056, 099, 057, 095, 049, 096, 047, 094, 054, 081, 053, 093, 048, 095, 047, 102, 058, 106, 052, 094, 056, 097, 049, 095, 051, 091, 050, 085, 055, 098, 058, 118, 055, 107, 047, 105, 055, 100, 058, 097, 055, 101, 054, 096, 050, 102, 056, 101, 054, 085, 055, 086, 053, 092, 051, 087, 053, 087, 058, 097, 058, 096, 049, 083, 044, 090, 051, 094, 050, 094, 047, 099, 046, 097, 049, 088, 052, 099, 052, 086, 044, 094, 047, 085, 042, 096, 057, 085, 047, 082, 046, 092, 050, 084, 046, 080, 042, 095, 043, 086, 039, 077, 042, 086, 051, 079, 055, 082, 047, 082, 040, 090, 047, 076, 037, 078, 039, 081, </text:p>
      <text:p text:style-name="P1">042, 082, 048, 081, 044, 076, 045, 075, 037, 079, 040, 073, 042, 085, 036, 078, 045, 067, 043, 073, 039, 079, 042, 075, 037, 076, 033, 071, 037, 070, 036, 069, 035, 068, 038, 068, 033, 065, 045, 061, 035, 117, 036, 068, 034, 068, 034, 060, 036, 058, 036, 061, 032, 064, 034, 069, 029, 063, 032, 068, 035, 061, 034, 058, 026, 059, 033, 050, 026, 056, 023, 052, 034, 063, 039, 063, 033, 046, 027, 048, 045, 041, 043, 038, 042, 035, 043, 040, 047, 039, 048, 045, 049, 041, 049, 045, 053, 046, 053, 045, 050, 044, 055, 055, 049, 048, 053, 046, 054, 055, 063, 054, 058, 050, 059, 057, 061, 053, 047, 049, 054, 051, 057, 060, 069, 059, 064, 058, 058, 061, 058, 062, 064, 060, 067, 068, 063, 065, 065, 064, 069, 061, 064, 064, 069, 068, 070, 070, 071, 068, 072, 076, 087, 073, 073, 074, 083, 067, 073, 071, </text:p>
      <text:p text:style-name="P1">075, 068, 068, 075, 072, 067, 068, 074, 081, 077, 081, 075, 076, 075, 081, 076, 086, 075, 086, 078, 086, 083, 086, 082, 093, 078, 085, 084, 085, 091, 085, 083, 086, 080, 078, 076, 093, 084, 084, 087, 086, 085, 082, 082, 105, 088, 092, 094, 094, 083, 093, 097, 083, 088, 103, 087, 094, 083, 097, 090, 097, 099, 109, 098, 093, 085, 097, 095, 100, 088, 084, 092, 086, 091, 091, 091, 099, 093, 087, 093, 095, 092, 097, 091, 107, 092, 099, 080, 085, 094, 094, 080, 093, 083, 094, 083, 096, 081, 082, 085, 092, 086, 090, 082, 090, 081, 092, 077, 094, 091, 096, 080, 093, 082, 097, 087, 094, 084, 090, 085, 094, 081, 098, 085, 087, 083, 084, 084, 082, 080, 085, 078, 083, 081, 084, 075, 083, 084, 079, 067, 076, 080, 076, 077, 075, 080, 085, 081, 086, 079, 100, 079, 093, 083, 090, 083, 075, 076, 078, 075, </text:p>
      <text:p text:style-name="P1">069, 076, 071, 076, 095, 074, 080, 069, 083, 070, 075, 074, 072, 069, 067, 071, 065, 076, 071, 072, 081, 068, 075, 066, 072, 067, 071, 066, 063, 072, 066, 066, 070, 076, 064, 056, 067, 058, 064, 058, 065, 056, 076, 055, 072, 064, 073, 060, 069, 065, 059, 064, 062, 054, 074, 048, 065, 053, 065, 049, 055, 049, 049, 061, 054, 049, 055, 051, 050, 048, 065, 053, 048, 054, 044, 032, 046, 045, 050, 053, 075, 050, 069, 047, 024, 042, 025, 042, 022, 041, 022, 043, 022, 044, 024, 043, 023, 052, 027, 042, 022, 051, 030, 056, 030, 050, 027, 044, 029, 056, 027, 052, 031, 052, 034, 049, 030, 060, 028, 056, 029, 056, 034, 062, 032, 055, 035, 062, 032, 064, 029, 062, 031, 060, 034, 063, 036, 067, 036, 064, 035, 072, 043, 066, 031, 060, 039, 071, 040, 070, 042, 071, 037, 073, 037, 074, 043, 066, 037, 073, </text:p>
      <text:p text:style-name="P1">034, 081, 048, 066, 038, 078, 042, 079, 044, 075, 042, 072, 042, 082, 040, 076, 037, 081, 044, 087, 045, 078, 050, 082, 044, 083, 042, 083, 047, 091, 044, 080, 044, 087, 045, 100, 047, 087, 042, 088, 049, 097, 052, 091, 050, 095, 051, 093, 055, 096, 057, 088, 050, 101, 051, 091, 049, 101, 051, 102, 044, 090, 048, 094, 055, 095, 051, 092, 051, 093, 055, 111, 059, 098, 047, 097, 053, 099, 047, 098, 054, 102, 048, 090, 049, 087, 052, 096, 050, 094, 047, 092, 048, 092, 055, 097, 053, 098, 051, 094, 048, 086, 048, 086, 044, 086, 046, 084, 045, 085, 045, 095, 056, 093, 044, 095, 052, 101, 047, 091, 046, 096, 038, 096, 050, 086, 050, 091, 054, 078, 048, 081, 043, 086, 045, 086, 049, 084, 042, 082, 045, 083, 045, 078, 046, 082, 041, 075, 043, 079, 054, 086, 050, 086, 056, 092, 047, 092, 044, 103, </text:p>
      <text:p text:style-name="P1"><text:soft-page-break/>048, 084, 042, 084, 044, 093, 040, 085, 051, 083, 051, 068, 048, 078, 038, 086, 038, 075, 038, 078, 036, 082, 045, 082, 044, 070, 042, 071, 042, 074, 042, 068, 039, 063, 042, 081, 042, 071, 032, 063, 035, 073, 028, 086, 037, 071, 036, 071, 032, 068, 043, 058, 037, 058, 035, 071, 032, 063, 033, 079, 040, 068, 029, 059, 031, 057, 032, 053, 028, 048, 030, 061, 024, 060, 028, 048, 024, 043, 028, 047, 029, 048, 034, 071, 028, 049, 031, 044, 040, 045, 040, 039, 039, 039, 040, 044, 044, 043, 040, 045, 045, 045, 050, 051, 048, 051, 048, 049, 059, 048, 052, 045, 051, 045, 061, 041, 053, 048, 050, 054, 060, 061, 061, 054, 053, 051, 060, 047, 054, 053, 058, 057, 056, 055, 062, 057, 058, 055, 059, 054, 063, 052, 060, 061, 065, 059, 064, 066, 068, 065, 074, 064, 066, 065, 068, 068, 068, 062, 068, 067, </text:p>
      <text:p text:style-name="P1">070, 065, 067, 066, 071, 068, 074, 065, 072, 072, 076, 074, 074, 075, 071, 078, 073, 077, 082, 074, 073, 072, 079, 070, 075, 084, 076, 082, 081, 074, 080, 078, 090, 079, 098, 077, 081, 081, 092, 084, 096, 077, 091, 085, 094, 088, 091, 094, 095, 087, 091, 087, 090, 092, 095, 095, 088, 094, 093, 086, 092, 085, 096, 086, 086, 081, 096, 091, 102, 097, 097, 097, 103, 094, 097, 094, 096, 080, 094, 096, 093, 085, 091, 085, 091, 097, 098, 096, 091, 087, 097, 084, 086, 092, 088, 084, 081, 082, 083, 087, 103, 093, 093, 092, 094, 090, 086, 086, 085, 072, 086, 080, 085, 091, 082, 087, 085, 085, 079, 085, 098, 091, 091, 085, 086, 086, 095, 084, 083, 084, 087, 085, 086, 081, 083, 078, 075, 079, 093, 086, 092, 082, 088, 082, 077, 082, 094, 084, 087, 067, 074, 081, 080, 078, 091, 086, 081, 080, 094, 090, </text:p>
      <text:p text:style-name="P1">082, 076, 091, 087, 074, 077, 083, 075, 092, 077, 094, 072, 077, 070, 086, 066, 093, 074, 079, 071, 062, 070, 066, 067, 071, 079, 070, 079, 073, 070, 070, 067, 082, 072, 076, 068, 084, 064, 079, 063, 077, 062, 076, 066, 080, 071, 070, 059, 067, 065, 058, 053, 058, 063, 063, 062, 066, 058, 067, 054, 064, 056, 061, 061, 065, 055, 063, 050, 055, 060, 061, 053, 056, 044, 049, 050, 048, 039, 040, 035, 055, 040, 049, 037, 056, 047, 050, 036, 043, 045, 043, 039, 022, 042, 023, 044, 022, 044, 020, 046, 027, 051, 024, 050, 032, 050, 022, 052, 027, 048, 030, 048, 028, 049, 031, 056, 027, 050, 034, 060, 034, 053, 031, 055, 032, 059, 034, 062, 035, 056, 031, 057, 035, 056, 036, 058, 030, 061, 031, 062, 035, 070, 033, 065, 036, 064, 036, 066, 038, 067, 037, 066, 035, 072, 038, 073, 036, 071, 040, 073, </text:p>
      <text:p text:style-name="P1">040, 074, 038, 072, 033, 070, 042, 068, 040, 070, 045, 075, 040, 079, 049, 076, 044, 082, 036, 080, 043, 072, 050, 071, 037, 070, 038, 079, 047, 084, 042, 075, 044, 080, 043, 080, 048, 080, 040, 071, 043, 082, 045, 085, 045, 087, 050, 083, 048, 094, 055, 085, 053, 095, 053, 096, 049, 086, 053, 096, 052, 102, 045, 094, 054, 094, 050, 098, 050, 095, 048, 091, 057, 086, 058, 100, 050, 087, 044, 101, 055, 087, 046, 097, 053, 096, 057, 097, 052, 098, 051, 078, 048, 096, 054, 099, 052, 094, 051, 087, 046, 086, 045, 093, 052, 097, 050, 090, 044, 094, 053, 087, 049, 094, 050, 086, 052, 101, 050, 095, 054, 087, 053, 093, 048, 098, 047, 086, 049, 101, 047, 099, 053, 091, 043, 082, 048, 083, 054, 080, 039, 087, 047, 082, 043, 086, 045, 087, 039, 077, 044, 082, 041, 084, 043, 087, 042, 087, 049, 081, </text:p>
      <text:p text:style-name="P1">044, 084, 043, 077, 042, 092, 043, 084, 046, 074, 046, 078, 043, 075, 046, 074, 037, 069, 048, 076, 039, 073, 036, 064, 044, 093, 042, 077, 038, 077, 046, 076, 040, 075, 045, 078, 040, 072, 039, 082, 041, 076, 039, 067, 032, 070, 042, 068, 040, 062, 037, 060, 044, 063, 031, 063, 033, 066, 035, 068, 036, 061, 034, 058, 032, 059, 029, 061, 033, 060, 033, 060, 032, 061, 030, 054, 024, 050, 026, 038, 025, 048, 030, 060, 031, 049, 022, 043, 025, 063, 035, 058, 032, 053, 029, 051, 043, 038, 038, 041, 047, 039, 046, 041, 040, 043, 050, 041, 049, 041, 046, 040, 048, 051, 051, 048, 051, 040, 050, 051, 052, 044, 050, 054, 054, 049, 058, 049, 058, 053, 055, 051, 060, 059, 058, 056, 060, 057, 064, 061, 064, 064, 061, 061, 067, 059, 064, 055, 061, 060, 069, 060, 068, 064, 066, 067, 064, 066, 071, 064, </text:p>
      <text:p text:style-name="P1">069, 070, 070, 070, 075, 072, 079, 067, 077, 061, 074, 069, 075, 070, 074, 069, 076, 076, 080, 065, 078, 073, 074, 077, 088, 082, 076, 076, 079, 065, 073, 070, 083, 075, 071, 080, 075, 075, 084, 085, 074, 082, 091, 078, 086, 083, 083, 081, 082, 085, 088, 085, 086, 086, 103, 082, 094, 094, 093, 082, 091, 085, 094, 084, 102, 091, 095, 087, 103, 093, 092, 092, 086, 088, 087, 091, 099, 096, 096, 094, 095, 082, 083, 096, 096, 087, 100, 082, 099, 096, 095, 092, 094, 086, 097, 082, 094, 083, 093, 097, 102, 098, 101, 087, 095, 083, 090, 093, 094, 093, 087, 082, 091, 090, 099, 081, 087, 084, 097, 079, 086, 092, 086, 083, 084, 085, 094, 086, 086, 094, 087, 084, 085, 100, 101, 092, 094, 085, 094, 081, 091, 094, 092, 080, 091, 081, 076, 081, 081, 079, 079, 084, 094, 079, 082, 079, 081, 080, 092, 087, </text:p>
      <text:p text:style-name="P1">095, 084, 093, 077, 083, 076, 090, 090, 092, 072, 085, 084, 100, 080, 091, 073, 092, 072, 080, 074, 075, 081, 090, 076, 079, 070, 070, 070, 071, 072, 096, 072, 086, 069, 078, 070, 074, 064, 075, 070, 060, 061, 071, 072, 058, 064, 070, 071, 060, 062, 063, 062, 068, 064, 063, 065, 072, 058, 066, 057, 078, 054, 078, 059, 061, 050, 058, 054, 060, 058, 059, 048, 061, 056, 053, 051, 057, 049, 062, 036, 046, 036, 046, 036, 065, 063, 072, 047, 050, 036, 042, 040, 047, 045, 054, 045, 058, 051, 060, 050, 026, 046, 023, 039, 026, 037, 022, 039, 022, 043, 026, 037, 025, 053, 024, 049, 028, 046, 027, 050, 034, 047, 033, 049, 026, 047, 030, 052, 027, 052, 028, 047, 027, 051, 028, 057, 026, 063, 034, 054, 025, 058, 034, 060, 030, 057, 033, 063, 038, 058, 031, 062, 037, 060, 032, 062, 036, 068, 036, 064, </text:p>
      <text:p text:style-name="P1">036, 069, 037, 072, 038, 075, 046, 074, 040, 069, 040, 070, 044, 076, 041, 076, 046, 074, 043, 072, 036, 079, 044, 072, 039, 069, 047, 067, 046, 080, 044, 075, 042, 072, 032, 073, 045, 082, 039, 077, 043, 082, 043, 081, 044, 081, 041, 084, 050, 092, 047, 095, 047, 091, 051, 085, 043, 090, 050, 099, 057, 083, 053, 087, 050, 084, 046, 097, 045, 086, 043, 093, 049, 101, 058, 090, 049, 094, 048, 093, 050, 092, 046, 086, 054, 091, 053, 086, 050, 092, 049, 082, 056, 092, 054, 101, 051, 090, 049, 092, 053, 094, 047, 092, 058, 091, 055, 103, 050, 082, 044, 094, 050, 096, 050, 093, 063, 091, 051, 091, 047, 099, 057, 109, 052, 102, 054, 091, 049, 092, 053, 086, 054, 092, 043, 083, 049, 098, 049, 079, 055, 094, 053, 088, 053, 079, 045, 087, 048, 076, 038, 086, 046, 087, 039, 084, 043, 087, 044, 084, </text:p>
      <text:p text:style-name="P1">044, 077, 042, 095, 046, 084, 042, 080, 049, 080, 045, 078, 045, 083, 046, 081, 049, 091, 038, 081, 047, 081, 041, 076, 042, 080, 044, 080, 045, 076, 039, 076, 038, 068, 043, 068, 042, 068, 042, 069, 042, 067, 038, 062, 038, 061, 045, 071, 042, 074, 037, 067, 030, 068, 039, 067, 037, 069, 038, 071, 033, 068, 033, 067, 040, 063, 032, 067, 036, 054, 037, 053, 029, 067, 033, 057, 029, 052, 028, 055, 029, 057, 033, 047, 024, 049, 028, 056, 044, 122, 059, 086, 034, 048, 028, 043, 023, 046, 020, 043, 030, 053, 027, 054, 042, 041, 039, 037, 036, 044, 039, 036, 037, 030, 035, 035, 047, 046, 048, 045, 047, 049, 052, 041, 041, 051, 054, 051, 050, 046, 059, 051, 051, 053, 051, 045, 049, 047, 051, 055, 055, 054, 061, 063, 057, 059, 060, 063, 064, 058, 059, 062, 064, 055, 066, 062, 063, 063, 068, 060, </text:p>
      <text:p text:style-name="P1">067, 063, 067, 062, 071, 071, 077, 066, 078, 072, 074, 069, 068, 065, 066, 060, 070, 064, 074, 080, 075, 068, 074, 072, 076, 076, 074, 071, 071, 068, 071, 075, 075, 075, 084, 067, 083, 069, 073, 073, 084, 079, 084, 075, 081, 076, 091, 078, 080, 082, 087, 080, 083, 082, 093, 083, 098, 086, 085, 083, 085, 085, 087, 071, 084, 091, 102, 087, 097, 091, 104, 092, 088, 093, 093, 081, 081, 093, 096, 092, 096, 085, 093, 087, 093, 083, 096, 091, 093, 095, 094, 083, 095, 094, 100, 085, 096, 088, 093, 093, 096, 096, 095, 093, 096, 090, 094, 082, 093, 091, 086, 092, 090, 086, 093, 077, 096, 092, 101, 094, 101, 094, 100, 087, 094, 098, 102, 094, 101, 088, 085, 083, 087, 087, 091, 090, 093, 085, 084, 084, 094, 087, 095, 080, 085, 085, 088, 083, 084, 091, 092, 092, 086, 091, 082, 078, 079, 084, 081, 091, </text:p>
      <text:p text:style-name="P1">081, 084, 075, 079, 073, 075, 074, 083, 073, 069, 080, 071, 084, 069, 078, 069, 071, 076, 073, 077, 087, 076, 075, 081, 079, 078, 080, 068, 076, 074, 076, 078, 080, 078, 079, 070, 070, 071, 076, 069, 082, 074, 076, 066, 077, 064, 066, 055, 076, 066, 080, 069, 072, 063, 079, 064, 074, 061, 073, 062, 069, 060, 080, 053, 065, 054, 063, 054, 062, 055, 060, 061, 053, 061, 062, 053, 064, 059, 074, 058, 064, 053, 055, 044, 054, 047, 050, 042, 043, 038, 043, 035, 064, 063, 099, 101, 123, 104, 080, 053, 043, 039, 043, 038, 044, 031, 045, 043, 026, 039, 022, 036, 020, 042, 024, 035, 023, 046, 022, 037, 018, 035, 024, 047, 028, 046, 026, 049, 030, 045, 026, 039, 024, 049, 029, 047, 029, 047, 029, 050, 032, 049, 027, 050, 027, 051, 029, 050, 034, 057, 028, 051, 026, 056, 030, 054, 033, 056, 035, 069, </text:p>
      <text:p text:style-name="P1">036, 062, 028, 058, 032, 061, 035, 063, 032, 068, 033, 072, 034, 068, 035, 064, 038, 065, 042, 069, 035, 064, 034, 074, 037, 069, 035, 078, 042, 075, 039, 070, 039, 075, 044, 075, 035, 080, 043, 079, 033, 080, 040, 079, 043, 070, 046, 080, 043, 078, 037, 086, 043, 083, 044, 085, 047, 086, 045, 082, 043, 077, 039, 086, 047, 086, 045, 085, 042, 082, 048, 083, 046, 083, 050, 092, 054, 096, 051, 087, 048, 095, 040, 097, 049, 092, 047, 098, 049, 085, 047, 087, 041, 092, 052, 091, 051, 086, 047, 083, 048, 098, 045, 093, 053, 094, 048, 100, 051, 091, 043, 081, 046, 096, 050, 088, 050, 087, 048, 085, 045, 092, 045, 100, 043, 096, 055, 092, 039, 091, 043, 093, 046, 097, 045, 085, 044, 091, 046, 091, 047, 093, 043, 082, 047, 087, 046, 084, 048, 082, 039, 084, 050, 093, 049, 085, 046, 087, 042, 086, </text:p>
      <text:p text:style-name="P1">042, 071, 042, 074, 045, 079, 045, 075, 043, 081, 037, 075, 039, 079, 039, 083, 038, 072, 042, 078, 038, 081, 036, 084, 044, 071, 037, 082, 036, 086, 036, 087, 039, 077, 038, 082, 040, 084, 040, 074, 038, 075, 038, 071, 040, 067, 036, 070, 038, 064, 035, 064, 036, 059, 043, 067, 035, 064, 036, 067, 037, 055, 038, 061, 038, 061, 035, 049, 029, 062, 031, 063, 031, 055, 028, 058, 031, 061, 032, 059, 032, 055, 030, 053, 031, 050, 025, 055, 032, 050, 028, 046, 024, 042, 019, 043, 024, 051, 031, 074, 048, 122, 054, 085, 025, 042, 023, 038, 022, 040, 019, 038, 043, 039, 043, 044, 041, 034, 041, 041, 044, 042, 050, 044, 054, 037, 050, 051, 068, 045, 047, 050, 049, 046, 049, 045, 048, 048, 052, 048, 055, 047, 044, 047, 054, 049, 048, 047, 055, 047, 052, 051, 055, 054, 061, 060, 061, 056, 059, 059, </text:p>
      <text:p text:style-name="P1">065, 056, 061, 063, 066, 058, 054, 060, 061, 061, 071, 062, 067, 068, 065, 063, 065, 060, 068, 065, 069, 068, 076, 070, 075, 069, 074, 069, 076, 071, 070, 071, 083, 077, 072, 073, 082, 072, 077, 075, 082, 075, 086, 079, 092, 082, 098, 077, 076, 082, 082, 070, 083, 081, 079, 074, 082, 077, 081, 084, 080, 077, 085, 075, 081, 079, 078, 079, 081, 078, 092, 075, 086, 079, 086, 088, 096, 081, 094, 084, 097, 081, 091, 084, 088, 091, 093, 086, 093, 093, 094, 090, 092, 087, 096, 093, 094, 098, 098, 086, 084, 090, 083, 081, 092, 096, 094, 093, 095, 087, 101, 101, 094, 084, 093, 085, 089, 086, 092, 086, 093, 092, 101, 094, 085, 087, 094, 093, 085, 091, 095, 085, 096, 092, 083, 085, 096, 092, 098, 094, 092, 092, 094, 082, 096, 077, 082, 081, 082, 083, 096, 084, 085, 088, 094, 082, 083, 083, 094, 081, </text:p>
      <text:p text:style-name="P1">078, 076, 083, 080, 087, 075, 082, 081, 086, 082, 085, 075, 077, 077, 092, 081, 084, 079, 086, 073, 080, 070, 086, 079, 075, 075, 079, 077, 071, 073, 074, 079, 083, 080, 077, 079, 080, 078, 077, 078, 080, 078, 082, 065, 080, 076, 075, 063, 087, 066, 081, 068, 074, 066, 070, 066, 074, 062, 078, 060, 070, 064, 062, 063, 068, 058, 063, 067, 066, 063, 065, 061, 063, 057, 058, 058, 052, 059, 059, 061, 064, 056, 051, 059, 061, 059, 060, 056, 051, 049, 052, 047, 051, 049, 055, 052, 041, 043, 050, 043, 040, 035, 036, 041, 055, 055, 064, 055, 042, 037, 041, 040, 050, 039, 043, 032, 019, 039, 024, 036, 018, 044, 024, 040, 022, 055, 032, 070, 037, 062, 030, 056, 032, 044, 030, 041, 027, 041, 024, 038, 024, 046, 031, 047, 020, 046, 028, 048, 029, 051, 026, 048, 028, 049, 030, 053, 026, 044, 031, 051, </text:p>
      <text:p text:style-name="P1">032, 059, 034, 054, 030, 058, 031, 059, 033, 059, 029, 058, 026, 054, 031, 060, 027, 063, 033, 063, 031, 063, 034, 065, 042, 063, 032, 067, 037, 070, 034, 067, 034, 067, 041, 075, 035, 079, 037, 069, 041, 072, 038, 074, 046, 080, 044, 075, 041, 084, 043, 081, 039, 073, 037, 073, 039, 080, 038, 084, 039, 085, 045, 083, 045, 077, 044, 083, 042, 075, 044, 085, 046, 096, 042, 093, 048, 083, 045, 083, 044, 088, 048, 087, 044, 087, 046, 086, 051, 101, 056, 084, 050, 087, 045, 095, 046, 092, 048, 096, 044, 083, 044, 098, 050, 094, 045, 086, 052, 088, 043, 092, 047, 092, 048, 095, 044, 094, 044, 096, 046, 087, 047, 096, 050, 096, 047, 093, 047, 093, 049, 094, 047, 095, 049, 090, 046, 094, 047, 085, 050, 091, 044, 082, 041, 079, 047, 087, 045, 093, 048, 087, 044, 087, 043, 088, 047, 091, 048, 098, </text:p>
      <text:p text:style-name="P1">051, 091, 044, 090, 045, 086, 038, 091, 048, 085, 044, 076, 048, 078, 039, 086, 043, 073, 043, 076, 043, 083, 038, 077, 041, 069, 040, 075, 042, 077, 042, 076, 039, 080, 044, 079, 045, 074, 041, 083, 042, 084, 038, 079, 036, 083, 036, 076, 042, 068, 038, 067, 040, 071, 040, 065, 045, 070, 034, 064, 031, 066, 032, 067, 030, 070, 034, 072, 033, 069, 038, 071, 032, 068, 030, 063, 030, 064, 025, 058, 027, 057, 032, 069, 030, 065, 030, 054, 036, 054, 035, 053, 030, 047, 026, 059, 029, 046, 027, 048, 029, 050, 028, 050, 027, 051, 023, 045, 027, 046, 030, 042, 026, 046, 025, 064, 031, 081, 031, 047, 036, 036, 039, 036, 040, 034, 033, 037, 043, 066, 091, 097, 126, 108, 127, 098, 107, 077, 060, 040, 043, 038, 042, 043, 047, 044, 048, 039, 044, 038, 054, 056, 055, 051, 053, 052, 052, 051, 050, 053, </text:p>
      <text:p text:style-name="P1">055, 054, 057, 049, 063, 058, 057, 051, 059, 060, 067, 056, 056, 051, 059, 059, 054, 064, 064, 058, 060, 052, 062, 063, 068, 063, 071, 058, 066, 066, 067, 068, 063, 068, 068, 064, 077, 065, 070, 074, 074, 068, 075, 072, 075, 067, 071, 068, 077, 079, 075, 076, 077, 074, 076, 073, 079, 078, 075, 073, 077, 080, 074, 078, 078, 076, 078, 082, 081, 074, 079, 077, 086, 079, 085, 092, 091, 087, 085, 079, 079, 090, 097, 083, 090, 083, 084, 085, 085, 086, 093, 079, 085, 095, 094, 086, 095, 091, 096, 085, 086, 092, 095, 095, 098, 092, 095, 083, 094, 091, 092, 086, 092, 088, 086, 086, 091, 094, 093, 087, 096, 091, 091, 085, 088, 087, 096, 082, 100, 088, 088, 086, 083, 086, 087, 083, 085, 093, 096, 091, 097, 086, 094, 094, 088, 090, 092, 086, 082, 084, 083, 086, 080, 079, 085, 091, 083, 082, 082, 078, </text:p>
      <text:p text:style-name="P1">094, 080, 091, 077, 083, 087, 086, 080, 079, 079, 092, 085, 084, 083, 093, 079, 091, 075, 085, 083, 083, 084, 084, 081, 076, 078, 080, 080, 084, 082, 083, 084, 079, 080, 076, 075, 075, 078, 088, 076, 090, 077, 077, 078, 081, 078, 076, 082, 083, 074, 087, 074, 073, 068, 071, 068, 084, 069, 080, 066, 071, 069, 060, 060, 064, 059, 063, 063, 065, 064, 057, 068, 058, 059, 070, 068, 066, 059, 082, 059, 069, 064, 059, 048, 059, 049, 065, 050, 066, 057, 065, 053, 061, 049, 055, 058, 056, 053, 053, 051, 052, 046, 058, 050, 048, 050, 068, 049, 056, 045, 060, 038, 048, 042, 048, 032, 032, 036, 045, 036, 046, 039, 052, 042, 023, 035, 023, 038, 020, 035, 023, 041, 022, 040, 030, 061, 041, 069, 045, 069, 037, 058, 036, 052, 026, 047, 026, 039, 027, 046, 025, 044, 023, 044, 027, 048, 028, 054, 032, 052, </text:p>
      <text:p text:style-name="P1">032, 047, 029, 050, 028, 054, 032, 052, 033, 055, 032, 054, 024, 054, 030, 050, 031, 048, 029, 057, 032, 060, 035, 064, 036, 057, 035, 065, 035, 068, 031, 060, 033, 065, 032, 063, 037, 063, 036, 072, 033, 068, 034, 067, 037, 069, 034, 073, 035, 071, 036, 069, 037, 082, 036, 074, 045, 083, 039, 075, 038, 076, 042, 073, 040, 065, 045, 077, 048, 074, 042, 079, 044, 079, 040, 085, 043, 084, 042, 090, 047, 081, 046, 092, 045, 091, 047, 084, 049, 087, 052, 083, 049, 080, 048, 081, 051, 093, 054, 081, 050, 092, 051, 097, 055, 085, 048, 101, 042, 094, 056, 099, 045, 091, 049, 100, 039, 095, 047, 099, 054, 097, 048, 091, 049, 091, 049, 093, 054, 092, 053, 090, 054, 095, 048, 094, 045, 092, 043, 092, 047, 085, 044, 096, 049, 102, 049, 091, 047, 087, 047, 086, 042, 082, 049, 078, 038, 081, 045, 086, </text:p>
      <text:p text:style-name="P1">047, 084, 046, 086, 045, 081, 047, 082, 048, 091, 049, 082, 042, 081, 047, 090, 045, 082, 050, 079, 042, 080, 047, 085, 039, 074, 045, 091, 043, 072, 046, 078, 036, 090, 043, 082, 047, 086, 041, 078, 042, 083, 043, 076, 043, 091, 038, 069, 046, 074, 038, 083, 039, 069, 042, 075, 046, 078, 042, 070, 048, 082, 041, 070, 037, 070, 034, 066, 031, 072, 038, 075, 034, 064, 034, 066, 040, 065, 035, 073, 042, 063, 040, 066, 032, 064, 032, 072, 030, 060, 034, 062, 031, 065, 031, 063, 037, 055, 029, 056, 026, 054, 031, 047, 027, 049, 028, 057, 027, 071, 028, 057, 025, 054, 028, 047, 026, 043, 025, 045, 027, 043, 023, 037, 023, 044, 031, 040, 036, 039, 037, 032, 041, 031, 040, 031, 035, 039, 043, 042, 044, 048, 050, 043, 046, 049, 053, 050, 054, 040, 044, 040, 047, 045, 049, 048, 045, 044, 043, 048, </text:p>
      <text:p text:style-name="P1">058, 047, 056, 046, 054, 049, 055, 049, 048, 047, 054, 047, 050, 053, 052, 055, 051, 054, 056, 056, 060, 047, 061, 062, 060, 047, 062, 061, 066, 059, 058, 062, 059, 060, 065, 066, 068, 068, 068, 061, 060, 066, 066, 065, 070, 066, 076, 063, 069, 071, 072, 064, 071, 063, 073, 076, 072, 066, 074, 075, 073, 070, 081, 074, 078, 074, 074, 068, 082, 073, 084, 080, 078, 075, 088, 078, 085, 073, 081, 074, 079, 075, 086, 071, 086, 079, 083, 096, 092, 091, 092, 082, 094, 079, 079, 080, 085, 084, 096, 092, 098, 084, 093, 087, 093, 083, 088, 085, 096, 085, 088, 092, 086, 090, 095, 086, 094, 095, 099, 080, 086, 093, 086, 088, 091, 094, 093, 086, 096, 096, 093, 088, 094, 086, 094, 086, 091, 085, 091, 082, 083, 086, 086, 092, 085, 084, 084, 084, 098, 088, 099, 083, 093, 082, 084, 082, 075, 091, 077, 096, </text:p>
      <text:p text:style-name="P1">075, 074, 083, 084, 079, 081, 078, 078, 070, 075, 079, 074, 079, 078, 080, 077, 082, 079, 078, 078, 086, 078, 076, 077, 082, 076, 082, 078, 075, 077, 076, 079, 086, 075, 085, 076, 080, 074, 079, 073, 079, 071, 075, 073, 078, 082, 079, 075, 081, 069, 065, 068, 070, 073, 071, 077, 075, 071, 080, 075, 078, 067, 071, 067, 075, 066, 076, 065, 064, 061, 062, 065, 068, 072, 070, 068, 061, 056, 063, 062, 075, 062, 062, 067, 055, 057, 068, 061, 057, 056, 061, 059, 063, 057, 060, 048, 063, 047, 062, 054, 057, 055, 050, 044, 055, 044, 053, 048, 055, 043, 055, 046, 054, 045, 051, 045, 048, 044, 047, 042, 059, 045, 054, 051, 039, 038, 040, 040, 047, 037, 032, 031, 020, 048, 022, 036, 019, 039, 023, 043, 016, 036, 021, 040, 023, 036, 018, 041, 027, 048, 032, 056, 025, 045, 024, 038, 026, 045, 027, 051, </text:p>
      <text:p text:style-name="P1"><text:soft-page-break/>026, 041, 026, 053, 027, 044, 030, 044, 026, 050, 033, 054, 029, 051, 029, 054, 033, 061, 029, 055, 035, 053, 027, 056, 028, 063, 032, 054, 028, 057, 028, 057, 030, 062, 034, 054, 027, 066, 037, 061, 038, 059, 037, 066, 032, 070, 031, 067, 030, 062, 038, 066, 040, 074, 039, 071, 045, 077, 036, 074, 036, 079, 044, 072, 046, 078, 044, 078, 043, 078, 043, 077, 039, 068, 038, 070, 045, 079, 045, 086, 047, 079, 044, 078, 048, 079, 046, 080, 046, 092, 046, 088, 047, 090, 050, 093, 051, 095, 044, 085, 048, 098, 055, 085, 051, 092, 054, 094, 050, 093, 051, 092, 054, 088, 050, 084, 050, 097, 049, 092, 048, 086, 049, 095, 042, 088, 055, 096, 050, 096, 050, 098, 046, 093, 056, 098, 055, 098, 054, 098, 053, 087, 049, 088, 048, 092, 053, 091, 045, 091, 049, 093, 047, 098, 050, 094, 055, 103, 054, 081, </text:p>
      <text:p text:style-name="P1">049, 091, 047, 087, 053, 086, 042, 087, 051, 088, 043, 082, 043, 076, 045, 086, 038, 081, 047, 081, 044, 082, 045, 091, 041, 076, 051, 075, 049, 079, 041, 077, 041, 079, 039, 079, 044, 079, 046, 081, 034, 068, 041, 078, 042, 077, 038, 078, 035, 081, 037, 088, 042, 071, 042, 068, 036, 078, 043, 082, 036, 064, 035, 076, 040, 072, 034, 074, 045, 077, 039, 075, 037, 066, 033, 067, 038, 068, 038, 070, 036, 058, 038, 068, 032, 078, 038, 062, 034, 070, 036, 064, 029, 058, 031, 062, 032, 069, 032, 059, 030, 057, 034, 060, 033, 057, 032, 050, 031, 049, 027, 054, 026, 054, 030, 053, 029, 056, 027, 049, 032, 064, 022, 051, 026, 050, 029, 044, 024, 043, 024, 045, 022, 047, 022, 037, 028, 029, 037, 035, 047, 039, 048, 042, 042, 036, 035, 040, 038, 036, 038, 037, 039, 044, 058, 049, 064, 047, 045, 041, </text:p>
      <text:p text:style-name="P1">048, 041, 039, 044, 049, 046, 041, 039, 044, 055, 058, 047, 051, 050, 055, 051, 053, 057, 056, 055, 048, 051, 061, 062, 056, 049, 058, 054, 062, 053, 059, 060, 055, 058, 053, 061, 059, 056, 056, 061, 061, 059, 066, 067, 064, 064, 058, 065, 063, 064, 071, 064, 065, 062, 069, 067, 072, 068, 072, 068, 071, 064, 073, 072, 072, 070, 071, 073, 071, 067, 085, 083, 083, 078, 079, 070, 080, 077, 078, 069, 075, 075, 079, 076, 083, 076, 078, 079, 087, 085, 079, 082, 079, 076, 092, 088, 081, 077, 083, 081, 091, 087, 086, 080, 084, 081, 101, 095, 093, 092, 090, 079, 086, 080, 088, 095, 084, 094, 092, 087, 101, 087, 107, 090, 094, 084, 095, 082, 088, 095, 093, 093, 086, 085, 095, 094, 097, 092, 098, 096, 094, 093, 101, 092, 083, 086, 092, 090, 090, 094, 087, 080, 086, 075, 084, 087, 097, 084, 082, 079, </text:p>
      <text:p text:style-name="P1">093, 093, 084, 082, 083, 080, 092, 078, 084, 094, 085, 081, 087, 077, 084, 076, 082, 067, 076, 076, 073, 085, 075, 079, 086, 077, 073, 080, 080, 074, 072, 079, 082, 074, 075, 071, 071, 079, 086, 076, 077, 069, 084, 075, 072, 074, 079, 066, 079, 075, 083, 070, 077, 072, 070, 065, 077, 073, 074, 070, 071, 076, 072, 065, 064, 066, 076, 069, 075, 066, 078, 077, 076, 065, 066, 062, 059, 056, 064, 060, 082, 063, 069, 060, 061, 063, 060, 063, 063, 063, 064, 059, 073, 058, 060, 054, 065, 060, 060, 058, 059, 050, 068, 049, 056, 050, 055, 045, 059, 050, 063, 059, 051, 048, 043, 051, 052, 049, 043, 043, 048, 036, 043, 044, 046, 045, 045, 040, 052, 038, 047, 039, 054, 042, 038, 035, 036, 035, 034, 030, 006, 012, 010, 024, 014, 037, 022, 039, 018, 046, 017, 043, 018, 036, 017, 033, 024, 040, 026, 049, </text:p>
      <text:p text:style-name="P1">025, 042, 018, 043, 022, 039, 023, 042, 027, 058, 022, 042, 020, 046, 028, 050, 036, 047, 028, 052, 027, 048, 027, 051, 027, 053, 028, 045, 025, 050, 030, 058, 037, 053, 026, 050, 028, 052, 031, 059, 032, 049, 033, 053, 034, 062, 030, 065, 031, 062, 031, 060, 030, 062, 034, 068, 033, 066, 042, 068, 031, 066, 037, 065, 035, 063, 037, 070, 035, 063, 036, 076, 039, 074, 037, 078, 041, 078, 037, 072, 038, 082, 045, 078, 039, 087, 040, 076, 044, 077, 042, 077, 043, 081, 043, 082, 044, 081, 044, 091, 059, 079, 049, 087, 044, 094, 042, 083, 050, 096, 050, 092, 049, 085, 044, 096, 049, 084, 048, 094, 049, 085, 046, 080, 045, 079, 046, 091, 053, 096, 048, 077, 044, 094, 043, 100, 049, 083, 045, 087, 037, 092, 049, 096, 049, 083, 044, 087, 049, 091, 051, 093, 044, 087, 048, 082, 041, 084, 045, 084, </text:p>
      <text:p text:style-name="P1">047, 082, 043, 092, 047, 087, 051, 085, 046, 084, 041, 083, 043, 078, 044, 081, 040, 085, 039, 075, 043, 079, 046, 077, 038, 079, 038, 078, 039, 085, 042, 086, 044, 074, 042, 070, 043, 080, 035, 077, 037, 072, 031, 071, 036, 069, 040, 075, 043, 079, 039, 075, 037, 080, 038, 071, 033, 071, 042, 076, 045, 085, 040, 077, 035, 059, 037, 076, 037, 076, 035, 067, 038, 074, 036, 068, 037, 076, 034, 070, 034, 067, 038, 065, 036, 076, 036, 061, 029, 071, 029, 060, 030, 063, 037, 057, 035, 068, 029, 063, 032, 059, 029, 063, 031, 058, 033, 055, 026, 051, 030, 049, 027, 054, 032, 065, 035, 046, 024, 053, 033, 084, 030, 046, 027, 046, 026, 042, 028, 047, 022, 039, 022, 040, 021, 042, 024, 038, 024, 038, 017, 035, 015, 026, 008, 014, 014, 017, 013, 019, 020, 032, 039, 042, 042, 043, 049, 038, 045, 039, </text:p>
      <text:p text:style-name="P1">046, 031, 045, 039, 045, 043, 045, 043, 048, 045, 040, 047, 056, 045, 051, 044, 050, 046, 049, 048, 047, 051, 059, 049, 056, 052, 055, 049, 056, 057, 058, 056, 051, 054, 054, 049, 067, 058, 057, 056, 056, 057, 062, 059, 063, 061, 059, 062, 059, 062, 064, 063, 062, 061, 069, 062, 067, 059, 068, 067, 073, 068, 073, 065, 071, 066, 066, 057, 070, 067, 064, 068, 070, 076, 069, 071, 068, 074, 069, 074, 073, 067, 071, 070, 076, 082, 082, 072, 077, 083, 082, 082, 085, 078, 080, 066, 081, 074, 080, 080, 087, 082, 080, 082, 084, 083, 092, 082, 097, 092, 092, 096, 085, 087, 094, 091, 091, 081, 088, 085, 096, 082, 090, 084, 095, 081, 091, 077, 085, 082, 098, 094, 093, 087, 098, 087, 097, 099, 094, 094, 096, 098, 091, 086, 084, 090, 085, 086, 095, 087, 096, 085, 109, 085, 093, 081, 091, 082, 086, 087, </text:p>
      <text:p text:style-name="P1">092, 084, 086, 076, 081, 081, 093, 080, 082, 082, 081, 080, 079, 084, 084, 080, 083, 074, 083, 083, 077, 087, 083, 078, 076, 071, 079, 079, 080, 071, 084, 079, 083, 079, 093, 080, 079, 070, 078, 076, 079, 076, 081, 075, 080, 082, 073, 071, 069, 077, 078, 069, 070, 070, 071, 076, 074, 070, 061, 071, 071, 074, 077, 074, 077, 077, 079, 063, 075, 071, 072, 071, 065, 066, 069, 063, 074, 077, 079, 068, 067, 072, 066, 064, 076, 062, 071, 067, 068, 065, 072, 059, 063, 067, 071, 057, 066, 062, 059, 066, 061, 058, 061, 054, 068, 059, 058, 051, 057, 045, 045, 047, 049, 050, 040, 045, 045, 044, 057, 051, 064, 057, 048, 040, 051, 051, 046, 039, 036, 037, 044, 044, 045, 039, 040, 034, 054, 031, 037, 039, 037, 029, 024, 021, 023, 015, 011, 008, 008, 010, 004, 010, 007, 010, 007, 011, 015, 013, 014, 026, </text:p>
      <text:p text:style-name="P1">018, 041, 026, 043, 023, 037, 021, 045, 022, 039, 021, 039, 019, 039, 018, 040, 027, 043, 029, 044, 027, 040, 020, 044, 023, 046, 026, 052, 028, 049, 031, 050, 027, 054, 027, 051, 031, 055, 031, 047, 029, 059, 034, 057, 031, 055, 033, 058, 029, 060, 033, 061, 032, 067, 034, 060, 031, 056, 043, 061, 035, 065, 034, 066, 035, 067, 038, 067, 032, 062, 031, 059, 035, 075, 038, 070, 036, 075, 030, 066, 038, 069, 036, 075, 042, 066, 042, 075, 047, 072, 039, 079, 042, 080, 041, 079, 052, 080, 040, 087, 040, 080, 049, 080, 042, 080, 040, 076, 041, 079, 049, 094, 046, 087, 054, 082, 046, 090, 043, 081, 040, 097, 055, 086, 045, 091, 055, 096, 046, 099, 057, 083, 057, 092, 047, 100, 048, 092, 045, 097, 050, 093, 048, 087, 051, 097, 055, 087, 054, 093, 050, 097, 049, 093, 053, 082, 051, 085, 045, 094, </text:p>
      <text:p text:style-name="P1">048, 098, 043, 098, 049, 082, 045, 082, 048, 093, 047, 083, 048, 088, 048, 078, 047, 079, 047, 080, 045, 085, 047, 083, 049, 079, 039, 076, 039, 075, 039, 079, 041, 079, 044, 082, 042, 094, 038, 085, 049, 080, 044, 085, 042, 073, 041, 078, 045, 083, 043, 077, 044, 076, 036, 076, 037, 073, 042, 083, 042, 074, 041, 076, 038, 076, 038, 075, 041, 077, 038, 070, 041, 063, 037, 081, 041, 082, 036, 067, 044, 072, 036, 070, 040, 072, 035, 070, 035, 055, 034, 069, 034, 067, 036, 066, 038, 063, 031, 061, 031, 073, 029, 067, 030, 057, 035, 068, 032, 063, 028, 059, 031, 052, 031, 045, 025, 048, 028, 049, 032, 057, 025, 054, 028, 045, 031, 055, 030, 048, 025, 044, 030, 045, 024, 032, 020, 036, 015, 028, 015, 016, 005, 015, 011, 009, 006, 010, 007, 007, 008, 006, 008, 016, 009, 012, 011, 007, 012, 016, </text:p>
      <text:p text:style-name="P1">009, 013, 012, 016, 015, 020, 031, 034, 043, 046, 042, 047, 043, 036, 037, 042, 040, 040, 035, 040, 040, 042, 052, 045, 044, 048, 044, 041, 053, 045, 050, 046, 053, 044, 055, 051, 055, 050, 051, 052, 058, 055, 051, 049, 058, 054, 055, 050, 051, 049, 054, 055, 057, 063, 058, 056, 058, 056, 054, 058, 053, 060, 062, 061, 072, 059, 060, 058, 059, 062, 069, 067, 068, 067, 068, 061, 072, 066, 073, 066, 070, 068, 071, 069, 070, 072, 082, 075, 074, 078, 076, 074, 073, 074, 082, 074, 075, 071, 079, 079, 080, 075, 075, 076, 074, 075, 080, 072, 085, 076, 080, 073, 084, 079, 083, 079, 084, 082, 088, 086, 092, 096, 089, 084, 083, 091, 079, 090, 083, 091, 093, 087, 087, 078, 095, 086, 092, 091, 091, 091, 081, 084, 091, 085, 084, 091, 090, 085, 091, 084, 086, 093, 090, 088, 100, 090, 087, 091, 090, 078, </text:p>
      <text:p text:style-name="P1">092, 083, 081, 082, 088, 087, 092, 084, 097, 078, 082, 077, 088, 082, 089, 077, 081, 082, 086, 082, 088, 076, 088, 081, 083, 077, 078, 082, 082, 076, 076, 078, 078, 074, 086, 084, 084, 070, 073, 079, 083, 074, 078, 073, 080, 075, 077, 072, 077, 076, 082, 078, 077, 069, 078, 075, 071, 066, 074, 071, 075, 067, 068, 071, 079, 064, 077, 072, 074, 074, 070, 068, 069, 073, 072, 068, 063, 061, 069, 065, 072, 073, 075, 070, 074, 067, 070, 069, 068, 075, 071, 064, 066, 060, 074, 066, 063, 056, 067, 059, 063, 063, 062, 056, 061, 051, 062, 052, 059, 056, 061, 055, 049, 049, 053, 042, 060, 055, 067, 044, 044, 038, 042, 039, 046, 046, 052, 043, 049, 042, 046, 032, 046, 037, 033, 030, 019, 020, 024, 015, 014, 013, 011, 007, 011, 007, 012, 007, 006, 008, 007, 011, 008, 005, 008, 005, 003, 008, 003, 006, </text:p>
      <text:p text:style-name="P1">003, 005, 002, 011, 003, 011, 004, 008, 005, 009, 005, 011, 012, 030, 018, 034, 016, 034, 022, 036, 022, 039, 017, 034, 021, 034, 023, 045, 020, 044, 019, 039, 023, 046, 024, 043, 030, 049, 028, 049, 028, 047, 029, 052, 023, 051, 024, 058, 028, 054, 029, 056, 027, 043, 034, 050, 025, 050, 031, 051, 035, 062, 030, 055, 029, 054, 029, 063, 033, 060, 034, 059, 038, 057, 030, 061, 034, 068, 035, 067, 042, 066, 038, 076, 042, 071, 035, 066, 034, 068, 040, 066, 038, 077, 037, 075, 045, 076, 043, 077, 050, 072, 044, 076, 038, 076, 042, 076, 044, 083, 043, 081, 046, 079, 042, 081, 043, 084, 048, 082, 048, 083, 050, 079, 051, 085, 047, 088, 044, 081, 048, 088, 047, 085, 055, 095, 050, 092, 045, 084, 052, 080, 047, 084, 052, 084, 043, 085, 056, 087, 046, 085, 045, 086, 049, 087, 051, 086, 048, 080, </text:p>
      <text:p text:style-name="P1">046, 078, 047, 083, 047, 088, 045, 085, 044, 082, 039, 084, 050, 085, 045, 088, 053, 090, 041, 079, 044, 083, 042, 081, 045, 082, 046, 086, 041, 083, 043, 080, 048, 070, 044, 078, 044, 085, 041, 075, 041, 077, 038, 076, 042, 084, 042, 078, 037, 072, 042, 075, 042, 078, 036, 078, 032, 074, 040, 077, 041, 070, 039, 078, 036, 080, 033, 076, 035, 076, 043, 076, 035, 066, 038, 074, 036, 072, 040, 069, 038, 065, 030, 066, 037, 071, 037, 072, 039, 066, 035, 080, 035, 069, 035, 070, 031, 065, 030, 064, 039, 059, 034, 067, 035, 063, 037, 059, 033, 060, 030, 057, 035, 053, 035, 064, 030, 055, 025, 048, 023, 043, 021, 045, 027, 043, 025, 039, 022, 039, 022, 041, 018, 039, 016, 015, 011, 011, 008, 009, 006, 012, 003, 011, 004, 008, 003, 010, 005, 008, 000, 010, 006, 006, 002, 008, 006, 008, 005, 013, </text:p>
      <text:p text:style-name="P1">009, 013, 010, 019, 008, 014, 011, 012, 011, 020, 010, 018, 012, 016, 007, 015, 011, 014, 015, 017, 010, 030, 027, 037, 042, 034, 036, 035, 038, 040, 034, 038, 038, 038, 049, 042, 044, 039, 044, 046, 047, 047, 048, 043, 052, 050, 048, 045, 048, 049, 054, 051, 052, 053, 055, 060, 054, 054, 052, 053, 057, 060, 062, 062, 059, 061, 061, 053, 059, 059, 059, 060, 058, 061, 063, 066, 060, 068, 067, 065, 065, 066, 068, 069, 070, 067, 069, 068, 078, 059, 069, 070, 068, 066, 075, 070, 073, 073, 070, 070, 078, 069, 072, 074, 071, 070, 066, 073, 082, 078, 077, 075, 086, 073, 080, 084, 086, 072, 072, 076, 090, 080, 084, 084, 087, 087, 092, 092, 091, 085, 085, 076, 083, 088, 081, 090, 089, 077, 087, 091, 092, 083, 086, 090, 088, 093, 083, 083, 092, 088, 090, 085, 097, 087, 090, 084, 088, 091, 091, 094, </text:p>
      <text:p text:style-name="P1">094, 090, 086, 087, 087, 090, 100, 086, 087, 085, 083, 082, 096, 095, 087, 085, 085, 081, 081, 080, 085, 077, 082, 083, 081, 088, 077, 079, 083, 080, 085, 084, 080, 074, 084, 079, 084, 073, 081, 075, 076, 078, 084, 079, 085, 068, 075, 078, 071, 075, 075, 070, 071, 067, 078, 071, 068, 076, 076, 072, 081, 070, 065, 074, 062, 069, 066, 067, 066, 069, 069, 071, 068, 081, 067, 074, 078, 069, 070, 064, 081, 076, 069, 063, 076, 061, 067, 065, 073, 065, 069, 068, 072, 067, 067, 068, 067, 071, 068, 068, 066, 066, 064, 063, 067, 067, 063, 063, 068, 064, 064, 053, 064, 058, 070, 059, 065, 051, 064, 055, 061, 057, 059, 051, 054, 046, 045, 043, 040, 039, 042, 033, 035, 027, 028, 024, 019, 013, 010, 012, 011, 006, 004, 007, 008, 007, 007, 005, 009, 005, 009, 006, 008, 008, 007, 005, 006, 006, 011, 011, </text:p>
      <text:p text:style-name="P1">011, 008, 012, 011, 004, 009, 005, 005, 005, 011, 005, 008, 003, 011, 004, 010, 006, 013, 006, 009, 006, 008, 007, 009, 005, 009, 004, 012, 007, 018, 013, 028, 017, 033, 015, 035, 022, 038, 024, 043, 021, 047, 023, 043, 027, 044, 023, 048, 028, 047, 024, 045, 028, 046, 028, 044, 029, 050, 028, 044, 032, 055, 028, 053, 030, 061, 034, 053, 031, 058, 030, 054, 031, 060, 031, 059, 035, 057, 029, 055, 032, 062, 037, 061, 038, 064, 037, 066, 037, 061, 035, 064, 037, 063, 035, 060, 034, 073, 034, 070, 036, 070, 042, 068, 037, 075, 036, 080, 035, 076, 041, 081, 048, 080, 038, 077, 047, 071, 042, 076, 048, 081, 042, 077, 045, 092, 052, 083, 048, 084, 048, 086, 042, 083, 039, 084, 045, 086, 048, 088, 048, 085, 043, 086, 043, 076, 047, 081, 042, 081, 048, 086, 046, 086, 046, 084, 049, 086, 051, 082, </text:p>
      <text:p text:style-name="P1">042, 091, 052, 097, 048, 094, 047, 082, 045, 090, 046, 097, 046, 091, 053, 097, 053, 078, 046, 095, 044, 078, 044, 076, 042, 076, 048, 085, 042, 080, 044, 073, 040, 091, 048, 082, 038, 077, 046, 087, 036, 083, 048, 079, 043, 069, 043, 084, 046, 080, 041, 075, 041, 068, 037, 070, 037, 068, 031, 079, 038, 066, 034, 074, 038, 071, 034, 070, 040, 069, 039, 069, 039, 063, 039, 066, 037, 070, 044, 074, 043, 071, 036, 070, 037, 071, 035, 067, 036, 071, 035, 069, 039, 070, 035, 072, 038, 065, 035, 066, 034, 065, 037, 067, 032, 059, 035, 068, 035, 061, 033, 061, 035, 065, 037, 060, 030, 062, 031, 062, 029, 056, 030, 060, 031, 066, 030, 050, 023, 046, 019, 031, 016, 021, 010, 021, 010, 013, 007, 011, 010, 011, 008, 009, 004, 006, 005, 005, 004, 007, 005, 006, 001, 006, 003, 006, 005, 006, 003, 011, </text:p>
      <text:p text:style-name="P1">004, 010, 005, 014, 006, 009, 001, 008, 008, 013, 008, 014, 009, 019, 008, 016, 013, 019, 012, 018, 010, 016, 015, 021, 010, 021, 011, 017, 013, 013, 010, 011, 006, 012, 011, 013, 012, 019, 026, 032, 040, 039, 043, 045, 040, 042, 048, 043, 047, 046, 043, 035, 049, 043, 049, 036, 047, 045, 044, 049, 039, 054, 045, 048, 053, 053, 047, 050, 056, 054, 051, 053, 048, 054, 053, 053, 051, 049, 059, 058, 061, 058, 061, 060, 063, 055, 065, 058, 061, 064, 067, 067, 060, 055, 066, 061, 060, 056, 064, 069, 070, 077, 072, 064, 066, 058, 069, 074, 070, 074, 077, 063, 070, 076, 080, 080, 074, 076, 074, 070, 077, 072, 081, 076, 074, 072, 077, 079, 075, 074, 080, 075, 083, 087, 080, 085, 080, 075, 086, 080, 081, 080, 087, 080, 083, 079, 083, 090, 092, 082, 083, 083, 092, 076, 087, 084, 091, 084, 087, 084, </text:p>
      <text:p text:style-name="P1">086, 081, 086, 081, 092, 081, 096, 085, 084, 080, 090, 082, 086, 075, 085, 091, 093, 082, 079, 083, 085, 081, 080, 080, 083, 087, 076, 081, 082, 084, 072, 075, 081, 078, 092, 083, 076, 071, 075, 075, 079, 077, 077, 076, 082, 080, 076, 079, 070, 074, 082, 077, 079, 074, 076, 068, 074, 079, 069, 068, 079, 070, 077, 077, 073, 069, 070, 068, 071, 075, 078, 070, 071, 068, 073, 071, 063, 062, 067, 068, 067, 074, 065, 068, 065, 073, 067, 068, 072, 068, 070, 069, 074, 069, 066, 063, 070, 065, 074, 058, 068, 062, 065, 066, 063, 069, 060, 063, 064, 058, 060, 068, 064, 060, 070, 066, 066, 058, 064, 061, 064, 054, 058, 059, 058, 059, 050, 053, 064, 055, 054, 037, 026, 021, 014, 015, 015, 016, 015, 013, 011, 010, 007, 006, 005, 008, 007, 008, 006, 008, 006, 006, 006, 006, 008, 004, 008, 008, 011, 008, </text:p>
      <text:p text:style-name="P1">008, 008, 011, 011, 009, 012, 012, 010, 009, 010, 010, 009, 003, 008, 004, 013, 006, 009, 006, 013, 005, 010, 004, 008, 004, 015, 007, 009, 006, 007, 005, 008, 005, 008, 003, 005, 005, 009, 001, 008, 003, 006, 006, 007, 008, 019, 012, 025, 017, 045, 021, 042, 029, 040, 026, 037, 027, 044, 027, 050, 027, 044, 025, 043, 030, 057, 027, 047, 029, 044, 025, 048, 033, 056, 027, 050, 024, 056, 026, 055, 032, 054, 028, 053, 029, 055, 024, 062, 028, 056, 027, 061, 029, 060, 031, 055, 033, 062, 027, 056, 029, 061, 030, 065, 034, 062, 033, 063, 039, 065, 038, 074, 035, 067, 035, 070, 037, 070, 043, 067, 040, 076, 042, 076, 045, 074, 039, 070, 039, 072, 042, 082, 045, 079, 043, 077, 043, 082, 045, 076, 039, 085, 041, 077, 044, 078, 046, 091, 044, 084, 051, 086, 042, 077, 044, 085, 050, 093, 050, 086, </text:p>
      <text:p text:style-name="P1">049, 082, 052, 078, 046, 085, 041, 082, 050, 085, 048, 083, 045, 087, 047, 086, 044, 080, 046, 094, 045, 096, 045, 081, 044, 082, 047, 079, 045, 084, 044, 082, 044, 080, 047, 083, 045, 080, 045, 084, 044, 081, 050, 084, 048, 079, 042, 082, 043, 075, 039, 075, 041, 071, 040, 078, 039, 077, 039, 073, 040, 074, 038, 077, 038, 069, 044, 067, 044, 069, 038, 073, 043, 069, 042, 067, 038, 078, 040, 069, 036, 071, 032, 067, 039, 073, 036, 070, 035, 065, 030, 062, 037, 068, 034, 071, 037, 069, 034, 069, 035, 064, 035, 061, 039, 068, 035, 058, 034, 064, 032, 062, 030, 062, 029, 058, 032, 067, 034, 071, 036, 066, 030, 060, 029, 055, 028, 067, 024, 060, 033, 048, 028, 031, 011, 019, 012, 016, 005, 009, 009, 015, 003, 010, 005, 007, 001, 007, 004, 010, 002, 005, 003, 003, 001, 003, 004, 009, 004, 012, </text:p>
      <text:p text:style-name="P1">007, 015, 004, 011, 007, 010, 003, 011, 005, 010, 004, 007, 007, 008, 006, 010, 010, 016, 012, 015, 010, 014, 012, 018, 008, 016, 010, 020, 011, 020, 010, 018, 013, 019, 009, 016, 009, 013, 007, 010, 007, 006, 009, 008, 008, 009, 006, 008, 010, 008, 008, 014, 017, 022, 031, 037, 042, 048, 045, 046, 035, 044, 047, 055, 044, 048, 041, 054, 063, 058, 064, 051, 045, 044, 046, 050, 050, 059, 051, 056, 056, 054, 060, 062, 058, 047, 054, 047, 055, 047, 065, 055, 056, 063, 056, 058, 054, 050, 059, 055, 059, 058, 060, 057, 060, 054, 062, 060, 064, 060, 061, 066, 063, 060, 066, 063, 065, 066, 064, 059, 067, 072, 066, 070, 073, 075, 072, 068, 077, 074, 072, 070, 076, 075, 074, 081, 077, 078, 074, 077, 083, 076, 081, 083, 084, 075, 081, 070, 080, 080, 084, 076, 075, 078, 085, 080, 078, 086, 081, 076, </text:p>
      <text:p text:style-name="P1"><text:soft-page-break/>079, 091, 082, 081, 082, 081, 088, 078, 086, 084, 079, 082, 092, 082, 082, 086, 097, 084, 092, 076, 080, 088, 084, 082, 100, 082, 081, 082, 085, 079, 088, 084, 094, 079, 085, 081, 085, 082, 084, 077, 075, 081, 076, 078, 080, 077, 081, 079, 081, 075, 081, 073, 071, 069, 077, 069, 069, 079, 071, 070, 072, 073, 079, 080, 073, 069, 077, 067, 076, 069, 076, 074, 074, 070, 069, 069, 069, 077, 075, 067, 070, 066, 074, 065, 066, 064, 070, 067, 068, 067, 063, 071, 068, 068, 063, 069, 066, 076, 063, 063, 066, 065, 071, 067, 068, 064, 060, 064, 060, 064, 062, 065, 067, 064, 063, 060, 067, 054, 058, 054, 066, 069, 059, 061, 065, 059, 059, 060, 055, 052, 056, 051, 051, 039, 042, 030, 019, 020, 018, 017, 016, 018, 017, 013, 014, 010, 008, 010, 007, 008, 006, 007, 007, 005, 009, 008, 008, 008, 010, 010, </text:p>
      <text:p text:style-name="P1">010, 013, 014, 013, 011, 009, 006, 010, 006, 010, 011, 007, 010, 005, 013, 007, 008, 014, 011, 008, 001, 003, 005, 010, 005, 009, 003, 004, 003, 010, 005, 010, 004, 005, 002, 006, 003, 010, 003, 007, 003, 007, 004, 009, 003, 008, 004, 006, 007, 006, 003, 006, 003, 004, 006, 011, 007, 010, 005, 012, 010, 019, 015, 037, 016, 040, 021, 049, 024, 042, 019, 041, 030, 071, 040, 055, 021, 035, 029, 046, 024, 045, 021, 054, 025, 068, 036, 063, 032, 050, 028, 048, 027, 047, 025, 054, 025, 055, 032, 055, 029, 052, 031, 055, 028, 050, 026, 053, 031, 049, 032, 060, 030, 061, 033, 060, 029, 069, 030, 064, 038, 060, 031, 070, 033, 069, 034, 067, 038, 064, 038, 070, 042, 070, 040, 076, 043, 075, 035, 075, 037, 069, 039, 075, 037, 086, 038, 078, 044, 077, 042, 085, 040, 077, 045, 079, 045, 078, 045, 082, </text:p>
      <text:p text:style-name="P1">038, 075, 039, 076, 039, 086, 046, 084, 041, 082, 045, 084, 049, 078, 044, 081, 044, 094, 040, 083, 047, 091, 037, 085, 049, 087, 043, 076, 047, 083, 044, 083, 043, 083, 041, 079, 045, 087, 045, 081, 042, 080, 037, 074, 044, 079, 050, 081, 042, 080, 040, 081, 049, 078, 042, 073, 039, 076, 042, 076, 037, 075, 036, 076, 039, 070, 036, 072, 034, 073, 035, 073, 033, 069, 036, 069, 042, 069, 033, 068, 031, 069, 036, 064, 037, 064, 037, 065, 030, 059, 033, 063, 034, 075, 039, 069, 036, 057, 029, 067, 036, 068, 036, 063, 032, 065, 035, 064, 033, 071, 035, 063, 034, 054, 037, 066, 033, 067, 030, 060, 028, 067, 033, 059, 034, 058, 030, 065, 030, 063, 032, 058, 023, 043, 019, 023, 015, 023, 010, 017, 007, 017, 005, 013, 007, 012, 000, 011, 000, 008, 003, 004, 001, 003, 003, 006, 006, 006, 008, 006, </text:p>
      <text:p text:style-name="P1">005, 011, 005, 011, 004, 007, 006, 010, 002, 008, 003, 007, 002, 004, 005, 008, 006, 009, 005, 014, 001, 010, 003, 010, 007, 015, 009, 017, 011, 018, 008, 015, 014, 016, 011, 019, 010, 022, 010, 018, 009, 016, 010, 013, 007, 012, 005, 006, 009, 008, 011, 008, 007, 012, 011, 008, 007, 009, 009, 011, 013, 010, 010, 011, 007, 010, 009, 012, 015, 023, 034, 042, 051, 037, 038, 049, 047, 054, 045, 050, 050, 040, 050, 048, 050, 049, 043, 050, 054, 050, 055, 059, 053, 052, 051, 055, 054, 056, 051, 050, 060, 063, 076, 064, 064, 056, 054, 050, 050, 051, 057, 060, 061, 062, 058, 061, 064, 055, 061, 062, 063, 060, 056, 064, 069, 067, 068, 070, 067, 068, 075, 071, 071, 074, 074, 072, 075, 068, 081, 071, 079, 080, 075, 078, 073, 073, 071, 076, 087, 079, 082, 075, 083, 075, 087, 085, 086, 090, 079, 080, </text:p>
      <text:p text:style-name="P1">084, 080, 082, 078, 086, 081, 090, 086, 079, 083, 081, 084, 081, 083, 085, 087, 086, 082, 075, 077, 079, 084, 080, 080, 083, 078, 087, 072, 086, 082, 087, 081, 092, 081, 080, 083, 088, 078, 081, 074, 082, 079, 081, 084, 081, 078, 079, 076, 075, 077, 079, 073, 080, 076, 078, 071, 078, 082, 079, 075, 080, 071, 072, 082, 077, 073, 072, 067, 069, 069, 070, 063, 067, 070, 071, 068, 073, 077, 071, 071, 070, 073, 074, 073, 070, 074, 072, 071, 070, 067, 059, 067, 064, 071, 068, 067, 071, 069, 067, 071, 070, 064, 066, 071, 067, 063, 072, 066, 060, 058, 068, 065, 065, 065, 070, 066, 077, 068, 068, 061, 061, 064, 064, 055, 062, 062, 056, 052, 064, 056, 068, 056, 061, 050, 048, 033, 030, 025, 015, 024, 029, 024, 016, 018, 014, 022, 013, 012, 010, 013, 014, 015, 011, 005, 010, 007, 006, 009, 008, 008, </text:p>
      <text:p text:style-name="P1">009, 008, 012, 010, 014, 012, 012, 010, 010, 007, 008, 010, 012, 007, 011, 006, 007, 006, 007, 009, 015, 012, 011, 007, 009, 008, 010, 006, 002, 005, 002, 006, 001, 007, 003, 009, 004, 010, 002, 006, 004, 008, 003, 006, 003, 006, 001, 005, 001, 006, 002, 004, 004, 007, 005, 005, 001, 005, 001, 010, 004, 007, 003, 006, 002, 006, 002, 009, 004, 006, 001, 008, 004, 006, 009, 010, 008, 022, 016, 037, 019, 046, 023, 040, 023, 043, 021, 041, 022, 044, 024, 045, 026, 048, 028, 049, 029, 050, 023, 049, 026, 055, 023, 052, 027, 055, 032, 067, 030, 058, 025, 057, 028, 053, 028, 052, 029, 055, 036, 061, 034, 063, 031, 053, 027, 051, 028, 062, 031, 061, 034, 058, 033, 065, 038, 071, 039, 075, 043, 074, 038, 068, 040, 073, 036, 068, 043, 075, 039, 071, 041, 066, 039, 076, 042, 074, 047, 082, 046, 077, </text:p>
      <text:p text:style-name="P1">046, 080, 045, 079, 043, 075, 044, 082, 047, 081, 043, 077, 037, 082, 048, 083, 047, 086, 047, 098, 045, 079, 039, 080, 044, 085, 044, 073, 042, 069, 036, 082, 043, 078, 049, 077, 042, 083, 040, 082, 051, 080, 047, 078, 041, 083, 043, 077, 042, 085, 042, 077, 042, 078, 039, 071, 037, 076, 039, 077, 038, 076, 032, 075, 037, 079, 039, 068, 037, 073, 031, 071, 041, 073, 038, 073, 032, 065, 037, 070, 037, 070, 033, 067, 034, 074, 033, 058, 035, 068, 030, 068, 037, 063, 031, 063, 035, 067, 038, 067, 038, 059, 039, 064, 036, 070, 037, 061, 033, 066, 033, 066, 032, 065, 030, 059, 030, 065, 035, 068, 030, 059, 033, 060, 034, 055, 033, 054, 028, 051, 029, 054, 027, 059, 032, 061, 028, 040, 012, 013, 007, 016, 009, 009, 011, 012, 009, 009, 005, 009, 005, 011, 006, 007, 002, 005, 005, 007, 005, 005, </text:p>
      <text:p text:style-name="P1">002, 003, 001, 009, 002, 010, 005, 009, 006, 008, 005, 011, 004, 013, 005, 010, 004, 011, 002, 008, 003, 009, 002, 008, 005, 008, 004, 011, 004, 012, 007, 012, 006, 007, 007, 006, 009, 015, 009, 018, 011, 019, 014, 024, 011, 018, 010, 013, 010, 015, 009, 011, 014, 011, 011, 011, 011, 016, 008, 012, 015, 015, 007, 014, 009, 011, 012, 011, 011, 012, 011, 009, 010, 010, 009, 007, 012, 008, 010, 012, 008, 012, 011, 018, 019, 035, 033, 044, 038, 044, 045, 048, 049, 048, 041, 046, 046, 048, 048, 044, 046, 046, 050, 047, 059, 052, 057, 055, 061, 051, 050, 053, 055, 060, 057, 054, 060, 055, 061, 055, 052, 058, 059, 052, 064, 055, 063, 056, 060, 062, 054, 059, 061, 060, 062, 069, 060, 060, 060, 066, 068, 061, 065, 073, 076, 070, 076, 079, 071, 072, 076, 073, 077, 078, 079, 083, 078, 076, 078, 078, </text:p>
      <text:p text:style-name="P1">078, 082, 079, 074, 084, 077, 091, 075, 078, 078, 079, 078, 085, 086, 079, 083, 080, 074, 080, 071, 084, 076, 084, 083, 081, 078, 085, 074, 084, 077, 081, 084, 082, 091, 079, 087, 078, 079, 087, 085, 093, 078, 083, 079, 085, 086, 088, 084, 086, 077, 081, 082, 082, 076, 073, 077, 082, 082, 079, 077, 075, 077, 086, 080, 078, 078, 084, 079, 080, 077, 079, 067, 070, 077, 074, 076, 075, 074, 068, 074, 065, 069, 071, 067, 074, 066, 070, 067, 074, 067, 067, 063, 071, 061, 074, 063, 066, 067, 068, 061, 061, 064, 062, 067, 063, 065, 068, 073, 073, 068, 071, 074, 065, 069, 069, 067, 066, 076, 071, 068, 064, 063, 074, 066, 064, 057, 066, 064, 063, 056, 060, 060, 071, 059, 059, 057, 056, 053, 057, 054, 051, 033, 017, 022, 014, 015, 020, 017, 015, 015, 011, 016, 015, 014, 008, 009, 013, 013, 010, 013, </text:p>
      <text:p text:style-name="P1">009, 007, 004, 009, 008, 015, 014, 012, 010, 010, 008, 012, 013, 014, 010, 011, 010, 007, 009, 011, 008, 012, 015, 012, 014, 011, 007, 007, 006, 011, 007, 006, 011, 006, 008, 007, 005, 009, 007, 007, 005, 007, 003, 005, 006, 011, 001, 010, 002, 009, 006, 009, 006, 010, 004, 008, 008, 010, 005, 012, 006, 009, 008, 013, 005, 014, 005, 013, 005, 011, 004, 011, 006, 012, 006, 007, 005, 010, 004, 008, 008, 010, 006, 010, 007, 008, 003, 008, 007, 009, 008, 015, 012, 015, 011, 022, 016, 038, 017, 044, 022, 038, 026, 043, 025, 046, 022, 041, 029, 044, 031, 049, 030, 049, 028, 050, 027, 046, 030, 050, 028, 052, 024, 052, 028, 051, 029, 058, 028, 061, 032, 054, 036, 052, 031, 054, 033, 058, 028, 069, 036, 069, 035, 060, 033, 065, 033, 071, 041, 078, 044, 065, 033, 070, 040, 067, 045, 080, 043, 076, </text:p>
      <text:p text:style-name="P1">045, 077, 045, 083, 048, 084, 048, 080, 040, 085, 049, 085, 044, 085, 043, 088, 048, 077, 044, 085, 051, 081, 044, 084, 048, 085, 049, 090, 050, 088, 043, 088, 045, 080, 042, 082, 051, 087, 046, 081, 047, 095, 048, 092, 048, 082, 044, 084, 041, 086, 043, 085, 046, 081, 045, 082, 043, 080, 043, 082, 044, 096, 045, 077, 046, 081, 037, 081, 043, 082, 045, 079, 043, 075, 042, 085, 044, 080, 036, 083, 042, 079, 044, 074, 042, 070, 040, 073, 034, 064, 034, 073, 035, 062, 034, 063, 042, 060, 039, 072, 033, 068, 037, 069, 037, 062, 032, 064, 039, 068, 038, 064, 038, 066, 034, 069, 034, 070, 037, 066, 040, 063, 031, 065, 032, 071, 029, 065, 034, 065, 034, 066, 036, 064, 034, 057, 033, 063, 029, 060, 027, 064, 033, 055, 027, 024, 014, 019, 008, 018, 007, 014, 007, 014, 004, 011, 008, 015, 006, 019, </text:p>
      <text:p text:style-name="P1">008, 010, 007, 005, 001, 010, 004, 011, 007, 012, 005, 012, 004, 012, 009, 011, 003, 009, 005, 009, 006, 010, 005, 017, 008, 015, 006, 011, 006, 012, 001, 010, 005, 014, 005, 009, 008, 007, 006, 011, 003, 006, 004, 010, 005, 005, 009, 008, 007, 010, 005, 016, 006, 017, 009, 009, 009, 011, 007, 011, 008, 011, 010, 007, 007, 007, 011, 010, 008, 008, 013, 011, 012, 009, 006, 011, 010, 012, 010, 007, 007, 008, 006, 004, 007, 007, 007, 005, 006, 012, 011, 007, 007, 011, 007, 024, 011, 032, 015, 027, 013, 037, 018, 034, 032, 036, 035, 039, 036, 041, 038, 043, 042, 051, 043, 049, 040, 047, 050, 052, 046, 051, 055, 049, 043, 051, 046, 048, 046, 052, 048, 053, 053, 049, 054, 054, 057, 052, 057, 053, 058, 059, 055, 061, 063, 056, 062, 072, 061, 065, 058, 064, 068, 062, 064, 069, 064, 063, 069, 070, </text:p>
      <text:p text:style-name="P1">069, 070, 071, 059, 071, 070, 072, 072, 084, 082, 082, 079, 084, 081, 075, 076, 079, 085, 079, 076, 086, 073, 076, 083, 076, 083, 095, 082, 091, 085, 087, 087, 082, 082, 086, 084, 083, 080, 085, 085, 086, 081, 083, 087, 077, 083, 076, 075, 083, 077, 082, 079, 076, 077, 094, 092, 085, 075, 093, 073, 085, 078, 081, 086, 079, 078, 083, 084, 080, 086, 079, 074, 083, 074, 075, 069, 072, 078, 069, 074, 071, 072, 078, 071, 084, 077, 076, 068, 066, 071, 068, 078, 071, 068, 062, 075, 067, 067, 067, 069, 062, 062, 067, 068, 068, 069, 065, 072, 067, 067, 058, 063, 067, 068, 060, 063, 061, 064, 063, 063, 068, 067, 065, 067, 065, 069, 061, 065, 056, 062, 060, 059, 064, 056, 059, 058, 052, 055, 066, 055, 061, 060, 051, 053, 049, 048, 047, 052, 050, 040, 019, 019, 017, 022, 013, 018, 014, 017, 011, 017, </text:p>
      <text:p text:style-name="P1">015, 013, 009, 011, 004, 010, 005, 006, 011, 012, 008, 010, 009, 008, 007, 008, 010, 006, 008, 010, 010, 007, 006, 006, 009, 010, 012, 012, 007, 004, 005, 006, 007, 010, 009, 005, 007, 008, 010, 007, 010, 004, 009, 009, 002, 006, 006, 005, 006, 007, 004, 010, 005, 010, 005, 010, 002, 010, 008, 009, 003, 015, 003, 011, 004, 005, 003, 009, 004, 011, 004, 012, 002, 010, 006, 014, 004, 014, 008, 011, 007, 010, 003, 006, 004, 007, 003, 004, 005, 004, 001, 006, 001, 007, 005, 010, 004, 010, 004, 008, 006, 012, 007, 011, 005, 012, 008, 010, 005, 016, 008, 023, 014, 032, 018, 037, 020, 035, 022, 043, 024, 038, 026, 049, 031, 050, 029, 048, 027, 046, 028, 055, 025, 051, 029, 049, 028, 055, 033, 047, 028, 049, 026, 056, 033, 056, 031, 060, 032, 061, 035, 064, 035, 066, 036, 067, 038, 064, 035, 068, </text:p>
      <text:p text:style-name="P1">035, 063, 033, 073, 035, 069, 045, 073, 042, 075, 038, 075, 042, 071, 039, 075, 042, 082, 042, 082, 048, 095, 042, 083, 045, 088, 049, 084, 049, 094, 048, 077, 050, 075, 049, 082, 042, 075, 051, 083, 047, 087, 047, 084, 046, 092, 045, 093, 051, 085, 047, 086, 050, 083, 052, 079, 046, 080, 050, 081, 045, 083, 046, 081, 042, 077, 044, 085, 046, 078, 046, 080, 045, 082, 046, 084, 043, 087, 042, 079, 046, 077, 042, 075, 044, 071, 038, 074, 045, 069, 040, 069, 040, 074, 036, 070, 042, 069, 035, 075, 037, 071, 036, 072, 036, 065, 038, 070, 034, 063, 035, 069, 035, 062, 038, 072, 029, 068, 037, 062, 034, 065, 035, 063, 026, 065, 035, 060, 031, 066, 032, 060, 030, 063, 028, 064, 030, 061, 032, 062, 035, 055, 035, 060, 032, 054, 031, 054, 032, 054, 030, 060, 026, 046, 018, 019, 013, 016, 011, 017, </text:p>
      <text:p text:style-name="P1">009, 015, 010, 014, 006, 016, 003, 010, 003, 008, 006, 008, 006, 017, 008, 014, 006, 013, 008, 013, 004, 011, 005, 014, 009, 011, 006, 009, 004, 009, 007, 008, 004, 007, 007, 007, 004, 009, 007, 010, 008, 011, 007, 010, 007, 015, 007, 014, 006, 007, 005, 011, 007, 010, 010, 014, 008, 007, 010, 012, 008, 010, 007, 011, 013, 014, 011, 011, 009, 011, 009, 011, 010, 011, 012, 008, 011, 011, 013, 015, 011, 014, 017, 015, 014, 011, 010, 006, 005, 007, 005, 003, 004, 004, 004, 006, 010, 006, 007, 012, 007, 012, 014, 021, 012, 021, 013, 029, 013, 036, 015, 036, 012, 026, 012, 024, 015, 020, 017, 029, 035, 041, 038, 038, 039, 048, 044, 049, 047, 051, 050, 049, 050, 049, 049, 055, 051, 051, 054, 049, 054, 055, 055, 059, 057, 068, 059, 068, 060, 060, 062, 066, 064, 066, 071, 069, 066, 069, 066, 067, </text:p>
      <text:p text:style-name="P1">068, 067, 069, 061, 071, 074, 070, 074, 072, 075, 069, 077, 076, 069, 079, 073, 074, 072, 077, 067, 081, 076, 074, 075, 078, 084, 083, 082, 082, 082, 090, 085, 095, 084, 087, 085, 082, 083, 082, 086, 084, 090, 088, 082, 087, 082, 078, 087, 086, 082, 095, 084, 091, 085, 086, 082, 083, 081, 085, 078, 086, 084, 088, 085, 087, 094, 091, 086, 092, 078, 084, 087, 082, 087, 082, 089, 082, 075, 080, 073, 083, 083, 090, 078, 083, 077, 081, 081, 081, 083, 077, 073, 071, 078, 082, 075, 065, 069, 076, 071, 075, 072, 069, 072, 066, 070, 066, 079, 061, 072, 067, 066, 067, 068, 061, 067, 074, 063, 061, 070, 066, 070, 065, 067, 064, 064, 059, 062, 062, 060, 061, 067, 064, 070, 063, 063, 066, 059, 059, 058, 061, 056, 062, 060, 062, 062, 052, 056, 055, 060, 062, 058, 049, 054, 050, 047, 047, 050, 049, 034, </text:p>
      <text:p text:style-name="P1">023, 023, 022, 021, 014, 025, 015, 025, 014, 015, 012, 013, 010, 012, 012, 012, 016, 015, 011, 010, 011, 010, 010, 010, 011, 008, 010, 009, 013, 011, 008, 004, 005, 004, 012, 011, 011, 008, 011, 007, 008, 007, 012, 008, 011, 014, 007, 013, 014, 012, 020, 015, 004, 004, 008, 004, 008, 007, 003, 010, 003, 008, 003, 007, 003, 007, 007, 009, 004, 012, 005, 010, 006, 011, 005, 008, 005, 012, 004, 012, 007, 009, 004, 014, 004, 011, 005, 010, 005, 014, 003, 008, 007, 006, 005, 010, 003, 006, 005, 006, 005, 006, 005, 006, 005, 012, 007, 012, 010, 012, 008, 010, 005, 011, 008, 015, 008, 009, 006, 008, 009, 010, 006, 005, 008, 010, 011, 018, 017, 029, 018, 037, 021, 045, 023, 044, 025, 050, 028, 049, 023, 050, 029, 050, 028, 056, 028, 058, 031, 054, 031, 063, 032, 065, 037, 068, 035, 062, 035, 078, </text:p>
      <text:p text:style-name="P1">037, 069, 039, 079, 039, 068, 043, 068, 036, 079, 043, 071, 044, 075, 043, 077, 041, 076, 039, 083, 048, 072, 045, 077, 038, 078, 043, 087, 045, 074, 042, 073, 043, 079, 047, 084, 052, 082, 051, 081, 048, 086, 054, 092, 049, 087, 043, 086, 051, 090, 054, 094, 051, 095, 048, 086, 054, 082, 055, 087, 053, 087, 047, 097, 048, 087, 044, 079, 047, 092, 046, 078, 045, 092, 048, 091, 048, 079, 042, 080, 052, 081, 052, 090, 045, 082, 044, 084, 045, 079, 041, 087, 047, 079, 039, 076, 044, 075, 039, 075, 045, 077, 038, 069, 033, 072, 035, 069, 036, 067, 035, 064, 032, 064, 035, 064, 036, 064, 033, 058, 034, 067, 035, 069, 034, 069, 035, 063, 032, 066, 032, 064, 032, 059, 030, 056, 035, 057, 033, 054, 026, 061, 031, 063, 028, 059, 029, 055, 030, 057, 027, 048, 029, 052, 028, 061, 029, 047, 023, 051, </text:p>
      <text:p text:style-name="P1">026, 047, 026, 047, 019, 029, 011, 029, 015, 026, 012, 019, 006, 011, 006, 011, 009, 016, 007, 013, 005, 012, 008, 009, 004, 013, 007, 010, 007, 009, 008, 007, 006, 007, 006, 009, 006, 009, 003, 008, 005, 009, 008, 010, 008, 007, 007, 014, 006, 014, 011, 022, 016, 032, 016, 034, 010, 008, 010, 011, 008, 014, 009, 010, 012, 014, 009, 012, 011, 017, 010, 012, 015, 011, 014, 018, 010, 015, 011, 016, 018, 015, 011, 014, 014, 018, 014, 010, 009, 008, 008, 013, 015, 015, 012, 011, 010, 006, 006, 009, 007, 005, 007, 003, 009, 005, 006, 015, 019, 026, 018, 028, 015, 026, 007, 021, 013, 023, 015, 038, 012, 025, 010, 026, 012, 022, 014, 013, 009, 014, 010, 017, 014, 024, 018, 034, 034, 046, 043, 047, 045, 053, 048, 055, 054, 056, 060, 058, 051, 059, 051, 067, 060, 061, 050, 065, 064, 068, 068, 069, </text:p>
      <text:p text:style-name="P1">076, 072, 072, 070, 081, 066, 078, 076, 078, 076, 082, 083, 080, 076, 083, 085, 079, 073, 077, 083, 086, 077, 079, 079, 079, 076, 077, 080, 086, 074, 080, 080, 083, 079, 083, 077, 091, 075, 078, 081, 076, 080, 084, 085, 086, 076, 083, 078, 081, 076, 085, 080, 085, 092, 094, 084, 090, 088, 093, 083, 083, 092, 086, 083, 092, 083, 086, 085, 095, 084, 087, 083, 091, 091, 093, 083, 083, 082, 077, 094, 089, 074, 084, 085, 085, 092, 077, 079, 086, 078, 086, 075, 081, 075, 082, 084, 080, 080, 075, 078, 076, 078, 073, 073, 078, 073, 072, 071, 076, 067, 075, 082, 071, 072, 072, 069, 066, 071, 070, 073, 065, 072, 069, 066, 059, 067, 061, 063, 065, 070, 058, 065, 062, 067, 062, 062, 066, 060, 059, 060, 055, 060, 055, 055, 058, 054, 063, 054, 064, 058, 058, 058, 050, 055, 051, 059, 051, 050, 047, 052, </text:p>
      <text:p text:style-name="P1">051, 051, 043, 048, 047, 041, 041, 039, 039, 038, 035, 037, 041, 035, 030, 026, 011, 013, 015, 015, 014, 013, 014, 012, 011, 010, 013, 010, 006, 011, 010, 010, 006, 008, 010, 016, 012, 007, 008, 010, 010, 010, 008, 012, 011, 009, 012, 010, 012, 011, 016, 014, 020, 016, 023, 021, 028, 026, 036, 030, 003, 008, 006, 005, 004, 008, 006, 012, 004, 010, 007, 014, 006, 012, 006, 010, 003, 014, 007, 011, 004, 013, 008, 014, 006, 012, 006, 010, 006, 013, 009, 016, 004, 012, 003, 010, 008, 013, 008, 010, 006, 003, 005, 007, 006, 009, 005, 006, 004, 006, 001, 014, 008, 012, 004, 013, 009, 013, 006, 009, 001, 010, 005, 008, 005, 010, 006, 010, 007, 012, 005, 008, 001, 007, 005, 005, 003, 010, 006, 010, 007, 016, 009, 024, 016, 035, 016, 044, 026, 046, 027, 049, 027, 047, 029, 049, 032, 062, 028, 056, </text:p>
      <text:p text:style-name="P1">036, 064, 037, 071, 039, 067, 043, 084, 052, 079, 040, 087, 048, 087, 045, 082, 043, 099, 049, 091, 048, 079, 047, 085, 047, 077, 046, 079, 045, 085, 053, 081, 046, 085, 048, 084, 046, 081, 047, 086, 051, 084, 042, 086, 050, 083, 046, 085, 044, 077, 047, 080, 047, 073, 043, 074, 038, 087, 046, 097, 048, 097, 055, 100, 048, 094, 049, 094, 054, 089, 046, 085, 053, 094, 047, 091, 054, 094, 050, 086, 053, 092, 055, 097, 049, 084, 047, 084, 048, 092, 050, 081, 047, 087, 045, 083, 048, 076, 042, 080, 047, 077, 043, 076, 042, 075, 045, 070, 037, 067, 036, 072, 043, 062, 039, 071, 040, 075, 032, 066, 042, 067, 033, 063, 035, 065, 036, 065, 033, 067, 038, 066, 032, 055, 028, 064, 034, 062, 027, 063, 035, 055, 030, 052, 028, 061, 030, 058, 029, 054, 027, 052, 026, 055, 027, 058, 028, 049, 030, 050, </text:p>
      <text:p text:style-name="P1"><text:soft-page-break/>024, 051, 024, 041, 024, 050, 027, 043, 027, 041, 022, 039, 014, 038, 018, 034, 017, 033, 011, 017, 011, 021, 007, 013, 008, 015, 009, 013, 001, 010, 006, 011, 007, 009, 005, 010, 006, 013, 008, 009, 004, 010, 007, 010, 005, 007, 004, 012, 006, 013, 006, 021, 006, 019, 015, 017, 013, 021, 014, 031, 017, 029, 019, 031, 009, 011, 014, 012, 010, 011, 011, 013, 014, 014, 014, 014, 013, 016, 012, 012, 010, 013, 013, 015, 011, 011, 010, 014, 012, 014, 013, 015, 015, 021, 014, 012, 010, 014, 012, 015, 014, 011, 007, 010, 006, 009, 009, 009, 006, 014, 009, 011, 010, 013, 013, 023, 012, 036, 014, 030, 012, 029, 014, 031, 012, 027, 010, 023, 013, 029, 010, 027, 011, 018, 010, 020, 012, 024, 011, 014, 007, 011, 010, 017, 012, 019, 010, 037, 018, 047, 024, 041, 033, 044, 044, 049, 047, 052, 048, 053, </text:p>
      <text:p text:style-name="P1">049, 058, 059, 058, 063, 072, 067, 074, 077, 084, 092, 076, 086, 091, 084, 085, 087, 080, 083, 092, 088, 084, 093, 085, 092, 099, 100, 098, 096, 090, 095, 088, 091, 091, 082, 074, 093, 086, 087, 092, 094, 084, 097, 087, 091, 082, 082, 092, 085, 078, 095, 083, 096, 078, 084, 085, 086, 088, 083, 078, 086, 087, 099, 086, 086, 093, 080, 079, 091, 087, 097, 090, 086, 097, 094, 083, 098, 082, 096, 083, 086, 091, 079, 091, 086, 087, 099, 083, 087, 085, 092, 081, 099, 083, 093, 077, 084, 080, 080, 082, 080, 081, 077, 079, 083, 074, 083, 076, 080, 073, 072, 071, 068, 072, 070, 073, 074, 069, 073, 070, 074, 064, 069, 062, 061, 063, 060, 065, 056, 066, 059, 064, 063, 063, 063, 064, 066, 061, 065, 063, 051, 059, 060, 057, 051, 060, 053, 061, 057, 063, 053, 058, 051, 064, 053, 057, 052, 051, 059, 046, </text:p>
      <text:p text:style-name="P1">051, 050, 057, 048, 045, 046, 047, 048, 047, 055, 048, 048, 043, 050, 046, 043, 041, 037, 037, 033, 035, 037, 026, 019, 018, 017, 015, 013, 011, 012, 012, 012, 012, 009, 010, 009, 010, 011, 011, 012, 011, 010, 011, 012, 012, 014, 011, 011, 009, 015, 012, 015, 016, 011, 017, 017, 016, 017, 019, 016, 022, 019, 024, 023, 027, 027, 034, 028, 005, 006, 006, 008, 003, 006, 006, 010, 006, 015, 006, 013, 004, 014, 006, 010, 004, 010, 005, 008, 008, 012, 006, 011, 003, 009, 004, 011, 006, 010, 004, 010, 007, 011, 008, 014, 003, 010, 003, 006, 002, 003, 002, 007, 002, 012, 007, 012, 007, 013, 006, 013, 006, 010, 004, 011, 008, 013, 004, 005, 006, 014, 005, 010, 004, 012, 008, 011, 004, 009, 010, 012, 007, 012, 004, 004, 005, 005, 005, 006, 006, 007, 007, 014, 010, 016, 007, 019, 012, 020, 013, 032, </text:p>
      <text:p text:style-name="P1">016, 029, 027, 036, 029, 047, 021, 048, 034, 063, 049, 101, 064, 100, 060, 102, 061, 098, 056, 108, 068, 099, 066, 102, 063, 085, 064, 101, 061, 101, 054, 097, 060, 103, 060, 096, 066, 094, 063, 100, 059, 099, 056, 088, 055, 099, 065, 105, 052, 095, 053, 092, 045, 083, 053, 093, 055, 091, 053, 088, 054, 100, 047, 087, 047, 085, 052, 096, 047, 093, 052, 084, 045, 087, 045, 092, 045, 095, 044, 084, 044, 075, 047, 077, 047, 084, 050, 092, 044, 083, 054, 096, 045, 085, 052, 084, 049, 098, 043, 079, 038, 087, 046, 083, 047, 084, 043, 087, 044, 092, 038, 075, 034, 079, 041, 072, 043, 072, 037, 065, 038, 069, 030, 056, 032, 064, 027, 058, 032, 063, 028, 060, 027, 052, 031, 051, 027, 055, 028, 049, 027, 053, 027, 057, 029, 044, 026, 052, 031, 051, 027, 057, 027, 055, 026, 051, 025, 054, 022, 051, </text:p>
      <text:p text:style-name="P1">024, 047, 025, 044, 027, 044, 020, 043, 022, 039, 022, 040, 026, 042, 025, 038, 019, 037, 019, 039, 019, 035, 022, 035, 013, 029, 014, 016, 007, 012, 008, 012, 008, 011, 006, 011, 007, 008, 004, 008, 004, 008, 004, 006, 006, 009, 005, 011, 007, 014, 003, 014, 006, 014, 008, 016, 004, 016, 006, 015, 007, 016, 011, 020, 013, 023, 016, 028, 020, 031, 023, 040, 009, 009, 011, 014, 011, 019, 014, 016, 014, 017, 013, 017, 016, 020, 019, 020, 014, 017, 010, 010, 010, 011, 014, 015, 011, 016, 013, 012, 010, 015, 008, 011, 011, 006, 011, 012, 012, 014, 010, 006, 007, 007, 010, 013, 014, 023, 021, 026, 019, 030, 020, 026, 016, 033, 020, 030, 016, 028, 016, 032, 019, 033, 018, 030, 022, 041, 021, 034, 015, 024, 013, 026, 010, 026, 009, 023, 008, 016, 009, 015, 010, 016, 011, 034, 018, 046, 018, 044, </text:p>
      <text:p text:style-name="P1">023, 051, 024, 041, 023, 040, 025, 043, 035, 045, 043, 051, 054, 119, 199, 215, 253, 222, 232, 196, 237, 200, 222, 219, 212, 185, 209, 193, 197, 179, 190, 175, 171, 173, 167, 152, 157, 156, 142, 156, 148, 152, 125, 142, 127, 140, 122, 132, 109, 128, 107, 126, 107, 119, 090, 102, 092, 108, 094, 103, 092, 101, 088, 101, 090, 099, 093, 100, 088, 095, 084, 082, 093, 077, 081, 078, 079, 082, 091, 092, 092, 078, 083, 082, 077, 075, 082, 085, 077, 075, 086, 081, 088, 081, 092, 085, 083, 083, 096, 074, 083, 081, 079, 071, 081, 073, 081, 076, 075, 074, 074, 073, 074, 072, 079, 080, 077, 072, 079, 065, 069, 074, 068, 068, 058, 062, 067, 063, 061, 063, 066, 058, 059, 053, 060, 064, 051, 063, 051, 055, 052, 059, 058, 048, 055, 052, 050, 056, 049, 056, 054, 058, 051, 055, 048, 058, 045, 059, 050, 050, </text:p>
      <text:p text:style-name="P1">053, 057, 052, 049, 052, 050, 046, 054, 047, 046, 042, 050, 044, 048, 040, 046, 042, 040, 039, 037, 035, 038, 034, 036, 037, 037, 032, 034, 030, 025, 018, 011, 015, 014, 012, 009, 010, 009, 008, 011, 011, 009, 010, 010, 012, 013, 012, 011, 014, 016, 015, 016, 012, 015, 013, 014, 014, 012, 014, 019, 018, 014, 016, 020, 017, 016, 021, 022, 023, 019, 025, 022, 034, 025, 032, 034, 001, 010, 007, 009, 004, 010, 005, 015, 004, 014, 008, 015, 007, 012, 008, 014, 007, 015, 006, 012, 003, 007, 010, 013, 004, 009, 005, 008, 007, 012, 009, 010, 005, 009, 006, 012, 007, 010, 005, 006, 004, 008, 006, 012, 008, 016, 007, 017, 008, 022, 010, 018, 010, 023, 011, 022, 008, 021, 012, 023, 012, 021, 011, 020, 012, 024, 010, 021, 008, 011, 005, 009, 004, 009, 007, 008, 006, 007, 005, 011, 004, 011, 006, 014, </text:p>
      <text:p text:style-name="P1">007, 015, 011, 017, 008, 013, 011, 016, 008, 014, 008, 016, 009, 021, 012, 036, 026, 110, 152, 255, 188, 255, 186, 255, 187, 255, 186, 255, 189, 255, 188, 255, 189, 255, 182, 255, 190, 255, 182, 255, 191, 255, 181, 255, 196, 255, 189, 255, 193, 255, 183, 255, 174, 255, 173, 255, 169, 255, 160, 255, 158, 255, 145, 255, 141, 237, 148, 240, 142, 221, 131, 194, 117, 192, 117, 164, 100, 155, 098, 132, 090, 128, 091, 124, 079, 106, 077, 099, 069, 099, 076, 092, 063, 081, 062, 085, 059, 084, 066, 083, 059, 074, 050, 084, 055, 066, 043, 075, 052, 077, 045, 074, 048, 079, 047, 070, 039, 065, 044, 063, 040, 072, 044, 067, 037, 059, 027, 059, 026, 046, 023, 049, 027, 049, 028, 050, 025, 050, 028, 053, 028, 048, 026, 042, 025, 048, 023, 049, 024, 046, 024, 043, 021, 040, 021, 046, 021, 050, 021, 050, </text:p>
      <text:p text:style-name="P1">024, 051, 026, 044, 020, 036, 022, 044, 023, 042, 021, 037, 021, 039, 020, 042, 022, 038, 022, 043, 017, 030, 024, 036, 019, 032, 017, 037, 018, 040, 019, 032, 014, 023, 013, 011, 011, 015, 006, 011, 004, 009, 004, 015, 005, 010, 009, 013, 008, 010, 009, 018, 007, 013, 005, 018, 006, 014, 010, 016, 007, 012, 009, 016, 006, 014, 010, 018, 010, 018, 011, 021, 011, 020, 012, 027, 022, 038, 023, 040, 011, 020, 011, 016, 014, 014, 013, 019, 017, 020, 014, 018, 014, 019, 016, 020, 014, 021, 015, 023, 014, 019, 009, 012, 014, 014, 010, 013, 012, 017, 010, 014, 010, 013, 010, 015, 011, 009, 008, 010, 006, 009, 011, 023, 019, 030, 024, 031, 021, 028, 020, 037, 022, 033, 026, 036, 024, 034, 024, 037, 029, 035, 026, 041, 027, 040, 034, 040, 021, 026, 010, 021, 010, 025, 013, 019, 011, 016, 007, 019, </text:p>
      <text:p text:style-name="P1">009, 015, 006, 027, 014, 037, 018, 050, 019, 044, 017, 026, 011, 023, 013, 022, 012, 028, 013, 027, 035, 134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47, 255, 244, 255, 239, 255, 228, 244, 213, 211, 205, 195, 178, 174, 165, 156, 160, 130, 147, 133, 125, 102, 117, 098, 106, 094, 102, 091, 096, 074, 090, 068, 073, 052, 067, 052, 046, 039, 043, 041, 046, 035, 042, 040, 041, 042, 050, 041, 046, 043, 041, 043, 042, 038, 048, 043, 054, 046, 045, 041, 053, 042, 045, 045, 044, </text:p>
      <text:p text:style-name="P1">041, 048, 044, 044, 038, 042, 044, 047, 050, 044, 045, 048, 044, 044, 042, 039, 040, 041, 039, 039, 040, 045, 041, 039, 035, 037, 035, 039, 035, 043, 033, 037, 040, 037, 035, 032, 024, 022, 014, 015, 014, 014, 012, 013, 017, 013, 015, 014, 016, 011, 017, 017, 019, 015, 016, 014, 012, 017, 019, 021, 013, 017, 017, 016, 016, 018, 020, 019, 017, 017, 017, 018, 026, 018, 022, 025, 023, 023, 028, 019, 028, 030, 032, 031, 003, 013, 002, 011, 007, 014, 006, 014, 005, 015, 008, 017, 004, 015, 012, 014, 003, 020, 008, 014, 006, 010, 009, 010, 007, 009, 005, 010, 005, 010, 007, 009, 004, 011, 006, 007, 004, 012, 004, 002, 004, 008, 003, 012, 012, 017, 015, 018, 011, 016, 010, 028, 007, 021, 010, 021, 012, 019, 007, 026, 008, 026, 016, 031, 012, 031, 013, 028, 012, 020, 006, 014, 006, 012, 006, 010, </text:p>
      <text:p text:style-name="P1">005, 008, 005, 009, 008, 004, 005, 007, 007, 011, 008, 018, 005, 012, 006, 014, 007, 012, 008, 015, 004, 011, 012, 017, 022, 087, 158, 255, 196, 255, 206, 255, 220, 255, 200, 255, 204, 255, 205, 255, 204, 255, 216, 255, 210, 255, 215, 255, 209, 255, 228, 255, 227, 255, 225, 255, 231, 255, 241, 255, 238, 255, 246, 255, 226, 255, 247, 255, 234, 255, 241, 255, 234, 255, 244, 255, 241, 255, 240, 255, 245, 255, 232, 255, 231, 255, 239, 255, 230, 255, 231, 255, 235, 255, 231, 255, 228, 255, 207, 255, 224, 255, 205, 255, 216, 255, 209, 255, 215, 255, 197, 255, 201, 255, 190, 255, 190, 255, 178, 255, 178, 255, 166, 255, 158, 255, 156, 255, 145, 255, 130, 229, 109, 162, 047, 049, 022, 039, 021, 040, 026, 039, 019, 044, 023, 040, 019, 034, 018, 037, 021, 039, 018, 032, 017, 031, 015, 037, 018, 037, </text:p>
      <text:p text:style-name="P1">018, 038, 018, 038, 017, 039, 016, 037, 016, 037, 021, 037, 021, 035, 019, 031, 018, 032, 017, 031, 021, 031, 021, 036, 015, 036, 020, 035, 020, 035, 011, 034, 019, 034, 016, 036, 018, 034, 021, 022, 013, 020, 011, 019, 012, 024, 011, 017, 008, 016, 008, 020, 009, 017, 007, 016, 007, 020, 012, 017, 006, 013, 008, 019, 013, 016, 009, 019, 011, 018, 005, 018, 010, 018, 012, 018, 012, 022, 014, 027, 014, 025, 015, 027, 013, 023, 019, 035, 012, 018, 013, 021, 015, 020, 018, 018, 015, 020, 014, 019, 021, 021, 018, 022, 016, 022, 018, 021, 014, 023, 019, 017, 015, 018, 012, 010, 008, 012, 009, 012, 011, 014, 012, 017, 013, 012, 005, 008, 005, 005, 013, 024, 018, 036, 022, 032, 023, 036, 026, 037, 027, 035, 023, 038, 025, 037, 031, 036, 025, 044, 026, 036, 032, 047, 028, 041, 026, 038, 019, 028, </text:p>
      <text:p text:style-name="P1">009, 019, 008, 017, 010, 019, 007, 025, 009, 015, 008, 028, 015, 043, 018, 037, 015, 034, 015, 042, 016, 036, 018, 038, 017, 031, 020, 027, 029, 132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3, 109, 058, 036, 037, 040, 039, 039, 042, 047, 043, 035, 045, 034, 042, 036, 052, 038, 051, 044, 049, 038, 045, </text:p>
      <text:p text:style-name="P1">043, 049, 042, 043, 042, 039, 042, 043, 043, 045, 042, 047, 039, 041, 040, 045, 034, 039, 033, 038, 034, 035, 034, 038, 038, 040, 040, 039, 039, 041, 036, 037, 034, 035, 038, 043, 044, 037, 038, 044, 039, 036, 039, 034, 028, 022, 026, 022, 023, 022, 022, 017, 018, 015, 018, 017, 017, 018, 016, 016, 015, 017, 018, 017, 021, 017, 017, 017, 016, 016, 019, 018, 020, 015, 020, 023, 015, 020, 016, 018, 021, 023, 019, 020, 023, 021, 023, 022, 020, 019, 013, 017, 007, 010, 006, 014, 006, 013, 004, 014, 007, 016, 006, 015, 011, 017, 008, 014, 009, 012, 008, 016, 009, 018, 007, 016, 009, 018, 005, 013, 005, 011, 008, 013, 003, 008, 006, 008, 003, 011, 004, 006, 006, 005, 005, 021, 007, 020, 007, 022, 010, 020, 008, 024, 012, 026, 010, 026, 012, 026, 006, 031, 010, 028, 016, 028, 012, 027, 013, 027, </text:p>
      <text:p text:style-name="P1">012, 024, 008, 010, 005, 008, 003, 007, 004, 011, 008, 012, 006, 008, 006, 008, 005, 015, 008, 014, 010, 015, 007, 019, 008, 016, 009, 014, 009, 022, 007, 021, 017, 078, 157, 255, 199, 255, 208, 255, 197, 255, 214, 255, 207, 255, 211, 255, 221, 255, 222, 255, 229, 255, 220, 255, 220, 255, 228, 255, 236, 255, 225, 255, 215, 255, 241, 255, 249, 255, 231, 255, 237, 255, 240, 255, 244, 255, 241, 255, 248, 255, 245, 255, 248, 255, 254, 255, 255, 255, 241, 255, 245, 255, 249, 255, 243, 255, 239, 255, 247, 255, 246, 255, 238, 255, 239, 255, 243, 255, 232, 255, 239, 255, 247, 255, 242, 255, 248, 255, 225, 255, 236, 255, 221, 255, 229, 255, 216, 255, 216, 255, 210, 255, 203, 255, 200, 255, 203, 255, 192, 255, 059, 045, 019, 040, 013, 035, 017, 037, 024, 036, 016, 041, 019, 037, 024, 039, 018, 040, </text:p>
      <text:p text:style-name="P1">018, 044, 020, 042, 018, 045, 022, 039, 018, 038, 023, 044, 021, 042, 017, 040, 016, 037, 018, 036, 015, 033, 019, 027, 015, 032, 019, 032, 016, 034, 018, 036, 016, 031, 015, 032, 021, 041, 028, 047, 025, 042, 023, 036, 024, 042, 025, 039, 018, 024, 016, 024, 010, 018, 012, 018, 011, 019, 009, 014, 010, 017, 006, 016, 010, 014, 005, 018, 008, 019, 009, 019, 008, 021, 016, 020, 010, 020, 008, 021, 010, 018, 010, 022, 010, 013, 008, 016, 006, 014, 010, 014, 011, 015, 007, 014, 011, 021, 018, 018, 018, 016, 017, 022, 014, 019, 014, 023, 020, 023, 019, 020, 016, 025, 018, 022, 019, 026, 014, 024, 020, 024, 018, 027, 017, 021, 014, 013, 009, 012, 014, 010, 016, 012, 011, 011, 006, 012, 015, 029, 022, 033, 023, 033, 021, 039, 026, 037, 024, 033, 031, 040, 033, 042, 032, 045, 029, 045, 028, 049, </text:p>
      <text:p text:style-name="P1">037, 038, 030, 045, 031, 041, 019, 025, 012, 021, 015, 024, 012, 025, 008, 031, 012, 030, 015, 019, 013, 039, 016, 045, 018, 052, 024, 046, 017, 045, 018, 047, 021, 040, 016, 038, 034, 113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2, 098, 065, 049, 045, 038, 049, 039, 053, 039, 050, 039, 052, 038, 052, </text:p>
      <text:p text:style-name="P1">039, 053, 043, 051, 039, 050, 038, 052, 040, 051, 041, 053, 050, 051, 038, 053, 042, 051, 039, 043, 045, 051, 035, 053, 037, 047, 043, 045, 041, 049, 043, 050, 036, 038, 036, 038, 031, 039, 034, 042, 069, 084, 087, 095, 085, 087, 071, 077, 092, 085, 083, 069, 032, 028, 028, 027, 023, 023, 019, 021, 023, 018, 020, 019, 018, 014, 020, 020, 022, 017, 019, 016, 016, 017, 018, 021, 022, 022, 022, 040, 029, 029, 022, 016, 018, 018, 016, 014, 018, 011, 013, 011, 010, 010, 015, 013, 014, 015, 012, 014, 005, 014, 008, 015, 008, 015, 006, 017, 004, 018, 006, 018, 005, 016, 007, 017, 009, 018, 010, 018, 007, 018, 009, 018, 011, 021, 008, 014, 009, 015, 008, 015, 004, 017, 006, 013, 006, 014, 007, 010, 004, 011, 014, 019, 011, 021, 014, 022, 012, 025, 008, 023, 014, 023, 013, 027, 016, 027, 016, 027, </text:p>
      <text:p text:style-name="P1">016, 026, 014, 028, 016, 032, 010, 032, 011, 029, 013, 014, 003, 012, 005, 010, 003, 007, 005, 008, 007, 009, 008, 008, 010, 007, 008, 015, 008, 019, 010, 017, 010, 018, 010, 019, 011, 018, 011, 019, 016, 086, 151, 255, 197, 255, 214, 255, 199, 255, 209, 255, 217, 255, 222, 255, 222, 255, 227, 255, 234, 255, 231, 255, 225, 255, 233, 255, 231, 255, 235, 255, 232, 255, 238, 255, 253, 255, 246, 255, 243, 255, 255, 255, 254, 255, 244, 255, 252, 255, 246, 255, 255, 255, 252, 255, 255, 255, 250, 255, 250, 255, 255, 255, 251, 255, 240, 255, 240, 255, 242, 255, 246, 255, 236, 255, 238, 255, 231, 255, 224, 255, 234, 255, 241, 255, 245, 255, 229, 255, 229, 255, 234, 255, 225, 255, 224, 255, 216, 255, 223, 255, 215, 255, 208, 255, 210, 255, 207, 255, 060, 050, 027, 047, 023, 042, 027, 042, 024, 042, </text:p>
      <text:p text:style-name="P1">019, 044, 018, 041, 021, 050, 021, 051, 020, 048, 021, 047, 026, 050, 020, 046, 019, 051, 022, 049, 016, 046, 023, 043, 018, 043, 017, 041, 015, 036, 015, 046, 022, 038, 018, 039, 016, 031, 012, 031, 013, 023, 015, 040, 034, 085, 041, 093, 042, 079, 044, 087, 053, 102, 054, 083, 026, 026, 017, 024, 016, 021, 010, 017, 009, 022, 013, 017, 011, 022, 009, 016, 012, 017, 010, 017, 009, 017, 011, 015, 012, 028, 023, 141, 036, 040, 019, 024, 008, 017, 005, 016, 009, 015, 005, 014, 007, 010, 008, 013, 011, 012, 007, 012, 008, 014, 013, 018, 015, 021, 011, 020, 016, 019, 014, 022, 016, 024, 016, 020, 015, 024, 020, 019, 019, 026, 018, 023, 017, 027, 016, 028, 020, 028, 021, 025, 017, 028, 013, 018, 015, 012, 011, 014, 015, 024, 024, 032, 024, 032, 022, 026, 026, 038, 024, 038, 027, 037, 026, 039, </text:p>
      <text:p text:style-name="P1">029, 043, 030, 039, 026, 040, 028, 045, 027, 043, 030, 046, 030, 045, 034, 037, 013, 022, 014, 024, 010, 025, 008, 019, 007, 029, 010, 029, 012, 020, 008, 041, 015, 052, 018, 055, 021, 051, 024, 049, 022, 047, 022, 039, 025, 117, 252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111, 125, 070, 094, 069, 098, </text:p>
      <text:p text:style-name="P1">056, 080, 054, 086, 047, 082, 050, 081, 052, 078, 055, 087, 054, 079, 058, 078, 058, 071, 054, 067, 053, 072, 046, 064, 046, 068, 048, 065, 041, 059, 046, 061, 046, 061, 044, 058, 035, 049, 054, 062, 033, 033, 026, 031, 041, 031, 025, 068, 084, 106, 092, 094, 087, 084, 090, 097, 110, 104, 108, 091, 067, 037, 030, 029, 023, 026, 022, 020, 021, 017, 017, 019, 018, 016, 014, 012, 009, 015, 011, 011, 012, 011, 015, 016, 028, 033, 047, 079, 099, 129, 055, 041, 026, 021, 012, 011, 014, 011, 010, 009, 009, 008, 009, 006, 010, 012, 007, 011, 002, 017, 007, 014, 007, 016, 006, 014, 006, 014, 005, 014, 009, 016, 006, 014, 011, 017, 008, 017, 007, 013, 009, 019, 010, 013, 007, 018, 010, 017, 010, 021, 009, 017, 008, 018, 010, 019, 007, 020, 008, 022, 010, 023, 007, 025, 008, 021, 013, 022, 011, 024, </text:p>
      <text:p text:style-name="P1"><text:soft-page-break/>013, 027, 012, 030, 011, 023, 010, 027, 011, 030, 012, 033, 016, 029, 017, 032, 015, 034, 012, 026, 007, 011, 007, 008, 004, 010, 006, 004, 005, 010, 006, 011, 008, 012, 006, 012, 010, 017, 011, 017, 010, 023, 008, 022, 013, 023, 012, 020, 017, 077, 148, 255, 193, 255, 211, 255, 220, 255, 210, 255, 230, 255, 215, 255, 222, 255, 214, 255, 216, 255, 226, 255, 236, 255, 245, 255, 242, 255, 245, 255, 230, 255, 246, 255, 251, 255, 255, 255, 247, 255, 248, 255, 245, 255, 252, 255, 255, 255, 255, 255, 252, 255, 255, 255, 248, 255, 251, 255, 238, 255, 255, 255, 250, 255, 255, 255, 251, 255, 245, 255, 245, 255, 254, 255, 237, 255, 242, 255, 239, 255, 240, 255, 236, 255, 228, 255, 235, 255, 242, 255, 228, 255, 226, 255, 212, 255, 222, 255, 225, 255, 212, 255, 207, 255, 214, 255, 206, 255, 061, 102, </text:p>
      <text:p text:style-name="P1">038, 099, 032, 097, 030, 097, 035, 101, 042, 112, 039, 113, 043, 108, 038, 120, 040, 110, 042, 112, 042, 087, 038, 099, 037, 095, 033, 091, 029, 076, 031, 081, 032, 075, 023, 073, 026, 056, 024, 060, 024, 047, 026, 066, 013, 030, 013, 036, 021, 020, 016, 064, 035, 085, 039, 085, 041, 095, 051, 103, 062, 114, 068, 115, 042, 047, 018, 023, 010, 023, 015, 018, 012, 020, 012, 012, 007, 009, 010, 013, 008, 012, 007, 010, 006, 012, 007, 015, 014, 040, 033, 145, 192, 255, 096, 054, 013, 021, 009, 009, 007, 008, 002, 006, 006, 009, 006, 011, 010, 010, 004, 013, 014, 018, 014, 016, 015, 018, 007, 023, 014, 018, 014, 018, 018, 020, 018, 022, 014, 024, 015, 024, 019, 021, 018, 023, 022, 021, 017, 026, 022, 030, 017, 028, 022, 031, 022, 031, 019, 031, 021, 032, 026, 030, 024, 032, 023, 037, 023, 036, </text:p>
      <text:p text:style-name="P1">026, 035, 022, 037, 027, 036, 026, 038, 028, 038, 032, 042, 030, 048, 029, 044, 031, 045, 036, 048, 031, 044, 039, 050, 020, 026, 012, 021, 008, 026, 008, 018, 006, 017, 008, 022, 012, 034, 012, 033, 011, 034, 016, 039, 020, 050, 019, 054, 022, 062, 025, 052, 030, 119, 236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</text:p>
      <text:p text:style-name="P1">255, 255, 126, 178, 113, 163, 106, 164, 101, 163, 113, 182, 117, 188, 131, 196, 126, 205, 130, 202, 131, 208, 137, 195, 126, 226, 131, 220, 140, 212, 132, 192, 129, 182, 122, 195, 114, 180, 113, 186, 111, 171, 107, 161, 099, 139, 076, 063, 030, 031, 027, 040, 035, 034, 023, 073, 076, 096, 077, 102, 109, 111, 119, 113, 123, 121, 142, 120, 106, 065, 037, 036, 019, 019, 021, 021, 022, 022, 015, 015, 014, 010, 012, 012, 008, 013, 011, 011, 008, 005, 015, 017, 027, 034, 075, 185, 255, 255, 255, 096, 022, 021, 012, 012, 010, 011, 011, 013, 013, 011, 007, 010, 011, 006, 015, 007, 007, 018, 008, 015, 004, 011, 007, 017, 006, 018, 007, 017, 008, 015, 010, 016, 009, 016, 007, 017, 008, 017, 004, 016, 008, 021, 010, 018, 007, 018, 011, 018, 010, 015, 011, 023, 007, 026, 010, 019, 010, 021, 013, 026, </text:p>
      <text:p text:style-name="P1">009, 025, 010, 024, 014, 026, 011, 022, 012, 023, 011, 028, 015, 026, 010, 033, 013, 037, 014, 028, 014, 035, 014, 029, 017, 034, 015, 031, 011, 019, 007, 013, 006, 014, 004, 008, 003, 008, 004, 009, 007, 014, 010, 015, 010, 012, 007, 015, 007, 019, 011, 021, 015, 022, 011, 031, 017, 074, 136, 255, 213, 255, 210, 255, 205, 255, 209, 255, 207, 255, 215, 255, 222, 255, 215, 255, 227, 255, 243, 255, 233, 255, 236, 255, 249, 255, 242, 255, 239, 255, 235, 255, 234, 255, 248, 255, 255, 255, 255, 255, 250, 255, 251, 255, 254, 255, 255, 255, 241, 255, 255, 255, 253, 255, 250, 255, 255, 255, 249, 255, 239, 255, 249, 255, 253, 255, 242, 255, 241, 255, 247, 255, 242, 255, 246, 255, 235, 255, 243, 255, 252, 255, 231, 255, 229, 255, 231, 255, 230, 255, 239, 255, 232, 255, 225, 255, 212, 255, 203, 255,</text:p>
      <text:p text:style-name="P11">016, 026, 014, 028, 016, 032, 010, 032, 011, 029, 013, 014, 003, 012, 005, 010, 003, 007, 005, 008, 007, 009, 008, 008, 010, 007, 008, 015, 008, 019, 010, 017, 010, 018, 010, 019, 011, 018, 011, 019, 016, 086, 151, 255, 197, 255, 214, 255, 199, 255, 209, 255, 217, 255, 222, 255, 222, 255, 227, 255, 234, 255, 231, 255, 225, 255, 233, 255, 231, 255, 235, 255, 232, 255, 238, 255, 253, 255, 246, 255, 243, 255, 255, 255, 254, 255, 244, 255, 252, 255, 246, 255, 255, 255, 252, 255, 255, 255, 250, 255, 250, 255, 255, 255, 251, 255, 240, 255, 240, 255, 242, 255, 246, 255, 236, 255, 238, 255, 231, 255, 224, 255, 234, 255, 241, 255, 245, 255, 229, 255, 229, 255, 234, 255, 225, 255, 224, 255, 216, 255, 223, 255, 215, 255, 208, 255, 210, 255, 207, 255, 060, 050, 027, 047, 023, 042, 027, 042, 024, 042, \ </text:p>
      <text:p text:style-name="P1">019, 044, 018, 041, 021, 050, 021, 051, 020, 048, 021, 047, 026, 050, 020, 046, 019, 051, 022, 049, 016, 046, 023, 043, 018, 043, 017, 041, 015, 036, 015, 046, 022, 038, 018, 039, 016, 031, 012, 031, 013, 023, 015, 040, 034, 085, 041, 093, 042, 079, 044, 087, 053, 102, 054, 083, 026, 026, 017, 024, 016, 021, 010, 017, 009, 022, 013, 017, 011, 022, 009, 016, 012, 017, 010, 017, 009, 017, 011, 015, 012, 028, 023, 141, 036, 040, 019, 024, 008, 017, 005, 016, 009, 015, 005, 014, 007, 010, 008, 013, 011, 012, 007, 012, 008, 014, 013, 018, 015, 021, 011, 020, 016, 019, 014, 022, 016, 024, 016, 020, 015, 024, 020, 019, 019, 026, 018, 023, 017, 027, 016, 028, 020, 028, 021, 025, 017, 028, 013, 018, 015, 012, 011, 014, 015, 024, 024, 032, 024, 032, 022, 026, 026, 038, 024, 038, 027, 037, 026, 039, \ </text:p>
      <text:p text:style-name="P1">029, 043, 030, 039, 026, 040, 028, 045, 027, 043, 030, 046, 030, 045, 034, 037, 013, 022, 014, 024, 010, 025, 008, 019, 007, 029, 010, 029, 012, 020, 008, 041, 015, 052, 018, 055, 021, 051, 024, 049, 022, 047, 022, 039, 025, 117, 252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111, 125, 070, 094, 069, 098, \ </text:p>
      <text:p text:style-name="P1">056, 080, 054, 086, 047, 082, 050, 081, 052, 078, 055, 087, 054, 079, 058, 078, 058, 071, 054, 067, 053, 072, 046, 064, 046, 068, 048, 065, 041, 059, 046, 061, 046, 061, 044, 058, 035, 049, 054, 062, 033, 033, 026, 031, 041, 031, 025, 068, 084, 106, 092, 094, 087, 084, 090, 097, 110, 104, 108, 091, 067, 037, 030, 029, 023, 026, 022, 020, 021, 017, 017, 019, 018, 016, 014, 012, 009, 015, 011, 011, 012, 011, 015, 016, 028, 033, 047, 079, 099, 129, 055, 041, 026, 021, 012, 011, 014, 011, 010, 009, 009, 008, 009, 006, 010, 012, 007, 011, 002, 017, 007, 014, 007, 016, 006, 014, 006, 014, 005, 014, 009, 016, 006, 014, 011, 017, 008, 017, 007, 013, 009, 019, 010, 013, 007, 018, 010, 017, 010, 021, 009, 017, 008, 018, 010, 019, 007, 020, 008, 022, 010, 023, 007, 025, 008, 021, 013, 022, 011, 024, \ </text:p>
      <text:p text:style-name="P1">013, 027, 012, 030, 011, 023, 010, 027, 011, 030, 012, 033, 016, 029, 017, 032, 015, 034, 012, 026, 007, 011, 007, 008, 004, 010, 006, 004, 005, 010, 006, 011, 008, 012, 006, 012, 010, 017, 011, 017, 010, 023, 008, 022, 013, 023, 012, 020, 017, 077, 148, 255, 193, 255, 211, 255, 220, 255, 210, 255, 230, 255, 215, 255, 222, 255, 214, 255, 216, 255, 226, 255, 236, 255, 245, 255, 242, 255, 245, 255, 230, 255, 246, 255, 251, 255, 255, 255, 247, 255, 248, 255, 245, 255, 252, 255, 255, 255, 255, 255, 252, 255, 255, 255, 248, 255, 251, 255, 238, 255, 255, 255, 250, 255, 255, 255, 251, 255, 245, 255, 245, 255, 254, 255, 237, 255, 242, 255, 239, 255, 240, 255, 236, 255, 228, 255, 235, 255, 242, 255, 228, 255, 226, 255, 212, 255, 222, 255, 225, 255, 212, 255, 207, 255, 214, 255, 206, 255, 061, 102, \ </text:p>
      <text:p text:style-name="P1">038, 099, 032, 097, 030, 097, 035, 101, 042, 112, 039, 113, 043, 108, 038, 120, 040, 110, 042, 112, 042, 087, 038, 099, 037, 095, 033, 091, 029, 076, 031, 081, 032, 075, 023, 073, 026, 056, 024, 060, 024, 047, 026, 066, 013, 030, 013, 036, 021, 020, 016, 064, 035, 085, 039, 085, 041, 095, 051, 103, 062, 114, 068, 115, 042, 047, 018, 023, 010, 023, 015, 018, 012, 020, 012, 012, 007, 009, 010, 013, 008, 012, 007, 010, 006, 012, 007, 015, 014, 040, 033, 145, 192, 255, 096, 054, 013, 021, 009, 009, 007, 008, 002, 006, 006, 009, 006, 011, 010, 010, 004, 013, 014, 018, 014, 016, 015, 018, 007, 023, 014, 018, 014, 018, 018, 020, 018, 022, 014, 024, 015, 024, 019, 021, 018, 023, 022, 021, 017, 026, 022, 030, 017, 028, 022, 031, 022, 031, 019, 031, 021, 032, 026, 030, 024, 032, 023, 037, 023, 036, \ </text:p>
      <text:p text:style-name="P1">026, 035, 022, 037, 027, 036, 026, 038, 028, 038, 032, 042, 030, 048, 029, 044, 031, 045, 036, 048, 031, 044, 039, 050, 020, 026, 012, 021, 008, 026, 008, 018, 006, 017, 008, 022, 012, 034, 012, 033, 011, 034, 016, 039, 020, 050, 019, 054, 022, 062, 025, 052, 030, 119, 236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255, \ </text:p>
      <text:p text:style-name="P1">255, 255, 126, 178, 113, 163, 106, 164, 101, 163, 113, 182, 117, 188, 131, 196, 126, 205, 130, 202, 131, 208, 137, 195, 126, 226, 131, 220, 140, 212, 132, 192, 129, 182, 122, 195, 114, 180, 113, 186, 111, 171, 107, 161, 099, 139, 076, 063, 030, 031, 027, 040, 035, 034, 023, 073, 076, 096, 077, 102, 109, 111, 119, 113, 123, 121, 142, 120, 106, 065, 037, 036, 019, 019, 021, 021, 022, 022, 015, 015, 014, 010, 012, 012, 008, 013, 011, 011, 008, 005, 015, 017, 027, 034, 075, 185, 255, 255, 255, 096, 022, 021, 012, 012, 010, 011, 011, 013, 013, 011, 007, 010, 011, 006, 015, 007, 007, 018, 008, 015, 004, 011, 007, 017, 006, 018, 007, 017, 008, 015, 010, 016, 009, 016, 007, 017, 008, 017, 004, 016, 008, 021, 010, 018, 007, 018, 011, 018, 010, 015, 011, 023, 007, 026, 010, 019, 010, 021, 013, 026, \ </text:p>
      <text:p text:style-name="P1">009, 025, 010, 024, 014, 026, 011, 022, 012, 023, 011, 028, 015, 026, 010, 033, 013, 037, 014, 028, 014, 035, 014, 029, 017, 034, 015, 031, 011, 019, 007, 013, 006, 014, 004, 008, 003, 008, 004, 009, 007, 014, 010, 015, 010, 012, 007, 015, 007, 019, 011, 021, 015, 022, 011, 031, 017, 074, 136, 255, 213, 255, 210, 255, 205, 255, 209, 255, 207, 255, 215, 255, 222, 255, 215, 255, 227, 255, 243, 255, 233, 255, 236, 255, 249, 255, 242, 255, 239, 255, 235, 255, 234, 255, 248, 255, 255, 255, 255, 255, 250, 255, 251, 255, 254, 255, 255, 255, 241, 255, 255, 255, 253, 255, 250, 255, 255, 255, 249, 255, 239, 255, 249, 255, 253, 255, 242, 255, 241, 255, 247, 255, 242, 255, 246, 255, 235, 255, 243, 255, 252, 255, 231, 255, 229, 255, 231, 255, 230, 255, 239, 255, 232, 255, 225, 255, 212, 255, 203, 255</text:p>
      <text:p text:style-name="P11">000, 000, 000, 000, 000, 001, 002, 000, 000, 001, 000, 000, 003, 004, 002, 003, 000, 004, 004, 005, 002, 005, 002, 003, 001, 002, 004, 003, 000, 000, 003, 002, 002, 000, 004, 004, 002, 001, 003, 003, 003, 006, 002, 004, 000, 002, 003, 001, 002, 003, 001, 003, 001, 005, 005, 004, 001, 003, 002, 004, 001, 001, 002, 005, 000, 003, 001, 005, 003, 005, 003, 003, 003, 004, 001, 003, 001, 005, 001, 006, 002, 004, 001, 003, 002, 007, 002, 004, 001, 000, 002, 005, 005, 001, 002, 002, 003, 002, 002, 005, 000, 001, 002, 006, 000, 005, 003, 001, 002, 005, 002, 004, 002, 002, 001, 004, 000, 003, 004, 004, 003, 005, 001, 005, 002, 006, 002, 002, 002, 002, 003, 006, 001, 002, 000, 005, 003, 007, 004, 004, 001, 001, 004, 005, 002, 003, 002, 007, 001, 003, 002, 004, 003, 003, 004, 006, 000, 004, 003, 006, </text:p>
      <text:p text:style-name="P1">002, 002, 004, 001, 000, 008, 003, 003, 002, 005, 005, 004, 001, 006, 001, 008, 002, 004, 002, 002, 001, 002, 003, 004, 002, 007, 001, 003, 000, 004, 003, 005, 001, 003, 001, 004, 000, 002, 002, 003, 003, 003, 002, 005, 001, 006, 002, 003, 003, 001, 003, 005, 003, 005, 003, 004, 001, 005, 000, 007, 003, 005, 001, 004, 004, 007, 001, 005, 002, 003, 002, 003, 003, 006, 004, 004, 003, 004, 000, 003, 004, 003, 004, 001, 000, 002, 000, 002, 004, 001, 004, 001, 006, 006, 000, 005, 002, 003, 002, 001, 002, 003, 002, 000, 001, 002, 001, 003, 002, 003, 001, 004, 001, 003, 003, 003, 003, 003, 002, 003, 001, 000, 003, 002, 002, 001, 000, 004, 003, 006, 001, 003, 001, 002, 001, 001, 002, 003, 004, 002, 003, 002, 000, 003, 002, 002, 003, 002, 000, 002, 003, 001, 005, 002, 002, 002, 000, 002, 000, 003, </text:p>
      <text:p text:style-name="P1">002, 002, 000, 002, 001, 004, 001, 001, 003, 001, 000, 001, 002, 001, 002, 001, 000, 004, 003, 002, 003, 002, 002, 002, 003, 003, 004, 003, 001, 002, 003, 002, 003, 003, 003, 005, 002, 001, 000, 002, 001, 003, 004, 005, 002, 002, 000, 001, 004, 000, 006, 005, 002, 003, 004, 000, 005, 004, 004, 006, 001, 006, 001, 004, 000, 002, 001, 002, 003, 003, 003, 003, 003, 005, 001, 003, 005, 003, 001, 004, 003, 003, 004, 003, 003, 007, 002, 002, 005, 004, 003, 004, 005, 003, 001, 005, 001, 005, 004, 005, 004, 004, 001, 004, 001, 004, 002, 004, 006, 007, 003, 006, 003, 003, 001, 005, 006, 006, 003, 006, 004, 005, 004, 003, 005, 004, 002, 003, 005, 004, 003, 008, 003, 006, 003, 007, 005, 006, 003, 004, 006, 005, 003, 006, 003, 006, 001, 006, 007, 007, 003, 003, 003, 004, 004, 003, 005, 005, 002, 002, </text:p>
      <text:p text:style-name="P1">006, 005, 004, 003, 002, 004, 001, 007, 004, 006, 006, 003, 004, 002, 001, 004, 004, 002, 000, 005, 004, 001, 003, 006, 005, 004, 002, 003, 003, 006, 003, 003, 003, 005, 001, 003, 000, 005, 003, 007, 000, 003, 004, 003, 004, 003, 005, 001, 002, 006, 006, 005, 003, 006, 005, 003, 003, 005, 001, 003, 004, 003, 004, 001, 001, 006, 001, 000, 003, 005, 004, 007, 002, 002, 003, 003, 004, 004, 004, 006, 004, 004, 005, 004, 002, 004, 000, 003, 000, 005, 001, 002, 000, 004, 004, 004, 000, 005, 000, 006, 003, 002, 003, 004, 003, 003, 001, 003, 003, 003, 002, 004, 003, 002, 001, 002, 001, 007, 003, 000, 001, 006, 001, 003, 002, 001, 001, 002, 002, 004, 003, 004, 000, 002, 002, 001, 003, 001, 002, 001, 004, 004, 001, 001, 003, 002, 002, 004, 003, 003, 002, 004, 002, 002, 005, 001, 002, 002, 002, 000, </text:p>
      <text:p text:style-name="P1">001, 004, 000, 000, 002, 003, 001, 000, 001, 001, 000, 000, 004, 003, 002, 001, 002, 001, 000, 000, 001, 002, 001, 003, 003, 004, 004, 003, 001, 001, 002, 007, 002, 002, 001, 002, 004, 002, 003, 001, 001, 003, 001, 003, 001, 006, 001, 005, 003, 002, 002, 002, 000, 004, 002, 005, 003, 004, 000, 005, 003, 004, 001, 002, 003, 001, 002, 004, 003, 005, 004, 005, 000, 005, 001, 002, 002, 003, 004, 004, 003, 003, 002, 003, 000, 002, 001, 003, 002, 004, 001, 005, 001, 001, 000, 005, 003, 005, 004, 002, 000, 001, 001, 006, 004, 003, 000, 004, 000, 003, 004, 006, 004, 005, 002, 005, 000, 005, 000, 002, 000, 005, 002, 003, 000, 004, 000, 005, 002, 002, 000, 002, 001, 004, 000, 006, 002, 002, 003, 004, 002, 005, 002, 001, 002, 004, 002, 005, 003, 005, 003, 006, 002, 006, 002, 006, 002, 001, 003, 006, </text:p>
      <text:p text:style-name="P1">003, 005, 001, 005, 003, 004, 002, 007, 002, 003, 004, 005, 004, 003, 002, 006, 003, 000, 001, 003, 003, 003, 003, 005, 002, 002, 001, 004, 002, 005, 000, 004, 000, 004, 002, 003, 003, 002, 001, 004, 003, 005, 001, 002, 000, 002, 003, 002, 001, 003, 002, 004, 000, 005, 003, 004, 003, 007, 000, 002, 001, 006, 003, 004, 003, 006, 001, 005, 001, 006, 001, 004, 001, 005, 002, 003, 004, 003, 003, 005, 000, 004, 000, 004, 003, 004, 002, 003, 002, 005, 001, 002, 002, 005, 004, 007, 002, 003, 001, 003, 002, 005, 001, 003, 003, 004, 002, 003, 000, 000, 005, 006, 002, 001, 000, 005, 003, 005, 001, 002, 002, 001, 002, 003, 001, 001, 003, 005, 003, 004, 001, 003, 001, 004, 002, 004, 002, 005, 003, 004, 003, 003, 000, 002, 002, 004, 002, 004, 000, 003, 003, 005, 000, 003, 003, 002, 000, 003, 002, 002, </text:p>
      <text:p text:style-name="P1">002, 003, 003, 005, 004, 003, 000, 004, 000, 003, 002, 003, 002, 000, 001, 002, 004, 002, 003, 002, 002, 002, 001, 002, 001, 005, 003, 003, 004, 005, 003, 004, 001, 005, 003, 005, 003, 001, 002, 004, 002, 003, 004, 003, 005, 004, 003, 003, 002, 003, 004, 005, 004, 005, 005, 002, 003, 006, 003, 003, 004, 005, 004, 003, 001, 005, 004, 005, 004, 004, 004, 007, 005, 005, 006, 005, 003, 005, 002, 005, 007, 004, 004, 005, 003, 007, 003, 009, 005, 004, 003, 006, 004, 005, 002, 006, 005, 008, 004, 004, 005, 005, 004, 005, 005, 005, 003, 005, 005, 007, 005, 005, 005, 005, 003, 005, 005, 006, 004, 006, 004, 003, 003, 007, 006, 004, 005, 005, 007, 006, 005, 009, 005, 007, 006, 004, 002, 003, 006, 006, 004, 009, 007, 006, 003, 004, 005, 007, 005, 004, 009, 008, 006, 005, 006, 006, 003, 008, 005, 002, </text:p>
      <text:p text:style-name="P1">008, 005, 006, 005, 004, 009, 006, 005, 007, 007, 002, 005, 009, 007, 006, 004, 009, 005, 007, 009, 003, 006, 005, 006, 002, 008, 002, 005, 004, 006, 005, 004, 006, 006, 003, 007, 005, 004, 002, 005, 004, 008, 004, 003, 004, 005, 004, 004, 007, 007, 003, 007, 006, 005, 002, 002, 005, 005, 004, 007, 004, 007, 005, 005, 004, 004, 008, 006, 003, 003, 003, 005, 004, 007, 004, 010, 003, 004, 006, 006, 005, 004, 004, 007, 003, 007, 006, 010, 007, 009, 005, 004, 005, 007, 004, 007, 006, 008, 005, 004, 004, 004, 002, 007, 005, 004, 003, 007, 005, 007, 003, 006, 004, 003, 000, 006, 005, 004, 006, 004, 002, 008, 004, 001, 004, 003, 006, 002, 005, 003, 005, 006, 005, 003, 004, 004, 005, 004, 005, 004, 005, 002, 003, 006, 004, 005, 004, 003, 003, 002, 004, 005, 003, 003, 004, 006, 006, 007, 003, 004, </text:p>
      <text:p text:style-name="P1">005, 003, 004, 003, 002, 001, 003, 003, 002, 002, 000, 005, 003, 005, 003, 002, 004, 003, 001, 000, 003, 003, 003, 004, 003, 001, 002, 000, 000, 001, 001, 000, 000, 000, 000, 003, 000, 002, 001, 002, 001, 000, 003, 001, 000, 001, 001, 000, 001, 001, 000, 000, 002, 000, 000, 002, 001, 000, 000, 001, 000, 000, 000, 000, 002, 003, 001, 000, 000, 000, 001, 004, 001, 001, 000, 005, 000, 000, 000, 002, 002, 005, 002, 001, 001, 000, 000, 004, 001, 004, 000, 000, 001, 000, 000, 002, 000, 000, 000, 003, 002, 004, 000, 001, 001, 003, 002, 001, 000, 005, 002, 002, 000, 002, 000, 003, 000, 000, 001, 003, 000, 006, 003, 003, 000, 001, 000, 002, 001, 001, 003, 001, 000, 002, 000, 001, 001, 005, 000, 002, 001, 002, 002, 001, 001, 003, 000, 000, 002, 003, 002, 003, 001, 001, 001, 004, 001, 004, 002, 002, </text:p>
      <text:p text:style-name="P1">002, 005, 001, 004, 001, 003, 001, 000, 000, 002, 000, 001, 001, 006, 001, 003, 000, 002, 003, 002, 003, 002, 000, 003, 000, 004, 000, 006, 002, 003, 000, 003, 002, 004, 002, 000, 000, 000, 000, 002, 001, 001, 000, 001, 001, 002, 001, 004, 000, 000, 000, 004, 001, 007, 002, 000, 000, 002, 000, 004, 001, 002, 000, 001, 000, 002, 002, 001, 001, 005, 003, 002, 000, 000, 001, 003, 000, 004, 002, 002, 000, 002, 000, 001, 002, 000, 000, 002, 000, 003, 001, 003, 000, 004, 002, 001, 000, 000, 001, 000, 000, 000, 000, 000, 001, 002, 000, 000, 000, 003, 000, 001, 001, 002, 000, 002, 000, 003, 001, 004, 001, 002, 001, 001, 001, 001, 001, 001, 000, 001, 002, 000, 000, 002, 002, 002, 000, 000, 002, 001, 001, 002, 000, 001, 000, 004, 001, 000, 000, 002, 001, 000, 000, 002, 000, 001, 001, 000, 000, 001, </text:p>
      <text:p text:style-name="P1">001, 002, 001, 003, 002, 002, 002, 001, 000, 000, 000, 002, 000, 003, 000, 004, 001, 000, 002, 002, 000, 000, 000, 000, 001, 000, 000, 000, 001, 004, 001, 000, 000, 005, 002, 004, 002, 002, 004, 003, 004, 004, 005, 003, 002, 006, 002, 004, 004, 005, 005, 004, 004, 006, 004, 003, 005, 005, 002, 002, 007, 004, 005, 003, 003, 003, 002, 006, 004, 005, 004, 002, 003, 003, 000, 004, 005, 004, 004, 004, 003, 004, 003, 004, 002, 006, 002, 006, 003, 004, 000, 003, 003, 002, 005, 004, 008, 003, 002, 002, 000, 005, 006, 010, 003, 006, 004, 005, 002, 006, 004, 008, 006, 006, 001, 004, 004, 003, 002, 003, 005, 004, 004, 007, 003, 005, 002, 003, 006, 005, 007, 006, 004, 007, 004, 006, 004, 007, 004, 005, 005, 004, 004, 008, 009, 007, 006, 006, 006, 006, 003, 002, 003, 008, 007, 008, 007, 007, 006, 005, </text:p>
      <text:p text:style-name="P1">004, 008, 004, 005, 006, 007, 004, 007, 002, 005, 006, 007, 008, 005, 005, 005, 001, 007, 002, 005, 006, 007, 004, 005, 004, 006, 005, 007, 003, 005, 004, 006, 005, 005, 007, 007, 004, 006, 004, 007, 004, 008, 007, 009, 006, 003, 004, 003, 008, 004, 006, 007, 004, 004, 004, 004, 001, 008, 003, 004, 007, 005, 007, 005, 006, 006, 001, 006, 006, 005, 002, 007, 005, 004, 003, 012, 002, 006, 002, 007, 006, 005, 004, 006, 002, 007, 006, 005, 006, 004, 002, 004, 001, 007, 006, 007, 003, 003, 005, 009, 003, 004, 002, 004, 004, 004, 007, 005, 008, 005, 006, 006, 006, 005, 003, 004, 004, 005, 006, 011, 002, 002, 004, 006, 006, 007, 004, 004, 006, 005, 003, 005, 001, 003, 005, 007, 005, 004, 003, 005, 003, 005, 004, 002, 004, 004, 005, 005, 002, 004, 007, 003, 006, 005, 003, 000, 003, 002, 003, 005, </text:p>
      <text:p text:style-name="P1">005, 005, 002, 005, 003, 001, 004, 003, 003, 004, 005, 002, 005, 006, 001, 004, 003, 005, 003, 004, 002, 004, 002, 001, 005, 003, 004, 001, 003, 002, 003, 003, 003, 003, 002, 003, 002, 000, 001, 001, 000, 001, 001, 003, 001, 004, 001, 003, 001, 001, 000, 001, 002, 002, 002, 003, 002, 004, 004, 003, 000, 003, 000, 002, 000, 000, 003, 000, 002, 002, 002, 004, 001, 000, 000, 003, 002, 003, 000, 002, 002, 004, 002, 003, 003, 005, 004, 002, 002, 003, 000, 002, 001, 005, 004, 005, 006, 005, 001, 002, 003, 005, 001, 005, 005, 004, 002, 002, 001, 012, 004, 001, 001, 000, 002, 004, 003, 004, 005, 001, 000, 005, 002, 002, 001, 004, 003, 005, 000, 005, 003, 003, 003, 002, 002, 004, 002, 001, 004, 003, 001, 004, 004, 003, 002, 005, 004, 005, 002, 004, 001, 004, 002, 003, 000, 003, 002, 007, 000, 005, </text:p>
      <text:p text:style-name="P1">002, 005, 002, 003, 002, 004, 002, 002, 001, 006, 001, 004, 000, 006, 003, 004, 003, 004, 001, 006, 002, 005, 002, 006, 002, 003, 001, 006, 003, 007, 002, 003, 001, 006, 002, 006, 004, 004, 003, 003, 002, 006, 002, 002, 001, 006, 001, 006, 000, 001, 004, 004, 000, 003, 001, 002, 005, 004, 002, 004, 000, 008, 001, 005, 003, 005, 002, 003, 003, 002, 002, 003, 001, 006, 000, 006, 003, 005, 002, 005, 003, 003, 002, 003, 002, 009, 002, 004, 004, 004, 000, 004, 006, 003, 001, 003, 003, 002, 001, 004, 003, 001, 004, 003, 005, 004, 004, 004, 003, 002, 000, 004, 004, 006, 003, 004, 006, 002, 002, 003, 003, 005, 003, 005, 001, 005, 002, 004, 001, 006, 002, 004, 001, 000, 003, 000, 003, 006, 003, 001, 004, 003, 004, 004, 005, 002, 004, 003, 002, 002, 003, 001, 001, 005, 003, 000, 002, 004, 000, 002, </text:p>
      <text:p text:style-name="P1">002, 005, 001, 003, 000, 003, 002, 001, 002, 007, 002, 004, 000, 002, 003, 003, 002, 006, 002, 000, 004, 003, 003, 002, 003, 003, 002, 002, 002, 005, 000, 002, 002, 004, 003, 003, 001, 005, 000, 004, 001, 003, 006, 001, 006, 002, 004, 002, 003, 001, 003, 007, 003, 003, 003, 001, 004, 003, 007, 004, 003, 004, 005, 005, 001, 005, 003, 001, 001, 006, 001, 005, 004, 002, 004, 004, 003, 005, 001, 004, 005, 005, 004, 011, 004, 006, 004, 005, 003, 005, 004, 006, 005, 005, 003, 005, 006, 006, 005, 004, 002, 006, 003, 004, 002, 007, 005, 003, 006, 003, 002, 006, 003, 007, 005, 007, 001, 004, 005, 004, 003, 002, 006, 002, 004, 003, 004, 005, 004, 005, 009, 005, 005, 006, 003, 010, 005, 005, 006, 005, 002, 006, 005, 008, 007, 010, 004, 002, 003, 006, 006, 009, 004, 005, 002, 005, 007, 001, 004, 006, </text:p>
      <text:p text:style-name="P1">004, 003, 003, 006, 005, 005, 003, 003, 006, 003, 006, 006, 004, 004, 004, 004, 002, 005, 002, 010, 005, 005, 003, 005, 003, 005, 004, 005, 003, 004, 003, 007, 005, 007, 002, 001, 001, 004, 002, 008, 009, 003, 004, 004, 004, 005, 005, 006, 005, 006, 004, 004, 004, 005, 007, 007, 002, 003, 006, 005, 004, 005, 002, 004, 005, 004, 006, 002, 005, 005, 003, 003, 005, 006, 003, 007, 003, 005, 006, 005, 006, 005, 006, 003, 004, 001, 003, 007, 003, 005, 005, 004, 006, 005, 005, 005, 006, 005, 005, 007, 005, 004, 006, 005, 006, 005, 003, 006, 004, 004, 006, 003, 004, 006, 002, 006, 004, 004, 003, 006, 003, 005, 006, 004, 005, 006, 003, 006, 003, 005, 005, 004, 001, 004, 004, 003, 005, 007, 006, 006, 004, 004, 003, 003, 005, 004, 004, 004, 004, 003, 001, 005, 004, 001, 003, 005, 002, 004, 006, 005, </text:p>
      <text:p text:style-name="P1">005, 005, 002, 005, 002, 002, 003, 006, 003, 003, 003, 001, 003, 004, 001, 003, 003, 005, 003, 005, 002, 003, 004, 003, 001, 003, 003, 003, 003, 003, 003, 002, 000, 002, 004, 005, 004, 006, 007, 005, 004, 003, 001, 003, 000, 002, 003, 002, 001, 001, 000, 004, 000, 004, 004, 001, 002, 003, 000, 002, 004, 005, 003, 002, 004, 002, 001, 004, 000, 003, 001, 003, 005, 004, 001, 003, 002, 003, 002, 001, 002, 006, 002, 001, 003, 003, 003, 003, 001, 002, 000, 006, 000, 005, 001, 005, 004, 004, 000, 001, 001, 002, 001, 003, 003, 004, 003, 002, 002, 003, 001, 002, 002, 006, 001, 006, 002, 003, 003, 004, 000, 006, 002, 004, 002, 001, 005, 004, 000, 004, 001, 002, 000, 005, 003, 007, 001, 002, 003, 003, 003, 002, 004, 005, 002, 002, 003, 003, 001, 006, 003, 005, 003, 005, 002, 003, 001, 003, 001, 004, </text:p>
      <text:p text:style-name="P1">003, 002, 004, 002, 002, 004, 002, 004, 002, 004, 001, 005, 003, 006, 001, 005, 003, 003, 000, 003, 002, 006, 002, 004, 003, 002, 004, 007, 002, 001, 002, 001, 002, 005, 000, 002, 002, 001, 000, 005, 002, 003, 002, 004, 002, 005, 002, 002, 001, 005, 004, 006, 002, 003, 000, 004, 003, 005, 003, 004, 003, 002, 003, 005, 001, 003, 001, 005, 003, 002, 003, 006, 004, 003, 002, 002, 001, 004, 002, 001, 002, 002, 001, 004, 001, 004, 000, 006, 000, 002, 002, 004, 000, 005, 002, 004, 002, 007, 003, 004, 002, 004, 005, 003, 003, 005, 002, 004, 003, 006, 000, 003, 004, 004, 002, 002, 001, 002, 000, 004, 000, 001, 003, 001, 005, 004, 000, 001, 003, 005, 002, 004, 003, 005, 000, 006, 003, 000, 006, 001, 001, 007, 002, 004, 002, 003, 003, 007, 002, 004, 003, 001, 004, 006, 002, 002, 001, 003, 002, 003, </text:p>
      <text:p text:style-name="P1">002, 002, 001, 004, 002, 004, 004, 003, 002, 005, 003, 001, 002, 003, 003, 001, 002, 002, 003, 002, 002, 002, 002, 002, 003, 002, 002, 003, 002, 001, 001, 000, 000, 002, 001, 001, 000, 004, 002, 002, 001, 005, 000, 003, 001, 001, 002, 002, 001, 003, 001, 002, 006, 005, 002, 004, 003, 005, 004, 005, 002, 005, 001, 001, 003, 006, 005, 004, 005, 005, 005, 002, 004, 003, 003, 003, 001, 002, 003, 004, 002, 004, 007, 004, 005, 005, 003, 003, 004, 004, 006, 005, 004, 009, 006, 003, 005, 006, 005, 004, 003, 002, 001, 003, 003, 005, 003, 007, 004, 009, 004, 006, 003, 005, 005, 007, 005, 007, 009, 006, 005, 007, 004, 007, 007, 010, 006, 008, 004, 004, 005, 006, 006, 009, 006, 009, 004, 002, 005, 007, 003, 008, 005, 006, 004, 004, 008, 007, 003, 006, 008, 007, 005, 011, 006, 006, 004, 003, 005, 006, </text:p>
      <text:p text:style-name="P1">003, 005, 004, 005, 004, 011, 007, 007, 007, 006, 003, 006, 006, 007, 007, 007, 005, 007, 004, 004, 005, 006, 007, 007, 007, 007, 005, 004, 003, 007, 006, 007, 006, 007, 006, 010, 007, 006, 005, 007, 005, 008, 007, 006, 004, 006, 005, 006, 008, 004, 001, 006, 005, 006, 006, 005, 004, 007, 004, 006, 006, 005, 007, 003, 004, 005, 004, 004, 005, 006, 006, 005, 005, 003, 004, 007, 005, 008, 004, 005, 002, 004, 005, 007, 005, 004, 007, 009, 006, 005, 002, 004, 005, 008, 005, 007, 004, 003, 004, 007, 005, 006, 001, 006, 006, 008, 004, 006, 004, 006, 007, 005, 004, 003, 006, 009, 005, 008, 006, 002, 006, 002, 006, 006, 006, 005, 005, 006, 006, 006, 005, 007, 006, 002, 008, 005, 005, 004, 002, 005, 006, 005, 003, 006, 006, 005, 004, 004, 003, 006, 004, 006, 007, 006, 002, 007, 002, 003, 002, 003, </text:p>
      <text:p text:style-name="P1">003, 007, 005, 006, 004, 003, 005, 007, 003, 003, 003, 003, 003, 003, 002, 007, 003, 004, 003, 006, 003, 006, 002, 004, 004, 005, 005, 006, 005, 001, 003, 005, 005, 005, 003, 005, 001, 005, 004, 003, 004, 006, 003, 003, 004, 001, 004, 002, 002, 003, 002, 004, 001, 004, 003, 006, 001, 002, 003, 003, 002, 003, 001, 002, 002, 002, 002, 002, 003, 004, 003, 002, 001, 004, 002, 005, 002, 004, 004, 007, 003, 003, 004, 004, 002, 004, 002, 003, 004, 002, 002, 004, 003, 003, 003, 002, 004, 003, 005, 003, 003, 005, 003, 004, 002, 002, 002, 006, 003, 006, 002, 003, 004, 005, 003, 007, 004, 005, 002, 007, 002, 006, 007, 005, 003, 002, 003, 007, 003, 004, 003, 006, 003, 003, 004, 006, 002, 002, 001, 008, 003, 004, 003, 005, 004, 005, 003, 002, 004, 004, 001, 006, 004, 004, 004, 005, 002, 006, 001, 002, </text:p>
      <text:p text:style-name="P1">002, 005, 002, 005, 003, 004, 004, 004, 004, 005, 003, 007, 003, 007, 003, 008, 003, 005, 006, 006, 005, 007, 004, 005, 002, 006, 000, 005, 005, 004, 004, 006, 000, 005, 004, 007, 002, 004, 006, 006, 002, 009, 003, 004, 003, 005, 003, 005, 001, 005, 003, 002, 004, 007, 004, 004, 003, 002, 002, 004, 001, 007, 003, 004, 003, 004, 001, 007, 000, 002, 004, 008, 004, 004, 001, 003, 003, 005, 004, 005, 003, 005, 001, 005, 000, 003, 002, 008, 002, 003, 005, 005, 003, 007, 004, 005, 004, 005, 004, 003, 002, 005, 005, 005, 002, 007, 004, 003, 003, 005, 002, 005, 005, 002, 002, 005, 004, 007, 003, 005, 002, 003, 002, 006, 001, 003, 000, 004, 003, 003, 002, 005, 002, 004, 003, 003, 002, 002, 003, 006, 003, 004, 000, 003, 001, 003, 004, 003, 003, 007, 004, 006, 006, 003, 005, 004, 002, 001, 002, 006, </text:p>
      <text:p text:style-name="P1">002, 006, 002, 002, 001, 003, 004, 004, 005, 002, 001, 004, 002, 005, 002, 004, 003, 002, 002, 003, 004, 003, 003, 005, 001, 002, 000, 002, 004, 004, 001, 007, 001, 002, 003, 004, 003, 002, 000, 000, 005, 005, 000, 004, 001, 005, 001, 003, 001, 004, 000, 002, 005, 002, 006, 001, 004, 006, 003, 002, 004, 003, 002, 006, 003, 004, 005, 005, 001, 003, 001, 003, 007, 008, 004, 007, 005, 002, 004, 006, 004, 002, 005, 005, 003, 005, 003, 007, 007, 003, 006, 004, 004, 006, 005, 007, 003, 005, 005, 008, 006, 002, 005, 006, 007, 005, 004, 005, 003, 005, 004, 003, 003, 006, 005, 006, 003, 003, 002, 006, 002, 006, 006, 006, 005, 005, 005, 007, 001, 008, 007, 007, 006, 007, 005, 005, 004, 010, 004, 006, 005, 007, 002, 005, 003, 005, 007, 008, 007, 006, 007, 008, 005, 008, 003, 010, 004, 007, 003, 006, </text:p>
      <text:p text:style-name="P1"><text:soft-page-break/>004, 002, 011, 007, 007, 006, 010, 006, 004, 006, 006, 003, 006, 006, 006, 004, 003, 009, 007, 004, 007, 005, 005, 005, 006, 006, 004, 004, 003, 004, 004, 009, 007, 007, 003, 008, 004, 004, 005, 007, 003, 007, 004, 006, 005, 007, 008, 008, 006, 004, 004, 008, 006, 007, 003, 007, 003, 008, 007, 005, 003, 006, 003, 007, 004, 008, 005, 004, 006, 004, 004, 008, 006, 004, 007, 005, 005, 008, 006, 005, 003, 006, 003, 006, 004, 005, 003, 006, 005, 004, 006, 006, 007, 006, 005, 006, 007, 007, 007, 006, 004, 006, 005, 004, 005, 006, 004, 008, 006, 009, 006, 005, 005, 006, 006, 005, 003, 004, 006, 008, 003, 004, 006, 004, 004, 005, 005, 007, 003, 006, 005, 008, 006, 006, 002, 009, 003, 007, 005, 003, 005, 004, 004, 007, 006, 006, 004, 006, 003, 008, 003, 006, 005, 003, 005, 002, 003, 003, 004, 005, </text:p>
      <text:p text:style-name="P1">006, 005, 005, 005, 007, 006, 004, 003, 005, 007, 007, 004, 004, 007, 005, 005, 003, 002, 001, 004, 003, 006, 007, 008, 005, 004, 001, 007, 000, 005, 000, 006, 002, 004, 005, 003, 002, 006, 003, 003, 002, 006, 005, 002, 003, 003, 006, 003, 002, 006, 003, 002, 001, 001, 005, 002, 001, 002, 002, 002, 003, 004, 001, 005, 001, 003, 001, 001, 001, 008, 002, 002, 003, 003, 006, 005, 001, 005, 003, 004, 003, 005, 002, 002, 001, 002, 004, 003, 003, 003, 003, 004, 001, 007, 001, 005, 004, 003, 002, 006, 003, 005, 002, 000, 002, 003, 001, 003, 003, 004, 002, 003, 003, 008, 004, 005, 004, 007, 003, 007, 004, 005, 002, 005, 001, 005, 002, 003, 005, 005, 003, 008, 003, 006, 005, 005, 003, 003, 002, 001, 002, 005, 002, 003, 004, 004, 002, 005, 003, 004, 005, 006, 004, 002, 006, 007, 003, 006, 001, 004, </text:p>
      <text:p text:style-name="P1">002, 004, 004, 004, 000, 005, 002, 005, 003, 005, 001, 003, 005, 006, 000, 005, 004, 005, 003, 004, 002, 006, 006, 006, 002, 006, 004, 004, 005, 005, 001, 003, 003, 004, 005, 004, 004, 006, 001, 006, 004, 007, 001, 006, 004, 004, 002, 003, 002, 005, 003, 005, 001, 004, 003, 006, 002, 007, 005, 003, 004, 004, 003, 004, 005, 004, 003, 004, 004, 005, 001, 006, 005, 003, 002, 005, 001, 004, 004, 006, 003, 002, 002, 006, 003, 005, 004, 006, 002, 002, 001, 005, 003, 007, 001, 003, 000, 003, 003, 005, 003, 004, 003, 002, 002, 003, 002, 003, 004, 006, 001, 005, 006, 003, 002, 004, 002, 006, 005, 005, 003, 006, 002, 003, 001, 005, 003, 000, 003, 004, 002, 004, 002, 005, 002, 004, 003, 003, 001, 003, 003, 007, 004, 003, 003, 002, 003, 005, 004, 005, 002, 003, 002, 006, 000, 004, 004, 005, 002, 003, </text:p>
      <text:p text:style-name="P1">002, 004, 001, 000, 002, 004, 001, 000, 002, 005, 005, 005, 002, 003, 000, 003, 002, 003, 004, 006, 001, 006, 005, 003, 002, 004, 002, 004, 003, 004, 002, 005, 001, 002, 002, 004, 000, 005, 002, 001, 002, 003, 002, 002, 004, 002, 004, 005, 000, 005, 002, 002, 002, 002, 002, 004, 002, 003, 002, 005, 001, 003, 000, 003, 001, 006, 005, 006, 007, 002, 004, 003, 005, 005, 004, 007, 003, 005, 006, 006, 002, 005, 005, 006, 002, 002, 005, 003, 005, 004, 002, 003, 008, 006, 004, 005, 006, 004, 005, 006, 003, 006, 005, 003, 006, 004, 007, 005, 007, 006, 005, 005, 005, 003, 007, 006, 003, 005, 005, 005, 005, 004, 005, 005, 005, 006, 006, 007, 004, 003, 007, 007, 005, 007, 005, 008, 005, 006, 006, 008, 006, 006, 004, 006, 005, 003, 005, 006, 003, 004, 005, 008, 003, 005, 006, 006, 003, 001, 002, 006, </text:p>
      <text:p text:style-name="P1">005, 004, 004, 008, 004, 007, 004, 008, 005, 007, 005, 004, 004, 005, 007, 007, 004, 004, 005, 006, 006, 005, 007, 006, 004, 004, 006, 004, 003, 007, 005, 004, 003, 005, 004, 005, 002, 010, 003, 011, 003, 007, 009, 006, 002, 009, 003, 008, 006, 009, 006, 007, 007, 006, 004, 009, 005, 005, 004, 007, 006, 007, 006, 005, 003, 002, 005, 006, 006, 007, 007, 005, 003, 005, 007, 007, 006, 009, 004, 005, 006, 005, 005, 007, 004, 004, 006, 006, 005, 008, 006, 004, 005, 006, 004, 009, 004, 006, 005, 007, 006, 002, 005, 005, 007, 006, 002, 006, 002, 005, 003, 010, 007, 008, 004, 005, 005, 006, 006, 006, 009, 008, 003, 011, 005, 002, 005, 008, 006, 009, 003, 007, 004, 005, 005, 004, 005, 007, 007, 003, 007, 006, 003, 006, 003, 007, 007, 006, 005, 004, 007, 007, 005, 004, 006, 005, 005, 006, 003, 005, </text:p>
      <text:p text:style-name="P1">000, 004, 005, 006, 000, 003, 003, 006, 006, 007, 001, 007, 006, 004, 004, 005, 005, 005, 004, 004, 004, 005, 004, 004, 004, 005, 004, 006, 005, 002, 001, 005, 005, 007, 003, 005, 006, 003, 004, 004, 002, 006, 004, 005, 004, 004, 003, 002, 004, 003, 001, 002, 002, 003, 003, 003, 003, 002, 002, 001, 003, 004, 003, 002, 003, 002, 003, 003, 000, 003, 002, 001, 001, 002, 001, 003, 002, 002, 000, 002, 001, 003, 002, 002, 002, 001, 002, 000, 002, 004, 003, 002, 000, 002, 001, 000, 000, 004, 003, 002, 000, 001, 002, 002, 000, 001, 000, 004, 001, 000, 000, 004, 000, 002, 002, 002, 002, 003, 000, 002, 001, 002, 000, 002, 001, 001, 000, 002, 004, 004, 004, 000, 000, 003, 002, 004, 000, 002, 001, 003, 003, 003, 001, 003, 000, 003, 003, 003, 001, 004, 001, 001, 000, 002, 003, 002, 003, 005, 001, 001, </text:p>
      <text:p text:style-name="P1">004, 004, 001, 002, 000, 006, 000, 004, 000, 001, 000, 003, 003, 005, 000, 002, 002, 002, 000, 003, 003, 002, 001, 002, 001, 006, 002, 003, 000, 003, 002, 002, 001, 005, 006, 003, 001, 002, 002, 000, 000, 002, 002, 003, 002, 005, 000, 006, 000, 005, 001, 006, 000, 001, 002, 004, 001, 002, 000, 003, 003, 003, 000, 003, 000, 004, 000, 002, 004, 006, 002, 002, 002, 002, 001, 003, 000, 003, 000, 003, 001, 002, 000, 003, 001, 001, 002, 002, 002, 005, 001, 006, 002, 003, 004, 005, 003, 003, 000, 003, 002, 003, 000, 004, 002, 002, 000, 003, 002, 006, 001, 003, 001, 002, 000, 001, 000, 006, 001, 001, 000, 005, 000, 006, 003, 002, 000, 003, 001, 003, 000, 001, 004, 002, 002, 001, 001, 004, 002, 004, 001, 003, 002, 000, 002, 002, 000, 000, 001, 001, 002, 004, 001, 002, 001, 001, 002, 002, 000, 004, </text:p>
      <text:p text:style-name="P1">001, 004, 001, 003, 000, 001, 000, 005, 001, 000, 003, 002, 002, 004, 000, 002, 001, 000, 000, 001, 001, 002, 004, 000, 001, 002, 000, 003, 000, 002, 001, 000, 001, 004, 003, 000, 001, 003, 000, 003, 001, 002, 001, 002, 001, 001, 000, 002, 000, 003, 002, 001, 002, 000, 000, 000, 002, 002, 000, 000, 003, 001, 000, 000, 000, 002, 002, 002, 000, 000, 001, 000, 004, 005, 004, 006, 003, 004, 002, 007, 006, 012, 003, 007, 000, 001, 006, 008, 004, 005, 008, 005, 004, 006, 003, 005, 006, 005, 003, 006, 004, 007, 003, 006, 003, 003, 005, 007, 006, 005, 003, 009, 008, 006, 004, 004, 006, 006, 005, 007, 005, 009, 003, 007, 005, 009, 003, 006, 005, 008, 005, 004, 003, 009, 006, 003, 006, 007, 006, 003, 005, 009, 005, 010, 004, 005, 006, 009, 005, 007, 006, 003, 004, 006, 003, 005, 006, 006, 007, 005, </text:p>
      <text:p text:style-name="P1">001, 003, 006, 009, 004, 008, 003, 003, 005, 006, 008, 006, 006, 006, 005, 008, 009, 009, 007, 007, 004, 005, 005, 006, 004, 008, 006, 004, 005, 006, 004, 010, 004, 009, 005, 006, 004, 007, 003, 003, 005, 008, 006, 007, 006, 004, 006, 007, 004, 005, 005, 006, 006, 006, 004, 007, 005, 009, 004, 008, 005, 006, 004, 002, 005, 007, 005, 004, 005, 009, 006, 009, 006, 003, 003, 009, 005, 007, 007, 002, 004, 007, 006, 005, 007, 005, 003, 005, 007, 008, 006, 005, 005, 006, 003, 006, 004, 009, 004, 007, 007, 008, 006, 008, 006, 006, 008, 011, 005, 006, 005, 008, 002, 009, 006, 006, 006, 005, 006, 005, 005, 006, 000, 006, 007, 007, 006, 006, 005, 004, 007, 006, 008, 005, 004, 002, 004, 007, 005, 005, 004, 005, 005, 006, 005, 004, 005, 007, 005, 007, 006, 003, 004, 007, 003, 006, 003, 005, 003, 006, </text:p>
      <text:p text:style-name="P1">005, 006, 004, 002, 006, 006, 003, 004, 003, 005, 006, 003, 003, 005, 004, 005, 004, 005, 005, 005, 006, 003, 003, 002, 005, 004, 004, 004, 003, 006, 003, 004, 003, 003, 004, 004, 003, 004, 003, 007, 003, 004, 004, 005, 000, 003, 004, 006, 000, 003, 004, 006, 005, 002, 004, 004, 002, 004, 002, 003, 003, 005, 002, 001, 003, 004, 004, 002, 002, 003, 004, 006, 003, 000, 006, 005, 002, 003, 003, 002, 002, 004, 003, 005, 005, 006, 004, 005, 003, 006, 002, 004, 004, 004, 004, 006, 004, 003, 002, 006, 005, 004, 006, 006, 000, 003, 004, 002, 000, 004, 006, 004, 002, 004, 002, 001, 003, 005, 002, 002, 002, 002, 003, 003, 003, 005, 002, 003, 002, 004, 001, 004, 000, 003, 002, 004, 001, 003, 002, 005, 003, 005, 001, 002, 004, 003, 005, 005, 003, 007, 003, 005, 004, 006, 004, 004, 002, 003, 002, 004, </text:p>
      <text:p text:style-name="P1">003, 002, 002, 004, 000, 004, 003, 006, 003, 006, 003, 004, 003, 005, 003, 006, 004, 007, 004, 006, 003, 003, 004, 005, 001, 007, 004, 004, 003, 002, 002, 002, 002, 004, 001, 006, 001, 004, 005, 006, 002, 008, 001, 005, 003, 004, 003, 001, 003, 003, 003, 002, 002, 002, 003, 003, 004, 003, 002, 006, 002, 003, 003, 006, 004, 003, 004, 002, 001, 007, 000, 004, 002, 004, 001, 003, 002, 004, 003, 004, 004, 004, 002, 003, 000, 005, 001, 005, 003, 002, 002, 004, 003, 003, 003, 007, 002, 002, 000, 002, 002, 005, 003, 004, 003, 002, 005, 003, 002, 003, 002, 006, 000, 003, 002, 003, 004, 003, 001, 004, 003, 001, 002, 005, 003, 004, 001, 004, 003, 002, 004, 004, 004, 001, 003, 003, 000, 003, 001, 003, 001, 005, 000, 006, 003, 005, 001, 003, 001, 005, 002, 004, 003, 006, 002, 006, 005, 003, 001, 004, </text:p>
      <text:p text:style-name="P1">000, 006, 003, 002, 001, 005, 003, 004, 000, 007, 002, 005, 003, 005, 002, 006, 004, 000, 005, 004, 001, 002, 000, 006, 003, 002, 002, 006, 002, 007, 001, 001, 000, 005, 002, 004, 003, 003, 000, 005, 003, 002, 002, 005, 000, 000, 002, 005, 003, 003, 003, 003, 003, 004, 004, 004, 004, 004, 002, 003, 002, 005, 001, 005, 000, 002, 002, 002, 003, 004, 001, 001, 004, 003, 002, 002, 002, 006, 002, 003, 000, 003, 004, 004, 003, 005, 004, 004, 002, 001, 002, 004, 002, 004, 002, 003, 004, 002, 006, 004, 001, 004, 004, 005, 003, 003, 006, 005, 009, 002, 002, 003, 005, 006, 004, 006, 006, 005, 003, 006, 006, 003, 005, 006, 004, 002, 003, 005, 005, 005, 005, 003, 001, 004, 004, 005, 006, 004, 005, 004, 003, 007, 006, 007, 002, 004, 004, 002, 003, 004, 003, 002, 006, 005, 006, 004, 004, 004, 003, 005, </text:p>
      <text:p text:style-name="P1">001, 005, 004, 005, 005, 006, 005, 005, 002, 009, 003, 006, 005, 007, 006, 003, 005, 002, 006, 007, 004, 005, 004, 007, 004, 004, 003, 008, 006, 006, 005, 004, 007, 008, 007, 005, 003, 006, 006, 006, 004, 006, 006, 005, 002, 003, 005, 009, 006, 005, 002, 007, 003, 005, 004, 007, 004, 007, 005, 008, 005, 007, 007, 004, 004, 007, 005, 006, 003, 009, 005, 006, 004, 007, 006, 007, 003, 004, 004, 005, 004, 005, 005, 005, 003, 005, 003, 009, 006, 000, 003, 005, 006, 009, 006, 006, 003, 003, 004, 006, 002, 005, 003, 007, 006, 006, 002, 005, 004, 008, 003, 007, 007, 005, 003, 006, 001, 006, 003, 004, 006, 007, 005, 005, 006, 008, 004, 009, 007, 007, 005, 003, 003, 004, 002, 006, 005, 005, 006, 005, 003, 003, 004, 003, 003, 005, 005, 006, 002, 005, 005, 006, 002, 006, 005, 003, 005, 005, 006, 005, </text:p>
      <text:p text:style-name="P1">004, 006, 005, 006, 001, 004, 004, 006, 006, 006, 003, 005, 001, 004, 005, 007, 005, 008, 006, 008, 005, 002, 004, 005, 005, 005, 002, 004, 006, 006, 007, 002, 002, 006, 004, 003, 004, 003, 005, 004, 002, 003, 005, 004, 005, 002, 006, 003, 005, 006, 003, 006, 003, 003, 005, 005, 004, 004, 003, 006, 002, 006, 004, 005, 003, 002, 002, 004, 003, 003, 002, 002, 006, 001, 001, 005, 002, 004, 001, 001, 000, 004, 003, 002, 000, 002, 001, 000, 002, 004, 002, 007, 001, 003, 002, 004, 001, 004, 002, 003, 004, 002, 002, 005, 002, 002, 004, 003, 002, 003, 006, 003, 001, 002, 001, 004, 002, 003, 003, 004, 003, 005, 002, 003, 003, 005, 000, 005, 003, 002, 001, 005, 003, 004, 002, 006, 003, 005, 004, 005, 002, 005, 001, 006, 001, 009, 003, 004, 005, 002, 001, 006, 003, 002, 001, 003, 003, 005, 005, 005, </text:p>
      <text:p text:style-name="P1">003, 004, 000, 006, 005, 009, 002, 004, 004, 004, 004, 005, 000, 006, 002, 006, 003, 004, 003, 005, 001, 005, 002, 009, 002, 005, 003, 005, 004, 002, 004, 005, 003, 004, 002, 007, 005, 003, 004, 005, 001, 006, 004, 002, 003, 006, 002, 007, 004, 004, 003, 005, 001, 005, 004, 005, 003, 005, 004, 003, 003, 005, 003, 008, 004, 005, 002, 005, 003, 005, 000, 003, 001, 006, 003, 002, 003, 004, 002, 005, 002, 007, 002, 006, 000, 005, 004, 005, 003, 003, 002, 006, 004, 006, 003, 002, 003, 006, 003, 007, 004, 005, 003, 004, 004, 002, 003, 005, 005, 003, 002, 007, 003, 001, 003, 003, 000, 004, 003, 004, 000, 005, 003, 004, 000, 005, 001, 004, 001, 003, 002, 006, 004, 003, 002, 004, 004, 005, 002, 005, 004, 004, 001, 005, 002, 005, 001, 002, 002, 004, 003, 005, 002, 006, 001, 003, 003, 004, 001, 007, </text:p>
      <text:p text:style-name="P1">004, 004, 000, 006, 005, 008, 004, 006, 002, 002, 003, 002, 004, 003, 002, 003, 000, 001, 003, 002, 001, 004, 002, 005, 003, 004, 003, 001, 004, 004, 004, 006, 004, 001, 002, 005, 004, 006, 002, 005, 001, 004, 002, 003, 002, 004, 000, 002, 003, 001, 000, 004, 002, 002, 002, 003, 001, 003, 003, 006, 003, 003, 003, 001, 002, 003, 007, 003, 003, 001, 001, 002, 000, 004, 000, 003, 002, 002, 002, 003, 002, 000, 001, 002, 000, 005, 001, 002, 000, 004, 005, 006, 003, 007, 004, 005, 001, 006, 006, 004, 003, 004, 002, 006, 002, 007, 003, 004, 005, 006, 004, 005, 005, 006, 003, 006, 005, 006, 004, 004, 005, 003, 006, 004, 004, 006, 002, 004, 002, 004, 004, 002, 004, 009, 006, 004, 006, 007, 001, 006, 002, 005, 005, 004, 001, 005, 005, 001, 003, 006, 003, 003, 002, 005, 002, 005, 006, 006, 003, 005, </text:p>
      <text:p text:style-name="P1">003, 005, 006, 006, 007, 007, 003, 005, 003, 006, 007, 004, 003, 006, 004, 002, 006, 005, 008, 005, 007, 005, 003, 004, 006, 006, 005, 008, 004, 004, 002, 007, 004, 005, 005, 004, 005, 009, 005, 008, 007, 002, 007, 005, 003, 007, 005, 004, 001, 008, 003, 006, 004, 006, 004, 009, 005, 006, 005, 005, 007, 006, 006, 005, 005, 007, 003, 005, 005, 007, 004, 004, 004, 004, 003, 006, 003, 007, 005, 007, 004, 003, 003, 006, 007, 006, 003, 007, 004, 007, 005, 005, 004, 005, 005, 004, 004, 002, 006, 004, 006, 007, 010, 004, 006, 006, 004, 006, 005, 008, 006, 006, 005, 004, 005, 007, 003, 005, 006, 007, 006, 009, 003, 005, 004, 007, 007, 005, 003, 004, 004, 007, 004, 006, 005, 008, 005, 006, 005, 003, 002, 004, 005, 007, 003, 007, 005, 005, 005, 011, 003, 007, 006, 006, 003, 004, 003, 003, 001, 006, </text:p>
      <text:p text:style-name="P1">005, 005, 002, 007, 005, 006, 005, 007, 007, 004, 004, 006, 005, 004, 004, 007, 006, 006, 004, 005, 006, 006, 004, 004, 003, 004, 001, 006, 006, 004, 006, 001, 006, 005, 002, 006, 002, 003, 003, 004, 004, 006, 006, 008, 003, 004, 002, 005, 004, 006, 004, 006, 005, 004, 005, 007, 005, 006, 001, 003, 006, 005, 004, 003, 005, 002, 004, 002, 004, 005, 001, 006, 001, 002, 005, 002, 001, 003, 003, 000, 003, 005, 001, 002, 001, 003, 003, 002, 003, 002, 001, 004, 003, 006, 007, 005, 004, 006, 001, 005, 003, 003, 004, 004, 001, 003, 000, 001, 003, 004, 001, 004, 002, 003, 003, 007, 002, 004, 002, 003, 003, 005, 001, 003, 005, 000, 003, 004, 003, 004, 001, 002, 000, 004, 002, 001, 000, 004, 002, 004, 001, 005, 001, 002, 002, 004, 001, 001, 001, 001, 000, 003, 001, 005, 002, 002, 001, 003, 001, 002, </text:p>
      <text:p text:style-name="P1">003, 003, 004, 002, 003, 002, 002, 002, 001, 005, 002, 006, 000, 003, 000, 005, 001, 007, 001, 004, 000, 003, 005, 005, 004, 003, 005, 001, 000, 006, 001, 003, 002, 002, 002, 004, 001, 004, 003, 009, 002, 005, 002, 002, 002, 002, 001, 006, 004, 010, 002, 007, 001, 005, 000, 001, 002, 006, 001, 003, 002, 005, 004, 006, 004, 004, 002, 005, 004, 004, 003, 003, 003, 005, 002, 004, 003, 004, 003, 004, 004, 002, 002, 005, 003, 002, 002, 005, 002, 005, 005, 005, 003, 004, 004, 005, 004, 004, 001, 006, 001, 001, 005, 003, 003, 008, 001, 007, 004, 006, 000, 003, 001, 003, 004, 006, 000, 005, 003, 005, 000, 004, 002, 004, 004, 006, 002, 003, 000, 006, 004, 004, 001, 004, 000, 003, 004, 005, 000, 004, 002, 005, 001, 003, 002, 005, 000, 007, 000, 002, 002, 006, 002, 003, 005, 005, 001, 004, 000, 003, </text:p>
      <text:p text:style-name="P1">002, 004, 003, 005, 001, 003, 004, 005, 001, 005, 002, 005, 000, 002, 002, 005, 000, 002, 003, 003, 001, 003, 001, 005, 002, 007, 001, 001, 002, 003, 002, 003, 003, 003, 001, 000, 002, 002, 001, 004, 002, 001, 001, 003, 003, 004, 000, 004, 000, 004, 001, 003, 002, 004, 003, 005, 000, 002, 000, 001, 002, 000, 002, 003, 002, 005, 001, 003, 002, 005, 003, 003, 000, 005, 003, 002, 002, 002, 003, 005, 003, 003, 002, 003, 005, 003, 000, 003, 002, 001, 000, 002, 002, 003, 002, 001, 000, 002, 000, 000, 000, 002, 004, 004, 004, 004, 002, 001, 002, 002, 005, 004, 004, 000, 002, 003, 000, 002, 000, 003, 000, 001, 000, 003, 003, 003, 002, 002, 002, 002, 001, 003, 002, 004, 000, 000, 003, 005, 002, 001, 002, 003, 002, 004, 004, 003, 000, 002, 000, 002, 001, 004, 003, 002, 001, 002, 004, 002, 001, 003, </text:p>
      <text:p text:style-name="P1">001, 003, 003, 004, 001, 001, 001, 004, 003, 003, 003, 003, 003, 003, 001, 003, 002, 002, 002, 002, 000, 002, 002, 003, 000, 004, 004, 005, 004, 003, 002, 003, 003, 002, 004, 005, 002, 005, 006, 004, 004, 005, 002, 003, 002, 003, 003, 006, 002, 004, 001, 005, 000, 007, 005, 004, 005, 004, 005, 003, 004, 003, 004, 004, 004, 005, 004, 002, 002, 007, 003, 005, 003, 005, 003, 003, 003, 004, 003, 005, 003, 005, 002, 004, 005, 004, 004, 006, 000, 005, 001, 002, 004, 003, 000, 006, 003, 004, 005, 008, 003, 006, 004, 004, 003, 004, 005, 005, 000, 005, 002, 002, 002, 005, 005, 006, 000, 005, 000, 005, 003, 004, 002, 004, 003, 003, 003, 004, 005, 006, 005, 002, 002, 004, 003, 004, 004, 006, 003, 005, 001, 004, 002, 004, 003, 004, 000, 003, 002, 002, 002, 004, 005, 004, 004, 003, 000, 003, 002, 001, </text:p>
      <text:p text:style-name="P1">000, 002, 004, 003, 002, 002, 002, 002, 003, 003, 003, 003, 001, 003, 001, 004, 002, 002, 001, 002, 001, 003, 000, 004, 002, 003, 000, 002, 001, 002, 002, 001, 004, 004, 002, 006, 002, 001, 004, 005, 002, 006, 001, 002, 003, 005, 002, 004, 002, 002, 004, 002, 003, 003, 004, 001, 002, 003, 000, 001, 002, 002, 004, 002, 004, 000, 000, 004, 001, 003, 000, 002, 002, 001, 001, 001, 003, 003, 002, 000, 000, 003, 003, 004, 000, 000, 000, 001, 000, 000, 002, 000, 000, 001, 001, 000, 004, 000, 000, 000, 000, 001, 002, 000, 001, 002, 001, 001, 004, 003, 002, 003, 003, 003, 002, 002, 005, 003, 004, 002, 003, 003, 002, 002, 004, 003, 000, 005, 001, 004, 003, 002, 000, 002, 003, 004, 000, 005, 001, 004, 002, 003, 004, 007, 003, 002, 002, 003, 002, 005, 002, 004, 003, 006, 000, 003, 001, 005, 001, 002, </text:p>
      <text:p text:style-name="P1">002, 003, 001, 005, 005, 004, 003, 004, 003, 005, 002, 004, 004, 006, 002, 006, 002, 005, 002, 002, 001, 002, 004, 006, 001, 004, 000, 003, 003, 005, 004, 004, 003, 005, 003, 006, 003, 007, 002, 003, 001, 003, 000, 005, 002, 005, 003, 005, 002, 003, 002, 005, 002, 007, 001, 001, 002, 005, 004, 007, 002, 003, 003, 004, 004, 006, 002, 003, 003, 005, 002, 006, 002, 005, 006, 001, 001, 005, 002, 005, 002, 002, 002, 005, 001, 005, 001, 003, 003, 007, 002, 006, 002, 004, 001, 004, 001, 006, 001, 004, 003, 003, 002, 003, 003, 007, 001, 005, 003, 003, 005, 005, 005, 003, 000, 006, 001, 004, 003, 004, 002, 008, 001, 005, 004, 003, 001, 006, 004, 007, 002, 002, 005, 006, 003, 002, 004, 008, 003, 005, 002, 005, 003, 005, 003, 002, 003, 005, 002, 004, 003, 005, 003, 003, 002, 008, 003, 007, 006, 004, </text:p>
      <text:p text:style-name="P1"><text:soft-page-break/>002, 003, 002, 003, 001, 003, 000, 003, 003, 005, 004, 006, 001, 004, 001, 004, 005, 002, 005, 004, 000, 004, 003, 006, 004, 003, 002, 003, 003, 002, 001, 006, 002, 006, 002, 003, 002, 005, 001, 002, 003, 003, 001, 001, 005, 004, 003, 002, 001, 002, 004, 004, 004, 003, 001, 002, 001, 004, 005, 003, 003, 002, 005, 003, 002, 004, 004, 003, 002, 001, 003, 002, 002, 002, 003, 003, 002, 003, 002, 006, 003, 004, 000, 003, 002, 007, 003, 003, 000, 003, 002, 002, 001, 004, 001, 000, 001, 001, 000, 004, 002, 005, 001, 006, 000, 004, 003, 003, 003, 006, 006, 004, 006, 006, 002, 003, 002, 005, 005, 002, 003, 005, 005, 001, 004, 005, 005, 003, 005, 003, 002, 004, 001, 005, 004, 004, 000, 004, 004, 006, 005, 004, 006, 005, 001, 008, 002, 003, 005, 006, 002, 004, 005, 005, 003, 007, 003, 006, 001, 005, </text:p>
      <text:p text:style-name="P1">002, 004, 006, 006, 007, 006, 000, 007, 004, 003, 003, 005, 002, 004, 001, 005, 006, 004, 003, 003, 004, 006, 007, 005, 011, 005, 005, 007, 005, 010, 003, 005, 004, 003, 003, 005, 005, 008, 003, 007, 004, 006, 003, 008, 003, 009, 005, 004, 005, 003, 006, 004, 007, 006, 004, 006, 003, 009, 004, 004, 007, 004, 004, 008, 004, 006, 007, 009, 003, 006, 007, 010, 004, 009, 008, 004, 003, 007, 005, 005, 005, 005, 004, 006, 006, 007, 004, 005, 004, 007, 006, 007, 006, 006, 002, 007, 003, 009, 007, 005, 001, 002, 004, 007, 005, 003, 003, 008, 004, 005, 007, 005, 004, 006, 006, 005, 003, 006, 006, 002, 004, 008, 003, 003, 003, 004, 003, 003, 002, 004, 003, 004, 004, 007, 005, 006, 004, 006, 005, 004, 004, 005, 005, 006, 004, 007, 008, 003, 003, 003, 004, 004, 002, 007, 004, 006, 004, 005, 002, 003, </text:p>
      <text:p text:style-name="P1">005, 003, 005, 005, 003, 007, 005, 006, 006, 003, 002, 009, 006, 006, 001, 005, 003, 005, 001, 006, 003, 005, 003, 009, 004, 006, 002, 006, 003, 003, 006, 007, 005, 003, 004, 006, 002, 001, 002, 006, 002, 008, 002, 005, 003, 002, 003, 005, 005, 003, 002, 001, 003, 006, 004, 004, 004, 005, 006, 004, 002, 005, 004, 004, 004, 006, 002, 005, 002, 003, 002, 003, 002, 003, 002, 003, 004, 004, 002, 002, 003, 001, 005, 000, 002, 005, 002, 004, 002, 002, 003, 003, 002, 004, 003, 001, 003, 001, 001, 003, 005, 003, 002, 002, 004, 002, 001, 004, 000, 002, 002, 000, 000, 002, 000, 002, 000, 000, 000, 003, 000, 001, 000, 000, 001, 002, 000, 000, 000, 002, 001, 004, 001, 003, 000, 001, 003, 000, 000, 001, 000, 002, 000, 002, 000, 000, 001, 003, 003, 002, 000, 003, 000, 000, 000, 003, 000, 002, 000, 001, </text:p>
      <text:p text:style-name="P1">000, 004, 000, 002, 001, 001, 001, 001, 003, 002, 000, 004, 000, 002, 000, 000, 000, 005, 001, 002, 000, 002, 000, 000, 000, 005, 001, 000, 000, 005, 001, 002, 000, 000, 001, 000, 000, 004, 002, 000, 000, 003, 002, 004, 000, 002, 000, 002, 002, 003, 000, 003, 000, 000, 000, 004, 000, 002, 001, 004, 000, 002, 002, 002, 000, 001, 000, 004, 000, 003, 000, 004, 001, 003, 000, 003, 000, 005, 001, 003, 001, 005, 000, 000, 002, 001, 001, 003, 000, 004, 000, 006, 001, 001, 002, 007, 000, 001, 000, 004, 001, 004, 000, 003, 000, 002, 000, 004, 002, 000, 000, 001, 000, 002, 000, 002, 000, 005, 002, 001, 005, 002, 002, 002, 002, 006, 001, 004, 001, 000, 001, 002, 003, 002, 000, 003, 000, 002, 001, 001, 001, 003, 002, 002, 002, 003, 002, 006, 000, 003, 001, 004, 000, 002, 001, 002, 000, 004, 001, 005, </text:p>
      <text:p text:style-name="P1">001, 003, 000, 003, 001, 002, 000, 000, 000, 002, 001, 001, 000, 002, 000, 003, 000, 000, 000, 000, 002, 002, 001, 000, 000, 007, 001, 003, 001, 000, 002, 000, 000, 000, 003, 005, 000, 000, 000, 002, 002, 003, 000, 004, 001, 003, 001, 003, 000, 003, 000, 004, 000, 001, 000, 002, 000, 001, 001, 003, 000, 002, 001, 003, 000, 008, 000, 002, 000, 002, 000, 001, 002, 001, 000, 001, 000, 005, 000, 002, 000, 002, 000, 003, 000, 000, 000, 000, 001, 003, 002, 000, 000, 002, 002, 001, 000, 002, 000, 000, 000, 002, 000, 003, 000, 003, 000, 002, 000, 000, 000, 000, 001, 004, 003, 005, 001, 003, 001, 004, 003, 001, 002, 005, 000, 005, 007, 001, 005, 006, 005, 003, 005, 006, 003, 003, 004, 006, 003, 005, 004, 004, 005, 003, 007, 005, 004, 004, 006, 005, 005, 009, 004, 008, 003, 006, 005, 003, 003, 005, </text:p>
      <text:p text:style-name="P1">003, 007, 006, 005, 003, 005, 006, 006, 003, 004, 002, 003, 006, 009, 003, 006, 004, 007, 004, 007, 004, 006, 005, 009, 002, 005, 005, 005, 005, 007, 004, 007, 004, 006, 001, 005, 005, 006, 004, 004, 003, 007, 006, 008, 005, 007, 006, 007, 005, 002, 006, 008, 005, 008, 005, 008, 006, 005, 004, 007, 008, 007, 008, 007, 003, 000, 005, 007, 004, 010, 005, 005, 002, 007, 005, 007, 002, 010, 004, 006, 005, 007, 002, 006, 004, 005, 009, 007, 004, 008, 004, 006, 004, 008, 005, 004, 004, 007, 005, 006, 002, 006, 004, 003, 004, 008, 004, 006, 001, 008, 005, 005, 005, 011, 005, 005, 005, 009, 003, 007, 005, 007, 002, 005, 006, 006, 007, 005, 003, 007, 005, 007, 004, 003, 003, 007, 007, 009, 003, 006, 009, 007, 006, 004, 004, 009, 006, 005, 005, 006, 006, 004, 006, 006, 006, 007, 004, 009, 005, 007, </text:p>
      <text:p text:style-name="P1">005, 007, 006, 009, 004, 007, 003, 007, 008, 006, 005, 006, 007, 007, 006, 007, 004, 007, 003, 005, 005, 005, 003, 005, 006, 007, 004, 005, 004, 005, 004, 009, 002, 004, 005, 011, 004, 006, 003, 006, 005, 008, 007, 004, 006, 005, 005, 008, 004, 005, 002, 005, 004, 004, 004, 006, 002, 004, 006, 004, 004, 005, 007, 005, 007, 005, 003, 004, 003, 004, 005, 002, 004, 007, 008, 004, 004, 002, 004, 006, 005, 005, 001, 003, 005, 003, 003, 002, 002, 003, 003, 005, 003, 006, 006, 002, 004, 003, 001, 001, 003, 003, 005, 002, 004, 002, 007, 004, 001, 002, 002, 003, 004, 002, 000, 003, 002, 001, 000, 003, 002, 004, 000, 005, 001, 004, 002, 005, 001, 004, 004, 004, 002, 004, 003, 003, 000, 003, 004, 003, 003, 006, 004, 003, 002, 002, 001, 004, 001, 001, 001, 002, 003, 007, 001, 006, 003, 007, 002, 007, </text:p>
      <text:p text:style-name="P1">002, 003, 003, 007, 003, 004, 002, 006, 002, 004, 003, 002, 001, 003, 003, 004, 004, 006, 001, 008, 000, 005, 002, 003, 001, 006, 001, 008, 004, 003, 002, 007, 002, 003, 003, 005, 002, 005, 003, 005, 003, 003, 000, 007, 001, 004, 001, 005, 002, 003, 003, 006, 000, 008, 002, 003, 002, 002, 003, 003, 003, 005, 001, 003, 003, 004, 001, 004, 001, 004, 003, 004, 004, 010, 000, 003, 000, 006, 005, 003, 004, 007, 004, 006, 005, 005, 001, 007, 001, 004, 000, 005, 003, 007, 004, 005, 003, 005, 002, 007, 002, 004, 003, 005, 006, 005, 000, 005, 002, 005, 004, 007, 002, 005, 001, 005, 004, 003, 003, 004, 002, 002, 003, 006, 002, 001, 001, 005, 003, 004, 001, 007, 003, 003, 002, 005, 001, 004, 001, 004, 005, 003, 003, 002, 001, 005, 003, 007, 003, 004, 001, 006, 002, 002, 000, 003, 001, 008, 002, 002, </text:p>
      <text:p text:style-name="P1">002, 007, 003, 007, 003, 005, 001, 002, 002, 005, 001, 003, 001, 005, 003, 006, 001, 001, 002, 005, 001, 003, 002, 004, 002, 003, 000, 002, 004, 003, 002, 003, 003, 003, 002, 004, 001, 003, 002, 003, 006, 006, 002, 003, 002, 006, 001, 006, 000, 003, 003, 006, 000, 003, 001, 005, 002, 001, 002, 005, 002, 003, 002, 005, 001, 003, 002, 003, 001, 003, 003, 003, 001, 002, 002, 006, 001, 007, 003, 002, 002, 004, 001, 004, 003, 003, 003, 001, 002, 003, 005, 003, 000, 003, 002, 003, 001, 004, 001, 005, 001, 006, 002, 003, 001, 002, 002, 004, 000, 002, 002, 000, 002, 002, 003, 004, 002, 000, 000, 001, 006, 002, 005, 003, 003, 003, 004, 004, 003, 005, 003, 005, 003, 006, 004, 003, 002, 004, 005, 005, 003, 003, 003, 005, 003, 004, 005, 004, 005, 005, 003, 008, 004, 004, 001, 002, 006, 003, 007, 003, </text:p>
      <text:p text:style-name="P1">004, 004, 003, 004, 005, 008, 003, 005, 004, 005, 006, 009, 006, 004, 005, 006, 007, 004, 005, 007, 003, 006, 006, 003, 004, 006, 008, 006, 009, 006, 005, 010, 006, 006, 006, 003, 005, 006, 006, 010, 005, 004, 006, 009, 007, 007, 006, 006, 003, 006, 004, 006, 004, 004, 005, 006, 005, 009, 005, 007, 005, 003, 005, 009, 006, 007, 006, 008, 004, 005, 006, 007, 005, 003, 005, 005, 003, 010, 004, 010, 006, 008, 004, 012, 007, 006, 005, 005, 003, 011, 009, 010, 006, 009, 006, 005, 008, 008, 008, 004, 001, 007, 005, 007, 006, 007, 003, 005, 005, 005, 003, 010, 003, 010, 005, 007, 002, 009, 006, 008, 004, 007, 006, 011, 005, 006, 002, 007, 003, 010, 004, 005, 004, 007, 006, 007, 004, 006, 004, 008, 007, 008, 005, 005, 007, 006, 009, 005, 003, 006, 007, 008, 004, 007, 003, 006, 007, 006, 005, 009, </text:p>
      <text:p text:style-name="P1">003, 009, 008, 007, 006, 008, 006, 006, 003, 005, 005, 005, 005, 006, 006, 004, 007, 011, 006, 011, 006, 007, 004, 005, 004, 005, 005, 007, 006, 003, 007, 004, 002, 004, 003, 006, 004, 006, 007, 006, 005, 002, 004, 009, 004, 004, 006, 005, 004, 006, 006, 004, 005, 006, 010, 007, 004, 004, 007, 004, 006, 006, 005, 005, 005, 005, 004, 005, 006, 007, 003, 005, 003, 005, 005, 004, 004, 000, 003, 002, 002, 004, 004, 005, 003, 006, 006, 004, 002, 001, 002, 003, 004, 005, 002, 003, 004, 004, 002, 005, 003, 005, 002, 004, 004, 004, 003, 004, 003, 006, 004, 003, 003, 004, 001, 003, 003, 002, 002, 006, 000, 000, 003, 002, 002, 006, 005, 002, 001, 004, 001, 002, 003, 004, 002, 005, 001, 003, 002, 002, 000, 005, 003, 002, 000, 004, 000, 003, 002, 007, 002, 004, 001, 005, 002, 001, 001, 005, 002, 003, </text:p>
      <text:p text:style-name="P1">005, 004, 001, 005, 003, 004, 000, 005, 002, 003, 001, 000, 001, 008, 001, 006, 001, 004, 003, 002, 002, 003, 003, 007, 003, 001, 000, 003, 002, 005, 003, 006, 002, 007, 001, 005, 001, 004, 004, 005, 001, 007, 004, 005, 002, 003, 002, 003, 002, 003, 000, 006, 003, 006, 001, 005, 004, 003, 002, 005, 003, 004, 001, 005, 001, 005, 002, 003, 006, 006, 004, 006, 003, 005, 002, 004, 003, 006, 001, 003, 004, 006, 003, 006, 003, 003, 004, 003, 001, 005, 003, 005, 003, 005, 001, 002, 002, 008, 003, 005, 000, 001, 004, 006, 001, 004, 000, 006, 002, 006, 003, 003, 002, 005, 001, 006, 002, 005, 003, 004, 001, 006, 002, 006, 003, 004, 001, 006, 002, 004, 002, 007, 001, 002, 004, 001, 004, 003, 004, 004, 000, 002, 005, 004, 002, 004, 002, 003, 000, 009, 001, 002, 003, 004, 004, 006, 002, 003, 002, 007, </text:p>
      <text:p text:style-name="P1">003, 007, 001, 004, 000, 004, 004, 003, 002, 003, 001, 003, 002, 005, 002, 004, 002, 006, 001, 006, 005, 001, 001, 005, 002, 003, 001, 006, 001, 003, 002, 006, 005, 005, 000, 005, 000, 006, 002, 003, 004, 005, 003, 007, 003, 002, 002, 004, 003, 009, 002, 004, 002, 006, 002, 005, 003, 006, 004, 006, 002, 005, 000, 004, 002, 004, 001, 003, 000, 002, 003, 002, 000, 005, 001, 006, 002, 001, 003, 003, 002, 003, 002, 006, 001, 005, 003, 003, 003, 006, 003, 003, 003, 002, 002, 003, 001, 002, 000, 003, 002, 004, 001, 001, 002, 004, 002, 001, 002, 003, 001, 004, 002, 002, 001, 003, 000, 004, 003, 003, 001, 003, 002, 004, 002, 004, 001, 003, 003, 003, 002, 005, 003, 005, 002, 003, 004, 003, 002, 004, 005, 004, 005, 007, 003, 006, 007, 004, 004, 004, 003, 005, 005, 005, 002, 007, 002, 004, 003, 006, </text:p>
      <text:p text:style-name="P1">004, 007, 004, 010, 005, 005, 005, 007, 005, 006, 008, 005, 004, 006, 004, 009, 007, 006, 006, 007, 003, 004, 001, 006, 005, 003, 002, 004, 005, 008, 006, 005, 004, 007, 007, 009, 008, 006, 003, 009, 006, 007, 007, 007, 003, 006, 005, 006, 009, 005, 008, 009, 005, 005, 004, 007, 005, 009, 005, 006, 009, 008, 008, 009, 007, 007, 005, 004, 005, 007, 005, 006, 005, 007, 004, 006, 003, 006, 005, 005, 006, 006, 005, 006, 007, 007, 005, 006, 004, 007, 006, 005, 006, 004, 004, 005, 005, 007, 005, 007, 007, 003, 002, 003, 004, 005, 006, 005, 004, 009, 005, 005, 004, 011, 003, 004, 004, 006, 005, 009, 007, 011, 002, 008, 005, 006, 005, 004, 006, 007, 004, 007, 004, 006, 005, 006, 007, 007, 002, 004, 006, 012, 006, 006, 006, 007, 008, 007, 007, 009, 004, 009, 005, 008, 005, 006, 004, 007, 006, 007, </text:p>
      <text:p text:style-name="P1">006, 007, 005, 007, 005, 007, 007, 011, 003, 005, 007, 009, 005, 006, 004, 006, 005, 006, 004, 008, 004, 008, 005, 005, 005, 004, 004, 009, 003, 006, 004, 007, 007, 007, 004, 006, 002, 007, 006, 007, 006, 006, 003, 006, 004, 006, 004, 006, 005, 006, 002, 006, 007, 005, 006, 005, 003, 006, 003, 007, 002, 007, 005, 005, 006, 001, 003, 005, 001, 002, 005, 006, 007, 007, 004, 005, 006, 003, 002, 003, 003, 004, 003, 005, 003, 001, 004, 004, 002, 004, 001, 007, 003, 004, 003, 004, 006, 003, 003, 007, 005, 003, 002, 004, 006, 005, 002, 005, 003, 004, 005, 004, 003, 003, 003, 000, 004, 002, 002, 003, 001, 004, 003, 003, 002, 004, 005, 003, 001, 004, 002, 003, 001, 001, 000, 000, 000, 000, 000, 000, 000, 000, 000, 001, 000, 000, 000, 002, 003, 002, 000, 000, 001, 001, 002, 003, 000, 000, 000, 001, </text:p>
      <text:p text:style-name="P1">001, 003, 000, 003, 000, 000, 002, 003, 002, 004, 000, 001, 001, 001, 000, 001, 000, 002, 001, 001, 000, 000, 000, 004, 000, 002, 000, 001, 000, 004, 002, 003, 000, 003, 000, 001, 000, 000, 000, 001, 002, 005, 001, 002, 000, 004, 000, 002, 000, 003, 000, 001, 000, 002, 000, 004, 000, 003, 002, 005, 002, 003, 003, 005, 000, 002, 000, 000, 000, 003, 003, 003, 000, 000, 002, 004, 000, 002, 000, 000, 002, 001, 002, 002, 000, 002, 000, 002, 002, 005, 000, 001, 000, 003, 000, 002, 001, 000, 000, 003, 002, 000, 001, 005, 000, 004, 002, 004, 000, 000, 001, 004, 002, 005, 001, 005, 000, 005, 000, 002, 000, 002, 002, 001, 004, 004, 001, 002, 000, 003, 002, 004, 002, 003, 000, 004, 000, 008, 001, 004, 001, 002, 000, 003, 002, 002, 000, 002, 002, 001, 001, 004, 001, 003, 001, 002, 002, 003, 000, 002, </text:p>
      <text:p text:style-name="P1">002, 002, 000, 000, 002, 004, 001, 002, 001, 002, 001, 003, 001, 000, 001, 002, 000, 002, 001, 005, 002, 005, 000, 004, 001, 003, 000, 002, 000, 002, 002, 003, 000, 002, 000, 001, 006, 002, 000, 000, 001, 002, 000, 000, 001, 004, 000, 004, 000, 002, 000, 003, 000, 001, 001, 003, 001, 002, 000, 002, 000, 001, 000, 000, 000, 001, 000, 001, 001, 000, 000, 002, 000, 003, 002, 000, 000, 002, 000, 003, 002, 001, 000, 001, 000, 004, 004, 003, 000, 000, 000, 001, 000, 000, 000, 003, 000, 000, 003, 001, 000, 001, 001, 003, 001, 000, 000, 000, 000, 001, 001, 002, 000, 002, 000, 001, 001, 002, 001, 001, 002, 002, 000, 000, 003, 000, 000, 002, 001, 003, 000, 001, 000, 001, 000, 000, 001, 003, 005, 004, 005, 004, 004, 006, 002, 005, 005, 003, 003, 005, 003, 005, 004, 004, 005, 008, 003, 006, 005, 005, </text:p>
      <text:p text:style-name="P1">006, 007, 007, 009, 002, 006, 006, 006, 003, 011, 004, 006, 005, 007, 004, 005, 007, 005, 003, 007, 006, 006, 002, 007, 005, 005, 004, 003, 005, 005, 003, 003, 007, 005, 006, 006, 005, 009, 002, 008, 005, 009, 005, 006, 005, 010, 007, 006, 001, 007, 002, 007, 002, 010, 007, 005, 002, 006, 004, 009, 004, 007, 005, 011, 004, 007, 006, 007, 005, 007, 007, 007, 005, 008, 005, 006, 004, 006, 005, 009, 004, 009, 005, 007, 004, 006, 006, 008, 006, 006, 004, 007, 007, 004, 004, 005, 006, 009, 007, 009, 002, 005, 005, 005, 005, 010, 003, 006, 004, 006, 009, 009, 005, 008, 007, 010, 005, 005, 005, 005, 000, 006, 005, 006, 005, 007, 002, 009, 005, 009, 006, 008, 005, 005, 004, 006, 005, 005, 006, 004, 007, 010, 002, 006, 000, 007, 005, 007, 005, 006, 005, 006, 007, 008, 004, 007, 006, 004, 010, 004, </text:p>
      <text:p text:style-name="P1">003, 002, 007, 005, 004, 007, 003, 005, 004, 007, 004, 007, 002, 008, 006, 006, 010, 005, 005, 006, 007, 004, 006, 004, 007, 007, 005, 008, 005, 008, 002, 009, 005, 005, 005, 004, 004, 006, 004, 004, 004, 006, 005, 007, 005, 005, 005, 005, 006, 006, 003, 003, 002, 005, 002, 006, 005, 006, 003, 006, 003, 007, 005, 004, 005, 006, 004, 006, 004, 005, 005, 004, 002, 003, 005, 002, 002, 003, 003, 006, 006, 006, 005, 004, 005, 003, 002, 005, 004, 004, 004, 005, 002, 007, 004, 005, 004, 006, 002, 003, 005, 003, 002, 005, 002, 002, 004, 004, 001, 005, 005, 003, 002, 003, 004, 006, 005, 006, 002, 005, 004, 003, 003, 005, 003, 003, 002, 004, 001, 002, 005, 005, 004, 002, 003, 004, 004, 003, 002, 002, 001, 004, 000, 003, 004, 003, 004, 002, 004, 004, 002, 005, 002, 003, 003, 004, 002, 005, 003, 005, </text:p>
      <text:p text:style-name="P1">003, 004, 004, 003, 005, 005, 001, 006, 000, 004, 003, 006, 003, 005, 005, 001, 001, 004, 004, 006, 003, 004, 000, 004, 003, 007, 004, 006, 001, 006, 001, 007, 003, 004, 002, 003, 003, 006, 003, 007, 002, 005, 000, 004, 005, 005, 002, 005, 004, 006, 002, 007, 003, 005, 003, 001, 004, 005, 007, 004, 003, 005, 005, 003, 002, 005, 004, 006, 001, 007, 004, 007, 001, 006, 001, 003, 001, 006, 002, 004, 001, 005, 002, 007, 004, 008, 003, 004, 003, 005, 000, 005, 004, 005, 004, 006, 002, 002, 006, 007, 002, 005, 001, 009, 002, 005, 004, 005, 004, 003, 002, 005, 001, 007, 003, 002, 004, 004, 003, 006, 000, 004, 002, 006, 000, 005, 002, 006, 002, 004, 004, 006, 003, 001, 002, 005, 000, 005, 002, 005, 003, 006, 000, 001, 005, 004, 003, 008, 003, 002, 005, 004, 002, 006, 001, 004, 003, 008, 002, 007, </text:p>
      <text:p text:style-name="P1">002, 004, 002, 003, 001, 007, 003, 003, 005, 005, 003, 003, 004, 004, 002, 003, 003, 007, 002, 006, 003, 001, 001, 005, 003, 002, 002, 006, 001, 005, 002, 004, 003, 006, 003, 004, 001, 004, 002, 005, 002, 005, 000, 005, 001, 004, 002, 009, 001, 005, 003, 006, 002, 003, 000, 005, 003, 006, 002, 003, 002, 005, 000, 006, 002, 002, 000, 003, 002, 005, 000, 005, 000, 004, 002, 002, 001, 003, 002, 004, 004, 004, 003, 004, 002, 003, 002, 005, 003, 004, 003, 003, 002, 006, 002, 004, 003, 006, 000, 006, 000, 005, 001, 007, 002, 002, 001, 007, 001, 006, 004, 002, 001, 003, 001, 006, 002, 005, 002, 004, 005, 001, 002, 000, 004, 004, 003, 003, 002, 000, 003, 004, 001, 003, 003, 003, 001, 009, 001, 004, 000, 002, 003, 006, 001, 002, 002, 003, 002, 004, 002, 005, 003, 002, 002, 002, 000, 002, 001, 002, </text:p>
      <text:p text:style-name="P1">002, 004, 000, 004, 006, 002, 003, 003, 002, 000, 001, 003, 003, 004, 004, 005, 005, 003, 003, 005, 001, 004, 002, 002, 004, 003, 003, 005, 004, 002, 004, 004, 001, 004, 002, 005, 003, 001, 005, 006, 003, 004, 006, 005, 004, 007, 001, 005, 003, 004, 006, 006, 002, 003, 004, 005, 002, 005, 003, 006, 002, 001, 000, 002, 003, 003, 002, 005, 003, 007, 001, 006, 003, 002, 003, 008, 007, 004, 005, 006, 002, 005, 003, 005, 004, 007, 003, 005, 003, 006, 003, 007, 004, 005, 002, 005, 001, 007, 005, 008, 003, 005, 004, 007, 002, 007, 001, 008, 005, 005, 002, 004, 002, 002, 005, 007, 006, 006, 002, 004, 004, 005, 005, 006, 001, 005, 003, 005, 002, 001, 001, 004, 003, 004, 002, 007, 000, 003, 003, 006, 003, 002, 002, 006, 003, 003, 002, 003, 001, 004, 004, 007, 000, 005, 001, 006, 004, 004, 004, 007, </text:p>
      <text:p text:style-name="P1">005, 004, 002, 005, 003, 005, 004, 006, 004, 005, 000, 006, 003, 005, 003, 004, 001, 005, 005, 003, 003, 006, 005, 009, 004, 007, 004, 005, 005, 006, 002, 006, 002, 010, 003, 005, 002, 004, 005, 006, 002, 003, 003, 009, 003, 004, 002, 005, 005, 006, 007, 007, 005, 006, 004, 006, 002, 001, 001, 001, 002, 001, 000, 002, 002, 001, 002, 001, 002, 003, 005, 002, 001, 003, 002, 002, 003, 002, 001, 006, 003, 002, 000, 005, 004, 003, 003, 004, 003, 005, 003, 002, 003, 003, 004, 002, 005, 004, 005, 003, 002, 005, 004, 003, 001, 005, 002, 005, 002, 006, 001, 002, 004, 006, 002, 003, 002, 001, 003, 002, 004, 002, 002, 005, 003, 005, 002, 003, 001, 005, 000, 006, 002, 003, 002, 002, 004, 003, 002, 003, 001, 002, 000, 002, 001, 003, 000, 000, 000, 005, 002, 001, 001, 004, 001, 006, 002, 007, 000, 001, </text:p>
      <text:p text:style-name="P1"><text:soft-page-break/>003, 003, 003, 007, 003, 005, 001, 006, 003, 004, 002, 003, 001, 003, 002, 005, 006, 003, 002, 001, 000, 002, 001, 005, 002, 004, 004, 002, 002, 004, 004, 003, 003, 003, 001, 005, 002, 005, 004, 007, 001, 003, 003, 006, 005, 003, 005, 007, 002, 008, 004, 003, 003, 002, 003, 003, 002, 005, 004, 005, 002, 004, 002, 007, 003, 004, 007, 003, 002, 008, 001, 004, 002, 004, 002, 004, 004, 003, 002, 006, 001, 006, 002, 003, 002, 008, 006, 005, 004, 004, 002, 006, 002, 005, 005, 005, 003, 008, 003, 005, 003, 004, 002, 007, 009, 004, 002, 005, 004, 005, 003, 006, 002, 005, 003, 006, 002, 005, 005, 006, 002, 005, 003, 005, 005, 006, 000, 005, 002, 005, 002, 006, 004, 005, 003, 004, 003, 006, 000, 007, 001, 005, 004, 008, 004, 006, 002, 006, 003, 004, 003, 007, 000, 005, 002, 006, 004, 003, 002, 009, </text:p>
      <text:p text:style-name="P1">002, 006, 003, 007, 001, 005, 002, 005, 002, 006, 001, 006, 003, 005, 000, 005, 002, 005, 002, 002, 001, 004, 005, 005, 002, 006, 002, 007, 004, 005, 003, 004, 006, 006, 004, 002, 002, 006, 004, 004, 004, 004, 006, 006, 002, 005, 002, 005, 004, 010, 002, 004, 003, 008, 004, 003, 000, 005, 003, 003, 003, 006, 005, 005, 002, 004, 004, 007, 005, 007, 004, 004, 001, 007, 007, 006, 003, 008, 003, 003, 005, 003, 006, 006, 002, 005, 002, 003, 001, 005, 002, 005, 001, 002, 002, 006, 001, 006, 004, 003, 004, 005, 002, 005, 001, 006, 002, 004, 002, 006, 005, 001, 003, 003, 003, 003, 002, 005, 000, 007, 002, 000, 000, 005, 000, 001, 002, 005, 004, 006, 000, 002, 002, 004, 001, 002, 000, 001, 000, 005, 003, 003, 005, 004, 002, 005, 002, 005, 000, 004, 000, 002, 003, 003, 004, 002, 002, 005, 003, 004, </text:p>
      <text:p text:style-name="P1">003, 005, 005, 004, 005, 002, 002, 005, 005, 007, 003, 005, 002, 003, 004, 006, 004, 004, 003, 006, 004, 005, 005, 006, 002, 005, 003, 006, 006, 007, 004, 004, 004, 005, 004, 005, 006, 007, 005, 004, 004, 006, 004, 007, 002, 005, 002, 010, 004, 007, 004, 006, 005, 007, 010, 006, 007, 008, 005, 007, 004, 008, 001, 008, 005, 006, 004, 010, 002, 006, 005, 009, 004, 007, 005, 007, 004, 008, 006, 007, 003, 007, 005, 008, 007, 005, 005, 009, 008, 008, 006, 005, 011, 006, 005, 012, 008, 006, 008, 009, 005, 009, 005, 008, 005, 003, 004, 006, 003, 008, 007, 008, 004, 007, 008, 006, 007, 010, 006, 008, 004, 006, 004, 005, 005, 005, 008, 009, 002, 010, 005, 007, 003, 010, 005, 007, 005, 010, 006, 007, 003, 008, 006, 005, 005, 008, 005, 010, 007, 006, 006, 007, 004, 005, 005, 006, 006, 003, 004, 006, </text:p>
      <text:p text:style-name="P1">003, 009, 003, 005, 004, 007, 004, 010, 004, 009, 002, 007, 005, 007, 007, 006, 005, 008, 002, 009, 008, 007, 007, 004, 003, 007, 008, 010, 003, 009, 005, 007, 005, 008, 006, 008, 006, 007, 006, 009, 005, 007, 006, 008, 005, 009, 006, 007, 010, 006, 001, 004, 004, 007, 006, 005, 004, 003, 008, 009, 006, 007, 006, 009, 008, 005, 007, 005, 005, 006, 001, 004, 003, 004, 004, 006, 003, 006, 004, 003, 005, 006, 004, 006, 006, 005, 007, 005, 003, 006, 005, 008, 003, 006, 005, 004, 005, 004, 001, 003, 003, 006, 001, 004, 007, 009, 003, 005, 002, 009, 006, 005, 005, 003, 003, 006, 003, 003, 004, 005, 002, 002, 005, 006, 004, 006, 005, 006, 004, 000, 002, 004, 005, 002, 002, 006, 005, 005, 003, 003, 001, 003, 002, 003, 002, 004, 006, 003, 003, 002, 002, 005, 003, 006, 003, 003, 002, 004, 002, 002, </text:p>
      <text:p text:style-name="P1">002, 003, 002, 003, 001, 003, 004, 005, 003, 006, 002, 005, 003, 003, 002, 006, 003, 006, 000, 003, 002, 007, 003, 006, 002, 005, 005, 004, 003, 004, 006, 007, 004, 005, 001, 004, 004, 005, 004, 003, 001, 009, 003, 004, 003, 002, 002, 004, 002, 005, 002, 004, 004, 003, 003, 006, 002, 005, 005, 004, 001, 004, 002, 007, 004, 003, 005, 005, 004, 002, 003, 006, 003, 006, 002, 006, 002, 004, 001, 004, 004, 004, 002, 006, 003, 003, 006, 006, 004, 006, 002, 005, 002, 007, 005, 007, 002, 004, 000, 004, 007, 005, 006, 009, 005, 006, 002, 004, 003, 003, 003, 008, 004, 009, 000, 007, 003, 007, 002, 004, 001, 006, 002, 007, 001, 004, 000, 005, 003, 010, 005, 006, 004, 004, 004, 006, 004, 004, 002, 001, 003, 006, 002, 005, 002, 006, 004, 008, 002, 004, 003, 005, 003, 007, 004, 005, 003, 009, 002, 004, </text:p>
      <text:p text:style-name="P1">001, 007, 003, 005, 003, 005, 002, 008, 003, 004, 000, 005, 006, 004, 003, 004, 004, 003, 000, 008, 002, 006, 002, 004, 002, 005, 001, 007, 004, 001, 006, 007, 003, 004, 001, 001, 001, 005, 002, 004, 002, 007, 003, 007, 002, 005, 001, 006, 003, 004, 004, 007, 004, 005, 004, 007, 000, 007, 005, 005, 001, 004, 004, 004, 001, 003, 001, 005, 004, 004, 001, 004, 002, 003, 001, 002, 001, 005, 002, 004, 000, 005, 003, 002, 002, 007, 005, 003, 003, 006, 003, 006, 003, 004, 002, 006, 001, 004, 002, 005, 003, 006, 000, 006, 000, 003, 005, 002, 002, 006, 000, 004, 005, 005, 000, 006, 003, 005, 000, 004, 003, 002, 004, 004, 001, 003, 004, 002, 000, 005, 001, 006, 000, 003, 002, 007, 001, 003, 002, 004, 001, 003, 002, 002, 001, 003, 003, 005, 005, 005, 002, 005, 005, 005, 004, 004, 001, 002, 004, 002, </text:p>
      <text:p text:style-name="P1">004, 006, 003, 005, 008, 007, 005, 007, 005, 005, 005, 005, 005, 006, 007, 006, 005, 007, 005, 005, 006, 006, 007, 007, 005, 005, 003, 007, 005, 005, 002, 004, 006, 007, 007, 006, 006, 007, 006, 004, 008, 004, 004, 004, 004, 009, 006, 004, 009, 007, 005, 004, 004, 006, 004, 006, 006, 006, 004, 010, 007, 004, 006, 006, 005, 010, 005, 005, 006, 009, 007, 008, 007, 009, 006, 006, 006, 006, 005, 008, 005, 007, 006, 007, 006, 006, 003, 006, 007, 010, 008, 011, 006, 007, 008, 008, 007, 007, 001, 010, 009, 008, 005, 006, 005, 010, 010, 011, 005, 008, 006, 007, 006, 008, 007, 011, 004, 008, 007, 007, 009, 011, 006, 006, 004, 009, 009, 014, 008, 007, 007, 006, 007, 009, 006, 009, 003, 008, 006, 006, 005, 008, 009, 008, 004, 006, 008, 007, 008, 008, 007, 010, 007, 005, 009, 008, 004, 011, 006, 007, </text:p>
      <text:p text:style-name="P1">006, 006, 005, 010, 004, 007, 005, 006, 007, 008, 006, 009, 006, 011, 006, 012, 005, 004, 005, 007, 005, 009, 003, 007, 008, 009, 004, 008, 006, 010, 006, 007, 004, 006, 005, 006, 007, 007, 005, 006, 008, 007, 006, 006, 005, 009, 003, 008, 003, 010, 008, 007, 004, 009, 007, 007, 010, 006, 004, 005, 007, 007, 004, 002, 006, 004, 005, 007, 005, 005, 007, 010, 008, 006, 003, 006, 007, 007, 003, 004, 004, 009, 006, 005, 007, 006, 003, 004, 007, 006, 007, 007, 005, 006, 006, 006, 006, 006, 007, 006, 004, 007, 002, 006, 004, 005, 003, 003, 006, 004, 003, 004, 003, 006, 006, 008, 003, 006, 007, 006, 007, 009, 004, 005, 004, 005, 005, 005, 005, 002, 004, 007, 006, 004, 004, 004, 003, 005, 005, 006, 005, 006, 002, 006, 007, 004, 003, 004, 004, 006, 004, 004, 003, 005, 002, 003, 005, 005, 002, 006, </text:p>
      <text:p text:style-name="P1">004, 002, 005, 005, 001, 001, 001, 005, 003, 003, 007, 006, 003, 002, 002, 006, 003, 003, 005, 007, 001, 003, 000, 005, 002, 006, 002, 006, 006, 005, 003, 004, 002, 006, 002, 004, 003, 004, 002, 004, 003, 004, 005, 005, 003, 004, 002, 004, 005, 005, 004, 002, 003, 005, 001, 004, 003, 007, 004, 003, 000, 002, 004, 004, 003, 006, 002, 006, 003, 002, 002, 007, 002, 005, 003, 003, 001, 006, 001, 007, 003, 005, 000, 005, 001, 004, 002, 005, 003, 005, 002, 009, 003, 007, 003, 007, 004, 005, 001, 006, 006, 006, 003, 005, 000, 009, 003, 006, 002, 006, 005, 008, 004, 003, 002, 004, 001, 008, 000, 002, 001, 008, 003, 007, 002, 004, 006, 008, 004, 006, 003, 007, 003, 006, 005, 007, 001, 005, 006, 006, 003, 005, 004, 005, 000, 004, 000, 003, 003, 005, 003, 007, 005, 006, 002, 005, 001, 006, 004, 006, </text:p>
      <text:p text:style-name="P1">005, 006, 002, 005, 004, 005, 005, 006, 004, 004, 001, 005, 005, 008, 000, 006, 003, 007, 003, 009, 001, 005, 004, 009, 002, 003, 004, 007, 003, 002, 001, 005, 002, 007, 004, 005, 002, 006, 001, 006, 004, 006, 002, 003, 004, 007, 003, 006, 001, 006, 005, 007, 001, 005, 003, 001, 003, 005, 004, 003, 003, 006, 003, 004, 004, 003, 003, 003, 004, 005, 002, 011, 004, 007, 002, 006, 004, 006, 001, 005, 001, 008, 001, 006, 004, 007, 002, 002, 003, 003, 001, 009, 007, 005, 004, 005, 001, 004, 005, 006, 004, 002, 005, 007, 005, 005, 004, 006, 004, 002, 002, 004, 001, 005, 002, 005, 002, 007, 004, 001, 003, 004, 002, 002, 000, 003, 003, 005, 002, 007, 004, 006, 001, 004, 004, 002, 002, 004, 003, 005, 002, 003, 001, 004, 002, 005, 002, 005, 003, 006, 001, 004, 004, 002, 002, 002, 003, 000, 004, 005, </text:p>
      <text:p text:style-name="P1">003, 002, 002, 004, 003, 001, 001, 003, 006, 008, 003, 005, 003, 005, 004, 005, 005, 005, 004, 004, 005, 005, 004, 006, 004, 007, 004, 007, 004, 007, 007, 010, 004, 006, 005, 007, 004, 007, 004, 005, 005, 004, 008, 008, 005, 006, 006, 006, 007, 008, 006, 009, 004, 007, 007, 005, 007, 007, 005, 012, 006, 008, 005, 003, 004, 006, 006, 004, 007, 005, 007, 009, 006, 005, 004, 008, 003, 010, 003, 007, 009, 007, 004, 007, 006, 008, 007, 006, 005, 007, 005, 008, 007, 008, 005, 005, 004, 008, 007, 007, 007, 009, 006, 007, 006, 009, 006, 005, 004, 008, 007, 009, 005, 009, 006, 010, 010, 006, 008, 010, 004, 007, 006, 011, 004, 008, 005, 010, 004, 010, 006, 004, 006, 008, 005, 007, 009, 010, 005, 009, 005, 011, 006, 012, 006, 010, 006, 008, 006, 006, 006, 010, 007, 009, 005, 010, 004, 007, 003, 006, </text:p>
      <text:p text:style-name="P1">007, 009, 006, 007, 007, 007, 007, 007, 005, 007, 006, 012, 009, 007, 003, 009, 007, 010, 009, 009, 006, 005, 008, 010, 006, 010, 005, 008, 008, 011, 007, 008, 004, 005, 007, 008, 003, 008, 007, 005, 007, 007, 006, 008, 008, 009, 004, 008, 010, 007, 010, 012, 007, 007, 007, 006, 004, 009, 006, 006, 004, 008, 009, 009, 003, 008, 007, 007, 005, 006, 008, 008, 006, 004, 008, 006, 002, 005, 005, 009, 005, 006, 004, 008, 007, 004, 005, 007, 004, 005, 006, 004, 007, 007, 008, 010, 006, 006, 005, 006, 006, 005, 004, 007, 006, 004, 007, 007, 004, 006, 005, 009, 008, 006, 006, 004, 004, 008, 004, 003, 005, 003, 001, 006, 005, 008, 006, 003, 007, 006, 004, 003, 002, 006, 003, 006, 006, 006, 005, 005, 004, 004, 005, 006, 005, 007, 007, 006, 004, 004, 005, 004, 004, 003, 004, 003, 004, 005, 003, 004, </text:p>
      <text:p text:style-name="P1">005, 007, 003, 003, 004, 005, 005, 006, 002, 003, 000, 008, 000, 003, 001, 004, 003, 005, 002, 002, 002, 004, 005, 006, 003, 004, 005, 001, 004, 005, 003, 001, 001, 006, 002, 001, 001, 004, 005, 003, 004, 007, 001, 005, 004, 008, 002, 004, 005, 004, 004, 006, 004, 004, 003, 006, 002, 005, 004, 007, 003, 005, 002, 005, 004, 003, 003, 005, 002, 004, 003, 007, 003, 004, 005, 004, 001, 003, 004, 003, 003, 004, 001, 005, 002, 004, 004, 003, 002, 004, 003, 007, 002, 006, 001, 005, 003, 005, 003, 006, 003, 005, 004, 005, 002, 004, 004, 001, 003, 007, 003, 001, 002, 006, 004, 006, 004, 005, 003, 007, 003, 005, 000, 006, 000, 003, 003, 004, 002, 011, 002, 005, 003, 005, 004, 005, 004, 003, 004, 008, 004, 006, 003, 011, 001, 006, 006, 005, 003, 007, 003, 006, 001, 004, 002, 005, 004, 004, 003, 004, </text:p>
      <text:p text:style-name="P1">003, 007, 002, 004, 001, 004, 003, 003, 002, 005, 002, 006, 004, 007, 004, 003, 003, 003, 002, 007, 001, 006, 003, 006, 005, 006, 001, 009, 004, 006, 004, 005, 003, 006, 003, 007, 004, 004, 005, 005, 004, 003, 002, 004, 001, 007, 002, 006, 003, 005, 002, 005, 003, 007, 001, 005, 004, 002, 004, 005, 004, 005, 001, 004, 003, 006, 002, 006, 004, 005, 003, 004, 003, 006, 001, 004, 003, 005, 002, 006, 002, 003, 003, 004, 003, 004, 004, 009, 003, 003, 003, 006, 003, 005, 003, 002, 002, 005, 003, 003, 004, 006, 004, 007, 006, 004, 004, 004, 003, 004, 001, 004, 003, 006, 004, 007, 001, 002, 003, 006, 002, 005, 003, 002, 003, 006, 003, 002, 003, 007, 000, 005, 003, 005, 003, 001, 005, 002, 002, 004, 003, 004, 002, 005, 003, 005, 001, 005, 001, 004, 003, 005, 003, 001, 001, 006, 002, 003, 000, 005, </text:p>
      <text:p text:style-name="P1">003, 004, 002, 007, 001, 002, 003, 004, 001, 003, 001, 003, 001, 003, 003, 005, 003, 005, 003, 006, 006, 006, 003, 005, 005, 007, 004, 005, 004, 006, 003, 005, 005, 006, 003, 008, 005, 006, 007, 004, 008, 007, 005, 005, 005, 007, 006, 004, 003, 006, 004, 006, 005, 007, 003, 004, 006, 006, 003, 008, 004, 005, 006, 007, 007, 004, 003, 009, 006, 008, 004, 006, 005, 008, 005, 009, 007, 005, 005, 004, 005, 006, 003, 009, 010, 011, 003, 008, 005, 006, 005, 005, 006, 004, 005, 007, 008, 008, 004, 009, 005, 010, 004, 006, 004, 009, 004, 010, 004, 008, 007, 010, 005, 011, 007, 003, 005, 009, 008, 009, 006, 007, 008, 004, 006, 009, 006, 008, 006, 009, 007, 009, 006, 009, 006, 009, 005, 004, 007, 007, 006, 007, 005, 008, 009, 008, 006, 005, 005, 010, 007, 008, 004, 009, 005, 012, 006, 008, 003, 009, </text:p>
      <text:p text:style-name="P1">008, 008, 005, 009, 005, 009, 004, 011, 007, 011, 009, 009, 004, 008, 005, 008, 005, 010, 008, 009, 005, 007, 008, 006, 006, 006, 007, 008, 005, 008, 010, 006, 006, 006, 005, 006, 005, 007, 006, 005, 005, 006, 006, 008, 006, 005, 007, 005, 007, 007, 004, 006, 005, 006, 006, 006, 004, 007, 006, 007, 006, 005, 006, 010, 006, 007, 005, 006, 005, 007, 005, 007, 002, 006, 004, 005, 003, 004, 006, 007, 004, 006, 006, 005, 006, 010, 006, 006, 005, 006, 004, 009, 004, 009, 007, 007, 006, 008, 004, 005, 007, 005, 005, 006, 001, 007, 006, 011, 005, 006, 005, 006, 003, 007, 005, 007, 003, 003, 004, 007, 005, 005, 004, 006, 005, 006, 004, 006, 003, 007, 006, 005, 004, 003, 003, 006, 005, 007, 004, 004, 006, 004, 005, 008, 004, 006, 004, 004, 002, 002, 004, 002, 003, 004, 004, 005, 002, 003, 009, 004, </text:p>
      <text:p text:style-name="P1">005, 005, 004, 003, 003, 004, 002, 007, 007, 004, 006, 004, 002, 005, 003, 000, 003, 001, 004, 003, 000, 004, 004, 002, 003, 006, 001, 003, 001, 006, 003, 004, 003, 003, 001, 004, 003, 005, 004, 003, 001, 002, 002, 005, 003, 002, 002, 003, 006, 005, 000, 004, 002, 003, 001, 007, 003, 006, 003, 007, 002, 006, 000, 005, 003, 004, 003, 005, 004, 005, 003, 004, 000, 006, 000, 005, 003, 005, 003, 006, 000, 003, 000, 004, 001, 003, 002, 007, 004, 006, 001, 005, 001, 004, 003, 004, 003, 005, 000, 006, 003, 005, 004, 004, 006, 003, 000, 004, 003, 004, 001, 004, 003, 005, 006, 004, 004, 007, 004, 005, 002, 006, 003, 004, 001, 003, 002, 006, 002, 006, 003, 006, 003, 009, 003, 005, 002, 007, 004, 007, 004, 005, 004, 005, 002, 004, 001, 006, 006, 005, 002, 006, 004, 004, 006, 008, 006, 006, 005, 006, </text:p>
      <text:p text:style-name="P1">005, 003, 004, 001, 003, 005, 003, 005, 003, 005, 000, 005, 004, 001, 005, 006, 003, 007, 000, 005, 003, 005, 002, 010, 003, 004, 009, 005, 001, 008, 002, 003, 003, 008, 001, 006, 004, 001, 001, 007, 003, 003, 006, 005, 001, 005, 003, 004, 002, 004, 002, 004, 004, 009, 004, 005, 004, 007, 001, 004, 002, 005, 003, 006, 003, 005, 003, 006, 001, 005, 005, 007, 004, 006, 002, 007, 004, 003, 002, 006, 001, 004, 000, 005, 003, 003, 004, 002, 005, 004, 000, 006, 005, 002, 004, 004, 003, 005, 004, 003, 004, 005, 003, 007, 000, 006, 002, 008, 002, 007, 003, 005, 003, 004, 004, 002, 003, 007, 002, 005, 000, 010, 004, 007, 003, 005, 001, 006, 003, 006, 001, 007, 003, 005, 001, 006, 005, 005, 001, 002, 003, 007, 001, 003, 004, 002, 003, 003, 003, 005, 003, 003, 001, 006, 001, 003, 001, 005, 001, 003, </text:p>
      <text:p text:style-name="P1">001, 002, 004, 002, 001, 000, 003, 002, 003, 002, 002, 002, 004, 001, 004, 003, 003, 005, 002, 002, 005, 003, 003, 003, 003, 008, 004, 005, 000, 003, 005, 005, 004, 004, 002, 004, 007, 002, 006, 006, 001, 005, 005, 006, 002, 000, 002, 004, 005, 007, 008, 007, 005, 004, 003, 004, 004, 005, 005, 005, 004, 005, 005, 007, 004, 003, 005, 005, 006, 006, 007, 007, 008, 005, 006, 008, 005, 008, 003, 005, 006, 005, 005, 006, 007, 007, 006, 004, 005, 009, 005, 008, 004, 008, 006, 007, 006, 004, 002, 008, 004, 007, 006, 004, 003, 012, 006, 010, 005, 006, 005, 006, 007, 012, 006, 008, 005, 008, 005, 007, 003, 009, 006, 007, 006, 010, 006, 008, 005, 011, 007, 006, 002, 007, 006, 008, 006, 013, 008, 006, 006, 009, 007, 010, 007, 010, 006, 008, 011, 007, 005, 005, 006, 008, 005, 007, 005, 009, 003, 007, </text:p>
      <text:p text:style-name="P1">006, 006, 003, 008, 007, 010, 004, 009, 006, 006, 005, 009, 004, 010, 006, 008, 008, 008, 004, 009, 005, 008, 008, 009, 006, 010, 006, 011, 005, 009, 004, 007, 004, 006, 005, 006, 005, 010, 006, 007, 006, 005, 007, 007, 005, 011, 008, 012, 008, 010, 003, 007, 007, 006, 004, 008, 005, 009, 009, 006, 004, 009, 005, 007, 005, 008, 004, 009, 004, 008, 004, 008, 005, 007, 005, 006, 007, 011, 008, 007, 006, 006, 007, 008, 005, 007, 004, 006, 005, 007, 006, 004, 002, 008, 007, 005, 004, 008, 004, 008, 007, 007, 004, 007, 002, 009, 004, 006, 003, 007, 008, 004, 007, 002, 005, 005, 003, 005, 004, 003, 005, 006, 004, 003, 003, 008, 006, 005, 003, 004, 005, 003, 003, 006, 006, 003, 006, 007, 003, 004, 003, 003, 004, 001, 006, 008, 002, 004, 004, 004, 006, 003, 006, 003, 004, 006, 005, 006, 003, 004, </text:p>
      <text:p text:style-name="P1">004, 005, 003, 002, 005, 006, 005, 003, 002, 005, 005, 003, 001, 003, 003, 001, 002, 005, 006, 003, 003, 003, 005, 003, 004, 005, 005, 000, 003, 007, 002, 004, 001, 003, 001, 003, 003, 005, 003, 003, 002, 002, 003, 004, 002, 003, 002, 004, 004, 003, 002, 004, 005, 005, 004, 004, 004, 005, 005, 005, 002, 005, 003, 006, 002, 005, 001, 006, 003, 002, 003, 005, 003, 006, 004, 005, 000, 005, 003, 005, 001, 005, 003, 002, 002, 005, 004, 007, 001, 004, 001, 006, 005, 004, 002, 005, 004, 007, 005, 009, 004, 005, 006, 004, 001, 006, 005, 005, 001, 003, 002, 004, 003, 006, 006, 006, 004, 003, 003, 008, 005, 009, 003, 006, 002, 008, 003, 004, 001, 007, 003, 008, 003, 006, 003, 007, 000, 006, 000, 007, 005, 007, 002, 005, 003, 006, 001, 006, 005, 010, 004, 005, 005, 005, 007, 008, 003, 006, 003, 008, </text:p>
      <text:p text:style-name="P1">001, 007, 003, 006, 004, 005, 000, 007, 006, 007, 002, 008, 000, 002, 001, 009, 005, 009, 003, 006, 003, 007, 004, 003, 005, 007, 002, 009, 003, 007, 003, 008, 004, 006, 002, 008, 001, 007, 004, 003, 003, 002, 003, 007, 004, 008, 004, 007, 003, 009, 005, 005, 005, 005, 001, 005, 004, 004, 003, 006, 003, 005, 004, 003, 002, 005, 003, 006, 001, 006, 001, 006, 003, 004, 004, 006, 003, 006, 002, 006, 004, 004, 000, 006, 002, 001, 004, 005, 003, 004, 003, 006, 002, 003, 006, 004, 004, 004, 003, 005, 003, 006, 002, 004, 004, 006, 001, 004, 002, 007, 003, 004, 001, 005, 004, 003, 002, 004, 001, 005, 004, 003, 004, 007, 003, 003, 004, 006, 002, 006, 003, 002, 004, 007, 000, 002, 003, 004, 003, 005, 002, 005, 002, 007, 001, 003, 003, 006, 000, 007, 002, 003, 003, 006, 002, 004, 004, 006, 001, 004, </text:p>
      <text:p text:style-name="P1">001, 006, 002, 004, 000, 004, 001, 003, 002, 006, 001, 003, 003, 006, 002, 005, 001, 002, 000, 003, 000, 004, 000, 004, 002, 004, 001, 002, 002, 005, 000, 001, 002, 003, 004, 001, 005, 004, 000, 002, 003, 006, 002, 003, 004, 005, 003, 004, 002, 006, 002, 002, 001, 004, 004, 003, 004, 005, 005, 005, 002, 005, 003, 005, 002, 004, 004, 003, 005, 006, 004, 002, 005, 008, 004, 008, 006, 007, 001, 003, 006, 005, 004, 006, 004, 006, 004, 005, 005, 005, 004, 004, 002, 007, 006, 007, 005, 007, 003, 005, 001, 004, 002, 007, 004, 006, 004, 009, 001, 003, 004, 006, 007, 005, 002, 005, 005, 006, 005, 008, 004, 006, 004, 004, 005, 008, 005, 006, 004, 008, 003, 006, 005, 009, 004, 005, 007, 010, 002, 007, 006, 008, 003, 004, 004, 005, 004, 009, 006, 004, 000, 004, 002, 010, 004, 008, 005, 005, 005, 008, </text:p>
      <text:p text:style-name="P1"><text:soft-page-break/>005, 006, 004, 007, 003, 008, 006, 005, 006, 005, 006, 007, 002, 005, 005, 007, 004, 006, 005, 005, 003, 005, 004, 006, 004, 008, 007, 006, 002, 006, 003, 004, 005, 005, 004, 009, 002, 005, 001, 006, 004, 011, 004, 005, 002, 007, 004, 009, 004, 005, 001, 004, 003, 006, 003, 006, 005, 008, 003, 004, 004, 005, 010, 006, 005, 004, 006, 007, 003, 008, 003, 008, 007, 004, 005, 008, 007, 005, 002, 001, 003, 007, 003, 005, 002, 006, 003, 005, 005, 003, 002, 005, 003, 005, 003, 003, 005, 009, 000, 003, 006, 007, 003, 004, 005, 009, 005, 006, 005, 004, 003, 010, 004, 006, 004, 008, 003, 002, 003, 006, 003, 007, 006, 003, 003, 005, 005, 004, 005, 005, 005, 008, 002, 004, 006, 003, 004, 005, 005, 003, 006, 005, 003, 003, 003, 004, 005, 004, 003, 005, 001, 005, 003, 003, 002, 005, 005, 003, 005, 005, </text:p>
      <text:p text:style-name="P1">004, 005, 004, 007, 003, 005, 003, 003, 000, 002, 003, 003, 005, 002, 003, 004, 007, 001, 001, 002, 005, 005, 002, 006, 000, 004, 000, 003, 002, 001, 000, 003, 000, 005, 001, 002, 003, 005, 002, 003, 000, 005, 001, 002, 000, 005, 002, 004, 002, 005, 002, 004, 003, 007, 006, 005, 001, 005, 002, 005, 004, 005, 003, 004, 003, 008, 007, 006, 003, 005, 004, 003, 002, 006, 001, 007, 004, 009, 005, 005, 004, 005, 004, 005, 003, 005, 000, 005, 001, 005, 002, 006, 004, 004, 003, 004, 003, 005, 001, 005, 004, 006, 001, 006, 004, 004, 002, 005, 003, 003, 002, 006, 002, 005, 003, 006, 002, 007, 005, 008, 002, 006, 003, 007, 002, 006, 006, 007, 003, 004, 004, 008, 003, 007, 005, 006, 003, 006, 002, 009, 001, 005, 001, 007, 001, 003, 004, 004, 002, 006, 004, 003, 004, 005, 003, 002, 002, 007, 001, 003, </text:p>
      <text:p text:style-name="P1">003, 006, 004, 006, 004, 005, 002, 006, 004, 006, 002, 009, 002, 005, 001, 006, 003, 006, 002, 007, 001, 006, 000, 006, 005, 004, 004, 005, 004, 010, 004, 005, 003, 006, 001, 008, 006, 006, 002, 007, 004, 009, 005, 001, 003, 007, 006, 008, 002, 005, 004, 006, 004, 006, 005, 005, 003, 006, 001, 006, 002, 003, 002, 008, 001, 006, 003, 006, 000, 006, 004, 006, 004, 009, 002, 004, 004, 008, 001, 004, 003, 005, 000, 003, 002, 007, 004, 006, 002, 005, 004, 004, 001, 003, 002, 004, 003, 003, 002, 006, 002, 008, 005, 006, 002, 004, 004, 006, 002, 004, 001, 006, 003, 002, 003, 002, 002, 002, 000, 005, 004, 002, 003, 005, 000, 003, 002, 006, 003, 003, 003, 004, 002, 004, 002, 004, 002, 001, 002, 005, 003, 006, 003, 004, 004, 004, 004, 004, 003, 006, 000, 002, 003, 006, 004, 004, 002, 003, 002, 003, </text:p>
      <text:p text:style-name="P1">002, 007, 002, 004, 002, 004, 002, 005, 003, 002, 004, 004, 003, 005, 001, 003, 001, 005, 002, 003, 002, 003, 001, 003, 004, 002, 003, 003, 003, 005, 003, 007, 003, 002, 003, 001, 002, 004, 000, 003, 005, 007, 004, 006, 003, 004, 005, 006, 006, 006, 005, 005, 000, 003, 002, 006, 002, 001, 005, 003, 007, 005, 003, 005, 005, 010, 005, 003, 005, 005, 005, 003, 006, 004, 003, 006, 002, 006, 005, 005, 007, 009, 004, 009, 007, 011, 006, 007, 005, 010, 004, 007, 009, 006, 007, 007, 004, 006, 006, 007, 010, 004, 004, 006, 004, 011, 006, 007, 006, 010, 009, 006, 005, 006, 005, 008, 006, 008, 004, 008, 006, 006, 002, 010, 005, 008, 004, 009, 008, 006, 010, 007, 008, 011, 004, 009, 006, 008, 006, 008, 006, 005, 007, 007, 006, 011, 006, 006, 008, 006, 003, 007, 007, 007, 005, 011, 002, 007, 007, 009, </text:p>
      <text:p text:style-name="P1">007, 009, 004, 008, 005, 010, 005, 012, 006, 009, 006, 007, 007, 006, 005, 007, 005, 011, 006, 006, 004, 006, 006, 007, 005, 006, 007, 007, 007, 011, 007, 007, 005, 011, 008, 009, 009, 008, 004, 008, 005, 011, 011, 010, 006, 010, 006, 005, 005, 005, 007, 009, 008, 007, 004, 008, 010, 008, 005, 008, 003, 009, 005, 010, 004, 006, 007, 005, 006, 005, 007, 008, 006, 007, 005, 007, 006, 009, 005, 005, 006, 009, 007, 006, 004, 007, 007, 006, 007, 009, 008, 010, 003, 005, 005, 008, 005, 009, 006, 007, 009, 007, 004, 008, 006, 010, 004, 005, 004, 007, 005, 006, 005, 006, 004, 010, 006, 009, 007, 009, 004, 007, 006, 010, 005, 007, 007, 008, 008, 008, 004, 006, 004, 008, 004, 006, 003, 009, 004, 005, 004, 005, 003, 005, 008, 006, 007, 005, 005, 010, 005, 004, 004, 007, 005, 008, 005, 007, 004, 004, </text:p>
      <text:p text:style-name="P1">002, 005, 005, 005, 003, 009, 005, 005, 003, 005, 002, 004, 002, 005, 002, 003, 005, 004, 003, 003, 003, 002, 001, 003, 004, 006, 005, 005, 001, 001, 001, 004, 005, 005, 001, 003, 003, 003, 003, 005, 003, 004, 003, 005, 002, 002, 003, 000, 000, 002, 000, 001, 000, 004, 000, 003, 000, 001, 001, 000, 000, 005, 001, 000, 001, 003, 000, 003, 001, 001, 002, 003, 000, 002, 000, 005, 001, 002, 001, 002, 000, 003, 000, 002, 001, 005, 001, 002, 002, 005, 002, 004, 004, 000, 001, 003, 002, 003, 000, 004, 000, 004, 002, 003, 001, 004, 000, 003, 000, 004, 000, 005, 001, 001, 002, 003, 003, 003, 002, 002, 000, 001, 002, 004, 003, 002, 003, 002, 000, 006, 001, 003, 002, 004, 003, 005, 000, 005, 000, 002, 003, 004, 001, 006, 003, 004, 000, 003, 001, 002, 001, 005, 001, 006, 003, 002, 000, 003, 000, 005, </text:p>
      <text:p text:style-name="P1">004, 005, 000, 003, 001, 003, 002, 001, 005, 003, 002, 005, 000, 005, 002, 004, 002, 004, 000, 000, 002, 004, 000, 006, 003, 002, 001, 005, 001, 003, 001, 006, 003, 002, 001, 004, 001, 003, 003, 005, 000, 004, 000, 003, 001, 006, 000, 006, 000, 004, 004, 005, 002, 002, 004, 005, 000, 004, 000, 004, 002, 005, 001, 003, 000, 002, 000, 002, 000, 004, 000, 003, 003, 004, 000, 004, 000, 004, 000, 003, 001, 004, 001, 002, 000, 003, 002, 006, 000, 003, 001, 002, 000, 002, 000, 007, 001, 004, 000, 004, 002, 002, 000, 004, 000, 002, 001, 004, 000, 003, 002, 004, 001, 005, 001, 005, 002, 001, 000, 003, 000, 003, 003, 003, 000, 004, 001, 006, 003, 003, 000, 002, 004, 001, 000, 006, 001, 002, 000, 003, 000, 002, 000, 003, 001, 003, 001, 001, 001, 005, 001, 001, 000, 003, 002, 000, 002, 003, 000, 000, </text:p>
      <text:p text:style-name="P1">000, 000, 000, 001, 001, 003, 001, 003, 003, 002, 002, 004, 000, 002, 000, 000, 001, 001, 000, 002, 000, 001, 000, 001, 004, 002, 000, 000, 000, 002, 000, 002, 000, 002, 000, 001, 001, 002, 000, 003, 001, 000, 001, 000, 000, 000, 001, 000, 002, 008, 005, 002, 001, 005, 005, 007, 003, 007, 005, 005, 009, 004, 006, 007, 002, 006, 004, 005, 005, 005, 003, 004, 007, 011, 004, 010, 004, 004, 002, 007, 005, 006, 006, 007, 007, 008, 004, 007, 004, 007, 006, 006, 004, 007, 005, 008, 006, 009, 010, 008, 002, 007, 007, 006, 006, 006, 006, 007, 006, 006, 006, 005, 005, 007, 004, 009, 006, 006, 004, 008, 005, 006, 005, 005, 005, 008, 003, 010, 005, 010, 006, 007, 006, 008, 005, 011, 007, 007, 006, 008, 006, 008, 005, 004, 007, 009, 009, 007, 007, 006, 005, 006, 010, 006, 003, 007, 007, 012, 005, 007, </text:p>
      <text:p text:style-name="P1">004, 007, 007, 010, 006, 006, 002, 008, 006, 009, 007, 007, 008, 008, 008, 007, 008, 009, 007, 009, 004, 006, 007, 011, 006, 006, 003, 010, 004, 011, 006, 011, 006, 009, 004, 009, 006, 005, 006, 011, 006, 009, 005, 009, 006, 009, 005, 009, 006, 005, 010, 010, 005, 012, 006, 010, 008, 010, 005, 010, 005, 010, 005, 008, 004, 013, 007, 007, 004, 010, 005, 008, 004, 006, 005, 006, 006, 007, 005, 008, 005, 009, 005, 005, 007, 007, 009, 006, 008, 005, 005, 005, 005, 005, 002, 007, 004, 005, 004, 009, 006, 005, 001, 009, 004, 006, 004, 010, 003, 010, 003, 007, 002, 005, 004, 007, 005, 004, 004, 007, 004, 003, 007, 006, 003, 005, 005, 007, 007, 006, 004, 006, 006, 004, 007, 009, 004, 007, 006, 009, 004, 005, 004, 006, 003, 003, 004, 002, 005, 007, 005, 004, 005, 006, 002, 005, 004, 007, 002, 003, </text:p>
      <text:p text:style-name="P1">006, 008, 004, 004, 007, 005, 003, 002, 000, 007, 003, 002, 007, 005, 009, 008, 005, 007, 006, 005, 007, 004, 002, 001, 006, 003, 000, 002, 005, 004, 004, 004, 003, 007, 002, 002, 003, 007, 004, 004, 003, 006, 004, 004, 006, 002, 003, 005, 002, 005, 001, 006, 002, 005, 001, 003, 000, 001, 003, 004, 004, 004, 001, 006, 004, 003, 002, 002, 006, 003, 003, 005, 001, 004, 004, 003, 002, 001, 000, 004, 003, 004, 004, 000, 002, 004, 003, 003, 002, 008, 000, 007, 002, 004, 001, 005, 001, 005, 004, 005, 002, 007, 003, 007, 002, 005, 001, 004, 002, 005, 002, 005, 004, 004, 003, 005, 001, 007, 002, 003, 002, 005, 005, 005, 004, 006, 001, 007, 005, 003, 004, 002, 005, 004, 000, 008, 002, 005, 003, 004, 004, 004, 002, 007, 006, 004, 002, 004, 003, 003, 004, 006, 003, 005, 001, 006, 002, 004, 004, 004, </text:p>
      <text:p text:style-name="P1">003, 007, 002, 007, 001, 006, 002, 004, 005, 007, 001, 006, 003, 006, 003, 005, 004, 006, 004, 006, 006, 004, 002, 005, 001, 005, 003, 004, 002, 007, 003, 003, 005, 006, 002, 005, 003, 003, 002, 006, 004, 004, 002, 006, 005, 004, 003, 006, 004, 004, 005, 005, 004, 004, 000, 006, 003, 004, 003, 005, 004, 006, 003, 003, 005, 007, 003, 006, 003, 008, 004, 004, 002, 005, 006, 006, 002, 004, 005, 006, 003, 008, 004, 006, 000, 007, 003, 004, 004, 004, 003, 007, 002, 003, 004, 005, 005, 003, 006, 005, 004, 004, 001, 003, 003, 006, 003, 004, 003, 004, 003, 007, 002, 006, 000, 004, 001, 005, 005, 009, 003, 002, 004, 005, 002, 004, 001, 005, 005, 004, 004, 002, 002, 004, 003, 006, 001, 004, 004, 007, 003, 006, 000, 005, 001, 003, 000, 004, 001, 000, 002, 002, 003, 005, 002, 004, 004, 005, 003, 001, </text:p>
      <text:p text:style-name="P1">002, 004, 002, 005, 002, 004, 001, 002, 002, 004, 002, 004, 003, 004, 001, 006, 002, 005, 000, 005, 003, 005, 003, 004, 002, 003, 004, 002, 004, 004, 005, 007, 001, 003, 001, 003, 003, 005, 000, 003, 001, 004, 003, 003, 002, 003, 003, 003, 002, 003, 001, 001, 002, 003, 001, 000, 000, 002, 002, 003, 003, 006, 002, 002, 002, 002, 003, 004, 004, 002, 002, 004, 003, 003, 003, 004, 000, 003, 003, 007, 002, 005, 004, 003, 000, 005, 007, 004, 002, 003, 003, 002, 004, 006, 004, 006, 004, 006, 007, 005, 005, 005, 005, 004, 007, 004, 002, 005, 005, 005, 004, 007, 004, 002, 003, 008, 000, 002, 003, 006, 004, 006, 002, 002, 004, 005, 005, 007, 002, 005, 002, 004, 002, 007, 006, 007, 003, 006, 005, 005, 003, 004, 003, 008, 002, 004, 003, 005, 002, 004, 000, 008, 004, 009, 003, 006, 002, 006, 003, 007, </text:p>
      <text:p text:style-name="P1">002, 007, 006, 006, 003, 008, 001, 004, 006, 005, 002, 004, 003, 007, 004, 005, 003, 007, 007, 006, 004, 007, 004, 005, 003, 002, 003, 008, 005, 009, 002, 009, 004, 009, 002, 004, 005, 008, 004, 007, 003, 006, 003, 005, 004, 006, 003, 004, 005, 005, 003, 003, 005, 006, 002, 006, 006, 003, 003, 005, 004, 005, 001, 005, 002, 005, 003, 005, 003, 006, 005, 006, 004, 007, 003, 006, 003, 004, 003, 009, 004, 003, 005, 007, 006, 007, 003, 005, 005, 007, 005, 005, 003, 008, 005, 008, 003, 006, 005, 003, 002, 002, 002, 004, 001, 004, 003, 006, 001, 005, 003, 003, 004, 006, 006, 004, 003, 005, 005, 005, 004, 003, 003, 003, 003, 002, 002, 003, 002, 006, 006, 007, 006, 004, 003, 004, 003, 005, 002, 007, 001, 001, 003, 006, 001, 004, 001, 004, 004, 004, 004, 005, 004, 003, 000, 007, 003, 007, 001, 003, </text:p>
      <text:p text:style-name="P1">002, 002, 005, 003, 005, 002, 001, 001, 003, 003, 001, 001, 003, 006, 002, 003, 000, 004, 002, 003, 001, 006, 003, 004, 004, 002, 002, 001, 003, 002, 000, 003, 005, 001, 002, 005, 002, 004, 002, 005, 000, 003, 000, 001, 003, 003, 003, 002, 000, 004, 004, 003, 002, 003, 003, 002, 000, 002, 000, 000, 000, 004, 004, 005, 003, 004, 002, 003, 001, 003, 002, 003, 003, 003, 001, 005, 002, 006, 002, 006, 001, 005, 003, 003, 002, 003, 004, 004, 001, 005, 003, 001, 002, 005, 004, 007, 001, 007, 002, 010, 005, 008, 001, 005, 003, 004, 006, 008, 003, 006, 001, 003, 003, 009, 004, 009, 003, 002, 001, 007, 004, 005, 004, 005, 005, 005, 002, 007, 005, 004, 000, 005, 001, 005, 006, 005, 001, 003, 002, 004, 001, 003, 000, 004, 005, 006, 002, 008, 001, 009, 005, 005, 003, 003, 005, 003, 002, 010, 000, 006, </text:p>
      <text:p text:style-name="P1">005, 003, 003, 006, 006, 004, 002, 003, 005, 006, 003, 004, 002, 005, 005, 007, 004, 010, 004, 003, 004, 006, 004, 004, 002, 009, 002, 006, 003, 005, 002, 005, 005, 004, 002, 006, 004, 005, 003, 006, 004, 006, 006, 007, 003, 007, 003, 005, 003, 004, 004, 007, 004, 008, 002, 007, 003, 007, 002, 005, 002, 006, 002, 004, 002, 009, 003, 006, 002, 006, 000, 004, 003, 003, 002, 007, 004, 006, 001, 006, 007, 006, 003, 006, 002, 007, 002, 003, 003, 008, 004, 005, 004, 006, 002, 002, 002, 003, 005, 009, 001, 003, 005, 003, 004, 007, 002, 006, 001, 003, 005, 007, 005, 006, 002, 004, 004, 006, 002, 003, 003, 003, 004, 003, 003, 008, 006, 002, 002, 005, 001, 006, 001, 004, 003, 006, 002, 010, 001, 006, 001, 005, 005, 001, 004, 006, 002, 003, 006, 005, 005, 003, 003, 006, 002, 002, 003, 004, 003, 002, </text:p>
      <text:p text:style-name="P1">002, 008, 003, 002, 000, 005, 002, 005, 002, 002, 004, 005, 003, 002, 003, 002, 002, 007, 000, 002, 002, 004, 005, 008, 003, 003, 003, 006, 003, 002, 000, 005, 000, 003, 002, 007, 001, 004, 003, 003, 002, 003, 003, 001, 004, 004, 003, 001, 003, 005, 003, 004, 000, 003, 001, 005, 001, 004, 003, 002, 000, 001, 002, 005, 003, 006, 006, 006, 005, 004, 002, 004, 006, 005, 004, 005, 003, 003, 002, 003, 005, 005, 004, 005, 005, 009, 005, 008, 006, 004, 005, 006, 004, 007, 004, 008, 005, 009, 006, 007, 004, 006, 005, 008, 007, 009, 005, 009, 007, 005, 005, 008, 003, 009, 008, 010, 007, 009, 006, 007, 004, 008, 004, 008, 005, 009, 005, 006, 008, 007, 005, 006, 004, 009, 002, 010, 006, 010, 006, 004, 004, 007, 006, 006, 005, 012, 011, 008, 005, 005, 006, 005, 006, 009, 003, 005, 006, 012, 004, 007, </text:p>
      <text:p text:style-name="P1">006, 007, 006, 008, 007, 007, 007, 009, 010, 010, 006, 006, 004, 006, 008, 009, 005, 008, 005, 012, 006, 007, 006, 009, 003, 007, 006, 008, 008, 008, 009, 010, 008, 009, 007, 010, 004, 008, 005, 011, 004, 007, 003, 005, 006, 007, 005, 009, 004, 006, 008, 007, 005, 007, 007, 007, 005, 010, 003, 011, 003, 006, 004, 008, 007, 012, 006, 010, 006, 006, 011, 008, 006, 010, 007, 009, 004, 009, 004, 009, 009, 007, 003, 005, 005, 008, 004, 006, 004, 009, 005, 006, 004, 007, 009, 006, 004, 007, 004, 006, 004, 005, 005, 007, 004, 007, 006, 008, 005, 009, 005, 008, 004, 009, 006, 007, 005, 008, 004, 010, 008, 006, 006, 009, 005, 009, 005, 011, 007, 005, 006, 009, 006, 008, 005, 007, 006, 007, 005, 006, 004, 007, 005, 008, 006, 008, 007, 009, 002, 007, 005, 006, 005, 005, 003, 006, 003, 006, 003, 004, </text:p>
      <text:p text:style-name="P1">002, 006, 003, 007, 007, 009, 004, 008, 007, 007, 003, 004, 003, 003, 002, 005, 004, 007, 006, 004, 005, 005, 004, 007, 002, 005, 005, 005, 004, 005, 005, 005, 005, 005, 003, 002, 006, 003, 005, 005, 004, 006, 003, 004, 006, 007, 005, 004, 003, 003, 003, 005, 003, 004, 004, 004, 003, 005, 002, 004, 005, 004, 003, 005, 004, 004, 002, 005, 002, 001, 001, 003, 001, 002, 001, 002, 001, 002, 000, 002, 003, 000, 001, 000, 000, 001, 002, 001, 000, 004, 004, 002, 002, 001, 005, 006, 002, 005, 002, 005, 000, 002, 001, 005, 000, 004, 002, 004, 003, 005, 003, 007, 000, 005, 000, 002, 001, 003, 000, 001, 003, 005, 002, 005, 000, 004, 001, 003, 000, 001, 001, 002, 000, 005, 001, 000, 002, 002, 000, 006, 001, 007, 002, 003, 001, 004, 002, 005, 002, 003, 001, 005, 000, 004, 001, 001, 000, 001, 001, 002, </text:p>
      <text:p text:style-name="P1">001, 003, 003, 007, 000, 005, 001, 004, 002, 005, 000, 005, 000, 007, 000, 002, 002, 004, 001, 002, 001, 005, 002, 005, 000, 005, 003, 005, 001, 003, 002, 003, 003, 003, 000, 006, 000, 005, 002, 002, 004, 005, 001, 001, 003, 002, 003, 004, 002, 006, 000, 002, 000, 002, 001, 004, 002, 004, 002, 005, 001, 004, 000, 003, 001, 007, 001, 003, 002, 004, 000, 000, 001, 004, 002, 005, 002, 005, 001, 006, 001, 004, 005, 004, 002, 006, 003, 005, 000, 005, 000, 001, 001, 005, 000, 004, 000, 005, 000, 003, 000, 006, 001, 005, 000, 003, 000, 005, 001, 004, 000, 004, 000, 003, 001, 002, 000, 005, 001, 002, 001, 001, 003, 000, 002, 006, 000, 003, 003, 002, 001, 004, 000, 004, 002, 005, 000, 003, 000, 006, 002, 002, 002, 004, 002, 002, 001, 002, 003, 004, 002, 003, 001, 002, 000, 007, 002, 003, 003, 003, </text:p>
      <text:p text:style-name="P1">001, 002, 000, 004, 001, 004, 000, 005, 000, 002, 001, 002, 002, 005, 003, 004, 001, 003, 000, 002, 002, 001, 000, 004, 000, 003, 002, 001, 000, 002, 001, 000, 001, 000, 001, 003, 003, 004, 001, 003, 002, 001, 001, 003, 000, 003, 000, 004, 001, 001, 000, 001, 002, 005, 003, 002, 002, 002, 001, 003, 001, 003, 000, 001, 000, 003, 000, 000, 000, 000, 003, 002, 004, 007, 008, 005, 005, 006, 004, 002, 006, 006, 002, 008, 007, 009, 005, 005, 003, 005, 004, 009, 005, 009, 003, 005, 006, 005, 005, 006, 005, 008, 002, 005, 003, 008, 004, 008, 009, 011, 008, 009, 004, 007, 006, 009, 010, 006, 007, 009, 007, 009, 006, 009, 003, 010, 009, 009, 004, 005, 003, 009, 003, 009, 006, 005, 005, 007, 005, 010, 006, 008, 004, 004, 006, 005, 004, 006, 006, 005, 007, 007, 005, 006, 004, 007, 007, 010, 005, 009, </text:p>
      <text:p text:style-name="P1">006, 007, 008, 007, 003, 008, 007, 009, 002, 006, 005, 007, 007, 010, 007, 006, 006, 008, 005, 012, 003, 010, 008, 009, 005, 009, 005, 010, 006, 007, 005, 010, 004, 008, 008, 009, 006, 010, 006, 008, 006, 009, 007, 007, 005, 013, 006, 008, 006, 009, 009, 007, 006, 007, 005, 010, 002, 007, 004, 009, 006, 009, 009, 008, 006, 007, 008, 009, 006, 010, 007, 007, 004, 009, 007, 010, 005, 009, 008, 006, 007, 006, 006, 008, 010, 010, 004, 008, 009, 009, 008, 010, 001, 007, 004, 005, 005, 005, 007, 007, 006, 005, 010, 010, 006, 007, 004, 008, 006, 006, 007, 004, 005, 009, 006, 006, 012, 008, 002, 007, 005, 008, 007, 010, 006, 005, 007, 007, 006, 008, 003, 009, 004, 005, 003, 007, 004, 008, 007, 010, 009, 007, 005, 007, 007, 007, 002, 010, 005, 008, 003, 009, 007, 010, 002, 008, 007, 006, 005, 006, </text:p>
      <text:p text:style-name="P1">005, 008, 004, 008, 006, 006, 005, 006, 007, 007, 006, 006, 006, 010, 003, 007, 007, 006, 003, 007, 005, 008, 006, 006, 001, 009, 003, 003, 006, 007, 005, 004, 005, 003, 006, 006, 006, 006, 004, 004, 004, 004, 003, 006, 003, 006, 001, 003, 005, 006, 006, 006, 007, 004, 004, 005, 001, 003, 002, 007, 004, 007, 004, 005, 003, 005, 005, 006, 005, 006, 003, 004, 005, 002, 004, 003, 002, 005, 005, 003, 001, 004, 002, 005, 005, 008, 004, 005, 004, 007, 002, 001, 002, 005, 006, 005, 000, 004, 004, 005, 000, 004, 002, 006, 005, 004, 001, 004, 003, 004, 004, 009, 007, 008, 001, 006, 004, 007, 004, 006, 004, 005, 002, 005, 004, 007, 005, 005, 002, 006, 005, 006, 003, 006, 004, 007, 001, 004, 000, 006, 003, 004, 002, 006, 005, 005, 003, 002, 006, 007, 007, 007, 004, 004, 003, 006, 001, 005, 000, 007, </text:p>
      <text:p text:style-name="P1">005, 004, 002, 007, 003, 007, 006, 005, 002, 006, 003, 005, 005, 007, 004, 005, 005, 005, 004, 007, 001, 007, 002, 005, 004, 005, 001, 007, 003, 007, 005, 008, 005, 006, 001, 005, 003, 005, 002, 005, 004, 006, 003, 003, 003, 007, 003, 005, 005, 011, 002, 004, 003, 006, 003, 006, 003, 003, 003, 010, 003, 008, 002, 006, 005, 004, 004, 006, 006, 005, 002, 007, 002, 005, 002, 005, 003, 006, 003, 006, 004, 005, 003, 007, 006, 004, 004, 004, 004, 009, 001, 005, 002, 006, 003, 007, 003, 009, 002, 006, 003, 006, 001, 005, 004, 006, 005, 006, 003, 010, 003, 008, 003, 004, 006, 006, 003, 008, 003, 008, 002, 006, 003, 006, 004, 006, 002, 005, 004, 007, 001, 005, 004, 002, 002, 007, 001, 005, 001, 008, 004, 004, 002, 006, 000, 007, 003, 005, 003, 005, 002, 007, 002, 008, 002, 005, 005, 005, 002, 006, </text:p>
      <text:p text:style-name="P1"><text:soft-page-break/>003, 007, 004, 006, 007, 006, 002, 007, 002, 005, 003, 003, 002, 005, 002, 005, 000, 005, 003, 002, 002, 005, 003, 003, 003, 005, 004, 003, 004, 004, 003, 005, 000, 005, 004, 004, 003, 002, 002, 003, 003, 005, 002, 006, 002, 002, 003, 008, 003, 003, 003, 003, 003, 003, 007, 005, 004, 002, 003, 004, 002, 001, 001, 006, 002, 002, 002, 004, 001, 002, 000, 005, 005, 004, 000, 004, 002, 003, 001, 002, 002, 003, 005, 006, 005, 005, 006, 005, 006, 003, 004, 005, 006, 006, 006, 003, 006, 004, 006, 008, 002, 006, 005, 009, 010, 006, 006, 007, 004, 008, 005, 008, 005, 007, 008, 007, 008, 008, 002, 004, 007, 005, 009, 011, 005, 007, 008, 009, 006, 008, 007, 009, 004, 007, 008, 007, 005, 008, 007, 008, 006, 011, 004, 007, 003, 005, 005, 008, 004, 004, 007, 007, 005, 011, 009, 011, 008, 008, 004, 007, </text:p>
      <text:p text:style-name="P1">006, 009, 006, 009, 006, 010, 004, 007, 006, 008, 009, 011, 006, 007, 008, 005, 008, 011, 003, 011, 005, 010, 007, 007, 007, 009, 004, 011, 009, 010, 010, 009, 005, 008, 004, 009, 004, 013, 006, 008, 006, 007, 007, 011, 007, 010, 008, 011, 004, 009, 006, 007, 007, 011, 009, 012, 006, 011, 006, 011, 010, 006, 005, 009, 008, 007, 008, 010, 003, 011, 006, 009, 005, 011, 005, 008, 004, 009, 004, 009, 009, 009, 008, 007, 005, 012, 006, 010, 006, 012, 006, 009, 006, 010, 006, 009, 005, 012, 005, 009, 007, 008, 006, 011, 010, 010, 006, 010, 005, 009, 006, 005, 007, 007, 006, 006, 007, 011, 006, 009, 004, 008, 005, 005, 005, 007, 005, 007, 005, 007, 008, 007, 006, 009, 006, 009, 006, 006, 004, 009, 003, 008, 004, 008, 007, 011, 005, 006, 007, 005, 005, 008, 005, 010, 007, 010, 007, 009, 006, 004, </text:p>
      <text:p text:style-name="P1">006, 007, 004, 006, 004, 006, 003, 007, 007, 006, 005, 006, 005, 010, 005, 008, 003, 009, 005, 003, 005, 006, 004, 003, 003, 002, 005, 002, 005, 007, 002, 002, 005, 005, 006, 005, 005, 008, 004, 009, 005, 004, 005, 007, 006, 005, 004, 005, 004, 005, 007, 004, 003, 001, 006, 005, 003, 003, 003, 007, 005, 006, 005, 003, 006, 004, 003, 006, 005, 004, 003, 005, 005, 008, 003, 007, 007, 005, 001, 005, 002, 006, 000, 003, 001, 002, 002, 002, 004, 003, 001, 005, 000, 002, 002, 005, 001, 005, 004, 004, 001, 006, 002, 005, 000, 003, 003, 007, 005, 006, 001, 005, 004, 006, 006, 006, 002, 006, 002, 005, 002, 007, 002, 007, 003, 006, 007, 006, 005, 005, 004, 007, 007, 004, 003, 005, 002, 006, 005, 006, 003, 005, 003, 008, 003, 004, 000, 004, 004, 006, 005, 001, 000, 007, 004, 005, 002, 007, 000, 006, </text:p>
      <text:p text:style-name="P1">004, 006, 003, 003, 002, 004, 001, 004, 002, 006, 002, 005, 003, 010, 005, 007, 003, 006, 004, 005, 001, 006, 002, 004, 001, 006, 003, 006, 004, 011, 003, 005, 002, 002, 006, 004, 003, 005, 001, 010, 002, 007, 004, 004, 003, 006, 003, 006, 003, 007, 005, 007, 002, 007, 004, 005, 001, 007, 004, 006, 004, 005, 001, 001, 002, 005, 003, 007, 002, 007, 005, 006, 002, 004, 002, 008, 003, 003, 003, 007, 004, 006, 001, 006, 002, 007, 003, 006, 002, 005, 003, 003, 002, 009, 002, 005, 002, 004, 005, 008, 004, 007, 004, 006, 002, 006, 004, 007, 003, 006, 004, 004, 002, 006, 002, 004, 001, 004, 002, 005, 006, 005, 003, 003, 000, 006, 003, 006, 001, 005, 004, 004, 003, 002, 005, 008, 003, 003, 002, 008, 002, 004, 005, 005, 003, 006, 002, 005, 003, 005, 002, 005, 005, 005, 003, 005, 004, 004, 001, 004, </text:p>
      <text:p text:style-name="P1">002, 005, 004, 006, 003, 006, 003, 004, 003, 006, 003, 005, 001, 007, 002, 005, 002, 005, 003, 006, 004, 006, 004, 003, 002, 004, 004, 003, 004, 006, 003, 004, 004, 005, 005, 005, 001, 002, 002, 005, 004, 006, 001, 005, 003, 005, 003, 005, 003, 005, 000, 005, 001, 003, 000, 007, 004, 006, 002, 004, 003, 007, 003, 003, 001, 006, 002, 006, 006, 001, 002, 003, 002, 005, 003, 004, 002, 004, 001, 006, 001, 004, 001, 004, 002, 000, 001, 000, 004, 005, 005, 004, 003, 003, 002, 003, 004, 005, 005, 006, 003, 008, 001, 006, 014, 007, 004, 003, 007, 007, 005, 009, 002, 005, 003, 006, 008, 007, 003, 006, 003, 005, 006, 006, 004, 005, 005, 005, 009, 009, 006, 008, 004, 008, 006, 009, 004, 010, 006, 006, 008, 007, 004, 007, 008, 007, 005, 007, 003, 006, 007, 007, 005, 007, 006, 006, 006, 010, 006, 011, </text:p>
      <text:p text:style-name="P1"/>
      <text:p text:style-name="P11">array20 ='000, 000, 000, 000, 000, 001, 002, 000, 000, 001, 000, 000, 003, 004, 002, 003, 000, 004, 004, 005, 002, 005, 002, 003, 001, 002, 004, 003, 000, 000, 003, 002, 002, 000, 004, 004, 002, 001, 003, 003, 003, 006, 002, 004, 000, 002, 003, 001, 002, 003, 001, 003, 001, 005, 005, 004, 001, 003, 002, 004, 001, 001, 002, 005, 000, 003, 001, 005, 003, 005, 003, 003, 003, 004, 001, 003, 001, 005, 001, 006, 002, 004, 001, 003, 002, 007, 002, 004, 001, 000, 002, 005, 005, 001, 002, 002, 003, 002, 002, 005, 000, 001, 002, 006, 000, 005, 003, 001, 002, 005, 002, 004, 002, 002, 001, 004, 000, 003, 004, 004, 003, 005, 001, 005, 002, 006, 002, 002, 002, 002, 003, 006, 001, 002, 000, 005, 003, 007, 004, 004, 001, 001, 004, 005, 002, 003, 002, 007, 001, 003, 002, 004, 003, 003, 004, 006, 000, 004, 003, 006, \</text:p>
      <text:p text:style-name="P1">002, 002, 004, 001, 000, 008, 003, 003, 002, 005, 005, 004, 001, 006, 001, 008, 002, 004, 002, 002, 001, 002, 003, 004, 002, 007, 001, 003, 000, 004, 003, 005, 001, 003, 001, 004, 000, 002, 002, 003, 003, 003, 002, 005, 001, 006, 002, 003, 003, 001, 003, 005, 003, 005, 003, 004, 001, 005, 000, 007, 003, 005, 001, 004, 004, 007, 001, 005, 002, 003, 002, 003, 003, 006, 004, 004, 003, 004, 000, 003, 004, 003, 004, 001, 000, 002, 000, 002, 004, 001, 004, 001, 006, 006, 000, 005, 002, 003, 002, 001, 002, 003, 002, 000, 001, 002, 001, 003, 002, 003, 001, 004, 001, 003, 003, 003, 003, 003, 002, 003, 001, 000, 003, 002, 002, 001, 000, 004, 003, 006, 001, 003, 001, 002, 001, 001, 002, 003, 004, 002, 003, 002, 000, 003, 002, 002, 003, 002, 000, 002, 003, 001, 005, 002, 002, 002, 000, 002, 000, 003, \</text:p>
      <text:p text:style-name="P1">002, 002, 000, 002, 001, 004, 001, 001, 003, 001, 000, 001, 002, 001, 002, 001, 000, 004, 003, 002, 003, 002, 002, 002, 003, 003, 004, 003, 001, 002, 003, 002, 003, 003, 003, 005, 002, 001, 000, 002, 001, 003, 004, 005, 002, 002, 000, 001, 004, 000, 006, 005, 002, 003, 004, 000, 005, 004, 004, 006, 001, 006, 001, 004, 000, 002, 001, 002, 003, 003, 003, 003, 003, 005, 001, 003, 005, 003, 001, 004, 003, 003, 004, 003, 003, 007, 002, 002, 005, 004, 003, 004, 005, 003, 001, 005, 001, 005, 004, 005, 004, 004, 001, 004, 001, 004, 002, 004, 006, 007, 003, 006, 003, 003, 001, 005, 006, 006, 003, 006, 004, 005, 004, 003, 005, 004, 002, 003, 005, 004, 003, 008, 003, 006, 003, 007, 005, 006, 003, 004, 006, 005, 003, 006, 003, 006, 001, 006, 007, 007, 003, 003, 003, 004, 004, 003, 005, 005, 002, 002, \</text:p>
      <text:p text:style-name="P1">006, 005, 004, 003, 002, 004, 001, 007, 004, 006, 006, 003, 004, 002, 001, 004, 004, 002, 000, 005, 004, 001, 003, 006, 005, 004, 002, 003, 003, 006, 003, 003, 003, 005, 001, 003, 000, 005, 003, 007, 000, 003, 004, 003, 004, 003, 005, 001, 002, 006, 006, 005, 003, 006, 005, 003, 003, 005, 001, 003, 004, 003, 004, 001, 001, 006, 001, 000, 003, 005, 004, 007, 002, 002, 003, 003, 004, 004, 004, 006, 004, 004, 005, 004, 002, 004, 000, 003, 000, 005, 001, 002, 000, 004, 004, 004, 000, 005, 000, 006, 003, 002, 003, 004, 003, 003, 001, 003, 003, 003, 002, 004, 003, 002, 001, 002, 001, 007, 003, 000, 001, 006, 001, 003, 002, 001, 001, 002, 002, 004, 003, 004, 000, 002, 002, 001, 003, 001, 002, 001, 004, 004, 001, 001, 003, 002, 002, 004, 003, 003, 002, 004, 002, 002, 005, 001, 002, 002, 002, 000, \</text:p>
      <text:p text:style-name="P1">001, 004, 000, 000, 002, 003, 001, 000, 001, 001, 000, 000, 004, 003, 002, 001, 002, 001, 000, 000, 001, 002, 001, 003, 003, 004, 004, 003, 001, 001, 002, 007, 002, 002, 001, 002, 004, 002, 003, 001, 001, 003, 001, 003, 001, 006, 001, 005, 003, 002, 002, 002, 000, 004, 002, 005, 003, 004, 000, 005, 003, 004, 001, 002, 003, 001, 002, 004, 003, 005, 004, 005, 000, 005, 001, 002, 002, 003, 004, 004, 003, 003, 002, 003, 000, 002, 001, 003, 002, 004, 001, 005, 001, 001, 000, 005, 003, 005, 004, 002, 000, 001, 001, 006, 004, 003, 000, 004, 000, 003, 004, 006, 004, 005, 002, 005, 000, 005, 000, 002, 000, 005, 002, 003, 000, 004, 000, 005, 002, 002, 000, 002, 001, 004, 000, 006, 002, 002, 003, 004, 002, 005, 002, 001, 002, 004, 002, 005, 003, 005, 003, 006, 002, 006, 002, 006, 002, 001, 003, 006, \</text:p>
      <text:p text:style-name="P1">003, 005, 001, 005, 003, 004, 002, 007, 002, 003, 004, 005, 004, 003, 002, 006, 003, 000, 001, 003, 003, 003, 003, 005, 002, 002, 001, 004, 002, 005, 000, 004, 000, 004, 002, 003, 003, 002, 001, 004, 003, 005, 001, 002, 000, 002, 003, 002, 001, 003, 002, 004, 000, 005, 003, 004, 003, 007, 000, 002, 001, 006, 003, 004, 003, 006, 001, 005, 001, 006, 001, 004, 001, 005, 002, 003, 004, 003, 003, 005, 000, 004, 000, 004, 003, 004, 002, 003, 002, 005, 001, 002, 002, 005, 004, 007, 002, 003, 001, 003, 002, 005, 001, 003, 003, 004, 002, 003, 000, 000, 005, 006, 002, 001, 000, 005, 003, 005, 001, 002, 002, 001, 002, 003, 001, 001, 003, 005, 003, 004, 001, 003, 001, 004, 002, 004, 002, 005, 003, 004, 003, 003, 000, 002, 002, 004, 002, 004, 000, 003, 003, 005, 000, 003, 003, 002, 000, 003, 002, 002, \</text:p>
      <text:p text:style-name="P1">002, 003, 003, 005, 004, 003, 000, 004, 000, 003, 002, 003, 002, 000, 001, 002, 004, 002, 003, 002, 002, 002, 001, 002, 001, 005, 003, 003, 004, 005, 003, 004, 001, 005, 003, 005, 003, 001, 002, 004, 002, 003, 004, 003, 005, 004, 003, 003, 002, 003, 004, 005, 004, 005, 005, 002, 003, 006, 003, 003, 004, 005, 004, 003, 001, 005, 004, 005, 004, 004, 004, 007, 005, 005, 006, 005, 003, 005, 002, 005, 007, 004, 004, 005, 003, 007, 003, 009, 005, 004, 003, 006, 004, 005, 002, 006, 005, 008, 004, 004, 005, 005, 004, 005, 005, 005, 003, 005, 005, 007, 005, 005, 005, 005, 003, 005, 005, 006, 004, 006, 004, 003, 003, 007, 006, 004, 005, 005, 007, 006, 005, 009, 005, 007, 006, 004, 002, 003, 006, 006, 004, 009, 007, 006, 003, 004, 005, 007, 005, 004, 009, 008, 006, 005, 006, 006, 003, 008, 005, 002, \</text:p>
      <text:p text:style-name="P1">008, 005, 006, 005, 004, 009, 006, 005, 007, 007, 002, 005, 009, 007, 006, 004, 009, 005, 007, 009, 003, 006, 005, 006, 002, 008, 002, 005, 004, 006, 005, 004, 006, 006, 003, 007, 005, 004, 002, 005, 004, 008, 004, 003, 004, 005, 004, 004, 007, 007, 003, 007, 006, 005, 002, 002, 005, 005, 004, 007, 004, 007, 005, 005, 004, 004, 008, 006, 003, 003, 003, 005, 004, 007, 004, 010, 003, 004, 006, 006, 005, 004, 004, 007, 003, 007, 006, 010, 007, 009, 005, 004, 005, 007, 004, 007, 006, 008, 005, 004, 004, 004, 002, 007, 005, 004, 003, 007, 005, 007, 003, 006, 004, 003, 000, 006, 005, 004, 006, 004, 002, 008, 004, 001, 004, 003, 006, 002, 005, 003, 005, 006, 005, 003, 004, 004, 005, 004, 005, 004, 005, 002, 003, 006, 004, 005, 004, 003, 003, 002, 004, 005, 003, 003, 004, 006, 006, 007, 003, 004, \</text:p>
      <text:p text:style-name="P1">005, 003, 004, 003, 002, 001, 003, 003, 002, 002, 000, 005, 003, 005, 003, 002, 004, 003, 001, 000, 003, 003, 003, 004, 003, 001, 002, 000, 000, 001, 001, 000, 000, 000, 000, 003, 000, 002, 001, 002, 001, 000, 003, 001, 000, 001, 001, 000, 001, 001, 000, 000, 002, 000, 000, 002, 001, 000, 000, 001, 000, 000, 000, 000, 002, 003, 001, 000, 000, 000, 001, 004, 001, 001, 000, 005, 000, 000, 000, 002, 002, 005, 002, 001, 001, 000, 000, 004, 001, 004, 000, 000, 001, 000, 000, 002, 000, 000, 000, 003, 002, 004, 000, 001, 001, 003, 002, 001, 000, 005, 002, 002, 000, 002, 000, 003, 000, 000, 001, 003, 000, 006, 003, 003, 000, 001, 000, 002, 001, 001, 003, 001, 000, 002, 000, 001, 001, 005, 000, 002, 001, 002, 002, 001, 001, 003, 000, 000, 002, 003, 002, 003, 001, 001, 001, 004, 001, 004, 002, 002, \</text:p>
      <text:p text:style-name="P1">002, 005, 001, 004, 001, 003, 001, 000, 000, 002, 000, 001, 001, 006, 001, 003, 000, 002, 003, 002, 003, 002, 000, 003, 000, 004, 000, 006, 002, 003, 000, 003, 002, 004, 002, 000, 000, 000, 000, 002, 001, 001, 000, 001, 001, 002, 001, 004, 000, 000, 000, 004, 001, 007, 002, 000, 000, 002, 000, 004, 001, 002, 000, 001, 000, 002, 002, 001, 001, 005, 003, 002, 000, 000, 001, 003, 000, 004, 002, 002, 000, 002, 000, 001, 002, 000, 000, 002, 000, 003, 001, 003, 000, 004, 002, 001, 000, 000, 001, 000, 000, 000, 000, 000, 001, 002, 000, 000, 000, 003, 000, 001, 001, 002, 000, 002, 000, 003, 001, 004, 001, 002, 001, 001, 001, 001, 001, 001, 000, 001, 002, 000, 000, 002, 002, 002, 000, 000, 002, 001, 001, 002, 000, 001, 000, 004, 001, 000, 000, 002, 001, 000, 000, 002, 000, 001, 001, 000, 000, 001, \</text:p>
      <text:p text:style-name="P1">001, 002, 001, 003, 002, 002, 002, 001, 000, 000, 000, 002, 000, 003, 000, 004, 001, 000, 002, 002, 000, 000, 000, 000, 001, 000, 000, 000, 001, 004, 001, 000, 000, 005, 002, 004, 002, 002, 004, 003, 004, 004, 005, 003, 002, 006, 002, 004, 004, 005, 005, 004, 004, 006, 004, 003, 005, 005, 002, 002, 007, 004, 005, 003, 003, 003, 002, 006, 004, 005, 004, 002, 003, 003, 000, 004, 005, 004, 004, 004, 003, 004, 003, 004, 002, 006, 002, 006, 003, 004, 000, 003, 003, 002, 005, 004, 008, 003, 002, 002, 000, 005, 006, 010, 003, 006, 004, 005, 002, 006, 004, 008, 006, 006, 001, 004, 004, 003, 002, 003, 005, 004, 004, 007, 003, 005, 002, 003, 006, 005, 007, 006, 004, 007, 004, 006, 004, 007, 004, 005, 005, 004, 004, 008, 009, 007, 006, 006, 006, 006, 003, 002, 003, 008, 007, 008, 007, 007, 006, 005, \</text:p>
      <text:p text:style-name="P1">004, 008, 004, 005, 006, 007, 004, 007, 002, 005, 006, 007, 008, 005, 005, 005, 001, 007, 002, 005, 006, 007, 004, 005, 004, 006, 005, 007, 003, 005, 004, 006, 005, 005, 007, 007, 004, 006, 004, 007, 004, 008, 007, 009, 006, 003, 004, 003, 008, 004, 006, 007, 004, 004, 004, 004, 001, 008, 003, 004, 007, 005, 007, 005, 006, 006, 001, 006, 006, 005, 002, 007, 005, 004, 003, 012, 002, 006, 002, 007, 006, 005, 004, 006, 002, 007, 006, 005, 006, 004, 002, 004, 001, 007, 006, 007, 003, 003, 005, 009, 003, 004, 002, 004, 004, 004, 007, 005, 008, 005, 006, 006, 006, 005, 003, 004, 004, 005, 006, 011, 002, 002, 004, 006, 006, 007, 004, 004, 006, 005, 003, 005, 001, 003, 005, 007, 005, 004, 003, 005, 003, 005, 004, 002, 004, 004, 005, 005, 002, 004, 007, 003, 006, 005, 003, 000, 003, 002, 003, 005, \</text:p>
      <text:p text:style-name="P1">005, 005, 002, 005, 003, 001, 004, 003, 003, 004, 005, 002, 005, 006, 001, 004, 003, 005, 003, 004, 002, 004, 002, 001, 005, 003, 004, 001, 003, 002, 003, 003, 003, 003, 002, 003, 002, 000, 001, 001, 000, 001, 001, 003, 001, 004, 001, 003, 001, 001, 000, 001, 002, 002, 002, 003, 002, 004, 004, 003, 000, 003, 000, 002, 000, 000, 003, 000, 002, 002, 002, 004, 001, 000, 000, 003, 002, 003, 000, 002, 002, 004, 002, 003, 003, 005, 004, 002, 002, 003, 000, 002, 001, 005, 004, 005, 006, 005, 001, 002, 003, 005, 001, 005, 005, 004, 002, 002, 001, 012, 004, 001, 001, 000, 002, 004, 003, 004, 005, 001, 000, 005, 002, 002, 001, 004, 003, 005, 000, 005, 003, 003, 003, 002, 002, 004, 002, 001, 004, 003, 001, 004, 004, 003, 002, 005, 004, 005, 002, 004, 001, 004, 002, 003, 000, 003, 002, 007, 000, 005, \</text:p>
      <text:p text:style-name="P1">002, 005, 002, 003, 002, 004, 002, 002, 001, 006, 001, 004, 000, 006, 003, 004, 003, 004, 001, 006, 002, 005, 002, 006, 002, 003, 001, 006, 003, 007, 002, 003, 001, 006, 002, 006, 004, 004, 003, 003, 002, 006, 002, 002, 001, 006, 001, 006, 000, 001, 004, 004, 000, 003, 001, 002, 005, 004, 002, 004, 000, 008, 001, 005, 003, 005, 002, 003, 003, 002, 002, 003, 001, 006, 000, 006, 003, 005, 002, 005, 003, 003, 002, 003, 002, 009, 002, 004, 004, 004, 000, 004, 006, 003, 001, 003, 003, 002, 001, 004, 003, 001, 004, 003, 005, 004, 004, 004, 003, 002, 000, 004, 004, 006, 003, 004, 006, 002, 002, 003, 003, 005, 003, 005, 001, 005, 002, 004, 001, 006, 002, 004, 001, 000, 003, 000, 003, 006, 003, 001, 004, 003, 004, 004, 005, 002, 004, 003, 002, 002, 003, 001, 001, 005, 003, 000, 002, 004, 000, 002, \</text:p>
      <text:p text:style-name="P1">002, 005, 001, 003, 000, 003, 002, 001, 002, 007, 002, 004, 000, 002, 003, 003, 002, 006, 002, 000, 004, 003, 003, 002, 003, 003, 002, 002, 002, 005, 000, 002, 002, 004, 003, 003, 001, 005, 000, 004, 001, 003, 006, 001, 006, 002, 004, 002, 003, 001, 003, 007, 003, 003, 003, 001, 004, 003, 007, 004, 003, 004, 005, 005, 001, 005, 003, 001, 001, 006, 001, 005, 004, 002, 004, 004, 003, 005, 001, 004, 005, 005, 004, 011, 004, 006, 004, 005, 003, 005, 004, 006, 005, 005, 003, 005, 006, 006, 005, 004, 002, 006, 003, 004, 002, 007, 005, 003, 006, 003, 002, 006, 003, 007, 005, 007, 001, 004, 005, 004, 003, 002, 006, 002, 004, 003, 004, 005, 004, 005, 009, 005, 005, 006, 003, 010, 005, 005, 006, 005, 002, 006, 005, 008, 007, 010, 004, 002, 003, 006, 006, 009, 004, 005, 002, 005, 007, 001, 004, 006, \</text:p>
      <text:p text:style-name="P1">004, 003, 003, 006, 005, 005, 003, 003, 006, 003, 006, 006, 004, 004, 004, 004, 002, 005, 002, 010, 005, 005, 003, 005, 003, 005, 004, 005, 003, 004, 003, 007, 005, 007, 002, 001, 001, 004, 002, 008, 009, 003, 004, 004, 004, 005, 005, 006, 005, 006, 004, 004, 004, 005, 007, 007, 002, 003, 006, 005, 004, 005, 002, 004, 005, 004, 006, 002, 005, 005, 003, 003, 005, 006, 003, 007, 003, 005, 006, 005, 006, 005, 006, 003, 004, 001, 003, 007, 003, 005, 005, 004, 006, 005, 005, 005, 006, 005, 005, 007, 005, 004, 006, 005, 006, 005, 003, 006, 004, 004, 006, 003, 004, 006, 002, 006, 004, 004, 003, 006, 003, 005, 006, 004, 005, 006, 003, 006, 003, 005, 005, 004, 001, 004, 004, 003, 005, 007, 006, 006, 004, 004, 003, 003, 005, 004, 004, 004, 004, 003, 001, 005, 004, 001, 003, 005, 002, 004, 006, 005, \</text:p>
      <text:p text:style-name="P1">005, 005, 002, 005, 002, 002, 003, 006, 003, 003, 003, 001, 003, 004, 001, 003, 003, 005, 003, 005, 002, 003, 004, 003, 001, 003, 003, 003, 003, 003, 003, 002, 000, 002, 004, 005, 004, 006, 007, 005, 004, 003, 001, 003, 000, 002, 003, 002, 001, 001, 000, 004, 000, 004, 004, 001, 002, 003, 000, 002, 004, 005, 003, 002, 004, 002, 001, 004, 000, 003, 001, 003, 005, 004, 001, 003, 002, 003, 002, 001, 002, 006, 002, 001, 003, 003, 003, 003, 001, 002, 000, 006, 000, 005, 001, 005, 004, 004, 000, 001, 001, 002, 001, 003, 003, 004, 003, 002, 002, 003, 001, 002, 002, 006, 001, 006, 002, 003, 003, 004, 000, 006, 002, 004, 002, 001, 005, 004, 000, 004, 001, 002, 000, 005, 003, 007, 001, 002, 003, 003, 003, 002, 004, 005, 002, 002, 003, 003, 001, 006, 003, 005, 003, 005, 002, 003, 001, 003, 001, 004, \</text:p>
      <text:p text:style-name="P1">003, 002, 004, 002, 002, 004, 002, 004, 002, 004, 001, 005, 003, 006, 001, 005, 003, 003, 000, 003, 002, 006, 002, 004, 003, 002, 004, 007, 002, 001, 002, 001, 002, 005, 000, 002, 002, 001, 000, 005, 002, 003, 002, 004, 002, 005, 002, 002, 001, 005, 004, 006, 002, 003, 000, 004, 003, 005, 003, 004, 003, 002, 003, 005, 001, 003, 001, 005, 003, 002, 003, 006, 004, 003, 002, 002, 001, 004, 002, 001, 002, 002, 001, 004, 001, 004, 000, 006, 000, 002, 002, 004, 000, 005, 002, 004, 002, 007, 003, 004, 002, 004, 005, 003, 003, 005, 002, 004, 003, 006, 000, 003, 004, 004, 002, 002, 001, 002, 000, 004, 000, 001, 003, 001, 005, 004, 000, 001, 003, 005, 002, 004, 003, 005, 000, 006, 003, 000, 006, 001, 001, 007, 002, 004, 002, 003, 003, 007, 002, 004, 003, 001, 004, 006, 002, 002, 001, 003, 002, 003, \</text:p>
      <text:p text:style-name="P1">002, 002, 001, 004, 002, 004, 004, 003, 002, 005, 003, 001, 002, 003, 003, 001, 002, 002, 003, 002, 002, 002, 002, 002, 003, 002, 002, 003, 002, 001, 001, 000, 000, 002, 001, 001, 000, 004, 002, 002, 001, 005, 000, 003, 001, 001, 002, 002, 001, 003, 001, 002, 006, 005, 002, 004, 003, 005, 004, 005, 002, 005, 001, 001, 003, 006, 005, 004, 005, 005, 005, 002, 004, 003, 003, 003, 001, 002, 003, 004, 002, 004, 007, 004, 005, 005, 003, 003, 004, 004, 006, 005, 004, 009, 006, 003, 005, 006, 005, 004, 003, 002, 001, 003, 003, 005, 003, 007, 004, 009, 004, 006, 003, 005, 005, 007, 005, 007, 009, 006, 005, 007, 004, 007, 007, 010, 006, 008, 004, 004, 005, 006, 006, 009, 006, 009, 004, 002, 005, 007, 003, 008, 005, 006, 004, 004, 008, 007, 003, 006, 008, 007, 005, 011, 006, 006, 004, 003, 005, 006, \</text:p>
      <text:p text:style-name="P1">003, 005, 004, 005, 004, 011, 007, 007, 007, 006, 003, 006, 006, 007, 007, 007, 005, 007, 004, 004, 005, 006, 007, 007, 007, 007, 005, 004, 003, 007, 006, 007, 006, 007, 006, 010, 007, 006, 005, 007, 005, 008, 007, 006, 004, 006, 005, 006, 008, 004, 001, 006, 005, 006, 006, 005, 004, 007, 004, 006, 006, 005, 007, 003, 004, 005, 004, 004, 005, 006, 006, 005, 005, 003, 004, 007, 005, 008, 004, 005, 002, 004, 005, 007, 005, 004, 007, 009, 006, 005, 002, 004, 005, 008, 005, 007, 004, 003, 004, 007, 005, 006, 001, 006, 006, 008, 004, 006, 004, 006, 007, 005, 004, 003, 006, 009, 005, 008, 006, 002, 006, 002, 006, 006, 006, 005, 005, 006, 006, 006, 005, 007, 006, 002, 008, 005, 005, 004, 002, 005, 006, 005, 003, 006, 006, 005, 004, 004, 003, 006, 004, 006, 007, 006, 002, 007, 002, 003, 002, 003, \</text:p>
      <text:p text:style-name="P1">003, 007, 005, 006, 004, 003, 005, 007, 003, 003, 003, 003, 003, 003, 002, 007, 003, 004, 003, 006, 003, 006, 002, 004, 004, 005, 005, 006, 005, 001, 003, 005, 005, 005, 003, 005, 001, 005, 004, 003, 004, 006, 003, 003, 004, 001, 004, 002, 002, 003, 002, 004, 001, 004, 003, 006, 001, 002, 003, 003, 002, 003, 001, 002, 002, 002, 002, 002, 003, 004, 003, 002, 001, 004, 002, 005, 002, 004, 004, 007, 003, 003, 004, 004, 002, 004, 002, 003, 004, 002, 002, 004, 003, 003, 003, 002, 004, 003, 005, 003, 003, 005, 003, 004, 002, 002, 002, 006, 003, 006, 002, 003, 004, 005, 003, 007, 004, 005, 002, 007, 002, 006, 007, 005, 003, 002, 003, 007, 003, 004, 003, 006, 003, 003, 004, 006, 002, 002, 001, 008, 003, 004, 003, 005, 004, 005, 003, 002, 004, 004, 001, 006, 004, 004, 004, 005, 002, 006, 001, 002, \</text:p>
      <text:p text:style-name="P1">002, 005, 002, 005, 003, 004, 004, 004, 004, 005, 003, 007, 003, 007, 003, 008, 003, 005, 006, 006, 005, 007, 004, 005, 002, 006, 000, 005, 005, 004, 004, 006, 000, 005, 004, 007, 002, 004, 006, 006, 002, 009, 003, 004, 003, 005, 003, 005, 001, 005, 003, 002, 004, 007, 004, 004, 003, 002, 002, 004, 001, 007, 003, 004, 003, 004, 001, 007, 000, 002, 004, 008, 004, 004, 001, 003, 003, 005, 004, 005, 003, 005, 001, 005, 000, 003, 002, 008, 002, 003, 005, 005, 003, 007, 004, 005, 004, 005, 004, 003, 002, 005, 005, 005, 002, 007, 004, 003, 003, 005, 002, 005, 005, 002, 002, 005, 004, 007, 003, 005, 002, 003, 002, 006, 001, 003, 000, 004, 003, 003, 002, 005, 002, 004, 003, 003, 002, 002, 003, 006, 003, 004, 000, 003, 001, 003, 004, 003, 003, 007, 004, 006, 006, 003, 005, 004, 002, 001, 002, 006, \</text:p>
      <text:p text:style-name="P1">002, 006, 002, 002, 001, 003, 004, 004, 005, 002, 001, 004, 002, 005, 002, 004, 003, 002, 002, 003, 004, 003, 003, 005, 001, 002, 000, 002, 004, 004, 001, 007, 001, 002, 003, 004, 003, 002, 000, 000, 005, 005, 000, 004, 001, 005, 001, 003, 001, 004, 000, 002, 005, 002, 006, 001, 004, 006, 003, 002, 004, 003, 002, 006, 003, 004, 005, 005, 001, 003, 001, 003, 007, 008, 004, 007, 005, 002, 004, 006, 004, 002, 005, 005, 003, 005, 003, 007, 007, 003, 006, 004, 004, 006, 005, 007, 003, 005, 005, 008, 006, 002, 005, 006, 007, 005, 004, 005, 003, 005, 004, 003, 003, 006, 005, 006, 003, 003, 002, 006, 002, 006, 006, 006, 005, 005, 005, 007, 001, 008, 007, 007, 006, 007, 005, 005, 004, 010, 004, 006, 005, 007, 002, 005, 003, 005, 007, 008, 007, 006, 007, 008, 005, 008, 003, 010, 004, 007, 003, 006, \</text:p>
      <text:p text:style-name="P1"><text:soft-page-break/>004, 002, 011, 007, 007, 006, 010, 006, 004, 006, 006, 003, 006, 006, 006, 004, 003, 009, 007, 004, 007, 005, 005, 005, 006, 006, 004, 004, 003, 004, 004, 009, 007, 007, 003, 008, 004, 004, 005, 007, 003, 007, 004, 006, 005, 007, 008, 008, 006, 004, 004, 008, 006, 007, 003, 007, 003, 008, 007, 005, 003, 006, 003, 007, 004, 008, 005, 004, 006, 004, 004, 008, 006, 004, 007, 005, 005, 008, 006, 005, 003, 006, 003, 006, 004, 005, 003, 006, 005, 004, 006, 006, 007, 006, 005, 006, 007, 007, 007, 006, 004, 006, 005, 004, 005, 006, 004, 008, 006, 009, 006, 005, 005, 006, 006, 005, 003, 004, 006, 008, 003, 004, 006, 004, 004, 005, 005, 007, 003, 006, 005, 008, 006, 006, 002, 009, 003, 007, 005, 003, 005, 004, 004, 007, 006, 006, 004, 006, 003, 008, 003, 006, 005, 003, 005, 002, 003, 003, 004, 005, \</text:p>
      <text:p text:style-name="P1">006, 005, 005, 005, 007, 006, 004, 003, 005, 007, 007, 004, 004, 007, 005, 005, 003, 002, 001, 004, 003, 006, 007, 008, 005, 004, 001, 007, 000, 005, 000, 006, 002, 004, 005, 003, 002, 006, 003, 003, 002, 006, 005, 002, 003, 003, 006, 003, 002, 006, 003, 002, 001, 001, 005, 002, 001, 002, 002, 002, 003, 004, 001, 005, 001, 003, 001, 001, 001, 008, 002, 002, 003, 003, 006, 005, 001, 005, 003, 004, 003, 005, 002, 002, 001, 002, 004, 003, 003, 003, 003, 004, 001, 007, 001, 005, 004, 003, 002, 006, 003, 005, 002, 000, 002, 003, 001, 003, 003, 004, 002, 003, 003, 008, 004, 005, 004, 007, 003, 007, 004, 005, 002, 005, 001, 005, 002, 003, 005, 005, 003, 008, 003, 006, 005, 005, 003, 003, 002, 001, 002, 005, 002, 003, 004, 004, 002, 005, 003, 004, 005, 006, 004, 002, 006, 007, 003, 006, 001, 004, \</text:p>
      <text:p text:style-name="P1">002, 004, 004, 004, 000, 005, 002, 005, 003, 005, 001, 003, 005, 006, 000, 005, 004, 005, 003, 004, 002, 006, 006, 006, 002, 006, 004, 004, 005, 005, 001, 003, 003, 004, 005, 004, 004, 006, 001, 006, 004, 007, 001, 006, 004, 004, 002, 003, 002, 005, 003, 005, 001, 004, 003, 006, 002, 007, 005, 003, 004, 004, 003, 004, 005, 004, 003, 004, 004, 005, 001, 006, 005, 003, 002, 005, 001, 004, 004, 006, 003, 002, 002, 006, 003, 005, 004, 006, 002, 002, 001, 005, 003, 007, 001, 003, 000, 003, 003, 005, 003, 004, 003, 002, 002, 003, 002, 003, 004, 006, 001, 005, 006, 003, 002, 004, 002, 006, 005, 005, 003, 006, 002, 003, 001, 005, 003, 000, 003, 004, 002, 004, 002, 005, 002, 004, 003, 003, 001, 003, 003, 007, 004, 003, 003, 002, 003, 005, 004, 005, 002, 003, 002, 006, 000, 004, 004, 005, 002, 003, \</text:p>
      <text:p text:style-name="P1">002, 004, 001, 000, 002, 004, 001, 000, 002, 005, 005, 005, 002, 003, 000, 003, 002, 003, 004, 006, 001, 006, 005, 003, 002, 004, 002, 004, 003, 004, 002, 005, 001, 002, 002, 004, 000, 005, 002, 001, 002, 003, 002, 002, 004, 002, 004, 005, 000, 005, 002, 002, 002, 002, 002, 004, 002, 003, 002, 005, 001, 003, 000, 003, 001, 006, 005, 006, 007, 002, 004, 003, 005, 005, 004, 007, 003, 005, 006, 006, 002, 005, 005, 006, 002, 002, 005, 003, 005, 004, 002, 003, 008, 006, 004, 005, 006, 004, 005, 006, 003, 006, 005, 003, 006, 004, 007, 005, 007, 006, 005, 005, 005, 003, 007, 006, 003, 005, 005, 005, 005, 004, 005, 005, 005, 006, 006, 007, 004, 003, 007, 007, 005, 007, 005, 008, 005, 006, 006, 008, 006, 006, 004, 006, 005, 003, 005, 006, 003, 004, 005, 008, 003, 005, 006, 006, 003, 001, 002, 006, \</text:p>
      <text:p text:style-name="P1">005, 004, 004, 008, 004, 007, 004, 008, 005, 007, 005, 004, 004, 005, 007, 007, 004, 004, 005, 006, 006, 005, 007, 006, 004, 004, 006, 004, 003, 007, 005, 004, 003, 005, 004, 005, 002, 010, 003, 011, 003, 007, 009, 006, 002, 009, 003, 008, 006, 009, 006, 007, 007, 006, 004, 009, 005, 005, 004, 007, 006, 007, 006, 005, 003, 002, 005, 006, 006, 007, 007, 005, 003, 005, 007, 007, 006, 009, 004, 005, 006, 005, 005, 007, 004, 004, 006, 006, 005, 008, 006, 004, 005, 006, 004, 009, 004, 006, 005, 007, 006, 002, 005, 005, 007, 006, 002, 006, 002, 005, 003, 010, 007, 008, 004, 005, 005, 006, 006, 006, 009, 008, 003, 011, 005, 002, 005, 008, 006, 009, 003, 007, 004, 005, 005, 004, 005, 007, 007, 003, 007, 006, 003, 006, 003, 007, 007, 006, 005, 004, 007, 007, 005, 004, 006, 005, 005, 006, 003, 005, \</text:p>
      <text:p text:style-name="P1">000, 004, 005, 006, 000, 003, 003, 006, 006, 007, 001, 007, 006, 004, 004, 005, 005, 005, 004, 004, 004, 005, 004, 004, 004, 005, 004, 006, 005, 002, 001, 005, 005, 007, 003, 005, 006, 003, 004, 004, 002, 006, 004, 005, 004, 004, 003, 002, 004, 003, 001, 002, 002, 003, 003, 003, 003, 002, 002, 001, 003, 004, 003, 002, 003, 002, 003, 003, 000, 003, 002, 001, 001, 002, 001, 003, 002, 002, 000, 002, 001, 003, 002, 002, 002, 001, 002, 000, 002, 004, 003, 002, 000, 002, 001, 000, 000, 004, 003, 002, 000, 001, 002, 002, 000, 001, 000, 004, 001, 000, 000, 004, 000, 002, 002, 002, 002, 003, 000, 002, 001, 002, 000, 002, 001, 001, 000, 002, 004, 004, 004, 000, 000, 003, 002, 004, 000, 002, 001, 003, 003, 003, 001, 003, 000, 003, 003, 003, 001, 004, 001, 001, 000, 002, 003, 002, 003, 005, 001, 001, \</text:p>
      <text:p text:style-name="P1">004, 004, 001, 002, 000, 006, 000, 004, 000, 001, 000, 003, 003, 005, 000, 002, 002, 002, 000, 003, 003, 002, 001, 002, 001, 006, 002, 003, 000, 003, 002, 002, 001, 005, 006, 003, 001, 002, 002, 000, 000, 002, 002, 003, 002, 005, 000, 006, 000, 005, 001, 006, 000, 001, 002, 004, 001, 002, 000, 003, 003, 003, 000, 003, 000, 004, 000, 002, 004, 006, 002, 002, 002, 002, 001, 003, 000, 003, 000, 003, 001, 002, 000, 003, 001, 001, 002, 002, 002, 005, 001, 006, 002, 003, 004, 005, 003, 003, 000, 003, 002, 003, 000, 004, 002, 002, 000, 003, 002, 006, 001, 003, 001, 002, 000, 001, 000, 006, 001, 001, 000, 005, 000, 006, 003, 002, 000, 003, 001, 003, 000, 001, 004, 002, 002, 001, 001, 004, 002, 004, 001, 003, 002, 000, 002, 002, 000, 000, 001, 001, 002, 004, 001, 002, 001, 001, 002, 002, 000, 004, \</text:p>
      <text:p text:style-name="P1">001, 004, 001, 003, 000, 001, 000, 005, 001, 000, 003, 002, 002, 004, 000, 002, 001, 000, 000, 001, 001, 002, 004, 000, 001, 002, 000, 003, 000, 002, 001, 000, 001, 004, 003, 000, 001, 003, 000, 003, 001, 002, 001, 002, 001, 001, 000, 002, 000, 003, 002, 001, 002, 000, 000, 000, 002, 002, 000, 000, 003, 001, 000, 000, 000, 002, 002, 002, 000, 000, 001, 000, 004, 005, 004, 006, 003, 004, 002, 007, 006, 012, 003, 007, 000, 001, 006, 008, 004, 005, 008, 005, 004, 006, 003, 005, 006, 005, 003, 006, 004, 007, 003, 006, 003, 003, 005, 007, 006, 005, 003, 009, 008, 006, 004, 004, 006, 006, 005, 007, 005, 009, 003, 007, 005, 009, 003, 006, 005, 008, 005, 004, 003, 009, 006, 003, 006, 007, 006, 003, 005, 009, 005, 010, 004, 005, 006, 009, 005, 007, 006, 003, 004, 006, 003, 005, 006, 006, 007, 005, \</text:p>
      <text:p text:style-name="P1">001, 003, 006, 009, 004, 008, 003, 003, 005, 006, 008, 006, 006, 006, 005, 008, 009, 009, 007, 007, 004, 005, 005, 006, 004, 008, 006, 004, 005, 006, 004, 010, 004, 009, 005, 006, 004, 007, 003, 003, 005, 008, 006, 007, 006, 004, 006, 007, 004, 005, 005, 006, 006, 006, 004, 007, 005, 009, 004, 008, 005, 006, 004, 002, 005, 007, 005, 004, 005, 009, 006, 009, 006, 003, 003, 009, 005, 007, 007, 002, 004, 007, 006, 005, 007, 005, 003, 005, 007, 008, 006, 005, 005, 006, 003, 006, 004, 009, 004, 007, 007, 008, 006, 008, 006, 006, 008, 011, 005, 006, 005, 008, 002, 009, 006, 006, 006, 005, 006, 005, 005, 006, 000, 006, 007, 007, 006, 006, 005, 004, 007, 006, 008, 005, 004, 002, 004, 007, 005, 005, 004, 005, 005, 006, 005, 004, 005, 007, 005, 007, 006, 003, 004, 007, 003, 006, 003, 005, 003, 006, \</text:p>
      <text:p text:style-name="P1">005, 006, 004, 002, 006, 006, 003, 004, 003, 005, 006, 003, 003, 005, 004, 005, 004, 005, 005, 005, 006, 003, 003, 002, 005, 004, 004, 004, 003, 006, 003, 004, 003, 003, 004, 004, 003, 004, 003, 007, 003, 004, 004, 005, 000, 003, 004, 006, 000, 003, 004, 006, 005, 002, 004, 004, 002, 004, 002, 003, 003, 005, 002, 001, 003, 004, 004, 002, 002, 003, 004, 006, 003, 000, 006, 005, 002, 003, 003, 002, 002, 004, 003, 005, 005, 006, 004, 005, 003, 006, 002, 004, 004, 004, 004, 006, 004, 003, 002, 006, 005, 004, 006, 006, 000, 003, 004, 002, 000, 004, 006, 004, 002, 004, 002, 001, 003, 005, 002, 002, 002, 002, 003, 003, 003, 005, 002, 003, 002, 004, 001, 004, 000, 003, 002, 004, 001, 003, 002, 005, 003, 005, 001, 002, 004, 003, 005, 005, 003, 007, 003, 005, 004, 006, 004, 004, 002, 003, 002, 004, \</text:p>
      <text:p text:style-name="P1">003, 002, 002, 004, 000, 004, 003, 006, 003, 006, 003, 004, 003, 005, 003, 006, 004, 007, 004, 006, 003, 003, 004, 005, 001, 007, 004, 004, 003, 002, 002, 002, 002, 004, 001, 006, 001, 004, 005, 006, 002, 008, 001, 005, 003, 004, 003, 001, 003, 003, 003, 002, 002, 002, 003, 003, 004, 003, 002, 006, 002, 003, 003, 006, 004, 003, 004, 002, 001, 007, 000, 004, 002, 004, 001, 003, 002, 004, 003, 004, 004, 004, 002, 003, 000, 005, 001, 005, 003, 002, 002, 004, 003, 003, 003, 007, 002, 002, 000, 002, 002, 005, 003, 004, 003, 002, 005, 003, 002, 003, 002, 006, 000, 003, 002, 003, 004, 003, 001, 004, 003, 001, 002, 005, 003, 004, 001, 004, 003, 002, 004, 004, 004, 001, 003, 003, 000, 003, 001, 003, 001, 005, 000, 006, 003, 005, 001, 003, 001, 005, 002, 004, 003, 006, 002, 006, 005, 003, 001, 004, \</text:p>
      <text:p text:style-name="P1">000, 006, 003, 002, 001, 005, 003, 004, 000, 007, 002, 005, 003, 005, 002, 006, 004, 000, 005, 004, 001, 002, 000, 006, 003, 002, 002, 006, 002, 007, 001, 001, 000, 005, 002, 004, 003, 003, 000, 005, 003, 002, 002, 005, 000, 000, 002, 005, 003, 003, 003, 003, 003, 004, 004, 004, 004, 004, 002, 003, 002, 005, 001, 005, 000, 002, 002, 002, 003, 004, 001, 001, 004, 003, 002, 002, 002, 006, 002, 003, 000, 003, 004, 004, 003, 005, 004, 004, 002, 001, 002, 004, 002, 004, 002, 003, 004, 002, 006, 004, 001, 004, 004, 005, 003, 003, 006, 005, 009, 002, 002, 003, 005, 006, 004, 006, 006, 005, 003, 006, 006, 003, 005, 006, 004, 002, 003, 005, 005, 005, 005, 003, 001, 004, 004, 005, 006, 004, 005, 004, 003, 007, 006, 007, 002, 004, 004, 002, 003, 004, 003, 002, 006, 005, 006, 004, 004, 004, 003, 005, \</text:p>
      <text:p text:style-name="P1">001, 005, 004, 005, 005, 006, 005, 005, 002, 009, 003, 006, 005, 007, 006, 003, 005, 002, 006, 007, 004, 005, 004, 007, 004, 004, 003, 008, 006, 006, 005, 004, 007, 008, 007, 005, 003, 006, 006, 006, 004, 006, 006, 005, 002, 003, 005, 009, 006, 005, 002, 007, 003, 005, 004, 007, 004, 007, 005, 008, 005, 007, 007, 004, 004, 007, 005, 006, 003, 009, 005, 006, 004, 007, 006, 007, 003, 004, 004, 005, 004, 005, 005, 005, 003, 005, 003, 009, 006, 000, 003, 005, 006, 009, 006, 006, 003, 003, 004, 006, 002, 005, 003, 007, 006, 006, 002, 005, 004, 008, 003, 007, 007, 005, 003, 006, 001, 006, 003, 004, 006, 007, 005, 005, 006, 008, 004, 009, 007, 007, 005, 003, 003, 004, 002, 006, 005, 005, 006, 005, 003, 003, 004, 003, 003, 005, 005, 006, 002, 005, 005, 006, 002, 006, 005, 003, 005, 005, 006, 005, \</text:p>
      <text:p text:style-name="P1">004, 006, 005, 006, 001, 004, 004, 006, 006, 006, 003, 005, 001, 004, 005, 007, 005, 008, 006, 008, 005, 002, 004, 005, 005, 005, 002, 004, 006, 006, 007, 002, 002, 006, 004, 003, 004, 003, 005, 004, 002, 003, 005, 004, 005, 002, 006, 003, 005, 006, 003, 006, 003, 003, 005, 005, 004, 004, 003, 006, 002, 006, 004, 005, 003, 002, 002, 004, 003, 003, 002, 002, 006, 001, 001, 005, 002, 004, 001, 001, 000, 004, 003, 002, 000, 002, 001, 000, 002, 004, 002, 007, 001, 003, 002, 004, 001, 004, 002, 003, 004, 002, 002, 005, 002, 002, 004, 003, 002, 003, 006, 003, 001, 002, 001, 004, 002, 003, 003, 004, 003, 005, 002, 003, 003, 005, 000, 005, 003, 002, 001, 005, 003, 004, 002, 006, 003, 005, 004, 005, 002, 005, 001, 006, 001, 009, 003, 004, 005, 002, 001, 006, 003, 002, 001, 003, 003, 005, 005, 005, \</text:p>
      <text:p text:style-name="P1">003, 004, 000, 006, 005, 009, 002, 004, 004, 004, 004, 005, 000, 006, 002, 006, 003, 004, 003, 005, 001, 005, 002, 009, 002, 005, 003, 005, 004, 002, 004, 005, 003, 004, 002, 007, 005, 003, 004, 005, 001, 006, 004, 002, 003, 006, 002, 007, 004, 004, 003, 005, 001, 005, 004, 005, 003, 005, 004, 003, 003, 005, 003, 008, 004, 005, 002, 005, 003, 005, 000, 003, 001, 006, 003, 002, 003, 004, 002, 005, 002, 007, 002, 006, 000, 005, 004, 005, 003, 003, 002, 006, 004, 006, 003, 002, 003, 006, 003, 007, 004, 005, 003, 004, 004, 002, 003, 005, 005, 003, 002, 007, 003, 001, 003, 003, 000, 004, 003, 004, 000, 005, 003, 004, 000, 005, 001, 004, 001, 003, 002, 006, 004, 003, 002, 004, 004, 005, 002, 005, 004, 004, 001, 005, 002, 005, 001, 002, 002, 004, 003, 005, 002, 006, 001, 003, 003, 004, 001, 007, \</text:p>
      <text:p text:style-name="P1">004, 004, 000, 006, 005, 008, 004, 006, 002, 002, 003, 002, 004, 003, 002, 003, 000, 001, 003, 002, 001, 004, 002, 005, 003, 004, 003, 001, 004, 004, 004, 006, 004, 001, 002, 005, 004, 006, 002, 005, 001, 004, 002, 003, 002, 004, 000, 002, 003, 001, 000, 004, 002, 002, 002, 003, 001, 003, 003, 006, 003, 003, 003, 001, 002, 003, 007, 003, 003, 001, 001, 002, 000, 004, 000, 003, 002, 002, 002, 003, 002, 000, 001, 002, 000, 005, 001, 002, 000, 004, 005, 006, 003, 007, 004, 005, 001, 006, 006, 004, 003, 004, 002, 006, 002, 007, 003, 004, 005, 006, 004, 005, 005, 006, 003, 006, 005, 006, 004, 004, 005, 003, 006, 004, 004, 006, 002, 004, 002, 004, 004, 002, 004, 009, 006, 004, 006, 007, 001, 006, 002, 005, 005, 004, 001, 005, 005, 001, 003, 006, 003, 003, 002, 005, 002, 005, 006, 006, 003, 005, \</text:p>
      <text:p text:style-name="P1">003, 005, 006, 006, 007, 007, 003, 005, 003, 006, 007, 004, 003, 006, 004, 002, 006, 005, 008, 005, 007, 005, 003, 004, 006, 006, 005, 008, 004, 004, 002, 007, 004, 005, 005, 004, 005, 009, 005, 008, 007, 002, 007, 005, 003, 007, 005, 004, 001, 008, 003, 006, 004, 006, 004, 009, 005, 006, 005, 005, 007, 006, 006, 005, 005, 007, 003, 005, 005, 007, 004, 004, 004, 004, 003, 006, 003, 007, 005, 007, 004, 003, 003, 006, 007, 006, 003, 007, 004, 007, 005, 005, 004, 005, 005, 004, 004, 002, 006, 004, 006, 007, 010, 004, 006, 006, 004, 006, 005, 008, 006, 006, 005, 004, 005, 007, 003, 005, 006, 007, 006, 009, 003, 005, 004, 007, 007, 005, 003, 004, 004, 007, 004, 006, 005, 008, 005, 006, 005, 003, 002, 004, 005, 007, 003, 007, 005, 005, 005, 011, 003, 007, 006, 006, 003, 004, 003, 003, 001, 006, \</text:p>
      <text:p text:style-name="P1">005, 005, 002, 007, 005, 006, 005, 007, 007, 004, 004, 006, 005, 004, 004, 007, 006, 006, 004, 005, 006, 006, 004, 004, 003, 004, 001, 006, 006, 004, 006, 001, 006, 005, 002, 006, 002, 003, 003, 004, 004, 006, 006, 008, 003, 004, 002, 005, 004, 006, 004, 006, 005, 004, 005, 007, 005, 006, 001, 003, 006, 005, 004, 003, 005, 002, 004, 002, 004, 005, 001, 006, 001, 002, 005, 002, 001, 003, 003, 000, 003, 005, 001, 002, 001, 003, 003, 002, 003, 002, 001, 004, 003, 006, 007, 005, 004, 006, 001, 005, 003, 003, 004, 004, 001, 003, 000, 001, 003, 004, 001, 004, 002, 003, 003, 007, 002, 004, 002, 003, 003, 005, 001, 003, 005, 000, 003, 004, 003, 004, 001, 002, 000, 004, 002, 001, 000, 004, 002, 004, 001, 005, 001, 002, 002, 004, 001, 001, 001, 001, 000, 003, 001, 005, 002, 002, 001, 003, 001, 002, \</text:p>
      <text:p text:style-name="P1">003, 003, 004, 002, 003, 002, 002, 002, 001, 005, 002, 006, 000, 003, 000, 005, 001, 007, 001, 004, 000, 003, 005, 005, 004, 003, 005, 001, 000, 006, 001, 003, 002, 002, 002, 004, 001, 004, 003, 009, 002, 005, 002, 002, 002, 002, 001, 006, 004, 010, 002, 007, 001, 005, 000, 001, 002, 006, 001, 003, 002, 005, 004, 006, 004, 004, 002, 005, 004, 004, 003, 003, 003, 005, 002, 004, 003, 004, 003, 004, 004, 002, 002, 005, 003, 002, 002, 005, 002, 005, 005, 005, 003, 004, 004, 005, 004, 004, 001, 006, 001, 001, 005, 003, 003, 008, 001, 007, 004, 006, 000, 003, 001, 003, 004, 006, 000, 005, 003, 005, 000, 004, 002, 004, 004, 006, 002, 003, 000, 006, 004, 004, 001, 004, 000, 003, 004, 005, 000, 004, 002, 005, 001, 003, 002, 005, 000, 007, 000, 002, 002, 006, 002, 003, 005, 005, 001, 004, 000, 003, \</text:p>
      <text:p text:style-name="P1">002, 004, 003, 005, 001, 003, 004, 005, 001, 005, 002, 005, 000, 002, 002, 005, 000, 002, 003, 003, 001, 003, 001, 005, 002, 007, 001, 001, 002, 003, 002, 003, 003, 003, 001, 000, 002, 002, 001, 004, 002, 001, 001, 003, 003, 004, 000, 004, 000, 004, 001, 003, 002, 004, 003, 005, 000, 002, 000, 001, 002, 000, 002, 003, 002, 005, 001, 003, 002, 005, 003, 003, 000, 005, 003, 002, 002, 002, 003, 005, 003, 003, 002, 003, 005, 003, 000, 003, 002, 001, 000, 002, 002, 003, 002, 001, 000, 002, 000, 000, 000, 002, 004, 004, 004, 004, 002, 001, 002, 002, 005, 004, 004, 000, 002, 003, 000, 002, 000, 003, 000, 001, 000, 003, 003, 003, 002, 002, 002, 002, 001, 003, 002, 004, 000, 000, 003, 005, 002, 001, 002, 003, 002, 004, 004, 003, 000, 002, 000, 002, 001, 004, 003, 002, 001, 002, 004, 002, 001, 003, \</text:p>
      <text:p text:style-name="P1">001, 003, 003, 004, 001, 001, 001, 004, 003, 003, 003, 003, 003, 003, 001, 003, 002, 002, 002, 002, 000, 002, 002, 003, 000, 004, 004, 005, 004, 003, 002, 003, 003, 002, 004, 005, 002, 005, 006, 004, 004, 005, 002, 003, 002, 003, 003, 006, 002, 004, 001, 005, 000, 007, 005, 004, 005, 004, 005, 003, 004, 003, 004, 004, 004, 005, 004, 002, 002, 007, 003, 005, 003, 005, 003, 003, 003, 004, 003, 005, 003, 005, 002, 004, 005, 004, 004, 006, 000, 005, 001, 002, 004, 003, 000, 006, 003, 004, 005, 008, 003, 006, 004, 004, 003, 004, 005, 005, 000, 005, 002, 002, 002, 005, 005, 006, 000, 005, 000, 005, 003, 004, 002, 004, 003, 003, 003, 004, 005, 006, 005, 002, 002, 004, 003, 004, 004, 006, 003, 005, 001, 004, 002, 004, 003, 004, 000, 003, 002, 002, 002, 004, 005, 004, 004, 003, 000, 003, 002, 001, \</text:p>
      <text:p text:style-name="P1">000, 002, 004, 003, 002, 002, 002, 002, 003, 003, 003, 003, 001, 003, 001, 004, 002, 002, 001, 002, 001, 003, 000, 004, 002, 003, 000, 002, 001, 002, 002, 001, 004, 004, 002, 006, 002, 001, 004, 005, 002, 006, 001, 002, 003, 005, 002, 004, 002, 002, 004, 002, 003, 003, 004, 001, 002, 003, 000, 001, 002, 002, 004, 002, 004, 000, 000, 004, 001, 003, 000, 002, 002, 001, 001, 001, 003, 003, 002, 000, 000, 003, 003, 004, 000, 000, 000, 001, 000, 000, 002, 000, 000, 001, 001, 000, 004, 000, 000, 000, 000, 001, 002, 000, 001, 002, 001, 001, 004, 003, 002, 003, 003, 003, 002, 002, 005, 003, 004, 002, 003, 003, 002, 002, 004, 003, 000, 005, 001, 004, 003, 002, 000, 002, 003, 004, 000, 005, 001, 004, 002, 003, 004, 007, 003, 002, 002, 003, 002, 005, 002, 004, 003, 006, 000, 003, 001, 005, 001, 002, \</text:p>
      <text:p text:style-name="P1">002, 003, 001, 005, 005, 004, 003, 004, 003, 005, 002, 004, 004, 006, 002, 006, 002, 005, 002, 002, 001, 002, 004, 006, 001, 004, 000, 003, 003, 005, 004, 004, 003, 005, 003, 006, 003, 007, 002, 003, 001, 003, 000, 005, 002, 005, 003, 005, 002, 003, 002, 005, 002, 007, 001, 001, 002, 005, 004, 007, 002, 003, 003, 004, 004, 006, 002, 003, 003, 005, 002, 006, 002, 005, 006, 001, 001, 005, 002, 005, 002, 002, 002, 005, 001, 005, 001, 003, 003, 007, 002, 006, 002, 004, 001, 004, 001, 006, 001, 004, 003, 003, 002, 003, 003, 007, 001, 005, 003, 003, 005, 005, 005, 003, 000, 006, 001, 004, 003, 004, 002, 008, 001, 005, 004, 003, 001, 006, 004, 007, 002, 002, 005, 006, 003, 002, 004, 008, 003, 005, 002, 005, 003, 005, 003, 002, 003, 005, 002, 004, 003, 005, 003, 003, 002, 008, 003, 007, 006, 004, \</text:p>
      <text:p text:style-name="P1"><text:soft-page-break/>002, 003, 002, 003, 001, 003, 000, 003, 003, 005, 004, 006, 001, 004, 001, 004, 005, 002, 005, 004, 000, 004, 003, 006, 004, 003, 002, 003, 003, 002, 001, 006, 002, 006, 002, 003, 002, 005, 001, 002, 003, 003, 001, 001, 005, 004, 003, 002, 001, 002, 004, 004, 004, 003, 001, 002, 001, 004, 005, 003, 003, 002, 005, 003, 002, 004, 004, 003, 002, 001, 003, 002, 002, 002, 003, 003, 002, 003, 002, 006, 003, 004, 000, 003, 002, 007, 003, 003, 000, 003, 002, 002, 001, 004, 001, 000, 001, 001, 000, 004, 002, 005, 001, 006, 000, 004, 003, 003, 003, 006, 006, 004, 006, 006, 002, 003, 002, 005, 005, 002, 003, 005, 005, 001, 004, 005, 005, 003, 005, 003, 002, 004, 001, 005, 004, 004, 000, 004, 004, 006, 005, 004, 006, 005, 001, 008, 002, 003, 005, 006, 002, 004, 005, 005, 003, 007, 003, 006, 001, 005, \</text:p>
      <text:p text:style-name="P1">002, 004, 006, 006, 007, 006, 000, 007, 004, 003, 003, 005, 002, 004, 001, 005, 006, 004, 003, 003, 004, 006, 007, 005, 011, 005, 005, 007, 005, 010, 003, 005, 004, 003, 003, 005, 005, 008, 003, 007, 004, 006, 003, 008, 003, 009, 005, 004, 005, 003, 006, 004, 007, 006, 004, 006, 003, 009, 004, 004, 007, 004, 004, 008, 004, 006, 007, 009, 003, 006, 007, 010, 004, 009, 008, 004, 003, 007, 005, 005, 005, 005, 004, 006, 006, 007, 004, 005, 004, 007, 006, 007, 006, 006, 002, 007, 003, 009, 007, 005, 001, 002, 004, 007, 005, 003, 003, 008, 004, 005, 007, 005, 004, 006, 006, 005, 003, 006, 006, 002, 004, 008, 003, 003, 003, 004, 003, 003, 002, 004, 003, 004, 004, 007, 005, 006, 004, 006, 005, 004, 004, 005, 005, 006, 004, 007, 008, 003, 003, 003, 004, 004, 002, 007, 004, 006, 004, 005, 002, 003, \</text:p>
      <text:p text:style-name="P1">005, 003, 005, 005, 003, 007, 005, 006, 006, 003, 002, 009, 006, 006, 001, 005, 003, 005, 001, 006, 003, 005, 003, 009, 004, 006, 002, 006, 003, 003, 006, 007, 005, 003, 004, 006, 002, 001, 002, 006, 002, 008, 002, 005, 003, 002, 003, 005, 005, 003, 002, 001, 003, 006, 004, 004, 004, 005, 006, 004, 002, 005, 004, 004, 004, 006, 002, 005, 002, 003, 002, 003, 002, 003, 002, 003, 004, 004, 002, 002, 003, 001, 005, 000, 002, 005, 002, 004, 002, 002, 003, 003, 002, 004, 003, 001, 003, 001, 001, 003, 005, 003, 002, 002, 004, 002, 001, 004, 000, 002, 002, 000, 000, 002, 000, 002, 000, 000, 000, 003, 000, 001, 000, 000, 001, 002, 000, 000, 000, 002, 001, 004, 001, 003, 000, 001, 003, 000, 000, 001, 000, 002, 000, 002, 000, 000, 001, 003, 003, 002, 000, 003, 000, 000, 000, 003, 000, 002, 000, 001, \</text:p>
      <text:p text:style-name="P1">000, 004, 000, 002, 001, 001, 001, 001, 003, 002, 000, 004, 000, 002, 000, 000, 000, 005, 001, 002, 000, 002, 000, 000, 000, 005, 001, 000, 000, 005, 001, 002, 000, 000, 001, 000, 000, 004, 002, 000, 000, 003, 002, 004, 000, 002, 000, 002, 002, 003, 000, 003, 000, 000, 000, 004, 000, 002, 001, 004, 000, 002, 002, 002, 000, 001, 000, 004, 000, 003, 000, 004, 001, 003, 000, 003, 000, 005, 001, 003, 001, 005, 000, 000, 002, 001, 001, 003, 000, 004, 000, 006, 001, 001, 002, 007, 000, 001, 000, 004, 001, 004, 000, 003, 000, 002, 000, 004, 002, 000, 000, 001, 000, 002, 000, 002, 000, 005, 002, 001, 005, 002, 002, 002, 002, 006, 001, 004, 001, 000, 001, 002, 003, 002, 000, 003, 000, 002, 001, 001, 001, 003, 002, 002, 002, 003, 002, 006, 000, 003, 001, 004, 000, 002, 001, 002, 000, 004, 001, 005, \</text:p>
      <text:p text:style-name="P1">001, 003, 000, 003, 001, 002, 000, 000, 000, 002, 001, 001, 000, 002, 000, 003, 000, 000, 000, 000, 002, 002, 001, 000, 000, 007, 001, 003, 001, 000, 002, 000, 000, 000, 003, 005, 000, 000, 000, 002, 002, 003, 000, 004, 001, 003, 001, 003, 000, 003, 000, 004, 000, 001, 000, 002, 000, 001, 001, 003, 000, 002, 001, 003, 000, 008, 000, 002, 000, 002, 000, 001, 002, 001, 000, 001, 000, 005, 000, 002, 000, 002, 000, 003, 000, 000, 000, 000, 001, 003, 002, 000, 000, 002, 002, 001, 000, 002, 000, 000, 000, 002, 000, 003, 000, 003, 000, 002, 000, 000, 000, 000, 001, 004, 003, 005, 001, 003, 001, 004, 003, 001, 002, 005, 000, 005, 007, 001, 005, 006, 005, 003, 005, 006, 003, 003, 004, 006, 003, 005, 004, 004, 005, 003, 007, 005, 004, 004, 006, 005, 005, 009, 004, 008, 003, 006, 005, 003, 003, 005, \</text:p>
      <text:p text:style-name="P1">003, 007, 006, 005, 003, 005, 006, 006, 003, 004, 002, 003, 006, 009, 003, 006, 004, 007, 004, 007, 004, 006, 005, 009, 002, 005, 005, 005, 005, 007, 004, 007, 004, 006, 001, 005, 005, 006, 004, 004, 003, 007, 006, 008, 005, 007, 006, 007, 005, 002, 006, 008, 005, 008, 005, 008, 006, 005, 004, 007, 008, 007, 008, 007, 003, 000, 005, 007, 004, 010, 005, 005, 002, 007, 005, 007, 002, 010, 004, 006, 005, 007, 002, 006, 004, 005, 009, 007, 004, 008, 004, 006, 004, 008, 005, 004, 004, 007, 005, 006, 002, 006, 004, 003, 004, 008, 004, 006, 001, 008, 005, 005, 005, 011, 005, 005, 005, 009, 003, 007, 005, 007, 002, 005, 006, 006, 007, 005, 003, 007, 005, 007, 004, 003, 003, 007, 007, 009, 003, 006, 009, 007, 006, 004, 004, 009, 006, 005, 005, 006, 006, 004, 006, 006, 006, 007, 004, 009, 005, 007, \</text:p>
      <text:p text:style-name="P1">005, 007, 006, 009, 004, 007, 003, 007, 008, 006, 005, 006, 007, 007, 006, 007, 004, 007, 003, 005, 005, 005, 003, 005, 006, 007, 004, 005, 004, 005, 004, 009, 002, 004, 005, 011, 004, 006, 003, 006, 005, 008, 007, 004, 006, 005, 005, 008, 004, 005, 002, 005, 004, 004, 004, 006, 002, 004, 006, 004, 004, 005, 007, 005, 007, 005, 003, 004, 003, 004, 005, 002, 004, 007, 008, 004, 004, 002, 004, 006, 005, 005, 001, 003, 005, 003, 003, 002, 002, 003, 003, 005, 003, 006, 006, 002, 004, 003, 001, 001, 003, 003, 005, 002, 004, 002, 007, 004, 001, 002, 002, 003, 004, 002, 000, 003, 002, 001, 000, 003, 002, 004, 000, 005, 001, 004, 002, 005, 001, 004, 004, 004, 002, 004, 003, 003, 000, 003, 004, 003, 003, 006, 004, 003, 002, 002, 001, 004, 001, 001, 001, 002, 003, 007, 001, 006, 003, 007, 002, 007, \</text:p>
      <text:p text:style-name="P1">002, 003, 003, 007, 003, 004, 002, 006, 002, 004, 003, 002, 001, 003, 003, 004, 004, 006, 001, 008, 000, 005, 002, 003, 001, 006, 001, 008, 004, 003, 002, 007, 002, 003, 003, 005, 002, 005, 003, 005, 003, 003, 000, 007, 001, 004, 001, 005, 002, 003, 003, 006, 000, 008, 002, 003, 002, 002, 003, 003, 003, 005, 001, 003, 003, 004, 001, 004, 001, 004, 003, 004, 004, 010, 000, 003, 000, 006, 005, 003, 004, 007, 004, 006, 005, 005, 001, 007, 001, 004, 000, 005, 003, 007, 004, 005, 003, 005, 002, 007, 002, 004, 003, 005, 006, 005, 000, 005, 002, 005, 004, 007, 002, 005, 001, 005, 004, 003, 003, 004, 002, 002, 003, 006, 002, 001, 001, 005, 003, 004, 001, 007, 003, 003, 002, 005, 001, 004, 001, 004, 005, 003, 003, 002, 001, 005, 003, 007, 003, 004, 001, 006, 002, 002, 000, 003, 001, 008, 002, 002, \</text:p>
      <text:p text:style-name="P1">002, 007, 003, 007, 003, 005, 001, 002, 002, 005, 001, 003, 001, 005, 003, 006, 001, 001, 002, 005, 001, 003, 002, 004, 002, 003, 000, 002, 004, 003, 002, 003, 003, 003, 002, 004, 001, 003, 002, 003, 006, 006, 002, 003, 002, 006, 001, 006, 000, 003, 003, 006, 000, 003, 001, 005, 002, 001, 002, 005, 002, 003, 002, 005, 001, 003, 002, 003, 001, 003, 003, 003, 001, 002, 002, 006, 001, 007, 003, 002, 002, 004, 001, 004, 003, 003, 003, 001, 002, 003, 005, 003, 000, 003, 002, 003, 001, 004, 001, 005, 001, 006, 002, 003, 001, 002, 002, 004, 000, 002, 002, 000, 002, 002, 003, 004, 002, 000, 000, 001, 006, 002, 005, 003, 003, 003, 004, 004, 003, 005, 003, 005, 003, 006, 004, 003, 002, 004, 005, 005, 003, 003, 003, 005, 003, 004, 005, 004, 005, 005, 003, 008, 004, 004, 001, 002, 006, 003, 007, 003, \</text:p>
      <text:p text:style-name="P1">004, 004, 003, 004, 005, 008, 003, 005, 004, 005, 006, 009, 006, 004, 005, 006, 007, 004, 005, 007, 003, 006, 006, 003, 004, 006, 008, 006, 009, 006, 005, 010, 006, 006, 006, 003, 005, 006, 006, 010, 005, 004, 006, 009, 007, 007, 006, 006, 003, 006, 004, 006, 004, 004, 005, 006, 005, 009, 005, 007, 005, 003, 005, 009, 006, 007, 006, 008, 004, 005, 006, 007, 005, 003, 005, 005, 003, 010, 004, 010, 006, 008, 004, 012, 007, 006, 005, 005, 003, 011, 009, 010, 006, 009, 006, 005, 008, 008, 008, 004, 001, 007, 005, 007, 006, 007, 003, 005, 005, 005, 003, 010, 003, 010, 005, 007, 002, 009, 006, 008, 004, 007, 006, 011, 005, 006, 002, 007, 003, 010, 004, 005, 004, 007, 006, 007, 004, 006, 004, 008, 007, 008, 005, 005, 007, 006, 009, 005, 003, 006, 007, 008, 004, 007, 003, 006, 007, 006, 005, 009, \</text:p>
      <text:p text:style-name="P1">003, 009, 008, 007, 006, 008, 006, 006, 003, 005, 005, 005, 005, 006, 006, 004, 007, 011, 006, 011, 006, 007, 004, 005, 004, 005, 005, 007, 006, 003, 007, 004, 002, 004, 003, 006, 004, 006, 007, 006, 005, 002, 004, 009, 004, 004, 006, 005, 004, 006, 006, 004, 005, 006, 010, 007, 004, 004, 007, 004, 006, 006, 005, 005, 005, 005, 004, 005, 006, 007, 003, 005, 003, 005, 005, 004, 004, 000, 003, 002, 002, 004, 004, 005, 003, 006, 006, 004, 002, 001, 002, 003, 004, 005, 002, 003, 004, 004, 002, 005, 003, 005, 002, 004, 004, 004, 003, 004, 003, 006, 004, 003, 003, 004, 001, 003, 003, 002, 002, 006, 000, 000, 003, 002, 002, 006, 005, 002, 001, 004, 001, 002, 003, 004, 002, 005, 001, 003, 002, 002, 000, 005, 003, 002, 000, 004, 000, 003, 002, 007, 002, 004, 001, 005, 002, 001, 001, 005, 002, 003, \</text:p>
      <text:p text:style-name="P1">005, 004, 001, 005, 003, 004, 000, 005, 002, 003, 001, 000, 001, 008, 001, 006, 001, 004, 003, 002, 002, 003, 003, 007, 003, 001, 000, 003, 002, 005, 003, 006, 002, 007, 001, 005, 001, 004, 004, 005, 001, 007, 004, 005, 002, 003, 002, 003, 002, 003, 000, 006, 003, 006, 001, 005, 004, 003, 002, 005, 003, 004, 001, 005, 001, 005, 002, 003, 006, 006, 004, 006, 003, 005, 002, 004, 003, 006, 001, 003, 004, 006, 003, 006, 003, 003, 004, 003, 001, 005, 003, 005, 003, 005, 001, 002, 002, 008, 003, 005, 000, 001, 004, 006, 001, 004, 000, 006, 002, 006, 003, 003, 002, 005, 001, 006, 002, 005, 003, 004, 001, 006, 002, 006, 003, 004, 001, 006, 002, 004, 002, 007, 001, 002, 004, 001, 004, 003, 004, 004, 000, 002, 005, 004, 002, 004, 002, 003, 000, 009, 001, 002, 003, 004, 004, 006, 002, 003, 002, 007, \</text:p>
      <text:p text:style-name="P1">003, 007, 001, 004, 000, 004, 004, 003, 002, 003, 001, 003, 002, 005, 002, 004, 002, 006, 001, 006, 005, 001, 001, 005, 002, 003, 001, 006, 001, 003, 002, 006, 005, 005, 000, 005, 000, 006, 002, 003, 004, 005, 003, 007, 003, 002, 002, 004, 003, 009, 002, 004, 002, 006, 002, 005, 003, 006, 004, 006, 002, 005, 000, 004, 002, 004, 001, 003, 000, 002, 003, 002, 000, 005, 001, 006, 002, 001, 003, 003, 002, 003, 002, 006, 001, 005, 003, 003, 003, 006, 003, 003, 003, 002, 002, 003, 001, 002, 000, 003, 002, 004, 001, 001, 002, 004, 002, 001, 002, 003, 001, 004, 002, 002, 001, 003, 000, 004, 003, 003, 001, 003, 002, 004, 002, 004, 001, 003, 003, 003, 002, 005, 003, 005, 002, 003, 004, 003, 002, 004, 005, 004, 005, 007, 003, 006, 007, 004, 004, 004, 003, 005, 005, 005, 002, 007, 002, 004, 003, 006, \</text:p>
      <text:p text:style-name="P1">004, 007, 004, 010, 005, 005, 005, 007, 005, 006, 008, 005, 004, 006, 004, 009, 007, 006, 006, 007, 003, 004, 001, 006, 005, 003, 002, 004, 005, 008, 006, 005, 004, 007, 007, 009, 008, 006, 003, 009, 006, 007, 007, 007, 003, 006, 005, 006, 009, 005, 008, 009, 005, 005, 004, 007, 005, 009, 005, 006, 009, 008, 008, 009, 007, 007, 005, 004, 005, 007, 005, 006, 005, 007, 004, 006, 003, 006, 005, 005, 006, 006, 005, 006, 007, 007, 005, 006, 004, 007, 006, 005, 006, 004, 004, 005, 005, 007, 005, 007, 007, 003, 002, 003, 004, 005, 006, 005, 004, 009, 005, 005, 004, 011, 003, 004, 004, 006, 005, 009, 007, 011, 002, 008, 005, 006, 005, 004, 006, 007, 004, 007, 004, 006, 005, 006, 007, 007, 002, 004, 006, 012, 006, 006, 006, 007, 008, 007, 007, 009, 004, 009, 005, 008, 005, 006, 004, 007, 006, 007, \</text:p>
      <text:p text:style-name="P1">006, 007, 005, 007, 005, 007, 007, 011, 003, 005, 007, 009, 005, 006, 004, 006, 005, 006, 004, 008, 004, 008, 005, 005, 005, 004, 004, 009, 003, 006, 004, 007, 007, 007, 004, 006, 002, 007, 006, 007, 006, 006, 003, 006, 004, 006, 004, 006, 005, 006, 002, 006, 007, 005, 006, 005, 003, 006, 003, 007, 002, 007, 005, 005, 006, 001, 003, 005, 001, 002, 005, 006, 007, 007, 004, 005, 006, 003, 002, 003, 003, 004, 003, 005, 003, 001, 004, 004, 002, 004, 001, 007, 003, 004, 003, 004, 006, 003, 003, 007, 005, 003, 002, 004, 006, 005, 002, 005, 003, 004, 005, 004, 003, 003, 003, 000, 004, 002, 002, 003, 001, 004, 003, 003, 002, 004, 005, 003, 001, 004, 002, 003, 001, 001, 000, 000, 000, 000, 000, 000, 000, 000, 000, 001, 000, 000, 000, 002, 003, 002, 000, 000, 001, 001, 002, 003, 000, 000, 000, 001, \</text:p>
      <text:p text:style-name="P1">001, 003, 000, 003, 000, 000, 002, 003, 002, 004, 000, 001, 001, 001, 000, 001, 000, 002, 001, 001, 000, 000, 000, 004, 000, 002, 000, 001, 000, 004, 002, 003, 000, 003, 000, 001, 000, 000, 000, 001, 002, 005, 001, 002, 000, 004, 000, 002, 000, 003, 000, 001, 000, 002, 000, 004, 000, 003, 002, 005, 002, 003, 003, 005, 000, 002, 000, 000, 000, 003, 003, 003, 000, 000, 002, 004, 000, 002, 000, 000, 002, 001, 002, 002, 000, 002, 000, 002, 002, 005, 000, 001, 000, 003, 000, 002, 001, 000, 000, 003, 002, 000, 001, 005, 000, 004, 002, 004, 000, 000, 001, 004, 002, 005, 001, 005, 000, 005, 000, 002, 000, 002, 002, 001, 004, 004, 001, 002, 000, 003, 002, 004, 002, 003, 000, 004, 000, 008, 001, 004, 001, 002, 000, 003, 002, 002, 000, 002, 002, 001, 001, 004, 001, 003, 001, 002, 002, 003, 000, 002, \</text:p>
      <text:p text:style-name="P1">002, 002, 000, 000, 002, 004, 001, 002, 001, 002, 001, 003, 001, 000, 001, 002, 000, 002, 001, 005, 002, 005, 000, 004, 001, 003, 000, 002, 000, 002, 002, 003, 000, 002, 000, 001, 006, 002, 000, 000, 001, 002, 000, 000, 001, 004, 000, 004, 000, 002, 000, 003, 000, 001, 001, 003, 001, 002, 000, 002, 000, 001, 000, 000, 000, 001, 000, 001, 001, 000, 000, 002, 000, 003, 002, 000, 000, 002, 000, 003, 002, 001, 000, 001, 000, 004, 004, 003, 000, 000, 000, 001, 000, 000, 000, 003, 000, 000, 003, 001, 000, 001, 001, 003, 001, 000, 000, 000, 000, 001, 001, 002, 000, 002, 000, 001, 001, 002, 001, 001, 002, 002, 000, 000, 003, 000, 000, 002, 001, 003, 000, 001, 000, 001, 000, 000, 001, 003, 005, 004, 005, 004, 004, 006, 002, 005, 005, 003, 003, 005, 003, 005, 004, 004, 005, 008, 003, 006, 005, 005, \</text:p>
      <text:p text:style-name="P1">006, 007, 007, 009, 002, 006, 006, 006, 003, 011, 004, 006, 005, 007, 004, 005, 007, 005, 003, 007, 006, 006, 002, 007, 005, 005, 004, 003, 005, 005, 003, 003, 007, 005, 006, 006, 005, 009, 002, 008, 005, 009, 005, 006, 005, 010, 007, 006, 001, 007, 002, 007, 002, 010, 007, 005, 002, 006, 004, 009, 004, 007, 005, 011, 004, 007, 006, 007, 005, 007, 007, 007, 005, 008, 005, 006, 004, 006, 005, 009, 004, 009, 005, 007, 004, 006, 006, 008, 006, 006, 004, 007, 007, 004, 004, 005, 006, 009, 007, 009, 002, 005, 005, 005, 005, 010, 003, 006, 004, 006, 009, 009, 005, 008, 007, 010, 005, 005, 005, 005, 000, 006, 005, 006, 005, 007, 002, 009, 005, 009, 006, 008, 005, 005, 004, 006, 005, 005, 006, 004, 007, 010, 002, 006, 000, 007, 005, 007, 005, 006, 005, 006, 007, 008, 004, 007, 006, 004, 010, 004, \</text:p>
      <text:p text:style-name="P1">003, 002, 007, 005, 004, 007, 003, 005, 004, 007, 004, 007, 002, 008, 006, 006, 010, 005, 005, 006, 007, 004, 006, 004, 007, 007, 005, 008, 005, 008, 002, 009, 005, 005, 005, 004, 004, 006, 004, 004, 004, 006, 005, 007, 005, 005, 005, 005, 006, 006, 003, 003, 002, 005, 002, 006, 005, 006, 003, 006, 003, 007, 005, 004, 005, 006, 004, 006, 004, 005, 005, 004, 002, 003, 005, 002, 002, 003, 003, 006, 006, 006, 005, 004, 005, 003, 002, 005, 004, 004, 004, 005, 002, 007, 004, 005, 004, 006, 002, 003, 005, 003, 002, 005, 002, 002, 004, 004, 001, 005, 005, 003, 002, 003, 004, 006, 005, 006, 002, 005, 004, 003, 003, 005, 003, 003, 002, 004, 001, 002, 005, 005, 004, 002, 003, 004, 004, 003, 002, 002, 001, 004, 000, 003, 004, 003, 004, 002, 004, 004, 002, 005, 002, 003, 003, 004, 002, 005, 003, 005, \</text:p>
      <text:p text:style-name="P1">003, 004, 004, 003, 005, 005, 001, 006, 000, 004, 003, 006, 003, 005, 005, 001, 001, 004, 004, 006, 003, 004, 000, 004, 003, 007, 004, 006, 001, 006, 001, 007, 003, 004, 002, 003, 003, 006, 003, 007, 002, 005, 000, 004, 005, 005, 002, 005, 004, 006, 002, 007, 003, 005, 003, 001, 004, 005, 007, 004, 003, 005, 005, 003, 002, 005, 004, 006, 001, 007, 004, 007, 001, 006, 001, 003, 001, 006, 002, 004, 001, 005, 002, 007, 004, 008, 003, 004, 003, 005, 000, 005, 004, 005, 004, 006, 002, 002, 006, 007, 002, 005, 001, 009, 002, 005, 004, 005, 004, 003, 002, 005, 001, 007, 003, 002, 004, 004, 003, 006, 000, 004, 002, 006, 000, 005, 002, 006, 002, 004, 004, 006, 003, 001, 002, 005, 000, 005, 002, 005, 003, 006, 000, 001, 005, 004, 003, 008, 003, 002, 005, 004, 002, 006, 001, 004, 003, 008, 002, 007, \</text:p>
      <text:p text:style-name="P1">002, 004, 002, 003, 001, 007, 003, 003, 005, 005, 003, 003, 004, 004, 002, 003, 003, 007, 002, 006, 003, 001, 001, 005, 003, 002, 002, 006, 001, 005, 002, 004, 003, 006, 003, 004, 001, 004, 002, 005, 002, 005, 000, 005, 001, 004, 002, 009, 001, 005, 003, 006, 002, 003, 000, 005, 003, 006, 002, 003, 002, 005, 000, 006, 002, 002, 000, 003, 002, 005, 000, 005, 000, 004, 002, 002, 001, 003, 002, 004, 004, 004, 003, 004, 002, 003, 002, 005, 003, 004, 003, 003, 002, 006, 002, 004, 003, 006, 000, 006, 000, 005, 001, 007, 002, 002, 001, 007, 001, 006, 004, 002, 001, 003, 001, 006, 002, 005, 002, 004, 005, 001, 002, 000, 004, 004, 003, 003, 002, 000, 003, 004, 001, 003, 003, 003, 001, 009, 001, 004, 000, 002, 003, 006, 001, 002, 002, 003, 002, 004, 002, 005, 003, 002, 002, 002, 000, 002, 001, 002, \</text:p>
      <text:p text:style-name="P1">002, 004, 000, 004, 006, 002, 003, 003, 002, 000, 001, 003, 003, 004, 004, 005, 005, 003, 003, 005, 001, 004, 002, 002, 004, 003, 003, 005, 004, 002, 004, 004, 001, 004, 002, 005, 003, 001, 005, 006, 003, 004, 006, 005, 004, 007, 001, 005, 003, 004, 006, 006, 002, 003, 004, 005, 002, 005, 003, 006, 002, 001, 000, 002, 003, 003, 002, 005, 003, 007, 001, 006, 003, 002, 003, 008, 007, 004, 005, 006, 002, 005, 003, 005, 004, 007, 003, 005, 003, 006, 003, 007, 004, 005, 002, 005, 001, 007, 005, 008, 003, 005, 004, 007, 002, 007, 001, 008, 005, 005, 002, 004, 002, 002, 005, 007, 006, 006, 002, 004, 004, 005, 005, 006, 001, 005, 003, 005, 002, 001, 001, 004, 003, 004, 002, 007, 000, 003, 003, 006, 003, 002, 002, 006, 003, 003, 002, 003, 001, 004, 004, 007, 000, 005, 001, 006, 004, 004, 004, 007, \</text:p>
      <text:p text:style-name="P1">005, 004, 002, 005, 003, 005, 004, 006, 004, 005, 000, 006, 003, 005, 003, 004, 001, 005, 005, 003, 003, 006, 005, 009, 004, 007, 004, 005, 005, 006, 002, 006, 002, 010, 003, 005, 002, 004, 005, 006, 002, 003, 003, 009, 003, 004, 002, 005, 005, 006, 007, 007, 005, 006, 004, 006, 002, 001, 001, 001, 002, 001, 000, 002, 002, 001, 002, 001, 002, 003, 005, 002, 001, 003, 002, 002, 003, 002, 001, 006, 003, 002, 000, 005, 004, 003, 003, 004, 003, 005, 003, 002, 003, 003, 004, 002, 005, 004, 005, 003, 002, 005, 004, 003, 001, 005, 002, 005, 002, 006, 001, 002, 004, 006, 002, 003, 002, 001, 003, 002, 004, 002, 002, 005, 003, 005, 002, 003, 001, 005, 000, 006, 002, 003, 002, 002, 004, 003, 002, 003, 001, 002, 000, 002, 001, 003, 000, 000, 000, 005, 002, 001, 001, 004, 001, 006, 002, 007, 000, 001, \</text:p>
      <text:p text:style-name="P1"><text:soft-page-break/>003, 003, 003, 007, 003, 005, 001, 006, 003, 004, 002, 003, 001, 003, 002, 005, 006, 003, 002, 001, 000, 002, 001, 005, 002, 004, 004, 002, 002, 004, 004, 003, 003, 003, 001, 005, 002, 005, 004, 007, 001, 003, 003, 006, 005, 003, 005, 007, 002, 008, 004, 003, 003, 002, 003, 003, 002, 005, 004, 005, 002, 004, 002, 007, 003, 004, 007, 003, 002, 008, 001, 004, 002, 004, 002, 004, 004, 003, 002, 006, 001, 006, 002, 003, 002, 008, 006, 005, 004, 004, 002, 006, 002, 005, 005, 005, 003, 008, 003, 005, 003, 004, 002, 007, 009, 004, 002, 005, 004, 005, 003, 006, 002, 005, 003, 006, 002, 005, 005, 006, 002, 005, 003, 005, 005, 006, 000, 005, 002, 005, 002, 006, 004, 005, 003, 004, 003, 006, 000, 007, 001, 005, 004, 008, 004, 006, 002, 006, 003, 004, 003, 007, 000, 005, 002, 006, 004, 003, 002, 009, \</text:p>
      <text:p text:style-name="P1">002, 006, 003, 007, 001, 005, 002, 005, 002, 006, 001, 006, 003, 005, 000, 005, 002, 005, 002, 002, 001, 004, 005, 005, 002, 006, 002, 007, 004, 005, 003, 004, 006, 006, 004, 002, 002, 006, 004, 004, 004, 004, 006, 006, 002, 005, 002, 005, 004, 010, 002, 004, 003, 008, 004, 003, 000, 005, 003, 003, 003, 006, 005, 005, 002, 004, 004, 007, 005, 007, 004, 004, 001, 007, 007, 006, 003, 008, 003, 003, 005, 003, 006, 006, 002, 005, 002, 003, 001, 005, 002, 005, 001, 002, 002, 006, 001, 006, 004, 003, 004, 005, 002, 005, 001, 006, 002, 004, 002, 006, 005, 001, 003, 003, 003, 003, 002, 005, 000, 007, 002, 000, 000, 005, 000, 001, 002, 005, 004, 006, 000, 002, 002, 004, 001, 002, 000, 001, 000, 005, 003, 003, 005, 004, 002, 005, 002, 005, 000, 004, 000, 002, 003, 003, 004, 002, 002, 005, 003, 004, \</text:p>
      <text:p text:style-name="P1">003, 005, 005, 004, 005, 002, 002, 005, 005, 007, 003, 005, 002, 003, 004, 006, 004, 004, 003, 006, 004, 005, 005, 006, 002, 005, 003, 006, 006, 007, 004, 004, 004, 005, 004, 005, 006, 007, 005, 004, 004, 006, 004, 007, 002, 005, 002, 010, 004, 007, 004, 006, 005, 007, 010, 006, 007, 008, 005, 007, 004, 008, 001, 008, 005, 006, 004, 010, 002, 006, 005, 009, 004, 007, 005, 007, 004, 008, 006, 007, 003, 007, 005, 008, 007, 005, 005, 009, 008, 008, 006, 005, 011, 006, 005, 012, 008, 006, 008, 009, 005, 009, 005, 008, 005, 003, 004, 006, 003, 008, 007, 008, 004, 007, 008, 006, 007, 010, 006, 008, 004, 006, 004, 005, 005, 005, 008, 009, 002, 010, 005, 007, 003, 010, 005, 007, 005, 010, 006, 007, 003, 008, 006, 005, 005, 008, 005, 010, 007, 006, 006, 007, 004, 005, 005, 006, 006, 003, 004, 006, \</text:p>
      <text:p text:style-name="P1">003, 009, 003, 005, 004, 007, 004, 010, 004, 009, 002, 007, 005, 007, 007, 006, 005, 008, 002, 009, 008, 007, 007, 004, 003, 007, 008, 010, 003, 009, 005, 007, 005, 008, 006, 008, 006, 007, 006, 009, 005, 007, 006, 008, 005, 009, 006, 007, 010, 006, 001, 004, 004, 007, 006, 005, 004, 003, 008, 009, 006, 007, 006, 009, 008, 005, 007, 005, 005, 006, 001, 004, 003, 004, 004, 006, 003, 006, 004, 003, 005, 006, 004, 006, 006, 005, 007, 005, 003, 006, 005, 008, 003, 006, 005, 004, 005, 004, 001, 003, 003, 006, 001, 004, 007, 009, 003, 005, 002, 009, 006, 005, 005, 003, 003, 006, 003, 003, 004, 005, 002, 002, 005, 006, 004, 006, 005, 006, 004, 000, 002, 004, 005, 002, 002, 006, 005, 005, 003, 003, 001, 003, 002, 003, 002, 004, 006, 003, 003, 002, 002, 005, 003, 006, 003, 003, 002, 004, 002, 002, \</text:p>
      <text:p text:style-name="P1">002, 003, 002, 003, 001, 003, 004, 005, 003, 006, 002, 005, 003, 003, 002, 006, 003, 006, 000, 003, 002, 007, 003, 006, 002, 005, 005, 004, 003, 004, 006, 007, 004, 005, 001, 004, 004, 005, 004, 003, 001, 009, 003, 004, 003, 002, 002, 004, 002, 005, 002, 004, 004, 003, 003, 006, 002, 005, 005, 004, 001, 004, 002, 007, 004, 003, 005, 005, 004, 002, 003, 006, 003, 006, 002, 006, 002, 004, 001, 004, 004, 004, 002, 006, 003, 003, 006, 006, 004, 006, 002, 005, 002, 007, 005, 007, 002, 004, 000, 004, 007, 005, 006, 009, 005, 006, 002, 004, 003, 003, 003, 008, 004, 009, 000, 007, 003, 007, 002, 004, 001, 006, 002, 007, 001, 004, 000, 005, 003, 010, 005, 006, 004, 004, 004, 006, 004, 004, 002, 001, 003, 006, 002, 005, 002, 006, 004, 008, 002, 004, 003, 005, 003, 007, 004, 005, 003, 009, 002, 004, \</text:p>
      <text:p text:style-name="P1">001, 007, 003, 005, 003, 005, 002, 008, 003, 004, 000, 005, 006, 004, 003, 004, 004, 003, 000, 008, 002, 006, 002, 004, 002, 005, 001, 007, 004, 001, 006, 007, 003, 004, 001, 001, 001, 005, 002, 004, 002, 007, 003, 007, 002, 005, 001, 006, 003, 004, 004, 007, 004, 005, 004, 007, 000, 007, 005, 005, 001, 004, 004, 004, 001, 003, 001, 005, 004, 004, 001, 004, 002, 003, 001, 002, 001, 005, 002, 004, 000, 005, 003, 002, 002, 007, 005, 003, 003, 006, 003, 006, 003, 004, 002, 006, 001, 004, 002, 005, 003, 006, 000, 006, 000, 003, 005, 002, 002, 006, 000, 004, 005, 005, 000, 006, 003, 005, 000, 004, 003, 002, 004, 004, 001, 003, 004, 002, 000, 005, 001, 006, 000, 003, 002, 007, 001, 003, 002, 004, 001, 003, 002, 002, 001, 003, 003, 005, 005, 005, 002, 005, 005, 005, 004, 004, 001, 002, 004, 002, \</text:p>
      <text:p text:style-name="P1">004, 006, 003, 005, 008, 007, 005, 007, 005, 005, 005, 005, 005, 006, 007, 006, 005, 007, 005, 005, 006, 006, 007, 007, 005, 005, 003, 007, 005, 005, 002, 004, 006, 007, 007, 006, 006, 007, 006, 004, 008, 004, 004, 004, 004, 009, 006, 004, 009, 007, 005, 004, 004, 006, 004, 006, 006, 006, 004, 010, 007, 004, 006, 006, 005, 010, 005, 005, 006, 009, 007, 008, 007, 009, 006, 006, 006, 006, 005, 008, 005, 007, 006, 007, 006, 006, 003, 006, 007, 010, 008, 011, 006, 007, 008, 008, 007, 007, 001, 010, 009, 008, 005, 006, 005, 010, 010, 011, 005, 008, 006, 007, 006, 008, 007, 011, 004, 008, 007, 007, 009, 011, 006, 006, 004, 009, 009, 014, 008, 007, 007, 006, 007, 009, 006, 009, 003, 008, 006, 006, 005, 008, 009, 008, 004, 006, 008, 007, 008, 008, 007, 010, 007, 005, 009, 008, 004, 011, 006, 007, \</text:p>
      <text:p text:style-name="P1">006, 006, 005, 010, 004, 007, 005, 006, 007, 008, 006, 009, 006, 011, 006, 012, 005, 004, 005, 007, 005, 009, 003, 007, 008, 009, 004, 008, 006, 010, 006, 007, 004, 006, 005, 006, 007, 007, 005, 006, 008, 007, 006, 006, 005, 009, 003, 008, 003, 010, 008, 007, 004, 009, 007, 007, 010, 006, 004, 005, 007, 007, 004, 002, 006, 004, 005, 007, 005, 005, 007, 010, 008, 006, 003, 006, 007, 007, 003, 004, 004, 009, 006, 005, 007, 006, 003, 004, 007, 006, 007, 007, 005, 006, 006, 006, 006, 006, 007, 006, 004, 007, 002, 006, 004, 005, 003, 003, 006, 004, 003, 004, 003, 006, 006, 008, 003, 006, 007, 006, 007, 009, 004, 005, 004, 005, 005, 005, 005, 002, 004, 007, 006, 004, 004, 004, 003, 005, 005, 006, 005, 006, 002, 006, 007, 004, 003, 004, 004, 006, 004, 004, 003, 005, 002, 003, 005, 005, 002, 006, \</text:p>
      <text:p text:style-name="P1">004, 002, 005, 005, 001, 001, 001, 005, 003, 003, 007, 006, 003, 002, 002, 006, 003, 003, 005, 007, 001, 003, 000, 005, 002, 006, 002, 006, 006, 005, 003, 004, 002, 006, 002, 004, 003, 004, 002, 004, 003, 004, 005, 005, 003, 004, 002, 004, 005, 005, 004, 002, 003, 005, 001, 004, 003, 007, 004, 003, 000, 002, 004, 004, 003, 006, 002, 006, 003, 002, 002, 007, 002, 005, 003, 003, 001, 006, 001, 007, 003, 005, 000, 005, 001, 004, 002, 005, 003, 005, 002, 009, 003, 007, 003, 007, 004, 005, 001, 006, 006, 006, 003, 005, 000, 009, 003, 006, 002, 006, 005, 008, 004, 003, 002, 004, 001, 008, 000, 002, 001, 008, 003, 007, 002, 004, 006, 008, 004, 006, 003, 007, 003, 006, 005, 007, 001, 005, 006, 006, 003, 005, 004, 005, 000, 004, 000, 003, 003, 005, 003, 007, 005, 006, 002, 005, 001, 006, 004, 006, \</text:p>
      <text:p text:style-name="P1">005, 006, 002, 005, 004, 005, 005, 006, 004, 004, 001, 005, 005, 008, 000, 006, 003, 007, 003, 009, 001, 005, 004, 009, 002, 003, 004, 007, 003, 002, 001, 005, 002, 007, 004, 005, 002, 006, 001, 006, 004, 006, 002, 003, 004, 007, 003, 006, 001, 006, 005, 007, 001, 005, 003, 001, 003, 005, 004, 003, 003, 006, 003, 004, 004, 003, 003, 003, 004, 005, 002, 011, 004, 007, 002, 006, 004, 006, 001, 005, 001, 008, 001, 006, 004, 007, 002, 002, 003, 003, 001, 009, 007, 005, 004, 005, 001, 004, 005, 006, 004, 002, 005, 007, 005, 005, 004, 006, 004, 002, 002, 004, 001, 005, 002, 005, 002, 007, 004, 001, 003, 004, 002, 002, 000, 003, 003, 005, 002, 007, 004, 006, 001, 004, 004, 002, 002, 004, 003, 005, 002, 003, 001, 004, 002, 005, 002, 005, 003, 006, 001, 004, 004, 002, 002, 002, 003, 000, 004, 005, \</text:p>
      <text:p text:style-name="P1">003, 002, 002, 004, 003, 001, 001, 003, 006, 008, 003, 005, 003, 005, 004, 005, 005, 005, 004, 004, 005, 005, 004, 006, 004, 007, 004, 007, 004, 007, 007, 010, 004, 006, 005, 007, 004, 007, 004, 005, 005, 004, 008, 008, 005, 006, 006, 006, 007, 008, 006, 009, 004, 007, 007, 005, 007, 007, 005, 012, 006, 008, 005, 003, 004, 006, 006, 004, 007, 005, 007, 009, 006, 005, 004, 008, 003, 010, 003, 007, 009, 007, 004, 007, 006, 008, 007, 006, 005, 007, 005, 008, 007, 008, 005, 005, 004, 008, 007, 007, 007, 009, 006, 007, 006, 009, 006, 005, 004, 008, 007, 009, 005, 009, 006, 010, 010, 006, 008, 010, 004, 007, 006, 011, 004, 008, 005, 010, 004, 010, 006, 004, 006, 008, 005, 007, 009, 010, 005, 009, 005, 011, 006, 012, 006, 010, 006, 008, 006, 006, 006, 010, 007, 009, 005, 010, 004, 007, 003, 006, \</text:p>
      <text:p text:style-name="P1">007, 009, 006, 007, 007, 007, 007, 007, 005, 007, 006, 012, 009, 007, 003, 009, 007, 010, 009, 009, 006, 005, 008, 010, 006, 010, 005, 008, 008, 011, 007, 008, 004, 005, 007, 008, 003, 008, 007, 005, 007, 007, 006, 008, 008, 009, 004, 008, 010, 007, 010, 012, 007, 007, 007, 006, 004, 009, 006, 006, 004, 008, 009, 009, 003, 008, 007, 007, 005, 006, 008, 008, 006, 004, 008, 006, 002, 005, 005, 009, 005, 006, 004, 008, 007, 004, 005, 007, 004, 005, 006, 004, 007, 007, 008, 010, 006, 006, 005, 006, 006, 005, 004, 007, 006, 004, 007, 007, 004, 006, 005, 009, 008, 006, 006, 004, 004, 008, 004, 003, 005, 003, 001, 006, 005, 008, 006, 003, 007, 006, 004, 003, 002, 006, 003, 006, 006, 006, 005, 005, 004, 004, 005, 006, 005, 007, 007, 006, 004, 004, 005, 004, 004, 003, 004, 003, 004, 005, 003, 004, \</text:p>
      <text:p text:style-name="P1">005, 007, 003, 003, 004, 005, 005, 006, 002, 003, 000, 008, 000, 003, 001, 004, 003, 005, 002, 002, 002, 004, 005, 006, 003, 004, 005, 001, 004, 005, 003, 001, 001, 006, 002, 001, 001, 004, 005, 003, 004, 007, 001, 005, 004, 008, 002, 004, 005, 004, 004, 006, 004, 004, 003, 006, 002, 005, 004, 007, 003, 005, 002, 005, 004, 003, 003, 005, 002, 004, 003, 007, 003, 004, 005, 004, 001, 003, 004, 003, 003, 004, 001, 005, 002, 004, 004, 003, 002, 004, 003, 007, 002, 006, 001, 005, 003, 005, 003, 006, 003, 005, 004, 005, 002, 004, 004, 001, 003, 007, 003, 001, 002, 006, 004, 006, 004, 005, 003, 007, 003, 005, 000, 006, 000, 003, 003, 004, 002, 011, 002, 005, 003, 005, 004, 005, 004, 003, 004, 008, 004, 006, 003, 011, 001, 006, 006, 005, 003, 007, 003, 006, 001, 004, 002, 005, 004, 004, 003, 004, \</text:p>
      <text:p text:style-name="P1">003, 007, 002, 004, 001, 004, 003, 003, 002, 005, 002, 006, 004, 007, 004, 003, 003, 003, 002, 007, 001, 006, 003, 006, 005, 006, 001, 009, 004, 006, 004, 005, 003, 006, 003, 007, 004, 004, 005, 005, 004, 003, 002, 004, 001, 007, 002, 006, 003, 005, 002, 005, 003, 007, 001, 005, 004, 002, 004, 005, 004, 005, 001, 004, 003, 006, 002, 006, 004, 005, 003, 004, 003, 006, 001, 004, 003, 005, 002, 006, 002, 003, 003, 004, 003, 004, 004, 009, 003, 003, 003, 006, 003, 005, 003, 002, 002, 005, 003, 003, 004, 006, 004, 007, 006, 004, 004, 004, 003, 004, 001, 004, 003, 006, 004, 007, 001, 002, 003, 006, 002, 005, 003, 002, 003, 006, 003, 002, 003, 007, 000, 005, 003, 005, 003, 001, 005, 002, 002, 004, 003, 004, 002, 005, 003, 005, 001, 005, 001, 004, 003, 005, 003, 001, 001, 006, 002, 003, 000, 005, \</text:p>
      <text:p text:style-name="P1">003, 004, 002, 007, 001, 002, 003, 004, 001, 003, 001, 003, 001, 003, 003, 005, 003, 005, 003, 006, 006, 006, 003, 005, 005, 007, 004, 005, 004, 006, 003, 005, 005, 006, 003, 008, 005, 006, 007, 004, 008, 007, 005, 005, 005, 007, 006, 004, 003, 006, 004, 006, 005, 007, 003, 004, 006, 006, 003, 008, 004, 005, 006, 007, 007, 004, 003, 009, 006, 008, 004, 006, 005, 008, 005, 009, 007, 005, 005, 004, 005, 006, 003, 009, 010, 011, 003, 008, 005, 006, 005, 005, 006, 004, 005, 007, 008, 008, 004, 009, 005, 010, 004, 006, 004, 009, 004, 010, 004, 008, 007, 010, 005, 011, 007, 003, 005, 009, 008, 009, 006, 007, 008, 004, 006, 009, 006, 008, 006, 009, 007, 009, 006, 009, 006, 009, 005, 004, 007, 007, 006, 007, 005, 008, 009, 008, 006, 005, 005, 010, 007, 008, 004, 009, 005, 012, 006, 008, 003, 009, \</text:p>
      <text:p text:style-name="P1">008, 008, 005, 009, 005, 009, 004, 011, 007, 011, 009, 009, 004, 008, 005, 008, 005, 010, 008, 009, 005, 007, 008, 006, 006, 006, 007, 008, 005, 008, 010, 006, 006, 006, 005, 006, 005, 007, 006, 005, 005, 006, 006, 008, 006, 005, 007, 005, 007, 007, 004, 006, 005, 006, 006, 006, 004, 007, 006, 007, 006, 005, 006, 010, 006, 007, 005, 006, 005, 007, 005, 007, 002, 006, 004, 005, 003, 004, 006, 007, 004, 006, 006, 005, 006, 010, 006, 006, 005, 006, 004, 009, 004, 009, 007, 007, 006, 008, 004, 005, 007, 005, 005, 006, 001, 007, 006, 011, 005, 006, 005, 006, 003, 007, 005, 007, 003, 003, 004, 007, 005, 005, 004, 006, 005, 006, 004, 006, 003, 007, 006, 005, 004, 003, 003, 006, 005, 007, 004, 004, 006, 004, 005, 008, 004, 006, 004, 004, 002, 002, 004, 002, 003, 004, 004, 005, 002, 003, 009, 004, \</text:p>
      <text:p text:style-name="P1">005, 005, 004, 003, 003, 004, 002, 007, 007, 004, 006, 004, 002, 005, 003, 000, 003, 001, 004, 003, 000, 004, 004, 002, 003, 006, 001, 003, 001, 006, 003, 004, 003, 003, 001, 004, 003, 005, 004, 003, 001, 002, 002, 005, 003, 002, 002, 003, 006, 005, 000, 004, 002, 003, 001, 007, 003, 006, 003, 007, 002, 006, 000, 005, 003, 004, 003, 005, 004, 005, 003, 004, 000, 006, 000, 005, 003, 005, 003, 006, 000, 003, 000, 004, 001, 003, 002, 007, 004, 006, 001, 005, 001, 004, 003, 004, 003, 005, 000, 006, 003, 005, 004, 004, 006, 003, 000, 004, 003, 004, 001, 004, 003, 005, 006, 004, 004, 007, 004, 005, 002, 006, 003, 004, 001, 003, 002, 006, 002, 006, 003, 006, 003, 009, 003, 005, 002, 007, 004, 007, 004, 005, 004, 005, 002, 004, 001, 006, 006, 005, 002, 006, 004, 004, 006, 008, 006, 006, 005, 006, \</text:p>
      <text:p text:style-name="P1">005, 003, 004, 001, 003, 005, 003, 005, 003, 005, 000, 005, 004, 001, 005, 006, 003, 007, 000, 005, 003, 005, 002, 010, 003, 004, 009, 005, 001, 008, 002, 003, 003, 008, 001, 006, 004, 001, 001, 007, 003, 003, 006, 005, 001, 005, 003, 004, 002, 004, 002, 004, 004, 009, 004, 005, 004, 007, 001, 004, 002, 005, 003, 006, 003, 005, 003, 006, 001, 005, 005, 007, 004, 006, 002, 007, 004, 003, 002, 006, 001, 004, 000, 005, 003, 003, 004, 002, 005, 004, 000, 006, 005, 002, 004, 004, 003, 005, 004, 003, 004, 005, 003, 007, 000, 006, 002, 008, 002, 007, 003, 005, 003, 004, 004, 002, 003, 007, 002, 005, 000, 010, 004, 007, 003, 005, 001, 006, 003, 006, 001, 007, 003, 005, 001, 006, 005, 005, 001, 002, 003, 007, 001, 003, 004, 002, 003, 003, 003, 005, 003, 003, 001, 006, 001, 003, 001, 005, 001, 003, \</text:p>
      <text:p text:style-name="P1">001, 002, 004, 002, 001, 000, 003, 002, 003, 002, 002, 002, 004, 001, 004, 003, 003, 005, 002, 002, 005, 003, 003, 003, 003, 008, 004, 005, 000, 003, 005, 005, 004, 004, 002, 004, 007, 002, 006, 006, 001, 005, 005, 006, 002, 000, 002, 004, 005, 007, 008, 007, 005, 004, 003, 004, 004, 005, 005, 005, 004, 005, 005, 007, 004, 003, 005, 005, 006, 006, 007, 007, 008, 005, 006, 008, 005, 008, 003, 005, 006, 005, 005, 006, 007, 007, 006, 004, 005, 009, 005, 008, 004, 008, 006, 007, 006, 004, 002, 008, 004, 007, 006, 004, 003, 012, 006, 010, 005, 006, 005, 006, 007, 012, 006, 008, 005, 008, 005, 007, 003, 009, 006, 007, 006, 010, 006, 008, 005, 011, 007, 006, 002, 007, 006, 008, 006, 013, 008, 006, 006, 009, 007, 010, 007, 010, 006, 008, 011, 007, 005, 005, 006, 008, 005, 007, 005, 009, 003, 007, \</text:p>
      <text:p text:style-name="P1">006, 006, 003, 008, 007, 010, 004, 009, 006, 006, 005, 009, 004, 010, 006, 008, 008, 008, 004, 009, 005, 008, 008, 009, 006, 010, 006, 011, 005, 009, 004, 007, 004, 006, 005, 006, 005, 010, 006, 007, 006, 005, 007, 007, 005, 011, 008, 012, 008, 010, 003, 007, 007, 006, 004, 008, 005, 009, 009, 006, 004, 009, 005, 007, 005, 008, 004, 009, 004, 008, 004, 008, 005, 007, 005, 006, 007, 011, 008, 007, 006, 006, 007, 008, 005, 007, 004, 006, 005, 007, 006, 004, 002, 008, 007, 005, 004, 008, 004, 008, 007, 007, 004, 007, 002, 009, 004, 006, 003, 007, 008, 004, 007, 002, 005, 005, 003, 005, 004, 003, 005, 006, 004, 003, 003, 008, 006, 005, 003, 004, 005, 003, 003, 006, 006, 003, 006, 007, 003, 004, 003, 003, 004, 001, 006, 008, 002, 004, 004, 004, 006, 003, 006, 003, 004, 006, 005, 006, 003, 004, \</text:p>
      <text:p text:style-name="P1">004, 005, 003, 002, 005, 006, 005, 003, 002, 005, 005, 003, 001, 003, 003, 001, 002, 005, 006, 003, 003, 003, 005, 003, 004, 005, 005, 000, 003, 007, 002, 004, 001, 003, 001, 003, 003, 005, 003, 003, 002, 002, 003, 004, 002, 003, 002, 004, 004, 003, 002, 004, 005, 005, 004, 004, 004, 005, 005, 005, 002, 005, 003, 006, 002, 005, 001, 006, 003, 002, 003, 005, 003, 006, 004, 005, 000, 005, 003, 005, 001, 005, 003, 002, 002, 005, 004, 007, 001, 004, 001, 006, 005, 004, 002, 005, 004, 007, 005, 009, 004, 005, 006, 004, 001, 006, 005, 005, 001, 003, 002, 004, 003, 006, 006, 006, 004, 003, 003, 008, 005, 009, 003, 006, 002, 008, 003, 004, 001, 007, 003, 008, 003, 006, 003, 007, 000, 006, 000, 007, 005, 007, 002, 005, 003, 006, 001, 006, 005, 010, 004, 005, 005, 005, 007, 008, 003, 006, 003, 008, \</text:p>
      <text:p text:style-name="P1">001, 007, 003, 006, 004, 005, 000, 007, 006, 007, 002, 008, 000, 002, 001, 009, 005, 009, 003, 006, 003, 007, 004, 003, 005, 007, 002, 009, 003, 007, 003, 008, 004, 006, 002, 008, 001, 007, 004, 003, 003, 002, 003, 007, 004, 008, 004, 007, 003, 009, 005, 005, 005, 005, 001, 005, 004, 004, 003, 006, 003, 005, 004, 003, 002, 005, 003, 006, 001, 006, 001, 006, 003, 004, 004, 006, 003, 006, 002, 006, 004, 004, 000, 006, 002, 001, 004, 005, 003, 004, 003, 006, 002, 003, 006, 004, 004, 004, 003, 005, 003, 006, 002, 004, 004, 006, 001, 004, 002, 007, 003, 004, 001, 005, 004, 003, 002, 004, 001, 005, 004, 003, 004, 007, 003, 003, 004, 006, 002, 006, 003, 002, 004, 007, 000, 002, 003, 004, 003, 005, 002, 005, 002, 007, 001, 003, 003, 006, 000, 007, 002, 003, 003, 006, 002, 004, 004, 006, 001, 004, \</text:p>
      <text:p text:style-name="P1">001, 006, 002, 004, 000, 004, 001, 003, 002, 006, 001, 003, 003, 006, 002, 005, 001, 002, 000, 003, 000, 004, 000, 004, 002, 004, 001, 002, 002, 005, 000, 001, 002, 003, 004, 001, 005, 004, 000, 002, 003, 006, 002, 003, 004, 005, 003, 004, 002, 006, 002, 002, 001, 004, 004, 003, 004, 005, 005, 005, 002, 005, 003, 005, 002, 004, 004, 003, 005, 006, 004, 002, 005, 008, 004, 008, 006, 007, 001, 003, 006, 005, 004, 006, 004, 006, 004, 005, 005, 005, 004, 004, 002, 007, 006, 007, 005, 007, 003, 005, 001, 004, 002, 007, 004, 006, 004, 009, 001, 003, 004, 006, 007, 005, 002, 005, 005, 006, 005, 008, 004, 006, 004, 004, 005, 008, 005, 006, 004, 008, 003, 006, 005, 009, 004, 005, 007, 010, 002, 007, 006, 008, 003, 004, 004, 005, 004, 009, 006, 004, 000, 004, 002, 010, 004, 008, 005, 005, 005, 008, \</text:p>
      <text:p text:style-name="P1"><text:soft-page-break/>005, 006, 004, 007, 003, 008, 006, 005, 006, 005, 006, 007, 002, 005, 005, 007, 004, 006, 005, 005, 003, 005, 004, 006, 004, 008, 007, 006, 002, 006, 003, 004, 005, 005, 004, 009, 002, 005, 001, 006, 004, 011, 004, 005, 002, 007, 004, 009, 004, 005, 001, 004, 003, 006, 003, 006, 005, 008, 003, 004, 004, 005, 010, 006, 005, 004, 006, 007, 003, 008, 003, 008, 007, 004, 005, 008, 007, 005, 002, 001, 003, 007, 003, 005, 002, 006, 003, 005, 005, 003, 002, 005, 003, 005, 003, 003, 005, 009, 000, 003, 006, 007, 003, 004, 005, 009, 005, 006, 005, 004, 003, 010, 004, 006, 004, 008, 003, 002, 003, 006, 003, 007, 006, 003, 003, 005, 005, 004, 005, 005, 005, 008, 002, 004, 006, 003, 004, 005, 005, 003, 006, 005, 003, 003, 003, 004, 005, 004, 003, 005, 001, 005, 003, 003, 002, 005, 005, 003, 005, 005, \</text:p>
      <text:p text:style-name="P1">004, 005, 004, 007, 003, 005, 003, 003, 000, 002, 003, 003, 005, 002, 003, 004, 007, 001, 001, 002, 005, 005, 002, 006, 000, 004, 000, 003, 002, 001, 000, 003, 000, 005, 001, 002, 003, 005, 002, 003, 000, 005, 001, 002, 000, 005, 002, 004, 002, 005, 002, 004, 003, 007, 006, 005, 001, 005, 002, 005, 004, 005, 003, 004, 003, 008, 007, 006, 003, 005, 004, 003, 002, 006, 001, 007, 004, 009, 005, 005, 004, 005, 004, 005, 003, 005, 000, 005, 001, 005, 002, 006, 004, 004, 003, 004, 003, 005, 001, 005, 004, 006, 001, 006, 004, 004, 002, 005, 003, 003, 002, 006, 002, 005, 003, 006, 002, 007, 005, 008, 002, 006, 003, 007, 002, 006, 006, 007, 003, 004, 004, 008, 003, 007, 005, 006, 003, 006, 002, 009, 001, 005, 001, 007, 001, 003, 004, 004, 002, 006, 004, 003, 004, 005, 003, 002, 002, 007, 001, 003, \</text:p>
      <text:p text:style-name="P1">003, 006, 004, 006, 004, 005, 002, 006, 004, 006, 002, 009, 002, 005, 001, 006, 003, 006, 002, 007, 001, 006, 000, 006, 005, 004, 004, 005, 004, 010, 004, 005, 003, 006, 001, 008, 006, 006, 002, 007, 004, 009, 005, 001, 003, 007, 006, 008, 002, 005, 004, 006, 004, 006, 005, 005, 003, 006, 001, 006, 002, 003, 002, 008, 001, 006, 003, 006, 000, 006, 004, 006, 004, 009, 002, 004, 004, 008, 001, 004, 003, 005, 000, 003, 002, 007, 004, 006, 002, 005, 004, 004, 001, 003, 002, 004, 003, 003, 002, 006, 002, 008, 005, 006, 002, 004, 004, 006, 002, 004, 001, 006, 003, 002, 003, 002, 002, 002, 000, 005, 004, 002, 003, 005, 000, 003, 002, 006, 003, 003, 003, 004, 002, 004, 002, 004, 002, 001, 002, 005, 003, 006, 003, 004, 004, 004, 004, 004, 003, 006, 000, 002, 003, 006, 004, 004, 002, 003, 002, 003, \</text:p>
      <text:p text:style-name="P1">002, 007, 002, 004, 002, 004, 002, 005, 003, 002, 004, 004, 003, 005, 001, 003, 001, 005, 002, 003, 002, 003, 001, 003, 004, 002, 003, 003, 003, 005, 003, 007, 003, 002, 003, 001, 002, 004, 000, 003, 005, 007, 004, 006, 003, 004, 005, 006, 006, 006, 005, 005, 000, 003, 002, 006, 002, 001, 005, 003, 007, 005, 003, 005, 005, 010, 005, 003, 005, 005, 005, 003, 006, 004, 003, 006, 002, 006, 005, 005, 007, 009, 004, 009, 007, 011, 006, 007, 005, 010, 004, 007, 009, 006, 007, 007, 004, 006, 006, 007, 010, 004, 004, 006, 004, 011, 006, 007, 006, 010, 009, 006, 005, 006, 005, 008, 006, 008, 004, 008, 006, 006, 002, 010, 005, 008, 004, 009, 008, 006, 010, 007, 008, 011, 004, 009, 006, 008, 006, 008, 006, 005, 007, 007, 006, 011, 006, 006, 008, 006, 003, 007, 007, 007, 005, 011, 002, 007, 007, 009, \</text:p>
      <text:p text:style-name="P1">007, 009, 004, 008, 005, 010, 005, 012, 006, 009, 006, 007, 007, 006, 005, 007, 005, 011, 006, 006, 004, 006, 006, 007, 005, 006, 007, 007, 007, 011, 007, 007, 005, 011, 008, 009, 009, 008, 004, 008, 005, 011, 011, 010, 006, 010, 006, 005, 005, 005, 007, 009, 008, 007, 004, 008, 010, 008, 005, 008, 003, 009, 005, 010, 004, 006, 007, 005, 006, 005, 007, 008, 006, 007, 005, 007, 006, 009, 005, 005, 006, 009, 007, 006, 004, 007, 007, 006, 007, 009, 008, 010, 003, 005, 005, 008, 005, 009, 006, 007, 009, 007, 004, 008, 006, 010, 004, 005, 004, 007, 005, 006, 005, 006, 004, 010, 006, 009, 007, 009, 004, 007, 006, 010, 005, 007, 007, 008, 008, 008, 004, 006, 004, 008, 004, 006, 003, 009, 004, 005, 004, 005, 003, 005, 008, 006, 007, 005, 005, 010, 005, 004, 004, 007, 005, 008, 005, 007, 004, 004, \</text:p>
      <text:p text:style-name="P1">002, 005, 005, 005, 003, 009, 005, 005, 003, 005, 002, 004, 002, 005, 002, 003, 005, 004, 003, 003, 003, 002, 001, 003, 004, 006, 005, 005, 001, 001, 001, 004, 005, 005, 001, 003, 003, 003, 003, 005, 003, 004, 003, 005, 002, 002, 003, 000, 000, 002, 000, 001, 000, 004, 000, 003, 000, 001, 001, 000, 000, 005, 001, 000, 001, 003, 000, 003, 001, 001, 002, 003, 000, 002, 000, 005, 001, 002, 001, 002, 000, 003, 000, 002, 001, 005, 001, 002, 002, 005, 002, 004, 004, 000, 001, 003, 002, 003, 000, 004, 000, 004, 002, 003, 001, 004, 000, 003, 000, 004, 000, 005, 001, 001, 002, 003, 003, 003, 002, 002, 000, 001, 002, 004, 003, 002, 003, 002, 000, 006, 001, 003, 002, 004, 003, 005, 000, 005, 000, 002, 003, 004, 001, 006, 003, 004, 000, 003, 001, 002, 001, 005, 001, 006, 003, 002, 000, 003, 000, 005, \</text:p>
      <text:p text:style-name="P1">004, 005, 000, 003, 001, 003, 002, 001, 005, 003, 002, 005, 000, 005, 002, 004, 002, 004, 000, 000, 002, 004, 000, 006, 003, 002, 001, 005, 001, 003, 001, 006, 003, 002, 001, 004, 001, 003, 003, 005, 000, 004, 000, 003, 001, 006, 000, 006, 000, 004, 004, 005, 002, 002, 004, 005, 000, 004, 000, 004, 002, 005, 001, 003, 000, 002, 000, 002, 000, 004, 000, 003, 003, 004, 000, 004, 000, 004, 000, 003, 001, 004, 001, 002, 000, 003, 002, 006, 000, 003, 001, 002, 000, 002, 000, 007, 001, 004, 000, 004, 002, 002, 000, 004, 000, 002, 001, 004, 000, 003, 002, 004, 001, 005, 001, 005, 002, 001, 000, 003, 000, 003, 003, 003, 000, 004, 001, 006, 003, 003, 000, 002, 004, 001, 000, 006, 001, 002, 000, 003, 000, 002, 000, 003, 001, 003, 001, 001, 001, 005, 001, 001, 000, 003, 002, 000, 002, 003, 000, 000, \</text:p>
      <text:p text:style-name="P1">000, 000, 000, 001, 001, 003, 001, 003, 003, 002, 002, 004, 000, 002, 000, 000, 001, 001, 000, 002, 000, 001, 000, 001, 004, 002, 000, 000, 000, 002, 000, 002, 000, 002, 000, 001, 001, 002, 000, 003, 001, 000, 001, 000, 000, 000, 001, 000, 002, 008, 005, 002, 001, 005, 005, 007, 003, 007, 005, 005, 009, 004, 006, 007, 002, 006, 004, 005, 005, 005, 003, 004, 007, 011, 004, 010, 004, 004, 002, 007, 005, 006, 006, 007, 007, 008, 004, 007, 004, 007, 006, 006, 004, 007, 005, 008, 006, 009, 010, 008, 002, 007, 007, 006, 006, 006, 006, 007, 006, 006, 006, 005, 005, 007, 004, 009, 006, 006, 004, 008, 005, 006, 005, 005, 005, 008, 003, 010, 005, 010, 006, 007, 006, 008, 005, 011, 007, 007, 006, 008, 006, 008, 005, 004, 007, 009, 009, 007, 007, 006, 005, 006, 010, 006, 003, 007, 007, 012, 005, 007, \</text:p>
      <text:p text:style-name="P1">004, 007, 007, 010, 006, 006, 002, 008, 006, 009, 007, 007, 008, 008, 008, 007, 008, 009, 007, 009, 004, 006, 007, 011, 006, 006, 003, 010, 004, 011, 006, 011, 006, 009, 004, 009, 006, 005, 006, 011, 006, 009, 005, 009, 006, 009, 005, 009, 006, 005, 010, 010, 005, 012, 006, 010, 008, 010, 005, 010, 005, 010, 005, 008, 004, 013, 007, 007, 004, 010, 005, 008, 004, 006, 005, 006, 006, 007, 005, 008, 005, 009, 005, 005, 007, 007, 009, 006, 008, 005, 005, 005, 005, 005, 002, 007, 004, 005, 004, 009, 006, 005, 001, 009, 004, 006, 004, 010, 003, 010, 003, 007, 002, 005, 004, 007, 005, 004, 004, 007, 004, 003, 007, 006, 003, 005, 005, 007, 007, 006, 004, 006, 006, 004, 007, 009, 004, 007, 006, 009, 004, 005, 004, 006, 003, 003, 004, 002, 005, 007, 005, 004, 005, 006, 002, 005, 004, 007, 002, 003, \</text:p>
      <text:p text:style-name="P1">006, 008, 004, 004, 007, 005, 003, 002, 000, 007, 003, 002, 007, 005, 009, 008, 005, 007, 006, 005, 007, 004, 002, 001, 006, 003, 000, 002, 005, 004, 004, 004, 003, 007, 002, 002, 003, 007, 004, 004, 003, 006, 004, 004, 006, 002, 003, 005, 002, 005, 001, 006, 002, 005, 001, 003, 000, 001, 003, 004, 004, 004, 001, 006, 004, 003, 002, 002, 006, 003, 003, 005, 001, 004, 004, 003, 002, 001, 000, 004, 003, 004, 004, 000, 002, 004, 003, 003, 002, 008, 000, 007, 002, 004, 001, 005, 001, 005, 004, 005, 002, 007, 003, 007, 002, 005, 001, 004, 002, 005, 002, 005, 004, 004, 003, 005, 001, 007, 002, 003, 002, 005, 005, 005, 004, 006, 001, 007, 005, 003, 004, 002, 005, 004, 000, 008, 002, 005, 003, 004, 004, 004, 002, 007, 006, 004, 002, 004, 003, 003, 004, 006, 003, 005, 001, 006, 002, 004, 004, 004, \</text:p>
      <text:p text:style-name="P1">003, 007, 002, 007, 001, 006, 002, 004, 005, 007, 001, 006, 003, 006, 003, 005, 004, 006, 004, 006, 006, 004, 002, 005, 001, 005, 003, 004, 002, 007, 003, 003, 005, 006, 002, 005, 003, 003, 002, 006, 004, 004, 002, 006, 005, 004, 003, 006, 004, 004, 005, 005, 004, 004, 000, 006, 003, 004, 003, 005, 004, 006, 003, 003, 005, 007, 003, 006, 003, 008, 004, 004, 002, 005, 006, 006, 002, 004, 005, 006, 003, 008, 004, 006, 000, 007, 003, 004, 004, 004, 003, 007, 002, 003, 004, 005, 005, 003, 006, 005, 004, 004, 001, 003, 003, 006, 003, 004, 003, 004, 003, 007, 002, 006, 000, 004, 001, 005, 005, 009, 003, 002, 004, 005, 002, 004, 001, 005, 005, 004, 004, 002, 002, 004, 003, 006, 001, 004, 004, 007, 003, 006, 000, 005, 001, 003, 000, 004, 001, 000, 002, 002, 003, 005, 002, 004, 004, 005, 003, 001, \</text:p>
      <text:p text:style-name="P1">002, 004, 002, 005, 002, 004, 001, 002, 002, 004, 002, 004, 003, 004, 001, 006, 002, 005, 000, 005, 003, 005, 003, 004, 002, 003, 004, 002, 004, 004, 005, 007, 001, 003, 001, 003, 003, 005, 000, 003, 001, 004, 003, 003, 002, 003, 003, 003, 002, 003, 001, 001, 002, 003, 001, 000, 000, 002, 002, 003, 003, 006, 002, 002, 002, 002, 003, 004, 004, 002, 002, 004, 003, 003, 003, 004, 000, 003, 003, 007, 002, 005, 004, 003, 000, 005, 007, 004, 002, 003, 003, 002, 004, 006, 004, 006, 004, 006, 007, 005, 005, 005, 005, 004, 007, 004, 002, 005, 005, 005, 004, 007, 004, 002, 003, 008, 000, 002, 003, 006, 004, 006, 002, 002, 004, 005, 005, 007, 002, 005, 002, 004, 002, 007, 006, 007, 003, 006, 005, 005, 003, 004, 003, 008, 002, 004, 003, 005, 002, 004, 000, 008, 004, 009, 003, 006, 002, 006, 003, 007, \</text:p>
      <text:p text:style-name="P1">002, 007, 006, 006, 003, 008, 001, 004, 006, 005, 002, 004, 003, 007, 004, 005, 003, 007, 007, 006, 004, 007, 004, 005, 003, 002, 003, 008, 005, 009, 002, 009, 004, 009, 002, 004, 005, 008, 004, 007, 003, 006, 003, 005, 004, 006, 003, 004, 005, 005, 003, 003, 005, 006, 002, 006, 006, 003, 003, 005, 004, 005, 001, 005, 002, 005, 003, 005, 003, 006, 005, 006, 004, 007, 003, 006, 003, 004, 003, 009, 004, 003, 005, 007, 006, 007, 003, 005, 005, 007, 005, 005, 003, 008, 005, 008, 003, 006, 005, 003, 002, 002, 002, 004, 001, 004, 003, 006, 001, 005, 003, 003, 004, 006, 006, 004, 003, 005, 005, 005, 004, 003, 003, 003, 003, 002, 002, 003, 002, 006, 006, 007, 006, 004, 003, 004, 003, 005, 002, 007, 001, 001, 003, 006, 001, 004, 001, 004, 004, 004, 004, 005, 004, 003, 000, 007, 003, 007, 001, 003, \</text:p>
      <text:p text:style-name="P1">002, 002, 005, 003, 005, 002, 001, 001, 003, 003, 001, 001, 003, 006, 002, 003, 000, 004, 002, 003, 001, 006, 003, 004, 004, 002, 002, 001, 003, 002, 000, 003, 005, 001, 002, 005, 002, 004, 002, 005, 000, 003, 000, 001, 003, 003, 003, 002, 000, 004, 004, 003, 002, 003, 003, 002, 000, 002, 000, 000, 000, 004, 004, 005, 003, 004, 002, 003, 001, 003, 002, 003, 003, 003, 001, 005, 002, 006, 002, 006, 001, 005, 003, 003, 002, 003, 004, 004, 001, 005, 003, 001, 002, 005, 004, 007, 001, 007, 002, 010, 005, 008, 001, 005, 003, 004, 006, 008, 003, 006, 001, 003, 003, 009, 004, 009, 003, 002, 001, 007, 004, 005, 004, 005, 005, 005, 002, 007, 005, 004, 000, 005, 001, 005, 006, 005, 001, 003, 002, 004, 001, 003, 000, 004, 005, 006, 002, 008, 001, 009, 005, 005, 003, 003, 005, 003, 002, 010, 000, 006, \</text:p>
      <text:p text:style-name="P1">005, 003, 003, 006, 006, 004, 002, 003, 005, 006, 003, 004, 002, 005, 005, 007, 004, 010, 004, 003, 004, 006, 004, 004, 002, 009, 002, 006, 003, 005, 002, 005, 005, 004, 002, 006, 004, 005, 003, 006, 004, 006, 006, 007, 003, 007, 003, 005, 003, 004, 004, 007, 004, 008, 002, 007, 003, 007, 002, 005, 002, 006, 002, 004, 002, 009, 003, 006, 002, 006, 000, 004, 003, 003, 002, 007, 004, 006, 001, 006, 007, 006, 003, 006, 002, 007, 002, 003, 003, 008, 004, 005, 004, 006, 002, 002, 002, 003, 005, 009, 001, 003, 005, 003, 004, 007, 002, 006, 001, 003, 005, 007, 005, 006, 002, 004, 004, 006, 002, 003, 003, 003, 004, 003, 003, 008, 006, 002, 002, 005, 001, 006, 001, 004, 003, 006, 002, 010, 001, 006, 001, 005, 005, 001, 004, 006, 002, 003, 006, 005, 005, 003, 003, 006, 002, 002, 003, 004, 003, 002, \</text:p>
      <text:p text:style-name="P1">002, 008, 003, 002, 000, 005, 002, 005, 002, 002, 004, 005, 003, 002, 003, 002, 002, 007, 000, 002, 002, 004, 005, 008, 003, 003, 003, 006, 003, 002, 000, 005, 000, 003, 002, 007, 001, 004, 003, 003, 002, 003, 003, 001, 004, 004, 003, 001, 003, 005, 003, 004, 000, 003, 001, 005, 001, 004, 003, 002, 000, 001, 002, 005, 003, 006, 006, 006, 005, 004, 002, 004, 006, 005, 004, 005, 003, 003, 002, 003, 005, 005, 004, 005, 005, 009, 005, 008, 006, 004, 005, 006, 004, 007, 004, 008, 005, 009, 006, 007, 004, 006, 005, 008, 007, 009, 005, 009, 007, 005, 005, 008, 003, 009, 008, 010, 007, 009, 006, 007, 004, 008, 004, 008, 005, 009, 005, 006, 008, 007, 005, 006, 004, 009, 002, 010, 006, 010, 006, 004, 004, 007, 006, 006, 005, 012, 011, 008, 005, 005, 006, 005, 006, 009, 003, 005, 006, 012, 004, 007, \</text:p>
      <text:p text:style-name="P1">006, 007, 006, 008, 007, 007, 007, 009, 010, 010, 006, 006, 004, 006, 008, 009, 005, 008, 005, 012, 006, 007, 006, 009, 003, 007, 006, 008, 008, 008, 009, 010, 008, 009, 007, 010, 004, 008, 005, 011, 004, 007, 003, 005, 006, 007, 005, 009, 004, 006, 008, 007, 005, 007, 007, 007, 005, 010, 003, 011, 003, 006, 004, 008, 007, 012, 006, 010, 006, 006, 011, 008, 006, 010, 007, 009, 004, 009, 004, 009, 009, 007, 003, 005, 005, 008, 004, 006, 004, 009, 005, 006, 004, 007, 009, 006, 004, 007, 004, 006, 004, 005, 005, 007, 004, 007, 006, 008, 005, 009, 005, 008, 004, 009, 006, 007, 005, 008, 004, 010, 008, 006, 006, 009, 005, 009, 005, 011, 007, 005, 006, 009, 006, 008, 005, 007, 006, 007, 005, 006, 004, 007, 005, 008, 006, 008, 007, 009, 002, 007, 005, 006, 005, 005, 003, 006, 003, 006, 003, 004, \</text:p>
      <text:p text:style-name="P1">002, 006, 003, 007, 007, 009, 004, 008, 007, 007, 003, 004, 003, 003, 002, 005, 004, 007, 006, 004, 005, 005, 004, 007, 002, 005, 005, 005, 004, 005, 005, 005, 005, 005, 003, 002, 006, 003, 005, 005, 004, 006, 003, 004, 006, 007, 005, 004, 003, 003, 003, 005, 003, 004, 004, 004, 003, 005, 002, 004, 005, 004, 003, 005, 004, 004, 002, 005, 002, 001, 001, 003, 001, 002, 001, 002, 001, 002, 000, 002, 003, 000, 001, 000, 000, 001, 002, 001, 000, 004, 004, 002, 002, 001, 005, 006, 002, 005, 002, 005, 000, 002, 001, 005, 000, 004, 002, 004, 003, 005, 003, 007, 000, 005, 000, 002, 001, 003, 000, 001, 003, 005, 002, 005, 000, 004, 001, 003, 000, 001, 001, 002, 000, 005, 001, 000, 002, 002, 000, 006, 001, 007, 002, 003, 001, 004, 002, 005, 002, 003, 001, 005, 000, 004, 001, 001, 000, 001, 001, 002, \</text:p>
      <text:p text:style-name="P1">001, 003, 003, 007, 000, 005, 001, 004, 002, 005, 000, 005, 000, 007, 000, 002, 002, 004, 001, 002, 001, 005, 002, 005, 000, 005, 003, 005, 001, 003, 002, 003, 003, 003, 000, 006, 000, 005, 002, 002, 004, 005, 001, 001, 003, 002, 003, 004, 002, 006, 000, 002, 000, 002, 001, 004, 002, 004, 002, 005, 001, 004, 000, 003, 001, 007, 001, 003, 002, 004, 000, 000, 001, 004, 002, 005, 002, 005, 001, 006, 001, 004, 005, 004, 002, 006, 003, 005, 000, 005, 000, 001, 001, 005, 000, 004, 000, 005, 000, 003, 000, 006, 001, 005, 000, 003, 000, 005, 001, 004, 000, 004, 000, 003, 001, 002, 000, 005, 001, 002, 001, 001, 003, 000, 002, 006, 000, 003, 003, 002, 001, 004, 000, 004, 002, 005, 000, 003, 000, 006, 002, 002, 002, 004, 002, 002, 001, 002, 003, 004, 002, 003, 001, 002, 000, 007, 002, 003, 003, 003, \</text:p>
      <text:p text:style-name="P1">001, 002, 000, 004, 001, 004, 000, 005, 000, 002, 001, 002, 002, 005, 003, 004, 001, 003, 000, 002, 002, 001, 000, 004, 000, 003, 002, 001, 000, 002, 001, 000, 001, 000, 001, 003, 003, 004, 001, 003, 002, 001, 001, 003, 000, 003, 000, 004, 001, 001, 000, 001, 002, 005, 003, 002, 002, 002, 001, 003, 001, 003, 000, 001, 000, 003, 000, 000, 000, 000, 003, 002, 004, 007, 008, 005, 005, 006, 004, 002, 006, 006, 002, 008, 007, 009, 005, 005, 003, 005, 004, 009, 005, 009, 003, 005, 006, 005, 005, 006, 005, 008, 002, 005, 003, 008, 004, 008, 009, 011, 008, 009, 004, 007, 006, 009, 010, 006, 007, 009, 007, 009, 006, 009, 003, 010, 009, 009, 004, 005, 003, 009, 003, 009, 006, 005, 005, 007, 005, 010, 006, 008, 004, 004, 006, 005, 004, 006, 006, 005, 007, 007, 005, 006, 004, 007, 007, 010, 005, 009, \</text:p>
      <text:p text:style-name="P1">006, 007, 008, 007, 003, 008, 007, 009, 002, 006, 005, 007, 007, 010, 007, 006, 006, 008, 005, 012, 003, 010, 008, 009, 005, 009, 005, 010, 006, 007, 005, 010, 004, 008, 008, 009, 006, 010, 006, 008, 006, 009, 007, 007, 005, 013, 006, 008, 006, 009, 009, 007, 006, 007, 005, 010, 002, 007, 004, 009, 006, 009, 009, 008, 006, 007, 008, 009, 006, 010, 007, 007, 004, 009, 007, 010, 005, 009, 008, 006, 007, 006, 006, 008, 010, 010, 004, 008, 009, 009, 008, 010, 001, 007, 004, 005, 005, 005, 007, 007, 006, 005, 010, 010, 006, 007, 004, 008, 006, 006, 007, 004, 005, 009, 006, 006, 012, 008, 002, 007, 005, 008, 007, 010, 006, 005, 007, 007, 006, 008, 003, 009, 004, 005, 003, 007, 004, 008, 007, 010, 009, 007, 005, 007, 007, 007, 002, 010, 005, 008, 003, 009, 007, 010, 002, 008, 007, 006, 005, 006, \</text:p>
      <text:p text:style-name="P1">005, 008, 004, 008, 006, 006, 005, 006, 007, 007, 006, 006, 006, 010, 003, 007, 007, 006, 003, 007, 005, 008, 006, 006, 001, 009, 003, 003, 006, 007, 005, 004, 005, 003, 006, 006, 006, 006, 004, 004, 004, 004, 003, 006, 003, 006, 001, 003, 005, 006, 006, 006, 007, 004, 004, 005, 001, 003, 002, 007, 004, 007, 004, 005, 003, 005, 005, 006, 005, 006, 003, 004, 005, 002, 004, 003, 002, 005, 005, 003, 001, 004, 002, 005, 005, 008, 004, 005, 004, 007, 002, 001, 002, 005, 006, 005, 000, 004, 004, 005, 000, 004, 002, 006, 005, 004, 001, 004, 003, 004, 004, 009, 007, 008, 001, 006, 004, 007, 004, 006, 004, 005, 002, 005, 004, 007, 005, 005, 002, 006, 005, 006, 003, 006, 004, 007, 001, 004, 000, 006, 003, 004, 002, 006, 005, 005, 003, 002, 006, 007, 007, 007, 004, 004, 003, 006, 001, 005, 000, 007, \</text:p>
      <text:p text:style-name="P1">005, 004, 002, 007, 003, 007, 006, 005, 002, 006, 003, 005, 005, 007, 004, 005, 005, 005, 004, 007, 001, 007, 002, 005, 004, 005, 001, 007, 003, 007, 005, 008, 005, 006, 001, 005, 003, 005, 002, 005, 004, 006, 003, 003, 003, 007, 003, 005, 005, 011, 002, 004, 003, 006, 003, 006, 003, 003, 003, 010, 003, 008, 002, 006, 005, 004, 004, 006, 006, 005, 002, 007, 002, 005, 002, 005, 003, 006, 003, 006, 004, 005, 003, 007, 006, 004, 004, 004, 004, 009, 001, 005, 002, 006, 003, 007, 003, 009, 002, 006, 003, 006, 001, 005, 004, 006, 005, 006, 003, 010, 003, 008, 003, 004, 006, 006, 003, 008, 003, 008, 002, 006, 003, 006, 004, 006, 002, 005, 004, 007, 001, 005, 004, 002, 002, 007, 001, 005, 001, 008, 004, 004, 002, 006, 000, 007, 003, 005, 003, 005, 002, 007, 002, 008, 002, 005, 005, 005, 002, 006, \</text:p>
      <text:p text:style-name="P1"><text:soft-page-break/>003, 007, 004, 006, 007, 006, 002, 007, 002, 005, 003, 003, 002, 005, 002, 005, 000, 005, 003, 002, 002, 005, 003, 003, 003, 005, 004, 003, 004, 004, 003, 005, 000, 005, 004, 004, 003, 002, 002, 003, 003, 005, 002, 006, 002, 002, 003, 008, 003, 003, 003, 003, 003, 003, 007, 005, 004, 002, 003, 004, 002, 001, 001, 006, 002, 002, 002, 004, 001, 002, 000, 005, 005, 004, 000, 004, 002, 003, 001, 002, 002, 003, 005, 006, 005, 005, 006, 005, 006, 003, 004, 005, 006, 006, 006, 003, 006, 004, 006, 008, 002, 006, 005, 009, 010, 006, 006, 007, 004, 008, 005, 008, 005, 007, 008, 007, 008, 008, 002, 004, 007, 005, 009, 011, 005, 007, 008, 009, 006, 008, 007, 009, 004, 007, 008, 007, 005, 008, 007, 008, 006, 011, 004, 007, 003, 005, 005, 008, 004, 004, 007, 007, 005, 011, 009, 011, 008, 008, 004, 007, \</text:p>
      <text:p text:style-name="P1">006, 009, 006, 009, 006, 010, 004, 007, 006, 008, 009, 011, 006, 007, 008, 005, 008, 011, 003, 011, 005, 010, 007, 007, 007, 009, 004, 011, 009, 010, 010, 009, 005, 008, 004, 009, 004, 013, 006, 008, 006, 007, 007, 011, 007, 010, 008, 011, 004, 009, 006, 007, 007, 011, 009, 012, 006, 011, 006, 011, 010, 006, 005, 009, 008, 007, 008, 010, 003, 011, 006, 009, 005, 011, 005, 008, 004, 009, 004, 009, 009, 009, 008, 007, 005, 012, 006, 010, 006, 012, 006, 009, 006, 010, 006, 009, 005, 012, 005, 009, 007, 008, 006, 011, 010, 010, 006, 010, 005, 009, 006, 005, 007, 007, 006, 006, 007, 011, 006, 009, 004, 008, 005, 005, 005, 007, 005, 007, 005, 007, 008, 007, 006, 009, 006, 009, 006, 006, 004, 009, 003, 008, 004, 008, 007, 011, 005, 006, 007, 005, 005, 008, 005, 010, 007, 010, 007, 009, 006, 004, \</text:p>
      <text:p text:style-name="P1">006, 007, 004, 006, 004, 006, 003, 007, 007, 006, 005, 006, 005, 010, 005, 008, 003, 009, 005, 003, 005, 006, 004, 003, 003, 002, 005, 002, 005, 007, 002, 002, 005, 005, 006, 005, 005, 008, 004, 009, 005, 004, 005, 007, 006, 005, 004, 005, 004, 005, 007, 004, 003, 001, 006, 005, 003, 003, 003, 007, 005, 006, 005, 003, 006, 004, 003, 006, 005, 004, 003, 005, 005, 008, 003, 007, 007, 005, 001, 005, 002, 006, 000, 003, 001, 002, 002, 002, 004, 003, 001, 005, 000, 002, 002, 005, 001, 005, 004, 004, 001, 006, 002, 005, 000, 003, 003, 007, 005, 006, 001, 005, 004, 006, 006, 006, 002, 006, 002, 005, 002, 007, 002, 007, 003, 006, 007, 006, 005, 005, 004, 007, 007, 004, 003, 005, 002, 006, 005, 006, 003, 005, 003, 008, 003, 004, 000, 004, 004, 006, 005, 001, 000, 007, 004, 005, 002, 007, 000, 006, \</text:p>
      <text:p text:style-name="P1">004, 006, 003, 003, 002, 004, 001, 004, 002, 006, 002, 005, 003, 010, 005, 007, 003, 006, 004, 005, 001, 006, 002, 004, 001, 006, 003, 006, 004, 011, 003, 005, 002, 002, 006, 004, 003, 005, 001, 010, 002, 007, 004, 004, 003, 006, 003, 006, 003, 007, 005, 007, 002, 007, 004, 005, 001, 007, 004, 006, 004, 005, 001, 001, 002, 005, 003, 007, 002, 007, 005, 006, 002, 004, 002, 008, 003, 003, 003, 007, 004, 006, 001, 006, 002, 007, 003, 006, 002, 005, 003, 003, 002, 009, 002, 005, 002, 004, 005, 008, 004, 007, 004, 006, 002, 006, 004, 007, 003, 006, 004, 004, 002, 006, 002, 004, 001, 004, 002, 005, 006, 005, 003, 003, 000, 006, 003, 006, 001, 005, 004, 004, 003, 002, 005, 008, 003, 003, 002, 008, 002, 004, 005, 005, 003, 006, 002, 005, 003, 005, 002, 005, 005, 005, 003, 005, 004, 004, 001, 004, \</text:p>
      <text:p text:style-name="P1">002, 005, 004, 006, 003, 006, 003, 004, 003, 006, 003, 005, 001, 007, 002, 005, 002, 005, 003, 006, 004, 006, 004, 003, 002, 004, 004, 003, 004, 006, 003, 004, 004, 005, 005, 005, 001, 002, 002, 005, 004, 006, 001, 005, 003, 005, 003, 005, 003, 005, 000, 005, 001, 003, 000, 007, 004, 006, 002, 004, 003, 007, 003, 003, 001, 006, 002, 006, 006, 001, 002, 003, 002, 005, 003, 004, 002, 004, 001, 006, 001, 004, 001, 004, 002, 000, 001, 000, 004, 005, 005, 004, 003, 003, 002, 003, 004, 005, 005, 006, 003, 008, 001, 006, 014, 007, 004, 003, 007, 007, 005, 009, 002, 005, 003, 006, 008, 007, 003, 006, 003, 005, 006, 006, 004, 005, 005, 005, 009, 009, 006, 008, 004, 008, 006, 009, 004, 010, 006, 006, 008, 007, 004, 007, 008, 007, 005, 007, 003, 006, 007, 007, 005, 007, 006, 006, 006, 010, 006, 011 '</text:p>
      <text:p text:style-name="P11">000, 000, 257, 256, 256, 257, 006, 259, 002, 512, 513, 513, 257, 514, 256, 770, 769, 771, 512, 1281, 768, 1539, 001, 515, 1025, 769, 770, 1281, 1025, 1028, 261, 1284, 514, 514, 259, 512, 1026, 516, 513, 259, 513, 002, 257, 1537, 1026, 768, 000, 1280, 513, 512, 770, 771, 1026, 1028, 516, 1280, 1024, 771, 1282, 769, 1027, 1281, 771, 1283, 1282, 1024, 1539, 770, 1028, 769, 1025, 1796, 1792, 2051, 771, 2050, 1281, 1539, 1536, 1794, 515, 515, 1026, 1284, 1026, 1028, 1281, 1536, 770, 770, 1282, 1025, 1281, 1024, 1027, 1282, 1026, 1281, 1283, 770, 770, 1028, 1541, 512, 1539, 1537, 1798, 1026, 514, 1280, 512, 768, 1027, 1540, 1281, 1281, 1284, 517, 513, 1281, 1538, 770, 1028, 514, 1028, 516, 514, 770, 1026, 1028, 1280, 1026, 769, 1027, 257, 1280, 515, 770, 771, 1283, 515, 1024, 1282, 1285, 515, 512, 513, 000, 513, 1025, 770, 256, 1025, 1282, 513, 1024, 768, 260, 514, 513, </text:p>
      <text:p text:style-name="P1">1025, 1025, 1282, 1025, 515, 256, 256, 1282, 512, 1283, 1285, 515, 770, 1027, 1027, 1282, 775, 1539, 1281, 1538, 770, 1027, 260, 1540, 514, 772, 1285, 1027, 1027, 1796, 1030, 1542, 771, 772, 1285, 770, 1028, 773, 1286, 258, 1287, 1541, 772, 1796, 1291, 1283, 1282, 1541, 1281, 1796, 1285, 1284, 1285, 1030, 1539, 773, 1283, 1283, 2309, 261, 2051, 773, 1544, 1284, 1540, 1542, 1540, 1794, 2052, 1799, 2058, 1542, 1541, 1539, 2052, 1797, 1542, 2052, 770, 1540, 2309, 1284, 1028, 2309, 1799, 1031, 1795, 1795, 1539, 768, 1543, 1541, 1539, 1028, 1541, 1030, 1027, 1539, 1539, 518, 1539, 515, 516, 1538, 1286, 1284, 2309, 1286, 1282, 2055, 1025, 2562, 1794, 1032, 1028, 2309, 1284, 1032, 2310, 1797, 514, 774, 1287, 1282, 2306, 1286, 259, 1542, 257, 1029, 1031, 1541, 1284, 1282, 1029, 1794, 1030, 1028, 1024, 771, 769, 1794, 1539, 1027, 1030, 1285, 772, 517, 772, 1027, 1792, 515, 772, 1540, 1281, 1030, 003, 1028, 1029, 771, </text:p>
      <text:p text:style-name="P1">1026, 1028, 772, 514, 517, 258, 771, 515, 515, 516, 257, 1026, 772, 513, 1024, 1025, 514, 1025, 770, 770, 513, 1024, 1282, 770, 514, 769, 1024, 771, 512, 768, 772, 1029, 1540, 512, 1028, 1282, 1281, 769, 768, 768, 1539, 772, 769, 256, 1538, 1282, 1281, 514, 771, 2563, 1284, 1285, 769, 769, 771, 1027, 1024, 257, 1283, 259, 1281, 1282, 772, 514, 259, 513, 259, 1285, 1538, 1026, 512, 1028, 768, 512, 516, 1028, 770, 1025, 1282, 774, 1541, 1024, 770, 1024, 770, 1025, 516, 518, 513, 1025, 517, 768, 1028, 1538, 263, 1280, 1536, 257, 771, 1283, 1027, 2052, 1282, 512, 1025, 513, 1025, 1542, 1792, 513, 512, 770, 512, 513, 1027, 769, 1024, 1024, 1281, 773, 768, 768, 514, 514, 1536, 002, 513, 1281, 1792, 512, 512, 773, 1025, 515, 1282, 1026, 260, 1536, 769, 258, 1025, 771, 771, 769, 770, 1024, 768, 258, 512, 770, 513, 258, 771, 514, 513, 513, 514, 771, 513, 512, </text:p>
      <text:p text:style-name="P1">769, 513, 260, 257, 256, 769, 513, 256, 770, 257, 514, 256, 516, 769, 773, 771, 1029, 772, 1025, 1281, 773, 260, 002, 259, 1026, 769, 004, 260, 513, 1027, 1029, 774, 768, 1027, 1029, 1026, 515, 773, 769, 1025, 1285, 1539, 518, 1283, 1030, 1539, 1024, 773, 1798, 1029, 515, 1285, 1028, 1284, 1541, 1026, 1284, 1028, 2309, 1285, 770, 2307, 517, 1796, 1030, 1799, 1285, 1025, 1541, 1800, 1284, 1284, 004, 1283, 1286, 1030, 1282, 1538, 2052, 1028, 1284, 1283, 1287, 1026, 1542, 773, 770, 1538, 1028, 1030, 1541, 1795, 1283, 1028, 1285, 1028, 1283, 771, 1544, 1541, 1028, 1286, 1541, 774, 1285, 1287, 1283, 1538, 2309, 772, 1283, 1286, 1795, 2054, 1541, 001, 1028, 3076, 2053, 775, 1286, 1540, 1026, 1285, 1282, 1285, 1284, 261, 1028, 1540, 772, 1282, 260, 1539, 1797, 773, 1285, 1538, 517, 1286, 771, 771, 1539, 769, 1539, 261, 1030, 1284, 1284, 1030, 1028, 1284, 516, 1028, 261, 1285, 004, 771, 259, 1025, </text:p>
      <text:p text:style-name="P1">1283, 771, 772, 258, 772, 513, 256, 258, 770, 514, 515, 770, 260, 516, 512, 1026, 001, 515, 258, 512, 514, 257, 768, 516, 771, 770, 261, 770, 768, 770, 000, 769, 772, 515, 1283, 769, 514, 1280, 1284, 1026, 003, 005, 1027, 513, 768, 1024, 1540, 770, 1284, 771, 1536, 258, 1024, 258, 1026, 1282, 1025, 771, 513, 514, 770, 1026, 771, 1281, 2050, 513, 1540, 1025, 1281, 770, 1026, 1025, 1282, 769, 1027, 768, 1025, 1027, 1283, 771, 1537, 1537, 258, 1030, 1280, 1026, 512, 512, 1026, 1538, 1538, 770, 1025, 771, 1792, 1284, 768, 1538, 772, 769, 1025, 514, 769, 1281, 771, 003, 515, 2306, 258, 1026, 771, 1281, 2050, 1027, 1282, 1282, 002, 769, 1029, 2051, 1029, 259, 1028, 770, 1025, 1024, 1282, 2051, 1284, 1024, 515, 1025, 770, 771, 1025, 768, 1026, 1026, 1282, 1536, 769, 1026, 1536, 1026, 000, 1280, 1025, 773, 515, 516, 772, 1024, 1280, 1539, 1536, 256, 514, 514, 772, 512, </text:p>
      <text:p text:style-name="P1">1281, 1024, 1283, 515, 1281, 1539, 1538, 1026, 1025, 771, 1027, 1027, 002, 1026, 1028, 769, 2049, 1283, 1538, 260, 1794, 773, 1540, 1028, 1539, 1282, 772, 513, 1539, 1283, 773, 1538, 1026, 1539, 516, 772, 1540, 769, 517, 1029, 2310, 1538, 520, 518, 1028, 1027, 1028, 1283, 1280, 1541, 1287, 1796, 1541, 2057, 773, 774, 1285, 2820, 2566, 1029, 771, 2306, 1538, 1282, 1541, 1797, 1541, 1280, 1797, 771, 1285, 1030, 2309, 772, 1542, 1798, 2567, 1543, 1542, 1287, 1284, 1539, 1541, 1030, 1542, 1542, 2310, 1029, 1283, 2305, 2312, 1286, 1288, 1285, 774, 2054, 772, 1544, 1796, 1538, 1543, 1285, 2055, 1031, 1800, 1029, 1284, 1282, 1541, 1797, 1028, 1541, 2054, 1542, 005, 773, 2052, 2309, 1796, 2310, 1284, 774, 1285, 2051, 1284, 1542, 1026, 1796, 1286, 2308, 516, 1795, 1798, 1285, 1797, 515, 1539, 1030, 1794, 1797, 1028, 1797, 1287, 1541, 1286, 1281, 1025, 1540, 1028, 1282, 1028, 1029, 1540, 771, 1280, 1285, 774, 1027, 773, 1026, </text:p>
      <text:p text:style-name="P1">1029, 516, 1797, 1541, 1028, 770, 1538, 1283, 258, 1025, 1282, 1025, 1282, 771, 771, 773, 1025, 772, 1025, 1026, 768, 1282, 1026, 768, 770, 513, 258, 514, 1539, 1028, 257, 772, 1538, 1027, 1025, 001, 1282, 1540, 769, 1025, 769, 1283, 258, 1282, 515, 1792, 769, 1285, 1026, 514, 768, 1283, 1282, 1539, 1026, 2052, 1538, 770, 1026, 771, 512, 1540, 2052, 1541, 1795, 2052, 772, 2565, 2052, 1026, 1283, 1024, 1026, 770, 1537, 516, 1540, 1285, 1285, 1794, 768, 1028, 1540, 1029, 1539, 771, 259, 1538, 1282, 513, 1282, 1794, 2052, 1282, 1540, 2052, 1281, 1026, 1026, 1286, 1539, 1027, 1797, 2306, 1280, 1795, 1283, 768, 1282, 1284, 1794, 517, 1539, 769, 1027, 1026, 1795, 771, 1027, 1284, 1285, 772, 1285, 1539, 1283, 1282, 1539, 774, 2052, 1027, 1027, 1029, 1541, 1796, 1280, 1027, 1285, 1027, 2053, 770, 1283, 770, 1283, 258, 513, 1538, 1283, 1281, 512, 516, 1026, 770, 513, 257, 770, 2307, 1283, 1026, 771, 1026, </text:p>
      <text:p text:style-name="P1">1027, 1282, 514, 770, 770, 1281, 769, 771, 256, 1540, 1029, 512, 1282, 1026, 1026, 002, 1025, 770, 517, 1025, 1024, 773, 1028, 1026, 1030, 1283, 1028, 1541, 771, 1284, 1542, 1028, 772, 772, 1793, 773, 514, 1285, 259, 1030, 771, 1282, 1283, 771, 1025, 1285, 1027, 1284, 513, 2051, 1026, 260, 516, 1028, 2308, 1794, 1028, 1541, 516, 1028, 1541, 1286, 1541, 1539, 1027, 773, 2308, 1794, 771, 1284, 1541, 1027, 1540, 2307, 1025, 773, 1025, 1540, 1028, 1282, 1538, 1283, 1027, 1028, 521, 1283, 1286, 2307, 770, 1028, 1283, 1544, 1287, 1539, 1029, 1284, 1793, 1287, 2561, 1284, 1283, 1539, 1282, 1283, 1537, 1282, 1795, 2563, 1539, 1284, 1029, 1284, 1029, 1539, 1028, 260, 770, 1539, 1284, 1028, 1030, 1796, 773, 1027, 773, 1027, 1542, 1540, 1284, 1284, 1795, 1025, 1283, 772, 1541, 1540, 773, 1027, 005, 1027, 1287, 1028, 263, 1283, 1029, 1026, 772, 1027, 1538, 261, 1287, 1026, 774, 773, 515, 1539, 1027, 770, 517, 1028, </text:p>
      <text:p text:style-name="P1">1027, 513, 1285, 258, 769, 770, 1283, 514, 772, 516, 1025, 769, 771, 1282, 1029, 513, 517, 771, 1283, 001, 1027, 1029, 771, 512, 1280, 1281, 1028, 515, 770, 514, 1028, 1027, 1029, 513, 1027, 768, 1538, 768, 1026, 772, 1284, 1282, 1283, 1029, 1028, 002, 769, 1284, 770, 1026, 769, 1537, 1031, 770, 1284, 769, 1027, 1795, 1026, 516, 1537, 1026, 1539, 1027, 1282, 1538, 1282, 1284, 1281, 1280, 515, 1282, 514, 1281, 772, 1539, 1028, 1024, 773, 1281, 1539, 1283, 1536, 1286, 2049, 1539, 2050, 772, 2050, 1283, 772, 1282, 1539, 1796, 1283, 1026, 1796, 1794, 1538, 1028, 1541, 771, 1539, 1285, 1283, 514, 1538, 772, 513, 768, 771, 1029, 1537, 2306, 1028, 514, 772, 514, 1541, 1284, 258, 1794, 1027, 1026, 769, 1284, 1025, 2050, 774, 773, 1281, 1537, 1024, 1026, 1538, 1282, 771, 1027, 513, 512, 1284, 1280, 1029, 1283, 1026, 1794, 1536, 1027, 514, 1027, 1281, 260, 512, 1794, 1030, 1026, 1027, 773, 514, 769, </text:p>
      <text:p text:style-name="P1">1027, 771, 770, 1282, 770, 1282, 774, 1028, 773, 1281, 1282, 1284, 772, 771, 513, 513, 770, 004, 1025, 002, 1024, 769, 518, 256, 774, 1027, 1796, 259, 1794, 1796, 1541, 259, 1539, 1029, 1545, 1285, 1796, 514, 1795, 768, 771, 1537, 1284, 770, 772, 1541, 770, 1282, 1538, 2308, 517, 768, 1538, 1286, 1794, 1284, 1543, 1539, 2309, 1028, 1286, 1286, 1283, 1282, 522, 1285, 2050, 1284, 2308, 774, 1794, 1030, 1541, 1795, 1026, 1290, 1031, 1284, 1543, 1798, 1540, 1027, 775, 1795, 1285, 771, 1798, 1028, 1288, 1538, 1540, 1796, 2309, 1030, 1795, 1285, 773, 1537, 772, 1543, 1287, 1543, 1539, 1027, 1541, 1283, 1285, 1542, 1541, 773, 772, 2308, 2307, 1283, 1289, 1286, 1540, 1029, 1282, 1285, 1284, 1794, 1282, 1545, 1541, 1540, 1541, 1282, 2050, 1795, 2055, 1285, 1286, 2052, 1281, 1028, 1285, 1539, 1284, 1797, 1028, 1540, 1282, 769, 2053, 1028, 1284, 1797, 1796, 1542, 1026, 1282, 1028, 770, 771, 1286, 773, 2055, 1540, 516, </text:p>
      <text:p text:style-name="P1">1283, 1799, 1029, 1540, 514, 512, 1026, 1538, 1025, 1537, 1029, 1541, 1026, 262, 516, 1025, 1280, 772, 1284, 516, 1029, 258, 1539, 1026, 1027, 1026, 256, 1282, 1025, 514, 513, 002, 257, 512, 513, 1795, 768, 771, 513, 1539, 1027, 513, 1025, 1025, 512, 769, 1026, 259, 1537, 257, 1280, 1282, 770, 1024, 771, 1538, 768, 1026, 1280, 512, 256, 515, 1282, 513, 770, 1280, 513, 516, 1282, 769, 1283, 1539, 1283, 1280, 1028, 770, 1027, 770, 1284, 1282, 1025, 515, 516, 1027, 1284, 1283, 1540, 1282, 769, 1280, 1540, 1281, 768, 1795, 1536, 770, 1285, 1796, 1797, 1284, 772, 1024, 1027, 514, 1538, 1027, 1794, 517, 1027, 1281, 1026, 772, 1025, 769, 1794, 1282, 518, 1026, 769, 771, 1536, 000, 1027, 1029, 1025, 1283, 1793, 771, 770, 258, 256, 1539, 1025, 1028, 1026, 1025, 512, 512, 1026, 771, 769, 514, 512, 1280, 258, 1025, 1538, 001, 514, 1024, 771, 1793, 1282, 512, 770, 1024, 1025, 1281, 1540, 1027, </text:p>
      <text:p text:style-name="P1">771, 512, 257, 1025, 260, 1026, 512, 1540, 514, 769, 515, 769, 512, 513, 1280, 257, 001, 1539, 257, 514, 514, 512, 768, 257, 515, 1280, 003, 257, 256, 256, 000, 003, 000, 000, 515, 512, 514, 769, 513, 514, 260, 000, 769, 1025, 257, 515, 514, 1284, 512, 1026, 514, 772, 1025, 1025, 512, 512, 259, 514, 2052, 260, 259, 258, 515, 513, 769, 772, 771, 1030, 512, 1283, 513, 256, 768, 258, 772, 1025, 771, 256, 512, 259, 512, 775, 1027, 769, 769, 768, 259, 770, 514, 516, 1028, 512, 1028, 516, 772, 512, 1024, 1028, 1026, 1024, 771, 774, 257, 1283, 1025, 257, 1028, 257, 1285, 1025, 1541, 1024, 769, 1282, 1027, 1026, 516, 518, 001, 002, 1027, 771, 1024, 770, 770, 1280, 1283, 516, 770, 1025, 769, 1282, 515, 768, 1281, 259, 514, 515, 769, 768, 1026, 770, 768, 1537, 772, 768, 1029, 513, 1541, 256, 769, 1538, 1280, 512, 257, 256, 258, 257, 001, 1536, </text:p>
      <text:p text:style-name="P1">002, 259, 000, 258, 001, 256, 257, 000, 002, 258, 768, 257, 000, 1024, 258, 002, 000, 257, 256, 000, 003, 768, 256, 512, 256, 000, 256, 256, 513, 256, 768, 258, 258, 1280, 512, 257, 515, 257, 1028, 1282, 770, 768, 260, 1024, 1536, 1283, 1281, 512, 257, 1282, 774, 004, 1794, 768, 1025, 1537, 1029, 1281, 1024, 1283, 1541, 1027, 770, 1284, 774, 1028, 1027, 771, 1283, 1538, 000, 516, 1282, 1024, 772, 1283, 1027, 516, 1025, 1029, 771, 1537, 258, 1025, 514, 513, 1027, 1026, 1538, 771, 1280, 1538, 1538, 1026, 2050, 1025, 1537, 1024, 1028, 1793, 1538, 1280, 1537, 1027, 768, 1281, 1282, 1024, 768, 2051, 1541, 1536, 772, 769, 1282, 1282, 1538, 1281, 1795, 770, 769, 769, 515, 1029, 1280, 1280, 1027, 769, 1024, 1280, 1026, 1282, 517, 1540, 773, 769, 1029, 1537, 1027, 1540, 769, 1282, 1284, 769, 1794, 1028, 1536, 1027, 769, 001, 1795, 1025, 515, 769, 515, 1026, 1281, 257, 769, 513, </text:p>
      <text:p text:style-name="P1">515, 1281, 770, 1282, 1028, 771, 1024, 1281, 513, 769, 1795, 769, 514, 1025, 1282, 1282, 001, 772, 1025, 1026, 001, 516, 1280, 003, 514, 770, 257, 257, 772, 259, 1538, 769, 770, 259, 1283, 1026, 771, 1025, 516, 1025, 770, 1028, 770, 1538, 1284, 513, 1798, 1028, 770, 259, 521, 773, 1031, 515, 771, 1540, 775, 1283, 515, 1282, 513, 518, 1282, 1539, 772, 1540, 2052, 1795, 1282, 261, 770, 1286, 1283, 1024, 1795, 1539, 1027, 1795, 1025, 1796, 1794, 1797, 1542, 1029, 516, 1283, 1028, 1024, 1027, 1799, 1026, 1029, 2565, 772, 1283, 1540, 515, 1284, 1284, 1795, 1283, 1541, 2563, 1540, 2053, 1539, 1285, 1797, 1541, 1028, 1028, 1541, 1283, 771, 516, 1287, 2051, 1543, 2056, 1028, 770, 772, 1028, 2051, 2050, 1542, 1286, 1799, 2052, 772, 1797, 1029, 1538, 1281, 1028, 1285, 1541, 1796, 1281, 1284, 774, 774, 1284, 1025, 770, 1027, 1539, 1282, 517, 1286, 517, 1539, 1538, 259, 516, 1541, 1026, 1029, 772, 1539, </text:p>
      <text:p text:style-name="P1">514, 516, 1284, 1030, 1026, 1283, 515, 257, 771, 1287, 1027, 1024, 1284, 1538, 774, 1283, 770, 770, 512, 770, 1281, 513, 1027, 258, 770, 256, 772, 513, 260, 001, 769, 003, 001, 769, 257, 1281, 768, 1283, 513, 1280, 1028, 771, 1024, 513, 770, 1281, 514, 1282, 512, 771, 513, 1539, 1793, 256, 260, 771, 1539, 516, 1282, 768, 1026, 768, 1028, 258, 771, 1280, 002, 1027, 1282, 771, 1026, 772, 1539, 258, 769, 256, 772, 772, 514, 770, 1027, 1025, 768, 1281, 1028, 771, 514, 1027, 1795, 770, 1538, 513, 1280, 1280, 1282, 770, 1025, 771, 260, 1029, 1024, 1281, 1536, 1537, 770, 2049, 772, 768, 1285, 1280, 1537, 2051, 1283, 1282, 2564, 1282, 1794, 513, 1282, 1283, 1282, 772, 513, 1796, 1285, 1280, 1284, 1796, 1026, 1282, 770, 1538, 1026, 1285, 769, 002, 1024, 1024, 774, 1284, 513, 1281, 1282, 769, 1537, 1539, 1538, 1282, 1027, 1282, 768, 257, 000, 256, 768, 1280, 769, 1282, 1024, 513, </text:p>
      <text:p text:style-name="P1">1024, 1282, 1025, 1282, 002, 1284, 002, 1280, 768, 1024, 1283, 514, 1281, 259, 770, 771, 513, 1026, 513, 1281, 768, 514, 1024, 515, 770, 515, 1029, 514, 1282, 769, 771, 514, 259, 512, 512, 512, 1285, 1026, 1026, 1025, 1027, 773, 1027, 1029, 773, 518, 1029, 772, 2308, 1026, 1029, 1029, 1284, 1538, 1282, 259, 1285, 1281, 1282, 769, 1027, 2054, 1027, 1281, 1541, 773, 1537, 772, 1028, 2310, 1027, 1541, 774, 1030, 1540, 1029, 1797, 1029, 773, 1028, 1288, 1795, 261, 1796, 773, 1024, 1286, 1545, 771, 2054, 1797, 1285, 1799, 1032, 1030, 1538, 1284, 1285, 1795, 2308, 1798, 1543, 1547, 1537, 773, 2055, 1030, 1796, 1540, 1796, 1029, 2054, 1026, 1285, 1028, 1285, 2818, 1540, 1797, 2310, 1286, 1280, 2052, 2049, 1284, 2307, 1540, 1284, 1543, 1030, 772, 1796, 1028, 1284, 1029, 1796, 514, 772, 1541, 2053, 1796, 1540, 1797, 1541, 1796, 1031, 1284, 772, 1540, 1027, 1281, 1284, 1024, 1282, 771, 1541, 1031, 1286, 1026, 773, </text:p>
      <text:p text:style-name="P1">516, 004, 1538, 1284, 1284, 1283, 1795, 1032, 770, 1285, 1026, 512, 1029, 1285, 768, 263, 515, 1282, 771, 1283, 518, 773, 516, 771, 1283, 1025, 1028, 772, 770, 1283, 773, 1026, 513, 1792, 772, 258, 1540, 1283, 001, 257, 000, 769, 768, 512, 1024, 257, 768, 768, 513, 000, 000, 1025, 770, 512, 002, 513, 1024, 259, 512, 512, 256, 001, 768, 768, 513, 512, 770, 256, 512, 000, 000, 515, 256, 513, 256, 768, 514, 002, 001, 512, 512, 768, 1025, 770, 1026, 002, 512, 768, 517, 513, 512, 001, 000, 513, 1024, 256, 1026, 770, 768, 2304, 1024, 256, 259, 768, 256, 1028, 256, 258, 256, 000, 1280, 256, 768, 768, 514, 514, 1792, 000, 768, 257, 1024, 512, 1282, 001, 1281, 258, 256, 1026, 512, 000, 768, 769, 256, 1024, 256, 768, 512, 257, 770, 1024, 769, 256, 257, 512, 1537, 1536, 512, 256, 1281, 514, 1280, 770, 512, 769, 768, 256, 000, 256, 771, 260, </text:p>
      <text:p text:style-name="P1">256, 001, 002, 256, 768, 512, 512, 512, 004, 1024, 512, 1280, 512, 256, 256, 768, 512, 512, 001, 256, 006, 256, 512, 256, 770, 512, 000, 256, 512, 003, 1281, 512, 256, 1280, 001, 000, 257, 512, 000, 512, 513, 515, 1538, 1538, 517, 517, 1282, 1029, 1796, 1284, 1284, 1032, 1285, 1285, 515, 1284, 1285, 773, 1796, 1541, 775, 1030, 1283, 770, 770, 770, 1541, 1030, 1283, 1028, 1284, 1283, 1286, 1284, 772, 1797, 1286, 1539, 1540, 1542, 1028, 1543, 1283, 1284, 515, 1541, 1028, 773, 1541, 774, 1538, 1029, 1542, 1029, 1795, 2057, 1541, 1027, 1541, 1539, 1285, 2307, 1542, 2051, 1541, 1538, 1287, 1797, 1798, 1796, 1541, 1539, 518, 1029, 770, 1285, 1539, 1543, 1539, 773, 1283, 1028, 1029, 516, 2564, 1029, 1798, 1542, 1285, 1285, 1285, 1027, 1540, 517, 1795, 1284, 1542, 1282, 2307, 1542, 2052, 772, 2310, 1284, 1029, 1545, 1028, 2309, 1539, 1286, 1282, 775, 1282, 2310, 2049, 1283, 1540, 1539, 1283, 1284, </text:p>
      <text:p text:style-name="P1">1285, 1800, 258, 1538, 1798, 772, 2566, 1284, 516, 1538, 1026, 1029, 773, 1026, 1284, 1536, 1541, 1283, 1028, 1285, 1282, 1025, 1028, 1031, 261, 1029, 1285, 513, 1284, 1283, 513, 1030, 772, 1028, 1027, 770, 1539, 1281, 770, 1025, 768, 512, 1025, 1026, 258, 1283, 1027, 517, 517, 1282, 512, 1537, 513, 769, 514, 770, 770, 513, 513, 516, 770, 517, 1538, 1025, 1538, 1796, 1025, 258, 512, 772, 1024, 513, 1025, 1026, 771, 258, 1537, 259, 516, 771, 1282, 1026, 1026, 514, 1027, 258, 1538, 1283, 1280, 1026, 768, 1029, 513, 516, 1026, 1025, 1281, 1539, 1280, 1284, 1537, 770, 1027, 2305, 1284, 2305, 512, 771, 1280, 1540, 1537, 1538, 1795, 1026, 1028, 1028, 1280, 1539, 1027, 1027, 1538, 1026, 1281, 2050, 1282, 1540, 1794, 1283, 1538, 515, 516, 1282, 1538, 1025, 1539, 1792, 771, 1794, 1283, 1024, 1283, 774, 1539, 1281, 1542, 1283, 1283, 1282, 1283, 770, 1542, 1538, 1026, 769, 1796, 2308, 1284, 1282, 1030, 1284, </text:p>
      <text:p text:style-name="P1"><text:soft-page-break/>1538, 1027, 512, 769, 1282, 1538, 2053, 1538, 1027, 517, 1026, 770, 513, 774, 1026, 770, 514, 259, 1280, 1027, 002, 1281, 513, 001, 261, 1025, 1282, 1283, 2050, 513, 514, 256, 1026, 513, 512, 258, 1281, 770, 513, 259, 512, 256, 516, 512, 514, 771, 1027, 1029, 1286, 514, 1027, 768, 1282, 1029, 1283, 1539, 1027, 768, 768, 1284, 514, 1028, 1283, 1028, 2309, 1538, 1028, 771, 1797, 1026, 1025, 1030, 771, 770, 515, 1028, 773, 1540, 1284, 772, 1028, 1284, 1029, 2822, 1282, 774, 1288, 1030, 1285, 1028, 1797, 2052, 1282, 2052, 773, 1795, 1284, 775, 1284, 2052, 2053, 1284, 2307, 1284, 1794, 1795, 1286, 1284, 1795, 1029, 1285, 1284, 1541, 2053, 2310, 1026, 2055, 2308, 1538, 2565, 2054, 1797, 1797, 1029, 2307, 1541, 1029, 1795, 1285, 772, 1027, 516, 2309, 1030, 1797, 2055, 514, 1541, 1796, 1284, 1540, 1285, 1538, 774, 1284, 1798, 1541, 1282, 1796, 1797, 1029, 1545, 1284, 1028, 1797, 1030, 2304, 1033, 1028, 1797, </text:p>
      <text:p text:style-name="P1">1543, 1280, 1539, 1798, 516, 2056, 1284, 1029, 1285, 1029, 2309, 514, 773, 1030, 1285, 1028, 1540, 771, 262, 1027, 1283, 1281, 516, 1540, 1542, 770, 1283, 2561, 1284, 516, 1797, 516, 1285, 1540, 516, 771, 1028, 1026, 768, 1795, 1027, 001, 1027, 1537, 515, 1026, 1537, 1026, 1539, 771, 771, 1025, 514, 1028, 1284, 769, 1540, 003, 1283, 2049, 770, 1024, 516, 1026, 1537, 1025, 772, 1028, 1284, 1539, 772, 1282, 1284, 512, 512, 772, 1026, 513, 769, 1028, 769, 769, 1282, 1536, 516, 1795, 1283, 768, 770, 1028, 1537, 1025, 1793, 260, 514, 771, 1539, 770, 1026, 1029, 1026, 1027, 1281, 1795, 1540, 1792, 1281, 000, 1281, 1793, 1030, 1024, 1537, 769, 1537, 1537, 1028, 1027, 769, 773, 770, 1539, 1282, 1028, 1538, 1283, 1281, 1540, 1030, 1025, 769, 1026, 2304, 258, 1281, 768, 1540, 1283, 1281, 1025, 1285, 1027, 1283, 1539, 1027, 1027, 1028, 1026, 1538, 771, 1026, 516, 1027, 1538, 770, 1028, 1537, 773, 769, 1795, </text:p>
      <text:p text:style-name="P1">1026, 772, 1284, 258, 1283, 514, 1025, 1284, 514, 771, 1537, 1792, 1282, 1025, 514, 258, 1024, 1025, 514, 771, 769, 1538, 770, 769, 1536, 512, 1027, 003, 257, 1281, 1025, 772, 768, 1283, 1025, 514, 1024, 515, 1026, 1025, 512, 770, 1027, 771, 1539, 513, 513, 000, 1025, 1026, 768, 258, 1284, 1026, 258, 1029, 1029, 1284, 514, 1025, 1541, 1025, 1540, 1028, 258, 514, 2053, 1030, 1537, 1794, 775, 1540, 261, 1031, 1285, 1027, 1026, 1282, 520, 2050, 770, 2055, 1286, 1539, 1538, 2054, 517, 1540, 2308, 1284, 1027, 1796, 2051, 1541, 1796, 2053, 1283, 517, 1539, 2055, 1284, 1543, 1797, 1286, 1796, 1797, 1286, 1026, 1795, 1543, 1543, 2307, 2311, 1285, 1541, 773, 1797, 520, 2053, 1284, 1798, 2309, 1285, 2052, 1541, 1545, 1025, 2309, 1288, 2309, 1540, 1543, 2053, 1286, 1542, 1541, 2566, 1286, 1541, 2306, 2565, 1028, 1799, 1284, 1541, 1795, 1541, 1538, 2821, 1029, 1541, 1285, 2053, 1544, 1284, 1283, 2308, 1286, 2565, 1286, </text:p>
      <text:p text:style-name="P1">1029, 1285, 1541, 1540, 1799, 515, 2052, 1796, 1281, 1282, 1285, 1284, 2309, 1797, 1544, 1028, 772, 2053, 1282, 1028, 773, 1027, 1027, 1542, 1030, 514, 1540, 514, 514, 515, 1283, 1539, 1029, 1282, 772, 1281, 259, 1283, 1284, 771, 1540, 1283, 1029, 772, 513, 1025, 773, 258, 1284, 516, 770, 516, 771, 1025, 773, 770, 512, 259, 515, 1029, 1281, 768, 2052, 1538, 769, 1536, 1282, 1282, 768, 1027, 1026, 770, 2050, 772, 770, 1027, 1028, 770, 770, 1282, 769, 1024, 1027, 769, 1795, 514, 1282, 1030, 1024, 005, 1024, 771, 1282, 1284, 1794, 1026, 1026, 1283, 1542, 1541, 1284, 772, 515, 1538, 259, 2561, 1024, 1026, 1540, 1285, 1284, 2050, 1538, 1537, 2306, 769, 1795, 1028, 1283, 1541, 2308, 1024, 1025, 1025, 1281, 1027, 1540, 1026, 768, 2307, 1282, 1028, 1282, 1794, 1793, 772, 1027, 1283, 1541, 1026, 1538, 1026, 1541, 1537, 1026, 1536, 1029, 1281, 1538, 2053, 1283, 1281, 258, 1027, 770, 2050, 1028, 1538, 2051, 772, </text:p>
      <text:p text:style-name="P1">1283, 1280, 772, 2049, 1026, 1538, 1027, 1283, 1027, 1538, 1026, 1025, 258, 513, 1541, 1027, 515, 1025, 1028, 261, 001, 771, 771, 1282, 515, 770, 1029, 1536, 2053, 1024, 1026, 1539, 1027, 1282, 1283, 1284, 1026, 768, 1026, 517, 770, 770, 1793, 1027, 1280, 514, 1282, 1027, 1281, 769, 770, 768, 256, 002, 513, 1280, 1025, 1028, 1026, 1797, 1794, 772, 1282, 770, 772, 769, 1546, 769, 771, 1796, 1283, 1283, 2051, 1285, 1027, 1283, 1026, 1541, 2053, 1027, 1284, 516, 1285, 2050, 1798, 1285, 2308, 1027, 773, 1029, 2054, 1797, 1032, 1285, 1542, 2052, 1538, 2054, 1543, 1284, 1284, 1796, 1540, 2054, 1027, 771, 1029, 2311, 2054, 1539, 2568, 2053, 2053, 2052, 1029, 1029, 1542, 2057, 1541, 1286, 1539, 1541, 2053, 1799, 2053, 2564, 2566, 2053, 2054, 1285, 2052, 2308, 2308, 1284, 1029, 1799, 1032, 2565, 1285, 1547, 1286, 2049, 1797, 1027, 2824, 773, 2307, 1540, 2052, 1540, 1543, 773, 1799, 1285, 1282, 1285, 1284, 1539, 1800, 1283, </text:p>
      <text:p text:style-name="P1">1541, 1029, 1795, 2562, 773, 2563, 1796, 260, 1539, 2051, 1028, 2051, 1285, 1797, 772, 2052, 1288, 774, 1796, 1287, 1538, 1540, 1284, 1287, 520, 771, 1286, 2052, 1030, 1285, 1282, 1028, 769, 769, 768, 1027, 771, 1797, 1282, 1028, 1028, 1027, 1283, 1541, 1282, 772, 1540, 770, 517, 516, 515, 771, 516, 773, 768, 512, 515, 1028, 768, 1026, 770, 516, 1537, 770, 773, 769, 1281, 1028, 1283, 513, 1282, 1026, 1027, 1025, 260, 770, 513, 769, 1026, 1025, 1282, 1027, 2049, 771, 1281, 1026, 2048, 1027, 1025, 1029, 2052, 1282, 1792, 514, 1025, 1538, 514, 256, 1024, 2053, 769, 1793, 1280, 1538, 1539, 1283, 1281, 1280, 1539, 1028, 1538, 1281, 515, 1025, 771, 1537, 1539, 1282, 1281, 1283, 1536, 1281, 768, 1282, 1282, 1026, 517, 1024, 1539, 1540, 770, 1537, 768, 1024, 1283, 2050, 1280, 1539, 2050, 1282, 1537, 1026, 1025, 1537, 2052, 771, 1800, 768, 768, 1025, 1028, 1027, 1795, 1027, 2051, 769, 769, 1537, 1282, 1282, </text:p>
      <text:p text:style-name="P1">1285, 1539, 515, 1283, 516, 1026, 1539, 258, 770, 1284, 1539, 515, 1540, 1282, 773, 771, 1538, 1027, 1028, 1281, 774, 2562, 770, 1025, 1028, 770, 515, 1536, 1028, 1029, 1537, 1541, 774, 512, 1282, 1281, 515, 1282, 1028, 1285, 004, 512, 769, 1794, 1542, 514, 1026, 1024, 1284, 770, 515, 1025, 1282, 002, 514, 1026, 513, 003, 1024, 1538, 256, 1282, 777, 256, 1540, 769, 1281, 1025, 1284, 771, 517, 1284, 1029, 515, 1026, 1027, 1026, 514, 1283, 770, 515, 259, 1283, 1541, 259, 1539, 1028, 513, 1282, 1280, 1028, 513, 1282, 2049, 1283, 1284, 261, 1282, 517, 514, 1026, 1283, 773, 771, 1794, 2053, 1026, 261, 1796, 1540, 1539, 515, 1024, 769, 2053, 772, 2049, 773, 1795, 1027, 1542, 1283, 1537, 1026, 1538, 517, 771, 1027, 1026, 1281, 1025, 769, 1283, 1025, 2565, 772, 1536, 1030, 516, 515, 1794, 514, 1285, 1030, 516, 770, 1026, 769, 1284, 516, 1288, 1285, 1284, 1284, 1030, 1025, 770, 1539, 1283, 1283, </text:p>
      <text:p text:style-name="P1">1541, 517, 1540, 257, 769, 770, 258, 2050, 770, 770, 1027, 1027, 1285, 515, 1025, 1284, 260, 1537, 1283, 770, 770, 1025, 770, 1282, 770, 002, 001, 1286, 773, 1280, 515, 515, 773, 003, 512, 768, 1280, 513, 768, 771, 772, 771, 258, 512, 513, 769, 257, 514, 001, 257, 002, 002, 258, 1024, 256, 256, 002, 001, 1282, 515, 1026, 1280, 1024, 772, 1027, 771, 1537, 1283, 514, 1284, 2050, 1285, 516, 1025, 1024, 512, 771, 771, 516, 1281, 1025, 2049, 771, 1539, 1028, 1286, 513, 1282, 1796, 512, 1284, 1025, 1538, 259, 1282, 1538, 1028, 1795, 1027, 1282, 1025, 1538, 1029, 2563, 1285, 2049, 1282, 1283, 1284, 1026, 1026, 771, 2306, 770, 1026, 1537, 1539, 1541, 1794, 256, 1281, 1026, 1282, 770, 1282, 773, 1540, 1539, 1026, 1539, 1793, 1028, 1540, 2564, 2309, 1026, 1541, 771, 1541, 1539, 771, 1025, 1283, 1024, 1540, 1283, 2049, 1286, 1540, 1539, 1285, 1537, 1283, 1797, 1027, 1280, 1282, 1282, 1025, 1538, </text:p>
      <text:p text:style-name="P1">1026, 1282, 2050, 772, 514, 1284, 261, 1282, 768, 1281, 1025, 1539, 1540, 515, 1282, 1280, 769, 1282, 773, 2050, 1539, 1794, 1282, 1539, 1027, 1283, 1024, 515, 258, 1795, 257, 1025, 1794, 770, 1540, 515, 1282, 1028, 1282, 1283, 772, 1540, 1283, 1284, 516, 1540, 1028, 1282, 260, 1280, 1026, 258, 257, 001, 771, 1281, 258, 770, 770, 513, 1027, 770, 1284, 1284, 772, 1281, 1280, 1540, 775, 1539, 1027, 1281, 1541, 1540, 1797, 1286, 1542, 2050, 1540, 772, 2051, 1285, 1030, 2052, 1286, 1284, 1284, 1539, 1284, 1285, 1797, 1796, 1798, 1287, 2310, 1540, 1283, 1540, 1286, 1286, 1283, 1541, 1031, 1795, 1540, 2312, 2053, 2056, 1542, 1799, 1541, 1794, 1794, 1284, 2053, 1284, 1286, 1545, 1285, 1796, 1798, 1797, 1543, 2050, 1030, 1541, 2053, 2309, 1286, 770, 1796, 515, 1029, 2308, 2054, 1799, 2827, 2052, 1539, 2309, 1027, 1282, 2310, 1541, 2055, 1539, 1797, 1286, 1030, 1797, 1284, 1287, 1285, 1289, 1540, 1797, 1800, 1283, 1286, 1799, </text:p>
      <text:p text:style-name="P1">2569, 2565, 1799, 2055, 1542, 2050, 2053, 1545, 1283, 1540, 2307, 769, 1798, 1028, 2560, 1540, 2054, 2051, 773, 1285, 1285, 2565, 1539, 1286, 1541, 1286, 1285, 1540, 1028, 1799, 2307, 1027, 516, 1542, 516, 1538, 769, 770, 1797, 1285, 1283, 1284, 516, 1538, 517, 1539, 518, 1028, 1284, 770, 1540, 001, 1029, 773, 1027, 1284, 1542, 1028, 1285, 1024, 773, 1029, 1537, 259, 770, 1536, 1025, 1026, 770, 1026, 517, 773, 768, 258, 1025, 768, 768, 004, 1024, 771, 2306, 515, 259, 1282, 1282, 513, 1795, 769, 772, 1282, 1026, 1795, 1283, 1027, 1029, 1280, 1537, 770, 1026, 772, 1540, 1026, 1028, 1024, 1537, 1025, 1539, 1029, 769, 1284, 1539, 1795, 1281, 1282, 1025, 1028, 1539, 771, 768, 2306, 1281, 1024, 1537, 1538, 771, 1025, 1542, 1539, 1794, 1796, 1283, 1026, 1283, 1286, 1537, 1281, 1793, 1281, 2307, 1025, 1026, 2306, 514, 1282, 1797, 774, 1026, 1285, 1282, 1543, 1541, 1028, 1537, 1286, 1281, 1281, 514, 515, 1028, 1025, </text:p>
      <text:p text:style-name="P1">1541, 1283, 1024, 1282, 1285, 768, 1282, 1024, 1793, 1285, 1796, 1027, 1284, 1280, 1284, 1025, 1286, 1029, 1538, 1283, 1539, 1539, 2048, 512, 2050, 258, 773, 513, 1025, 1027, 1281, 2051, 1282, 1793, 1537, 515, 514, 1281, 002, 2051, 1537, 1285, 1281, 515, 1281, 1541, 768, 516, 1283, 1025, 770, 512, 1538, 516, 257, 769, 512, 770, 1536, 771, 772, 1029, 770, 257, 2053, 771, 2052, 769, 1029, 769, 518, 1026, 1027, 515, 772, 1796, 1028, 1283, 1284, 1026, 2051, 1285, 1796, 517, 1285, 2052, 1284, 2049, 1028, 1285, 1027, 1798, 1796, 1798, 1541, 1032, 1542, 2308, 1029, 2051, 1283, 517, 2308, 2307, 1027, 1027, 2309, 2310, 1286, 1546, 1544, 2053, 1285, 2057, 2824, 2311, 1029, 2056, 1283, 1542, 1797, 1027, 1032, 1284, 1800, 1288, 2054, 2307, 1800, 2571, 2052, 1801, 772, 1286, 1286, 1542, 1793, 1798, 1796, 1538, 1798, 1542, 1283, 2309, 2310, 1540, 2054, 2568, 1798, 1283, 2309, 1285, 2051, 2309, 1540, 1797, 1284, 1031, 1797, 1539, </text:p>
      <text:p text:style-name="P1">2054, 1799, 1795, 2061, 1543, 2821, 2057, 1543, 2822, 2567, 2565, 2564, 1798, 2306, 2307, 1286, 2056, 773, 1795, 2568, 1542, 1795, 1539, 1794, 2566, 1286, 1287, 1797, 1541, 2052, 771, 1542, 1030, 1287, 1540, 1798, 1545, 2566, 2055, 1800, 1286, 1027, 1542, 1284, 1540, 2308, 1285, 1029, 1284, 1540, 2053, 1283, 1287, 1284, 1284, 772, 1029, 258, 772, 773, 771, 771, 1287, 1540, 771, 1027, 512, 512, 258, 512, 512, 1282, 256, 257, 768, 002, 1025, 001, 003, 1025, 512, 1025, 1025, 513, 1280, 1025, 1025, 258, 1280, 771, 768, 1025, 256, 257, 513, 1027, 771, 256, 256, 768, 515, 513, 1536, 1024, 769, 769, 1281, 257, 1025, 1284, 770, 514, 2052, 257, 000, 1281, 512, 769, 257, 513, 770, 001, 513, 1026, 1536, 1282, 1025, 1280, 512, 1282, 003, 769, 513, 768, 768, 768, 1024, 1280, 769, 1281, 256, 005, 1794, 513, 1026, 1281, 1793, 513, 771, 1024, 768, 001, 256, 515, 1026, 769, 513, 1027, 260, 1027, </text:p>
      <text:p text:style-name="P1">1027, 000, 1025, 256, 513, 770, 514, 1025, 1024, 1537, 768, 1281, 512, 518, 768, 1537, 770, 512, 1025, 768, 512, 771, 259, 768, 257, 512, 513, 768, 771, 512, 768, 001, 769, 1024, 258, 768, 001, 1026, 000, 1027, 769, 769, 258, 513, 001, 513, 768, 768, 259, 001, 256, 769, 258, 512, 512, 256, 769, 512, 1024, 512, 768, 257, 000, 002, 771, 1024, 512, 001, 1280, 1029, 773, 1027, 514, 1027, 1285, 2050, 1028, 1283, 1285, 1540, 1286, 772, 1028, 1541, 1029, 1284, 1541, 1794, 1797, 1031, 1027, 1286, 1032, 1541, 1029, 1541, 1028, 1794, 1796, 1288, 1541, 2053, 1284, 1029, 2565, 1799, 1285, 1028, 1284, 2311, 1540, 1797, 1284, 773, 2309, 1285, 1795, 2567, 2821, 2310, 1286, 2566, 1541, 1793, 2565, 1286, 1800, 1545, 1797, 1285, 1540, 1027, 1543, 2307, 2311, 1539, 2309, 2309, 2055, 1540, 1287, 1799, 2562, 2820, 3077, 1797, 2055, 1543, 1545, 2053, 773, 1286, 2051, 1540, 2309, 2053, 1286, 1543, 1032, 2569, </text:p>
      <text:p text:style-name="P1">1283, 1026, 2057, 1283, 1797, 1541, 1538, 2051, 1797, 773, 1288, 2308, 2310, 1541, 2052, 2053, 1800, 1030, 1541, 1028, 2055, 2313, 1541, 2821, 1029, 2309, 1286, 1284, 1028, 2051, 1798, 1541, 1798, 1797, 1029, 1542, 2051, 773, 516, 1285, 1028, 1538, 774, 1286, 1029, 1797, 772, 1284, 1282, 515, 1795, 1025, 1028, 2562, 770, 1030, 515, 1541, 773, 1541, 1794, 1542, 1029, 768, 1795, 517, 1284, 1796, 1027, 1537, 769, 1281, 770, 1025, 1282, 1027, 1028, 1026, 1538, 1280, 518, 2307, 1280, 1026, 770, 1026, 259, 1282, 1284, 771, 771, 1537, 1540, 769, 2305, 517, 770, 1281, 514, 771, 1539, 1025, 1284, 1539, 770, 1026, 1025, 257, 1284, 1027, 513, 772, 1538, 1282, 1024, 2051, 1284, 1792, 1027, 1026, 1282, 1795, 2309, 769, 1537, 1536, 771, 2052, 1797, 256, 1281, 1280, 769, 771, 1028, 1025, 1538, 1282, 1281, 1283, 2305, 513, 1536, 1538, 1027, 1282, 1283, 1541, 1025, 1282, 1281, 1025, 001, 1282, 1280, 1026, 1025, 1026, 1027, 1028, </text:p>
      <text:p text:style-name="P1">1025, 1793, 1539, 1283, 1028, 1281, 1282, 1283, 1025, 1537, 1540, 1025, 2564, 770, 1026, 768, 1537, 1797, 1025, 1027, 769, 1280, 1283, 1024, 768, 1027, 768, 1028, 770, 1284, 1028, 1282, 1026, 1281, 258, 1284, 1024, 513, 769, 1281, 261, 1539, 1026, 1027, 1027, 1281, 512, 1024, 513, 1025, 1024, 002, 772, 1537, 1025, 1282, 771, 003, 1280, 770, 1028, 258, 514, 1795, 513, 768, 769, 513, 001, 768, 769, 1026, 1282, 1542, 1030, 1028, 514, 773, 1282, 772, 1286, 1283, 514, 1539, 1028, 1540, 1540, 1033, 1540, 1027, 772, 1285, 1796, 771, 1539, 772, 1537, 1538, 1540, 1795, 1285, 1543, 1796, 1028, 1028, 1540, 2307, 1546, 2309, 2053, 1540, 1796, 1027, 1541, 2307, 1028, 1796, 1537, 2052, 2052, 1797, 2054, 1540, 1543, 2054, 2312, 1285, 1794, 1538, 1544, 2311, 1538, 2053, 1286, 2054, 2563, 2310, 1280, 2053, 1542, 1542, 1030, 1285, 2052, 2054, 1285, 519, 2309, 1794, 1284, 2051, 1542, 2052, 1283, 1541, 1797, 1797, 2825, 2052, 2566, </text:p>
      <text:p text:style-name="P1">1542, 2565, 2053, 1539, 1542, 1027, 2310, 1285, 2307, 3333, 1800, 2052, 2567, 1287, 1542, 2054, 1795, 2308, 1287, 1289, 1541, 1542, 1027, 1028, 1540, 2567, 1285, 2566, 1026, 1029, 1282, 1281, 1796, 1284, 1025, 516, 1541, 1284, 1284, 1027, 1539, 1281, 1286, 1796, 776, 1545, 1283, 1540, 771, 515, 1027, 770, 1542, 769, 1539, 1282, 1029, 771, 1285, 514, 517, 1283, 515, 515, 1283, 514, 1025, 773, 518, 1538, 771, 769, 514, 1026, 256, 000, 770, 1026, 512, 001, 000, 768, 256, 512, 256, 512, 513, 1024, 513, 512, 1024, 001, 768, 512, 512, 000, 256, 768, 1538, 256, 512, 513, 513, 000, 002, 000, 257, 512, 512, 768, 1024, 000, 768, 000, 513, 1026, 768, 513, 1281, 256, 769, 1025, 001, 773, 1025, 1536, 1536, 773, 512, 1024, 512, 768, 769, 512, 512, 1024, 1024, 512, 1540, 769, 768, 1538, 768, 1280, 512, 1024, 512, 770, 768, 1539, 515, 512, 1280, 512, 512, 512, 514, 513, 1024, 1282, </text:p>
      <text:p text:style-name="P1">770, 2560, 256, 257, 003, 1538, 768, 257, 1280, 770, 769, 768, 1282, 768, 772, 257, 515, 1024, 768, 1025, 000, 1027, 259, 513, 1794, 002, 768, 257, 512, 768, 513, 001, 514, 768, 769, 257, 512, 000, 512, 513, 1026, 1024, 1280, 1536, 256, 1282, 513, 258, 003, 256, 1024, 512, 1024, 513, 1280, 256, 001, 512, 256, 1024, 768, 513, 000, 000, 256, 512, 256, 512, 768, 256, 512, 256, 256, 000, 000, 001, 771, 1027, 1281, 2051, 1029, 516, 1027, 1283, 1027, 1542, 1283, 1028, 769, 1026, 1026, 1030, 1287, 1538, 1542, 1284, 2565, 1800, 1542, 1539, 1286, 1799, 1026, 1540, 777, 1538, 2821, 1539, 1541, 1281, 2051, 1540, 770, 775, 2308, 1797, 1030, 1540, 2051, 1029, 2053, 3079, 1284, 1794, 1288, 1031, 2054, 1286, 1025, 2310, 1284, 2054, 2310, 1025, 1030, 2052, 1029, 2054, 1287, 1542, 1284, 2308, 1540, 1542, 775, 1542, 1540, 2569, 2054, 1290, 1284, 1540, 2310, 1286, 1028, 1286, 1801, 1794, 1542, 1282, </text:p>
      <text:p text:style-name="P1">2055, 2311, 1541, 2052, 1541, 2566, 2050, 2053, 1797, 1540, 1540, 1541, 2565, 2820, 2312, 2309, 1800, 1539, 2052, 2311, 1541, 2309, 2310, 2306, 1286, 1032, 1282, 1028, 2053, 1801, 1795, 2307, 775, 1796, 2567, 1025, 1029, 773, 1797, 1285, 1282, 770, 1542, 1283, 1286, 1030, 1030, 770, 1796, 517, 771, 1284, 1281, 769, 1797, 773, 2052, 1029, 1027, 2050, 768, 1028, 1282, 1282, 771, 771, 516, 256, 1283, 1027, 257, 2306, 514, 514, 1027, 1281, 1025, 769, 768, 1024, 769, 770, 771, 769, 768, 1026, 1283, 1026, 1280, 513, 1536, 1537, 769, 259, 1540, 770, 1282, 1536, 1283, 1283, 1027, 2306, <text:soft-page-break/>1539, 1285, 1539, 772, 1280, 516, 1539, 1025, 772, 768, 768, 1539, 770, 1028, 1027, 770, 1538, 1285, 1282, 1024, 771, 1796, 257, 1281, 769, 1281, 1281, 769, 1539, 2049, 1282, 1540, 1026, 1284, 1024, 1281, 770, 1792, 1286, 1796, 770, 1793, 1539, 769, 1028, 769, 1026, 1025, 1026, 1282, 1282, 1539, 1281, 1537, 1026, 1283, 1540, 771, </text:p>
      <text:p text:style-name="P1">1026, 513, 1536, 1792, 2049, 1025, 1283, 2051, 1541, 771, 2306, 1282, 1283, 257, 1283, 1026, 2050, 1794, 1282, 769, 1538, 1286, 771, 2306, 2052, 1282, 1030, 1796, 1282, 514, 772, 1281, 1024, 1286, 1540, 1025, 1028, 770, 2048, 1284, 1027, 1792, 2049, 1541, 1028, 1028, 1539, 1281, 772, 1280, 1282, 514, 768, 257, 1026, 513, 1024, 512, 1282, 1539, 256, 1281, 772, 258, 770, 1025, 514, 1025, 770, 515, 515, 1026, 1024, 1024, 1281, 515, 771, 770, 769, 257, 1538, 1542, 1030, 1542, 1540, 1541, 259, 771, 772, 2052, 1283, 1029, 1538, 1287, 1282, 771, 1544, 1034, 1283, 1543, 1030, 1285, 1283, 1027, 1285, 2052, 2822, 1795, 1794, 1286, 1543, 1541, 1798, 2057, 773, 1541, 2310, 1541, 2563, 1797, 1545, 774, 1288, 2310, 1284, 1542, 1543, 2822, 1797, 1797, 2307, 2053, 2056, 2309, 1286, 2569, 1539, 1027, 2053, 1288, 1795, 774, 2051, 2307, 3336, 2054, 3078, 1285, 2311, 1544, 1544, 2822, 2565, 1027, 1539, 1796, 2052, 775, 2052, 2823, </text:p>
      <text:p text:style-name="P1">1545, 1542, 1797, 2308, 2562, 2824, 1543, 1541, 2053, 1033, 1797, 2310, 1539, 1797, 1288, 2055, 1287, 1540, 1544, 2310, 2564, 1797, 1284, 2820, 2058, 1283, 1284, 2309, 775, 2568, 1794, 1288, 2052, 1285, 1034, 1798, 2563, 1798, 2310, 2310, 1539, 1802, 2308, 1542, 1542, 1285, 2306, 1542, 1285, 1027, 1284, 514, 2563, 1540, 1542, 1289, 1796, 2052, 1539, 1541, 1288, 1285, 1539, 260, 772, 1281, 1538, 1539, 516, 774, 1284, 1283, 1029, 1537, 1026, 1027, 1025, 1025, 1285, 1026, 1027, 775, 512, 512, 256, 256, 259, 512, 000, 001, 512, 002, 512, 000, 260, 000, 257, 1281, 512, 257, 000, 001, 1280, 512, 768, 1024, 000, 256, 1539, 001, 257, 1024, 768, 512, 1280, 256, 257, 1281, 1280, 515, 513, 1281, 1280, 001, 1282, 1536, 512, 1026, 514, 1281, 1280, 256, 258, 512, 512, 1024, 000, 1024, 513, 768, 769, 1281, 771, 1536, 512, 258, 1536, 1028, 1280, 1536, 513, 771, 513, 515, 1539, 513, 512, 512, 768, 768, </text:p>
      <text:p text:style-name="P1">1025, 1025, 1024, 1280, 1281, 1024, 1024, 768, 513, 000, 1025, 512, 1026, 513, 769, 1024, 769, 256, 1026, 256, 001, 1026, 515, 1280, 769, 1536, 1024, 518, 1536, 1026, 256, 513, 000, 512, 768, 770, 512, 1536, 1280, 256, 768, 000, 1283, 257, 1536, 1026, 514, 000, 768, 1025, 001, 1793, 258, 001, 000, 768, 515, 256, 1280, 768, 769, 1280, 513, 258, 1537, 512, 512, 000, 256, 002, 001, 001, 1026, 512, 513, 000, 768, 000, 768, 256, 512, 256, 257, 002, 1282, 1284, 1026, 1282, 772, 768, 1026, 518, 773, 1282, 1025, 1283, 1283, 1283, 1541, 774, 1027, 2564, 1542, 773, 1797, 1285, 2051, 1800, 775, 771, 1795, 1030, 1285, 1028, 1285, 1800, 2050, 1284, 1799, 1801, 1030, 2562, 2560, 1541, 1538, 1289, 1285, 1030, 2052, 773, 2053, 1284, 1538, 1029, 1542, 1540, 1287, 2821, 1285, 2308, 2310, 1540, 1285, 2565, 2307, 1545, 2309, 1286, 2310, 1538, 2053, 2050, 1283, 2307, 1541, 2564, 1542, 1284, 1797, 2052, </text:p>
      <text:p text:style-name="P1">1799, 1284, 1284, 2307, 1541, 1797, 1284, 2307, 1542, 2310, 2564, 1540, 1800, 1540, 1798, 1796, 1539, 1031, 1029, 1285, 1796, 2052, 2311, 2566, 1283, 2052, 1541, 1029, 2054, 1286, 2052, 1543, 2309, 1542, 1285, 770, 2051, 1028, 1539, 2051, 2052, 1542, 1793, 1797, 1796, 772, 517, 1540, 2306, 1797, 1028, 1541, 1542, 2050, 1029, 1284, 1289, 1541, 1541, 772, 1028, 1795, 515, 517, 2049, 1029, 1281, 516, 1284, 771, 1285, 1027, 1538, 1285, 1283, 513, 1026, 001, 1284, 515, 1287, 256, 1027, 1027, 516, 1281, 257, 769, 514, 1282, 1537, 770, 1024, 258, 002, 771, 770, 1028, 1281, 1025, 1281, 515, 1025, 1025, 1283, 1538, 514, 1280, 515, 1539, 771, 769, 1027, 770, 1026, 1283, 1539, 1537, 1029, 1028, 769, 2050, 513, 1026, 1283, 1027, 1280, 1283, 772, 1281, 1027, 1796, 1284, 1538, 1028, 2305, 1536, 1537, 1281, 1026, 1542, 516, 1028, 1284, 1541, 771, 1539, 1026, 1281, 1538, 1284, 771, 1536, 1795, 1282, 1538, 1794, 1538, 1794, 1794, </text:p>
      <text:p text:style-name="P1">514, 2050, 1280, 1283, 1540, 1538, 2308, 1026, 1027, 1026, 1025, 1026, 1539, 1028, 769, 1284, 1025, 1539, 1281, 1283, 2048, 1026, 772, 1028, 1025, 770, 1282, 1028, 1282, 1282, 1281, 1025, 1794, 1283, 1539, 770, 775, 769, 1538, 1027, 772, 770, 1026, 771, 770, 1025, 2050, 515, 1283, 1025, 1796, 1536, 1282, 1028, 516, 1282, 769, 768, 258, 516, 1027, 1025, 1281, 1283, 770, 512, 513, 773, 1027, 515, 1026, 512, 1536, 513, 1027, 1029, 1281, 512, 513, 515, 1025, 515, 515, 000, 1281, 770, 772, 1282, 1536, 005, 1285, 1285, 1541, 1284, 1287, 1798, 2051, 1800, 1794, 1030, 1027, 1541, 1539, 1795, 1542, 1285, 2051, 1028, 1283, 1543, 2053, 2053, 1030, 2307, 2051, 768, 516, 517, 2052, 1029, 1541, 1284, 2054, 1542, 1542, 1796, 1541, 1540, 1544, 2056, 1542, 1796, 1286, 2052, 1541, 1282, 2310, 2051, 2822, 2053, 1798, 2053, 1288, 2310, 2052, 2054, 2053, 2567, 2315, 2313, 1544, 2309, 2568, 3077, 2053, 1798, 2053, 1544, 2825, 2311, </text:p>
      <text:p text:style-name="P1">1285, 1541, 2057, 1031, 2309, 1801, 1544, 2052, 1798, 1798, 1287, 1798, 1284, 1283, 2821, 2819, 1798, 1798, 1540, 2312, 2057, 1798, 1288, 1540, 1287, 2821, 1796, 1031, 2311, 1285, 1287, 1539, 2310, 1797, 1283, 2314, 1027, 1028, 1030, 2821, 1539, 1284, 2308, 773, 1797, 2305, 1798, 1285, 2310, 2307, 2818, 1289, 1283, 1543, 2311, 1542, 2308, 1282, 774, 2054, 1541, 1285, 1798, 1794, 1541, 2051, 1284, 771, 1539, 1794, 1286, 1797, 2052, 2054, 257, 514, 1794, 1799, 1539, 1030, 1796, 259, 514, 513, 1027, 1541, 1794, 514, 1282, 2304, 771, 1027, 1024, 258, 1030, 512, 1028, 1794, 1281, 1283, 1026, 1025, 1026, 2050, 1281, 770, 1536, 1540, 1540, 1283, 2051, 1283, 2050, 1792, 1795, 1282, 1025, 1282, 771, 1024, 1025, 1281, 770, 1027, 258, 1283, 1796, 2051, 1538, 1794, 1284, 1280, 1798, 1281, 1539, 1029, 1282, 2048, 2307, 772, 1283, 1538, 1540, 1539, 1027, 772, 257, 2307, 2567, 1797, 1537, 1285, 2565, 2308, 1284, 1025, 2051, 1029, 1537, 1283, </text:p>
      <text:p text:style-name="P1">1542, 1536, 1541, 1281, 1283, 1542, 1281, 1793, 1282, 1796, 1539, 1026, 1029, 1540, 1540, 1029, 772, 2054, 1284, 1281, 1540, 773, 2309, 1538, 1538, 1286, 2050, 1284, 1282, 1542, 2049, 515, 1028, 1538, 1280, 1539, 2050, 1284, 005, 1538, 1026, 1540, 771, 769, 2308, 1026, 1283, 1539, 1282, 1539, 2564, 1029, 1536, 1797, 513, 1027, 772, 512, 770, 515, 1794, 1025, 1283, 1538, 1283, 771, 772, 769, 1030, 771, 1538, 1281, 770, 1281, 769, 1282, 259, 1027, 771, 1283, 1025, 257, 513, 516, 515, 768, 257, 256, 515, 772, 002, 513, 257, 514, 512, 512, 1029, 1540, 770, 004, 1540, 1538, 768, 513, 770, 773, 769, 1795, 771, 770, 773, 1285, 1285, 1539, 1282, 260, 1285, 1025, 1538, 770, 1285, 1284, 516, 1024, 1028, 1028, 1797, 516, 1026, 1285, 774, 1031, 2050, 1541, 1282, 2308, 772, 1029, 1540, 2052, 2050, 1537, 1028, 2055, 2820, 1284, 1282, 1286, 1541, 1542, 2564, 1284, 2308, 1545, 770, 1796, 1540, 1796, 1798, 1798, </text:p>
      <text:p text:style-name="P1">1800, 2056, 1027, 1030, 1796, 1539, 1793, 1542, 1796, 1542, 1541, 1538, 1797, 1286, 1539, 1796, 2051, 1540, 1028, 1282, 1796, 1285, 2311, 1029, 1540, 1537, 1539, 773, 1029, 1539, 1031, 2053, 1796, 1283, 1027, 1538, 1027, 1283, 770, 1027, 1026, 1029, 2052, 1285, 1284, 1538, 2057, 1796, 1543, 1283, 1283, 1029, 1794, 2057, 256, 1284, 1029, 1540, 772, 1283, 516, 1025, 1028, 770, 1539, 1026, 1539, 1282, 1282, 1282, 1028, 259, 1029, 1025, 2308, 516, 1282, 1795, 771, 1282, 1028, 1024, 1026, 000, 769, 002, 1538, 513, 516, 259, 001, 1028, 002, 512, 256, 771, 771, 1283, 515, 1024, 515, 1540, 1024, 1026, 1538, 515, 514, 1028, 1540, 769, 1284, 1792, 1028, 1794, 1537, 1541, 1029, 1026, 1026, 1027, 1280, 1538, 770, 514, 1025, 1282, 1539, 1026, 1795, 1538, 771, 1283, 1283, 769, 1026, 1283, 1281, 513, 1795, 2564, 771, 1283, 258, 1283, 1540, 1027, 1538, 1027, 1284, 1536, 1283, 1028, 1286, 1537, 1027, 1539, 1797, 1539, 1538, 2049, </text:p>
      <text:p text:style-name="P1">769, 1283, 515, 770, 1540, 1282, 1536, 1025, 1029, 1544, 1282, 2052, 1024, 1026, 2306, 1283, 1797, 1538, 1280, 1795, 1793, 1283, 2308, 1794, 2305, 1029, 2049, 1280, 1028, 1538, 1029, 1539, 2562, 1284, 2306, 771, 1028, 1538, 2048, 1536, 771, 1281, 1282, 771, 1281, 1282, 2048, 1027, 1539, 1538, 1028, 1028, 1026, 1540, 257, 516, 1028, 1538, 1537, 258, 515, 771, 1539, 770, 1026, 771, 1537, 1282, 514, 261, 1025, 1027, 1281, 1281, 769, 1281, 515, 1537, 1284, 512, 1025, 773, 516, 1539, 1280, 1281, 1283, 770, 513, 769, 1024, 1793, 514, 771, 1027, 256, 1027, 515, 1028, 769, 775, 1028, 1541, 1540, 513, 2056, 1283, 1026, 1282, 1544, 1285, 1542, 1541, 1797, 2053, 2311, 1800, 1541, 2308, 1798, 2057, 2051, 1797, 1028, 2054, 2052, 1798, 1796, 2562, 1283, 1286, 1539, 1539, 2053, 2049, 2054, 1283, 1031, 1034, 1795, 1542, 1541, 1540, 2053, 1289, 1284, 2821, 1796, 773, 1796, 2310, 1540, 1285, 1285, 2821, 1544, 1797, 2309, 3334, 1796, </text:p>
      <text:p text:style-name="P1">2055, 1797, 2307, 1796, 1797, 2055, 2053, 1540, 2049, 1284, 2055, 1542, 1798, 2052, 2054, 2054, 2308, 2311, 1287, 2309, 2563, 1284, 2565, 2054, 2059, 773, 1797, 2057, 2566, 2052, 1284, 2309, 1285, 2053, 1538, 1543, 2056, 1797, 1801, 2053, 1026, 2054, 1029, 2309, 1543, 1285, 2310, 1286, 2052, 1538, 1796, 1539, 1797, 1030, 1283, 2051, 1282, 1540, 1799, 1796, 1286, 1544, 2308, 2053, 1542, 1281, 2054, 1543, 1539, 1540, 1285, 771, 1283, 769, 1287, 770, 2052, 1540, 1538, 772, 1538, 1286, 772, 1283, 1285, 1539, 514, 1283, 1030, 1283, 517, 769, 771, 1025, 514, 1030, 1026, 1026, 514, 1283, 1028, 772, 514, 1024, 003, 514, 1792, 260, 1537, 1537, 1282, 1025, 1028, 1541, 1027, 1281, 1794, 771, 772, 2050, 769, 1284, 1283, 1281, 1026, 771, 1028, 1536, 1793, 769, 1025, 1280, 1281, 1281, 1282, 1026, 1026, 1793, 774, 1284, 769, 1283, 1794, 2307, 515, 1537, 1284, 1284, 773, 1028, 1027, 1541, 1283, 1028, 770, 1536, 2564, 1538, 1026, 2051, </text:p>
      <text:p text:style-name="P1">1539, 515, 3076, 1025, 1793, 1796, 1028, 517, 1539, 1285, 1794, 1537, 2564, 1282, 1540, 2048, 2050, 1283, 1541, 1025, 774, 1280, 1281, 772, 1541, 1025, 1285, 1283, 1794, 1282, 1282, 2306, 2048, 1284, 1028, 1282, 1283, 1025, 1538, 1280, 1536, 2052, 1794, 1027, 1025, 1283, 1539, 769, 1541, 1282, 1027, 1795, 1027, 1541, 1280, 1282, 514, 1026, 1026, 2051, 1539, 1281, 1281, 1281, 1027, 1539, 771, 1026, 1028, 769, 1284, 1281, 1027, 515, 257, 1538, 517, 1025, 2050, 1025, 1539, 1280, 1028, 771, 771, 768, 1024, 771, 1026, 514, 771, 259, 514, 772, 773, 1536, 1026, 1025, 768, 1281, 768, 515, 000, 1025, 1538, 1282, 1027, 772, 771, 001, 1539, 513, 1025, 513, 1281, 002, 1026, 001, 1794, 1029, 1024, 1794, 1027, 1027, 2306, 771, 1798, 1793, 258, 1538, 515, 1026, 1280, 1283, 516, 1284, 257, 773, 1538, 1794, 1281, 1539, 1281, 1283, 1026, 1284, 1284, 2050, 1027, 1796, 1030, 771, 2305, 770, 1026, 2307, 1027, 1025, 2309, 772, </text:p>
      <text:p text:style-name="P1">1538, 1797, 1029, 1539, 770, 1796, 2308, 1282, 1027, 1027, 1027, 515, 1539, 1794, 1795, 2310, 1796, 1028, 2308, 2307, 1539, 1797, 1541, 1797, 1795, 1285, 775, 1284, 2307, 517, 770, 1285, 1027, 1027, 1284, 259, 1539, 1032, 2049, 1030, 1280, 1543, 1539, 1028, 1538, 1283, 1283, 1281, 1285, 515, 1283, 2819, 1026, 1280, 1281, 1541, 513, 1539, 1026, 2054, 516, 1027, 770, 1283, 1026, 1284, 769, 002, 1033, 1028, 1537, 1024, 1281, 769, 769, 772, 1026, 1284, 000, 770, 258, 512, 1283, 769, 258, 512, 002, 002, 256, 770, 257, 1024, 513, 256, 1025, 769, 258, 512, 515, 258, 000, 258, 769, 1282, 771, 1024, 1024, 1282, 513, 768, 1281, 513, 769, 1282, 1025, 1539, 1028, 1538, 1024, 1536, 513, 1027, 1026, 772, 2304, 515, 2050, 2050, 1281, 1283, 1281, 770, 1541, 1283, 1028, 1796, 1028, 1283, 1280, 1028, 770, 515, 1024, 1539, 1282, 2048, 257, 2051, 1025, 1538, 1282, 1027, 1283, 1283, 1283, 772, 1794, 1283, 1029, 1793, </text:p>
      <text:p text:style-name="P1">1031, 1284, 1029, 1285, 1027, 258, 2306, 2052, 2049, 1539, 771, 1537, 1539, 1795, 514, 1026, 1284, 259, 259, 1541, 1795, 1281, 1282, 1537, 1794, 1536, 1541, 1024, 1795, 2051, 771, 2050, 1027, 1281, 1028, 1538, 1539, 1538, 2050, 1025, 1281, 1027, 2052, 1796, 1281, 1282, 1028, 1538, 1540, 1537, 1797, 769, 1796, 1283, 1283, 512, 1027, 1539, 1026, 1280, 770, 1280, 1026, 1538, 1027, 1027, 1028, 1283, 1282, 1026, 512, 1024, 260, 1284, 257, 260, 1540, 259, 1026, 1025, 1283, 1025, 1028, 1283, 1028, 1026, 770, 1282, 1024, 768, 256, 1281, 771, 769, 003, 1282, 258, 768, 256, 260, 1027, 1026, 1025, 512, 1025, 1285, 1024, 1284, 1284, 1538, 1284, 1797, 1538, 1285, 263, 2310, 2051, 1797, 1542, 1282, 1538, 1025, 2305, 1542, 2820, 1540, 1541, 1798, 2054, 2822, 2056, 1283, 2054, 1796, 1286, 2311, 2056, 1542, 1795, 1285, 2311, 2308, 1027, 2306, 1540, 1798, 1540, 2051, 2568, 1798, 1541, 1798, 2566, 1539, 1282, 1801, 2565, 1798, 2311, 2309, </text:p>
      <text:p text:style-name="P1">1797, 2053, 2309, 1288, 1797, 2563, 2310, 1799, 1542, 1286, 2310, 2308, 1543, 2564, 1797, 2051, 1800, 2054, 1795, 2821, 2309, 2310, 3336, 1284, 2311, 1541, 2567, 2309, 1539, 1544, 1542, 1539, 1800, 3076, 2054, 1287, 1799, 1541, 1283, 1028, 1029, 2311, 2311, 2819, 1285, 517, 2564, 1794, 773, 2561, 1287, 2819, 1283, 1797, 2055, 1540, 1796, 1541, 1027, 2053, 1795, 1540, 2054, 1541, 1798, 1798, 1541, 1797, 1797, 1285, 1028, 1286, 1539, 1281, 517, 2053, 1287, 773, 1281, 1793, 1796, 1542, 515, 2050, 1281, 1286, 1284, 2050, 2052, 1797, 516, 260, 1541, 773, 774, 1029, 1795, 770, 1285, 260, 1539, 515, 1283, 259, 1026, 1539, 1026, 769, 1024, 1281, 772, 513, 770, 512, 1026, 1536, 1537, 1027, 1793, 1025, 1024, 1027, 1538, 1538, 1538, 1795, 1793, 1026, 1026, 1281, 1281, 1285, 1026, 769, 1028, 512, 1539, 1024, 772, 1537, 771, 770, 1030, 1537, 517, 770, 1281, 1539, 1537, 1539, 1538, 1539, 1539, 2306, 516, 1026, 1537, 1540, 2051, 772, </text:p>
      <text:p text:style-name="P1">1028, 1026, 1538, 1542, 1283, 258, 1282, 1796, 1283, 1282, 1028, 1028, 1794, 2050, 1281, 1540, 769, 1539, 1283, 2053, 773, 1796, 1028, 1794, 2049, 1029, 1537, 1028, 2050, 1793, 1537, 1028, 1541, 772, 1539, 1539, 1026, 1285, 1539, 1027, 1283, 1029, 1793, 1538, 2051, 1540, 1027, 1282, 1539, 772, 1282, 514, 1284, 771, 1025, 1028, 1024, 773, 1795, 770, 1025, 1540, 1026, 1283, 1794, 1027, 1284, 1282, 1540, 1540, 1027, 1027, 514, 773, 770, 769, 1025, 769, 1539, 769, 1024, 258, 1028, 1029, 1026, 260, 771, 769, 769, 1282, 1282, 1029, 512, 1027, 770, 1025, 769, 513, 770, 771, 513, 001, 1280, 1027, 1025, 512, 259, 1025, 259, 259, 768, 1283, 256, 1024, 771, 002, 1284, 771, 1284, 1284, 000, 770, 2048, 1282, 769, 1282, 515, 1282, 771, 1027, 771, 260, 1028, 1537, 1025, 1541, 1287, 1285, 1026, 1540, 1027, 1284, 1028, 1538, 1280, 1029, 1027, 1025, 1284, 518, 771, 1794, 1283, 1283, 1029, 2050, 1538, 772, 1025, 1024, </text:p>
      <text:p text:style-name="P1">1797, 774, 1539, 1540, 1027, 1029, 1027, 1026, 1542, 1028, 1538, 1538, 2055, 1285, 1281, 1540, 2049, 1284, 1539, 2309, 1280, 1286, 1283, 1283, 1027, 1794, 2569, 2309, 1537, 2055, 1025, 1282, 1539, 1283, 2569, 774, 1544, 1029, 1796, 516, 1538, 2566, 1282, 1289, 1281, 1800, 1285, 1538, 1541, 1284, 1537, 1539, 1537, 773, 1285, 1028, 1538, 772, 1795, 1796, 259, 1286, 1027, 1028, 770, 1795, 262, 771, 770, 2051, 1284, 513, 1283, 1281, 1024, 1284, 770, 1024, 1024, 1282, 1283, 514, 260, 768, 257, 1029, 002, 1793, 1281, 513, 1283, 001, 1283, 1024, 001, 1026, 515, 1280, 768, 514, 1026, 004, 769, 768, 1028, 1024, 002, 769, 512, 000, 1025, 769, 514, 512, 1281, 1025, 771, 1794, 771, 1026, 514, 1026, 1026, 516, 1795, 1281, 770, 2817, 1794, 770, 1540, 1794, 1281, 1281, 1537, 1537, 2307, 1284, 2051, 1795, 1026, 1026, 1794, 1028, 1280, 2560, 770, 1537, 1793, 771, 1280, 1027, 1541, 768, 2306, 1284, 1283, 1798, 1538, 1027, </text:p>
      <text:p text:style-name="P1">1536, 2308, 1539, 2049, 1283, 2048, 1028, 1285, 1540, 771, 1283, 1280, 1027, 1538, 1028, 1027, 1283, 1029, 1027, 1029, 2053, 2564, 1282, 1792, 1281, 1538, 1285, 1795, 1281, 2052, 2051, 1281, 2305, 2304, 1283, 768, 1538, 2052, 1026, 1283, 1029, 1282, 1280, 1280, 1025, 1538, 1539, 769, 1280, 1539, 1538, 002, 2050, 1282, 2306, 1284, 1026, 1284, 1280, 1027, 513, 1538, 1283, 1284, 1028, 1025, 1537, 2817, 514, 2051, 1793, 1280, 1539, 1280, 771, 2051, 1282, 1795, 1282, 1283, 1284, 515, 1026, 769, 1282, 1540, 1025, 769, 1540, 1281, 769, 1537, 770, 1537, 1026, 1536, 769, 1796, 768, 514, <text:soft-page-break/>1283, 771, 1027, 1025, 1795, 513, 769, 514, 514, 772, 513, 515, 257, 1794, 1031, 1539, 775, 1024, 772, 2308, 1541, 1795, 1541, 1541, 774, 1031, 1283, 1793, 1030, 1538, 2819, 1030, 2051, 4103, 1542, 1801, 2052, 1285, 3077, 2055, 1543, 1028, 1797, 1539, 1285, 1541, 1029, 2311, 1539, 1542, 2308, 2054, 1286, 1540, 2056, 1284, 1028, 2308, 2056, 1796, </text:p>
      <text:p text:style-name="P1">2310, 1289, 2054, 1029, 1283, 2565, 2313, 1031, 2567, 1540, 2057, 1799, 2309, 2567, 3334, 2307, 1542, 1284, 3335, 2055, 1795, 1541, 1542, 2052, 2564, 2569, 2570, 2051, 2311, 3082, 2310, 2567, 1029, 1798, 1284, 1544, 1285, 2565, 2052, 1029, 1284, 2309, 1797, 2308, 2055, 2567, 2310, 2309, 2567, 1796, 1285, 2306, 2312, 2053, 1797, 1542, 2821, 1800, 1798, 774, 1538, 2565, 2053, 1542, 1542, 2566, 1288, 1797, 2058, 2055, 2057, 2053, 1283, 2053, 1540, 1030, 1286, 2563, 2822, 1542, 516, 1541, 1798, 1539, 1541, 2052, 1796, 1027, 1029, 1284, 1541, 1030, 1285, 517, 1539, 2306, 771, 770, 1792, 1798, 1282, 259, 1026, 1027, 768, 773, 1540, 1283, 773, 515, 774, 1026, 1029, 260, 1282, 512, 768, 257, 772, 1027, 1540, 1282, 1026, 1026, 769, 772, 1030, 768, 2308, 515, 1026, 770, 1282, 1285, 1284, 1282, 1281, 1282, 1537, 2307, 768, 1542, 513, 772, 1536, 1283, 1282, 259, 1026, 1026, 1793, 2052, 1796, 1795, 1280, 1280, 1026, 1794, 768, 1282, </text:p>
      <text:p text:style-name="P1">1030, 768, 2050, 1283, 1795, 2050, 1794, 1539, 1027, 771, 2053, 1539, 1026, 1285, 2305, 1537, 1795, 1540, 1536, 1283, 768, 1025, 1281, 1281, 516, 1026, 1793, 1283, 1281, 1284, 770, 1797, 2308, 1539, 1539, 770, 1283, 1282, 2309, 1795, 1286, 1797, 1283, 1286, 1284, 1539, 1285, 771, 516, 1027, 1026, 258, 1794, 1538, 769, 2049, 1283, 1537, 1281, 1280, 1283, 1797, 1796, 1024, 258, 2050, 1283, 1537, 1025, 2561, 1026, 1285, 1537, 1026, 1027, 1794, 1027, 2050, 1794, 1538, 1538, 258, 1281, 1538, 772, 1026, 1540, 1027, 1025, 514, 1539, 1280, 1795, 513, 1538, 257, 1026, 1027, 1026, 1793, 1282, 514, 258, 514, 770, 516, 772, 1539, 1282, 1540, 1026, 770, 1280, 770, 770, 769, 1794, 1796, 1026, 1283, 1029, 2051, 774, 1282, 1283, 2310, 1283, 773, 1285, 1028, 1286, 1541, 1540, 1794, 2051, 2562, 1285, 2310, 2055, 1545, 2313, 1539, 1798, 1797, 772, 1798, 2311, 1541, 2055, 1797, 1540, 2055, 1541, 1795, 1798, 2311, 2053, 2568, 2565, 1796, </text:p>
      <text:p text:style-name="P1">1547, 2054, 2309, 2054, 2307, 1285, 2054, 1796, 2308, 2055, 1540, 2056, 2056, 2051, 1543, 2307, 2309, 1798, 1797, 1543, 2306, 1798, 2822, 1286, 2055, 1541, 1540, 1795, 2052, 2054, 2053, 2311, 2054, 1797, 2310, 2307, 2055, 2052, 2569, 1540, 1283, 1798, 3079, 2310, 1285, 2308, 1542, 1796, 3333, 3077, 2054, 1542, 2565, 1542, 1541, 1286, 2051, 1284, 1537, 2308, 1795, 1540, 1028, 2308, 2054, 2058, 1543, 2051, 2052, 2310, 1543, 1540, 1287, 1795, 2308, 2310, 1798, 1537, 2054, 2055, 2308, 1027, 1543, 1541, 1286, 1795, 1798, 516, 1283, 1029, 1026, 1541, 1030, 1282, 1538, 1287, 1284, 2051, 1541, 1542, 1027, 259, 1283, 1028, 1540, 515, 2052, 771, 518, 771, 773, 770, 1794, 1283, 1796, 515, 770, 773, 1282, 259, 001, 771, 769, 1538, 1539, 1283, 769, 1024, 1280, 1027, 1026, 1538, 514, 1028, 1536, 1024, 1797, 1538, 1541, 2563, 1537, 1028, 2563, 1537, 1284, 1796, 769, 1539, 1025, 1538, 1025, 1029, 1028, 515, 1795, 515, 2565, 2051, 2050, 1282, </text:p>
      <text:p text:style-name="P1">771, 1284, 1281, 1027, 1025, 1285, 1540, 1282, 1538, 2053, 1283, 1537, 515, 1538, 1282, 1282, 2305, 515, 1028, 1024, 1027, 1539, 1284, 1283, 2050, 1025, 1029, 1028, 2305, 1029, 1537, 1029, 258, 2051, 2048, 1285, 1280, 772, 1537, 1284, 769, 2052, 1798, 1792, 770, 1539, 1285, 1536, 2051, 2049, 1540, 000, 2048, 515, 1537, 771, 768, 771, 1026, 1540, 2561, 2050, 1284, 2052, 1537, 1027, 516, 2306, 1027, 1536, 1795, 1281, 1280, 1538, 1798, 772, 2048, 1793, 1282, 1024, 1025, 2050, 1285, 1026, 1539, 768, 1536, 1025, 1281, 002, 257, 513, 1280, 1026, 1537, 772, 1537, 1540, 1027, 1024, 1538, 1282, 516, 1281, 1026, 769, 1281, 774, 1025, 768, 769, 1026, 516, 769, 1025, 516, 1793, 001, 002, 1026, 1283, 261, 1028, 773, 773, 771, 1285, 1543, 1031, 2052, 1800, 1025, 1286, 2313, 1540, 1283, 519, 1542, 1289, 1027, 1029, 1539, 1794, 1799, 1540, 1288, 2313, 1031, 2565, 2054, 1283, 1796, 2313, 2051, 1540, 1798, 2824, 2309, 2309, 1541, </text:p>
      <text:p text:style-name="P1">1543, 1797, 1287, 774, 2051, 2307, 1540, 1542, 1029, 2307, 1541, 2312, 2309, 1794, 1288, 2563, 1541, 1541, 2567, 1797, 1542, 1284, 2057, 2310, 2309, 2310, 2568, 2054, 1797, 1543, 1544, 1795, 3078, 3333, 2309, 1542, 1798, 1289, 1795, 2310, 1543, 2055, 3336, 3079, 1286, 1287, 1289, 1796, 2312, 2309, 1028, 1541, 2054, 1799, 2563, 1286, 2051, 1286, 2309, 2055, 2309, 2051, 2565, 2310, 2054, 2819, 2311, 2055, 1796, 2563, 2054, 1284, 1798, 1285, 2567, 1796, 1545, 1796, 1542, 1028, 2309, 1541, 1545, 2310, 1539, 2307, 1541, 1284, 1541, 2053, 1540, 1285, 1794, 010, 2054, 2050, 1287, 2054, 1542, 1538, 1284, 2051, 1797, 1538, 1541, 2309, 1286, 2567, 1029, 1795, 1799, 517, 771, 514, 771, 1028, 2053, 1028, 1283, 2307, 1539, 1025, 1283, 770, 1283, 514, 769, 1793, 2049, 1025, 1282, 770, 770, 769, 1538, 1281, 1283, 1541, 1026, 261, 1283, 513, 1539, 1797, 1027, 1539, 774, 1540, 2049, 1025, 1538, 1281, 1537, 1280, 2051, 1282, 1537, 517, 1794, 1795, </text:p>
      <text:p text:style-name="P1">1542, 1284, 2052, 1538, 2049, 1536, 1541, 1284, 1284, 1026, 772, 1028, 1793, 768, 768, 1794, 2052, 1285, 1028, 1281, 1536, 1280, 1538, 1283, 1282, 1538, 1537, 769, 1793, 1537, 1793, 513, 1797, 2052, 1028, 1283, 1281, 1026, 2049, 1030, 1284, 1541, 1798, 2309, 1026, 1284, 1025, 1537, 1282, 2306, 1539, 1027, 1537, 1794, 1027, 1793, 2560, 1539, 1793, 1541, 1284, 1794, 1540, 2049, 260, 1024, 772, 1796, 1027, 1797, 2053, 1026, 1794, 1024, 1539, 1283, 1537, 1281, 1029, 1540, 1282, 1283, 1025, 1029, 1026, 1794, 1795, 1281, 773, 1536, 770, 770, 1024, 1541, 259, 2050, 1026, 1794, 1024, 768, 1026, 1536, 1281, 1282, 1284, 1283, 256, 1285, 1029, 1282, 1283, 513, 1024, 1280, 512, 1537, 1281, 769, 771, 002, 1027, 1024, 259, 1536, 772, 1793, 1031, 1793, 1796, 1541, 1539, 1796, 1540, 1026, 1289, 515, 2306, 1287, 2052, 1797, 1030, 1034, 1285, 1281, 1028, 2568, 2308, 2052, 2563, 2055, 2052, 2311, 1799, 1284, 2053, 1798, 1285, 2823, 1286, 1540, </text:p>
      <text:p text:style-name="P1">31887, 23452, 10379, -23694, -5907, 28045, 13074, 1057, 10223, 27782, 871, 9566, 3465, 23455, -6317, 28107, -31433, 8591, -10824, -1245, 19469, -30837, -3911, -16922, -16420, 24602, 32659, 29054, 13167, 25629, -30491, -14624, 9628, 25563, 31012, -9692, -4661, -15689, 25282, 10658, 26295, 1397, 24114, -28036, -21428, 22987, 4275, -4893, 16997, 549, 25267, 24987, 4242, -25567, -22265, -22454, -6931, 31686, 25626, 27857, -25389, -18908, -7077, 8339, -14280, -20514, 12866, 10645, 11849, -13037, 1164, 27088, -10566, -25172, -26475, 31822, 22853, -13680, -21557, 23679, -29832, -8620, 31091, 4404, 27592, 15856, 32502, 29692, -7278, -18488, 14039, 18909, 23066, -31442, 2572, 15656, -6239, -17237, 2749, 31609, 8137, 32521, 2816, 13640, -18220, -8018, -5647, -9456, -28299, -23120, 23485, 29590, 23712, -15300, -25053, -7987, 2439, 30279, 21611, -24339, -15680, 8841, 29483, 1446, 13422, 10621, 4559, 15921, -22275, -5001, 17185, 12468, -13605, -556, 25009, 1233, 10198, 10174, -1904, 3544, 21618, 9886, 11741, 11636, 887, -16543, -164, -3222, 16891, 8568, 25392, -1785, 8814, 25408, 27647, 32270, -5566, 16190, 31541, -5124, </text:p>
      <text:p text:style-name="P1">13808, -1249, 12343, -6156, 26204, -27099, 23044, -26622, -2883, 23671, 10349, 28400, 25781, -3312, -9061, -13162, -20434, -26777, 29683, 7622, 671, 22250, -19033, -1747, -13185, 5363, 14670, -21043, -14871, 15619, -8100, -18724, -7314, -3449, 15918, -9575, 26912, 13558, -1261, 10522, 11878, 29498, -963, 24128, 12529, 1457, -10677, -30281, 5257, 16512, -17960, -12811, -13866, 29988, -22866, 25252, -1683, -25118, 26069, -23026, 24087, 27103, -30667, 20552, 7981, 294, -30698, -18316, 32652, 12167, -13035, 5576, 23102, 3499, 29516, 2851, -29898, 20763, -25699, -25284, 21086, -3838, 18409, -17770, -31433, -12585, -4022, 21947, 25128, 11364, -19214, -22573, 17734, -11908, -1719, -12178, -20602, -20069, -18912, -18258, -22677, 3205, -16687, 24375, 32508, 15730, -30640, -22501, 17463, 14426, 29443, 18800, -31624, -5119, 13682, -20555, 13346, 16793, 9711, 7844, 11364, -4660, -21923, 13955, -28667, -30902, -30063, 30261, -6472, 8111, -14540, 17564, -19678, 30145, 27767, 20544, 25000, 21941, 6914, 5358, 14251, -6373, 14252, 7622, -30709, -9192, 32625, 15403, 8525, 25312, -28697, -4369, -17724, 621, 23696, -21474, -16118, -17077, 30915, 1531, </text:p>
      <text:p text:style-name="P1">-9179, 11345, 4171, -5839, 31935, -9737, -25856, -1393, 32081, 9637, -14666, 25460, 31340, 5281, -30963, 22078, -3662, 11136, 16295, 17347, 8334, -16470, 19177, -8826, -16788, 15510, 26551, -5942, 18846, 29693, 30828, -4232, 3322, -20486, 26161, -27390, 24505, 25029, 6509, 2008, 18262, -27236, 8851, 30483, -11136, -31981, -18019, -29425, -14491, -32574, -11522, -27390, 10398, 5612, -5985, -18354, -17116, 23630, 6580, 8156, -11463, -8464, -4029, 18368, 30591, 31956, 21157, 18790, 23962, -2356, 13929, -6742, -17546, -6681, 18158, 24930, -7347, -16311, -654, 11963, -14614, -25984, 11431, 15152, 6186, 14402, -25964, 10298, -30692, 5089, -24771, 2076, -26654, 29660, -22630, -29181, -2569, 32590, -7479, -1862, -11187, -16151, -5313, 1462, -13006, -16089, -14688, -16656, 7716, 16902, -15733, -25073, -3454, -29021, 2185, -28187, 14709, -11817, -17600, -7772, -3584, 7008, -26001, -1555, -12965, 24797, 19012, -28140, -3899, -28447, 25094, 8764, -30863, 28881, -27901, -29678, -5044, 14635, 20754, 13892, 18899, -10560, 7086, -14375, -3482, -24908, -27184, -26645, 21042, 4516, -12517, -27905, -31569, 20640, -29884, -24080, -26634, -25630, -24374, -4261, </text:p>
      <text:p text:style-name="P1">17999, 28552, 29866, 13934, 12126, -26672, -12774, 11375, -12514, 7596, 4446, 4626, 1594, 26323, -2117, 15866, -30132, -29489, -13448, 26696, -3065, -3738, -15415, -31050, -15150, 11651, 24105, -14054, -12430, -15161, -7967, 394, 20197, 4526, 16068, -246, -4621, -7168, -3397, 10272, 16006, 21461, 18373, 16938, -31864, 26083, 26879, 29622, -12687, 6406, -11719, -18551, -11262, 23826, -21684, -19433, -13562, 12352, 12481, -5931, 5427, -7714, 14070, -10968, 29469, 4671, -10263, 11076, -32729, -8710, 4865, -20562, -24431, -1232, -15416, -26007, -14516, -11607, 30661, 27415, 29721, 6561, -12443, -29504, 14904, -21816, 30094, -21571, -11688, -32048, -32147, -14105, 10444, -10320, 17452, 19783, 227, -31646, -295, -29181, -5462, 29357, 26984, -23836, -16957, -12663, 15448, 1395, -27143, -30328, -18851, 19710, -32429, 19864, -811, 26035, 4557, -10696, -26805, -28846, -25014, -21277, -13172, 14105, -1417, -2516, 8616, 4322, 29586, -13349, 23582, -25593, -757, -4176, -15468, 6345, -29968, 9633, 30104, 1043, -4910, -17272, -28688, 8985, -16323, 23996, 7578, -376, 4170, 2069, -32034, -16689, 29140, -28413, 5211, 20945, 26548, -24882, 15139, -31668, </text:p>
      <text:p text:style-name="P1">-29232, -32467, -32242, 16145, 3621, -6022, -13135, 27080, -10091, -3697, 18640, -29375, -25768, -20773, 2589, 18079, -17964, -9702, -15642, 32297, 23686, 7101, 30665, 20387, 17182, -16839, -16002, -16962, -30103, -662, -24960, 20301, 24465, 23862, 23822, -26047, 31909, -10313, -27638, 29618, 4218, -337, 31110, 2177, -14615, -12080, 26572, -22585, 27956, 30771, 11643, -29289, 979, -2080, -8549, -7932, -11456, 32615, -13352, 5086, -13569, 14009, -6376, -9592, -5526, 21963, -16752, 4327, -5935, -27186, 6563, -10230, -17683, -6732, 8432, 2337, -23564, 12176, 25183, -24017, 29752, 11909, -17009, -13506, -17324, -16259, -13773, -9354, -31179, 2437, 30805, -7350, -8358, -5027, 13831, -10542, -13481, -10186, 4058, 29073, 9436, 32641, -16330, 13550, 14587, -24883, -1433, -7418, -30394, -23629, -21048, 23403, 169, 5072, -19253, 32655, -18291, 4279, 30367, -10089, 24777, 14914, 25339, 3484, 12665, 200, 10327, 2027, 1555, 24353, -6997, 13223, -5037, 12781, -6931, 32678, -26845, 29686, -2557, 26961, 18460, 4669, 19944, -17954, 9365, 6049, -15483, -8399, -30474, 18838, -28721, -21109, -28666, -15183, -13621, 11279, 17338, -6887, -24286, 008, </text:p>
      <text:p text:style-name="P1">-24675, -14429, 22698, -6049, 12015, -16954, -22436, 21176, -32708, 14129, -11862, -28624, 18119, 7892, -24336, 12100, -12160, 18504, -20704, 25253, 1809, -4019, -3459, -74, -30151, 21820, 31631, 28499, 13139, -14869, -2240, 16444, -6691, -9389, 13060, 21283, -6619, -11046, 20385, -32157, -9296, -18656, 11540, 21479, -27652, -15117, 27231, -20401, 27189, -2894, 8893, 20434, -31957, -22293, -20558, -9376, 11296, -4200, -17123, 642, -6326, -28966, 20286, -6717, -1526, -30, 11793, -14910, 9929, 24173, 30152, -15829, 22267, -24450, 16844, -28163, -23627, 3199, -31596, -15382, -27897, -305, 9981, -20841, -26304, 17577, -276, 10211, 22646, 25152, -23780, 32765, -29735, 15542, -24483, 29348, -25324, -12571, 369, 19796, -14878, -8870, 421, -23707, -4197, 11000, -21901, 3092, -20949, 12494, 7534, 14007, 17078, -14455, -29187, 32231, -23404, -3987, 16350, -9972, -10901, 632, -19656, -11640, -31032, -20843, -3428, 23618, -23123, -23671, -17240, -5423, 5326, 13297, -15358, -24542, 6637, -21865, 1910, 1105, 9403, 21715, 32627, 3356, -14871, -18813, 22269, 13824, 7410, -15285, -4852, 13065, -32432, 9977, -29848, 25839, -24455, 4404, -11726, 29440, </text:p>
      <text:p text:style-name="P1">28068, 31065, -11383, 32383, -16660, -22210, 30993, -10699, 17337, -3145, -28558, -10178, 27437, 10336, -6661, 8151, -13488, 18726, 16881, -7956, 22930, -1788, -7863, -12859, -25850, 24841, -21009, -19178, 17138, 7074, -13894, 579, -7430, 25170, -22158, 16413, 23541, -15903, -25378, 13473, -17567, -6354, 19014, -16349, 19912, -20143, 24889, 12719, 23515, 20736, 20045, 32249, 21478, 6433, 27727, -9805, 16939, -15750, -4838, -17293, 15978, 15493, -32484, 5057, 19227, -21971, 28522, -31245, 25337, -10307, -6614, -16700, 21711, -12499, -6043, -7340, 8071, -17741, -17707, 20026, 4155, 9071, -26123, -17954, -11237, 27008, -19321, -8259, 5718, -30445, -29910, -20615, 30195, -969, -2428, 20320, -30689, -12357, 4914, 29501, 4239, -17153, 10614, -7789, 16334, 14807, 17812, -20111, 4675, 056, 11628, 7590, -1958, 16491, 26318, 16206, 23906, -2866, 32168, -26203, 2764, 4419, -8836, 28972, -657, 23314, -16700, -13443, -4509, -20226, 794, 12239, 19797, -5761, -1908, -27567, 27371, -26699, 15604, -26786, 19103, 12938, 32718, 9948, 11156, -20101, -9219, -24519, 19181, 17888, -3546, -6433, 10808, 4529, 886, -18819, -9997, -6318, -32116, -28250, </text:p>
      <text:p text:style-name="P1">14258, 19063, -18234, -30522, 31207, -11385, 6913, -6386, -17037, 12875, -16159, 24270, -26539, -32063, -5763, 16826, -25409, 23232, 4944, 28354, -8381, -20077, 25518, 15732, -14303, 2026, -25169, -295, 31578, -2089, 4470, 5486, 8059, 13008, 13166, 20793, 3450, -10317, -28136, -6084, -29389, -20614, 131, -19814, -10764, -407, 21492, -24843, 4976, 28779, -139, -24609, 23049, -7997, 29679, 3772, -22971, -22144, -16636, -21301, 21812, -19261, 11944, -30742, 14203, -11002, -17783, 13486, 16074, -18922, 275, 31781, 27869, 15203, 6673, -14247, 21109, 31838, 4573, -12931, 13818, -19322, -594, 21675, 20993, -19731, -12577, -31300, 16964, -28280, -16336, 29374, -10656, -16159, 4129, 20429, 21767, 30992, -12027, 21575, -28577, 32362, -20818, -8446, -17426, -3073, 28976, -14797, 1040, 9114, -28803, 4186, 28673, 25891, 23776, -20749, 26753, -15111, -6041, 19089, 21550, 9607, -32283, -10647, 27417, -15507, 16384, 26575, -17385, 28893, 22597, -29992, -12020, -14131, -9148, -31210, 30898, 15006, -1163, 1576, 23387, 20512, 18779, -31381, -26011, 15588, -3469, 10183, 1121, -14269, -10183, 32676, -15838, 32653, -21519, -28899, -23818, -3569, 23033, 21964, </text:p>
      <text:p text:style-name="P1">11707, -12429, -16202, 14609, -3803, 23912, 15392, 29981, 31655, 15498, -7931, -15416, -5241, -3002, -12525, 28131, -12187, 10302, -2658, 763, 31625, -3768, 14666, -21185, 32615, -18048, -15331, 25087, -27645, -21522, 27649, -22929, -2210, 29957, -25784, 30350, 2558, -12547, -1507, -7969, 10983, -19137, 20131, -24448, 12835, -19937, -2723, 25317, -5095, -10464, -20097, -28370, -15724, -17733, -31074, -29314, 24994, -15346, -9185, -7255, 6658, -5903, -12185, 3583, 1420, -3075, 10574, 13077, -13469, -834, -31388, -6215, 27237, 21447, 4768, -6919, 9478, -4990, -28823, -23790, 10831, 3105, 31741, -30980, 12850, -26968, -21471, 11262, 9315, -23054, 25249, -8721, -7293, -3553, -12347, 28070, 19624, -6207, 30128, -14866, 25985, -14311, 12970, 15537, 31030, 9776, -31920, -4680, 29448, -12137, 16279, 9258, 26036, -14710, -17110, 7950, 14326, -1004, -26078, 11503, 23278, 25350, 23305, 12231, -20818, 1360, -4051, -11436, -19340, 13097, -20263, 14601, -22951, 8511, 21445, 5004, -24689, -25931, -3553, 18408, 26275, 31970, -8713, -11594, 15389, 11229, -12084, -2999, 10422, 1608, 1664, 18204, -9404, -5048, -23, 29649, 16001, -13544, -16128, 145, </text:p>
      <text:p text:style-name="P1">-9035, 819, -27006, -12128, -4687, 14218, 24796, 1191, -1788, -10241, 21598, 8450, -8372, 30422, 31379, -21763, -13640, 17627, 32344, -346, -27215, -31552, 7039, -8787, 6412, -23093, -12662, 11124, -12629, -9688, 18048, -8690, 31359, -14123, 13133, -24035, 32686, -15127, 6289, -23740, 153, -18444, 5019, 5426, -10482, 23544, -7671, -8353, 24894, 19050, -18034, -895, -24391, -1831, -16568, -14051, -30751, -13988, 2614, -26753, -1039, -15959, 13355, -761, 29423, 26303, -28668, 25864, 14849, -23057, 2614, -23991, -9346, -3722, 3597, -9052, -10283, -7794, 2916, 16229, 21447, 1533, 23556, -10075, 24872, 16499, 27915, -413, 13826, 16455, 29255, -3396, -28654, -31729, 16768, -8797, 8678, 1064, -6590, -24189, -20254, -21489, 28610, 6154, 28652, -28510, 17577, 4992, -8289, -1847, -18203, 32364, -22274, -29143, -16842, -4244, -31318, 783, -3776, 31467, 758, 27951, -28486, 9660, 11490, 6583, -2992, 5059, -5512, -8237, -6286, 30028, -22910, 15788, -23852, -21775, 1290, -9119, -398, 6787, 23195, 25325, -13229, 2423, 22617, 2763, 31321, -8531, -25390, -15589, -5634, -29080, -6800, 9665, -8257, -21002, -13689, -763, 19240, 23131, </text:p>
      <text:p text:style-name="P1"><text:soft-page-break/>-1317, -31738, 7952, -13765, -19401, -299, -29820, -5532, 5386, -21042, 18146, 6923, 26191, -27796, 28254, 20623, -28674, 28753, 29121, -21281, 1432, -22205, 23657, -9139, 19804, -8142, 24957, 10771, -6259, -22423, 16279, 10118, 2031, 3700, -13112, -28577, 8295, -1543, -26366, 11834, 3870, 31815, -24550, -12650, -15715, 27733, -22611, -273, 6514, -31975, 4582, 24440, 13206, 13224, -21121, 32057, -8169, -22591, -9425, -25232, -2135, -24066, 16030, 5975, 24829, 1795, 13974, 18562, 30153, 9968, 15184, 14361, -31359, -13433, 18305, -21615, -22510, -20899, -27787, -4831, -23076, 6001, 21048, -28823, -24603, 3348, -4595, -618, 1640, 22800, 3055, 9052, 20367, 15676, -28643, -18556, 6445, 13214, 21665, 22565, -31713, -134, -19228, 454, 32076, 23341, -19661, 4305, -8259, 32251, -4192, -15410, -8878, 26797, 23129, -17731, 17081, 774, 29980, -24866, -17332, 26629, -31136, 31292, 30550, -24905, 31844, 20176, 29589, -20145, -15384, 4754, 13870, 30641, -3769, 14668, 31254, -12324, 27141, -9225, 30563, 3304, 32372, -18221, 21135, -29946, 14311, -776, 24992, -30373, -28831, 29677, 5546, -30323, 27623, -21416, -28634, -3094, 3547, -21376, </text:p>
      <text:p text:style-name="P1">10145, 16717, -30523, 22819, 27122, -2774, 647, -24371, -7373, -3803, 26198, -6902, -10591, -31122, -8322, -1801, 9938, 32155, 19165, 29679, -4655, 6180, -12966, -2793, 10814, -5736, 23738, -250, 26009, 18172, 19729, 22226, -17308, -20599, -27642, 6051, 26257, -16900, -7799, 25491, -28839, 5627, 22149, -4862, -29173, -19931, 16030, -24673, -29947, 7396, 21396, 1452, 15822, 26066, -30443, 863, -28926, -4229, -29895, 9929, 26411, 4651, -30617, 23972, 637, -10498, -18381, -13657, -27922, -16471, -6065, 183, -31085, 3961, 13248, 17318, 8075, 7350, -24932, -4917, 3402, 8598, 15049, 25590, -29933, 27312, 3051, -3363, -18021, 1606, 31599, -11497, -4411, -10881, -28603, 25213, 15069, 1105, 14413, 17006, 18108, -28957, 16877, 25266, -3777, -15399, -6124, -16438, 29270, -29104, 19112, -23633, 15735, -3886, -25460, 2463, -12382, -12862, -30020, 21552, 25133, -22181, -1569, 14622, 29698, 28627, 056, -1823, -19926, -30777, 30031, 17536, -17171, -18076, 29017, -23809, -24181, 29041, -26168, -20221, -23377, 25596, 13906, 27070, -21736, 24325, 25589, -11290, 5655, 15928, -24034, -718, 4370, -7114, 27666, 30095, 11280, -22581, 30773, 22180, </text:p>
      <text:p text:style-name="P1">4698, 13259, 19789, -7476, 12144, -32453, -29763, 21283, -6264, -7293, -11461, -32539, -15158, -12078, -4468, -17018, 15285, 30776, -18436, -2537, -28441, -6140, -5345, -30689, -23032, 10791, -7752, -443, 19175, -29549, 9862, 6985, -15664, -16465, 11184, 23591, 25415, 12366, 310, -4727, -21827, -17475, -12016, 7829, -32621, -10455, -14511, -1727, -23845, 3256, -27536, -5207, -7791, -4561, -683, -18709, 20521, -23604, -13013, 28664, 30821, -13466, 21842, 16911, -7348, -14900, -21992, 13110, 3193, 24368, -2042, -18893, 27511, -2178, -31758, 31232, -21139, -22268, 6817, -16504, -29861, -21213, -225, -21516, 6596, 20228, 7076, -26508, 25302, -12043, 12087, -5229, -5311, 21169, -29891, -17514, -7505, -24144, -28546, 9661, -8457, 19104, -31360, -20630, 5068, 4078, 32076, -10992, 6818, -3645, -1747, -29110, 4808, 12842, 31545, -5719, -1482, 13040, -23093, 29840, 1863, -14603, 31614, -13453, 13143, 24735, 8676, -147, 6903, -6443, 6359, 19668, 29425, -18837, -31831, -31211, -2838, -25852, -28506, 4721, 16706, -16128, -29793, -25834, -1047, 11264, 7551, -22453, -22393, 31061, -12474, -9867, 19812, -25840, 31473, -23689, -13562, -32731, -14360, -22174, </text:p>
      <text:p text:style-name="P1">25598, -9545, -6313, -7604, -27693, -22099, 12193, -10556, -12116, -8673, -22902, 5475, -8488, 22056, 27515, -5532, 31303, 19697, 2494, -8397, -29880, 23072, 5098, -9553, 829, -26780, 24571, -17951, 21138, -25804, 7467, 18552, -695, -31588, 8798, -31998, 15561, -4698, -30144, -5763, 21434, -4280, -22174, -32091, 7174, -31220, -27861, 26592, 31558, -22016, -19829, -22750, 30931, -16102, 32505, -19009, 20390, 5290, -3202, -1762, 17667, -1358, -32223, 19253, -5623, -3409, -19311, 4172, 20145, -25669, -22974, -22899, 5555, 22686, 31869, 4431, 31281, -18426, -19994, -30815, 17014, 6151, 11542, 25708, 16784, 29398, -1421, -29259, -12382, -27561, -30160, 27331, -23217, 31145, -4654, -23101, 27071, -16107, 28382, -31743, 20219, -19318, -5055, -26226, 28345, 27324, -8572, 27336, -19159, -1897, 6655, 2379, -16956, -825, 770, -8662, 31630, 16243, 6035, -14579, -25185, -4266, 5678, 9470, -872, 17845, 5750, -23723, 4880, -8467, 24601, -11634, 20683, 19841, -14328, 4790, -32151, -2095, -25402, 31251, -5748, 21081, -23789, 28661, 19171, 21517, -21761, -17161, -8063, 5440, 1760, -1051, -16891, -1044, 28988, -22185, 8130, -17029, 10627, -27645, </text:p>
      <text:p text:style-name="P1">-3733, -8763, -20575, -19742, -25707, -8152, -20409, 17327, 3850, 7551, 3706, 13675, -31104, 12842, -21846, -9233, 9386, -29680, -4370, 23451, -10613, -28661, -565, -19199, -31673, 10955, -8452, 27383, -28379, -19698, -23900, 32088, 31287, -9729, -25214, -7986, -30322, 1405, -31050, 9893, -7080, 3791, 13751, 25093, 19207, 9837, -21743, 22104, 31443, -24055, 14322, -23953, 7944, -21535, 14773, -16490, -3150, -2096, -19717, -22887, 5127, 18689, -21920, 3702, -27838, 4697, 5261, 12347, -4076, -19158, -7593, -10182, 16313, -17755, 14480, 21766, 11429, 30558, -2959, -11673, 19084, 070, -12501, -18005, 20017, 2908, 6932, -18642, 17576, 7760, 31503, -19714, 5361, -13152, 13494, -30126, 30052, 26996, -14005, 5028, 32187, -12967, -11783, -22350, -12183, -26895, 12061, 28403, 172, 26263, -9716, -7561, -31039, -25076, -3609, -17697, 8397, -22159, -15, 22973, -7421, -3826, -19443, -15303, 6918, -20753, 27331, -7792, -5689, 7976, 3211, 9296, -18447, -12323, 20728, -18364, -25160, -16722, 10252, -7685, 577, 11368, -25075, 18335, 29352, -30720, -12597, 29203, -27073, -23424, -20784, -21897, 8290, -27442, -1767, -1055, -12966, 4724, 17384, -18796, </text:p>
      <text:p text:style-name="P1">-21718, -21131, 9027, 9588, -30787, 30165, 10114, 31026, -13312, -10829, -18240, -2707, -19650, -14888, -11694, -32198, 14752, 23044, 3350, -19955, -332, 14367, 28281, -21392, 25262, -16080, 16102, -13580, 8733, -17942, -28645, 29613, -31525, -4656, -10749, -8013, 12236, -26502, -5748, 17668, 7509, -17931, -5954, 25426, 597, -10196, 28927, 21744, 26138, -440, 23836, 14767, -8419, 15981, 14064, -10693, 29228, -2332, -16951, -2339, -1850, -5397, -27840, 10980, 14315, -30118, -18628, 18053, -18855, 2520, -10180, 5282, -133, -2309, 13689, -23114, 18136, 4962, 8925, -6357, 20401, 19238, 28524, -7485, 16655, 1154, -6921, -3729, -4963, -16830, -25517, 24567, -23475, 21933, -507, 2913, -12293, -11306, 15440, 12340, -21767, 1904, 25577, 9816, 9491, -21447, -10914, -11466, -20986, 840, -8613, 15855, 21832, 23407, 8902, -397, -16250, -11879, -20660, 9376, -15751, 2950, 18739, -28346, 14831, -14421, -10616, 10081, -25186, -15603, -22726, -3574, -10296, 27083, 32655, 10949, -12958, 19177, -15724, -12550, -13220, -30967, 13821, -2325, 20864, 5629, -25260, -25625, 17886, -30625, 21066, -14670, 2483, 015, -11457, -8742, 5343, -31026, -989, 3601, </text:p>
      <text:p text:style-name="P1">-3957, 14492, 21042, 32432, -27692, 6944, 15640, 13625, -25975, -1494, -4674, 14289, -13381, 3122, -21593, -25282, 18344, -26131, 1581, -20628, 29267, 26851, 23877, 19289, -4299, -32730, -21457, -821, 1030, -7658, -32188, -24053, 8134, -22926, 3224, 1094, 10673, -14297, -12394, -11270, -26433, -21354, -28420, 5588, 18694, -3366, 15859, -19640, 21251, 994, 31856, -1545, -5875, 2569, 12227, 22847, -20073, 14595, 15074, -26053, -6814, 28296, 4740, -30198, -24899, -22714, -8831, -5960, -9276, 28575, 29057, 10712, 6078, -12836, -4518, -23763, -21279, 6090, 21717, 3546, 7716, -20191, 10969, -12086, 4807, -32288, 18468, 8233, -6049, -4957, -6361, 22592, -9560, 17578, 2310, -31876, 32733, 31447, 20794, 20517, 29112, 29288, 22276, -19451, -5388, 24291, 25993, 32106, 24706, -15648, 26237, -5933, 8497, -14173, -27664, 11593, -26204, 30029, 18921, 24028, 4305, -18998, -8900, 27336, 676, -14870, -3294, -15389, 10347, 5574, 20516, -30078, -9561, -5634, -22415, -31702, 11315, -9732, 10669, 6395, -31031, 29842, -24630, -8333, -10729, -31484, -7865, -18832, -20429, -11413, -162, 18006, -19611, 31202, -28605, 8538, 16199, 11525, -31335, 27653, </text:p>
      <text:p text:style-name="P1">-26761, -32466, -29477, 29391, -3865, -21433, -21275, -1693, 15801, 11159, 381, 1393, 20992, -7332, -19265, 9044, 7496, -14293, 19161, 24715, 13724, -26773, 1143, -14736, -10752, 12691, 3893, -8427, -2417, -23356, -5979, -30468, 10552, -11308, -4539, 29368, -27806, -26048, 29776, 6970, 30628, -5651, -31342, -5591, -6254, -19202, -634, -20076, 26743, 17606, 32635, -17506, 14049, -27772, -9819, 10959, -8792, -19047, 6484, 32077, 30766, 26217, -26599, -7372, 13021, -29961, 7152, 19991, -17939, -23574, 7803, 20133, -24417, -31632, -2463, -12458, 1314, -4445, -24577, -17327, -27614, 22720, 30066, -14979, -15079, -27400, 9364, -14786, -6775, -12840, -31697, -31059, -23907, 24019, -17125, -31482, -20515, 22918, 19073, 16142, -121, -25985, 11554, -10428, -25955, -29007, 11101, -15479, -26357, -27427, 6976, 26359, -11585, -32170, -560, 20056, 1945, -25818, 11966, -6316, 3805, 27082, 8118, 16282, -20122, 3463, 13561, 30603, 26016, 29422, 18532, -5631, 22723, 26359, -14995, -20571, 24429, 2658, -167, -16901, -25504, 17441, -7823, -9548, 19047, 16650, -628, -5478, 14358, 29093, -16466, 1947, 9370, -4409, 24503, 18484, -24587, -21239, 21659, 150, </text:p>
      <text:p text:style-name="P1">23267, 4367, -27863, -31002, -22751, 25113, 29866, 26515, -16161, -13253, 28950, 6679, 4257, -8938, -3155, -7318, -30958, 25221, 23065, 4655, -23836, -10165, -25157, -3081, 2512, 13224, -6709, 4783, -6688, 32512, -12626, 26739, 28750, 26187, 24756, 14587, 2940, 12115, -30526, 8102, -903, -21797, 25161, 4085, 20419, -20844, -26651, -17218, 11200, -28408, 12734, -4945, 13541, -32556, 3436, 31889, -7449, 11182, 18236, 14731, 21766, -16535, 5417, 30617, -4482, 11308, -2886, -28862, -18692, -30151, 1184, 820, -31986, -25494, 2805, 1601, 7585, 11455, -19363, 11553, 13756, 7592, 25621, -1887, 416, -28424, -27473, -6215, 6701, 4241, 813, -27127, 28360, 4195, -25853, -30011, -15997, 28169, -31576, -30264, -22995, -17656, -11259, 26564, -25249, -31447, 11713, 8194, -26078, 13442, -1192, -2038, 11154, 8982, -3880, -26885, 2048, 1980, 1591, -22027, 17988, 30628, 24476, -22422, -1084, -5586, -6847, 3224, -555, 24807, 30729, -18398, 10451, 9700, 3847, -3888, 20458, 23753, -8076, 10599, -24558, -21455, -23892, 747, 20523, 24588, -2113, -27070, 12337, 6258, -14784, -15325, 10292, -11252, 10440, -9074, 19393, 15094, -31456, -11565, </text:p>
      <text:p text:style-name="P1">-206, 26232, -20212, 533, -26163, 452, -30620, 29738, -13798, 5961, -7078, -4762, 18695, 8197, -23323, 29859, 30713, 29451, -28086, -7040, 21508, 21040, 14525, -4086, -21967, -24709, 27440, -26888, 26022, -2303, 31137, -18037, -14731, -23442, -28775, -30611, 28152, 24427, -13002, -31749, 23066, -14868, -23588, -15316, -30159, 5670, -31807, -24769, -27381, 17290, -11762, -10113, -15192, -16982, -9578, -21032, 26109, -31551, -5247, -21832, 26833, -28639, -31715, 17932, -31765, -761, -18702, 22060, -23801, 9042, -6174, -10114, 23927, -14407, -25288, 3368, -23210, 32256, -23827, -18471, 11866, 25346, -16715, 17179, 6063, -26059, -7512, -19475, 3204, 17046, -12036, 3786, -1497, -13698, -14919, -25315, -11402, -339, -11000, -20419, 13204, 1097, 4527, -27763, 3518, 1193, -22730, 20306, -6982, -13663, 28485, -2725, -30008, 6363, 18366, -18666, 19418, -16181, -6147, -24808, -5347, 26625, 10122, 21326, -20108, 15704, 20147, 16096, -12811, -12367, -178, 10005, 7403, -9958, 17073, 13577, -21887, 5809, -15857, 23619, -5446, 4132, -29075, -8390, -10152, -8815, 19246, -8358, 28939, -7573, -26884, -3348, 2339, 1614, -22368, -19882, 23964, -15242, -21039, 4062, </text:p>
      <text:p text:style-name="P1">-26065, 17675, 3012, -11111, 24431, 15300, -20313, 153, -19169, 25680, -27232, -23296, -2979, 16972, -28885, 26924, 6685, 8466, -597, 10739, 062, -27806, 22359, 27956, -8107, -21384, 9947, 6283, -6742, 6088, 5516, -25326, -4661, 30945, 4577, -6367, -11661, -2776, 10965, -2406, -8709, -26727, 11468, -10832, 13434, -11854, 23553, 1408, -16362, -19298, 29215, 8428, 20086, 23009, 26962, -7303, 10725, 12088, -845, -8427, -8905, 31941, -984, -21358, 31679, 15330, -9845, 9639, -3267, 1496, -32507, -6441, 2754, -7449, -31934, 27760, -12713, -14293, 25136, -12850, 10900, 2379, -648, 11249, -31166, 11747, 16749, -25395, 6918, -20660, -29069, -13967, -19465, 30973, 23306, -32751, -24372, -21304, -23036, -30316, -20746, -3367, 21686, -17237, 24645, 12061, 2526, 2754, -22495, 25708, -22157, 2744, 7424, -12750, 28067, 29275, -25338, 21042, 15283, 28255, 5474, -18371, 12220, -4492, -29486, 28662, -24003, 20781, -398, 27907, 14935, 10188, -5410, 31462, -608, 9856, 9905, -6263, 30774, 1180, -20963, 4066, 10078, 18268, -2673, 18152, -3250, 3195, -15820, -13782, -32487, -12521, 10017, -25247, 22415, -11857, -18772, 21260, -3675, 31299, </text:p>
      <text:p text:style-name="P1">32682, 3935, -13359, 28483, -10487, -21747, -17566, 29197, -21049, 1256, 1364, 1461, 5375, 26698, 31741, 4326, -17062, 1960, 27224, 13323, -2851, -13874, 4596, -11215, -26359, 12817, -548, -8469, 27994, 24557, -5674, 434, -9842, -27863, 32002, -29592, -6549, -24495, -7384, 9204, -7201, -17607, -10674, -21489, -29234, 8798, -10050, -6193, 18656, -12063, 31327, 12964, 6528, 3570, 29621, -29465, 31179, 17320, -1373, -261, -18701, -29701, 206, 7122, 28936, -22201, 14989, 30494, 15955, 26802, -23914, -22705, 25562, -29143, 22469, -22805, -18247, 16582, -5938, 28713, -23382, 3914, 30650, -18770, -10819, 6837, 18791, -20722, 24461, -31962, 5118, 12018, 18089, 29921, -29551, -22109, -12992, 4187, 16446, 13834, 29355, -7536, 15521, -23372, -11745, -11850, -32610, -24000, -12896, 14560, -4385, 22133, 26253, -10554, 27489, -20562, 24814, 394, -22042, 1603, -21895, -7424, -3520, 23718, -20536, 7832, -28310, 17476, 21163, 5031, 2352, 8585, 16558, 11719, 11190, 10637, 8387, -4527, -7267, 3443, -7368, 17768, -25771, 30757, -5700, -16364, -26794, 5156, -26333, 18362, 5851, -25182, -3452, 17992, 424, -31147, 13310, -5030, -29465, 26028, </text:p>
      <text:p text:style-name="P1">-14678, 23214, -17962, -21830, -6343, -15697, -7904, 27488, 18126, 20861, -12060, 18198, -19389, -13510, 12343, 4131, 17040, -13373, 21680, 7250, -32636, -15850, 12659, -24232, 096, 5635, 7372, 28986, 27828, 25009, 32357, -20471, 6639, 1322, 1034, 801, 1630, -30531, 17699, 480, -22382, 30565, 11238, 28298, 8320, -11111, -2177, -22214, 7631, -30797, 19711, -2720, -32116, 10820, 31862, -31378, -17283, -32502, -21109, 25565, -12528, -4161, -26113, -1385, 28671, 1723, -11490, 557, -9624, 16278, -32527, -13292, -6852, -15364, -9482, 26352, -5116, -20174, -5648, -31003, 422, 16469, 9447, -11731, 32503, -27183, 21270, -30510, -22611, -7655, -8463, -10586, -25712, 22449, -19126, 21563, 16201, -6615, -15248, 13716, -24883, -31869, 22747, 26748, 14817, -2623, 13112, 16311, -13544, -21127, 31366, 20241, -3867, 6206, -4674, -6995, -8320, 1830, 22318, -12761, -7705, 26315, 27544, 17012, 13389, 26927, -20345, 20160, -20651, -16083, 6317, 24789, -1846, 4227, 19753, 12606, -715, -11569, 30918, -30088, 13928, -23142, -32237, 28662, -28466, -3868, -32260, -1635, -7572, -23062, -16776, -4969, -25453, 17195, 31576, -4613, 13092, 4347, -2902, -18366, </text:p>
      <text:p text:style-name="P1">32475, -5773, 7731, 16144, 29123, 8437, 10016, -17741, 5848, 27834, 7302, -26392, 27897, -11126, -21086, -6833, -30307, 980, -9814, -20718, 2564, 17588, -25738, 10161, -1247, 8410, -25851, 10552, -452, -10758, -16150, -3374, -12889, 29364, -9067, 21545, 29402, -367, -3774, -7068, 5091, -11571, 2518, -29586, 14103, -11259, 19366, 9838, 24407, 13632, 27551, -10152, -7536, -30402, -23076, -5898, 2083, 17352, -9226, -12874, -1577, -2387, 6257, -8857, 6320, -22082, -31327, 2204, -16836, 19627, 29453, -16941, 28951, -11700, -9936, 24693, 041, 18873, 11482, -11819, 13238, -8078, -1201, 6473, -9060, 511, 24544, 28232, -7357, -13692, 2484, -28583, -32044, -20699, -17403, 25319, -29194, -39, 29572, 16838, 28869, -31451, -32249, 1298, -31918, -12562, -5162, -19023, 30380, -5822, -12298, -18113, -7388, 21599, -31585, -14150, 26659, 14016, 31255, -11660, -32228, 23865, 28524, 26727, -6674, 29156, -19962, -30335, -29320, -627, -18404, 9329, -28912, 20911, 15568, 3482, -5176, 17132, -26339, 003, 20475, 7612, -4147, -7843, -19192, 17911, -27252, 25896, 20076, 25003, -26399, -18578, -29150, 14034, 20149, 28809, -18308, -17000, -4941, 11121, </text:p>
      <text:p text:style-name="P1">18881, 22316, 25583, -16861, -8755, 20602, 31862, -28554, -1806, -4437, 13725, 14033, 8455, 27845, -694, -32587, -831, -32272, -20784, 29460, 17804, 5199, -9777, 9980, -4495, -30285, -25354, 5442, 10282, 4018, -26088, 4446, -20053, 32230, 6486, -14455, -10817, -4354, -22897, 9653, 7030, 1668, 7889, -4958, 27780, -13090, 13240, 21716, 2140, 4723, -17649, 4264, -14632, 18937, 9204, 24670, 29988, 31830, 31222, 23284, -27710, 8151, 10581, 17654, 31918, -5559, -11195, 20778, 29180, -478, -20368, -13991, -21640, -28567, 8968, 18702, -13052, 9821, 28187, 24988, -2744, -27497, -16676, -32021, 539, -24297, -146, 18693, 29056, -19646, -9443, 15590, -1025, 16307, 8099, 25520, -29440, 23662, 11607, -32170, 7302, -27273, 3691, -31460, 916, 8303, 19073, 14601, 25579, -17725, 12795, -27749, -12708, -24458, 11680, 9472, -2592, -20761, -17687, 20049, -28170, 1972, -23617, -13769, -3123, 22407, 7254, -30682, 31142, -17733, -3838, 16395, -18040, 16317, -19506, 17621, -21777, 9283, 8481, 12744, 833, 12738, -25607, 1535, -13757, -16311, -27332, 22230, 24883, -27536, -4643, -1541, -24943, 7692, 15375, 5238, 2635, 25261, -23261, 139, </text:p>
      <text:p text:style-name="P1">25480, 9826, 15325, 20251, -18280, -11451, 16419, -4700, 20325, 10254, 029, -28211, -32572, 5298, -10300, -13921, 16531, -30172, 28063, 19138, 9756, 5602, 28571, -6352, -3744, 165, 5509, -5219, 19934, 25369, 2061, -29088, 32695, -18644, 26248, 11910, 1803, 16730, -28221, -25236, 28589, -22606, 14834, 037, 13874, -31415, -23840, -13024, 16805, 2675, -782, -21985, 5217, 6752, 7519, 20292, 1428, 19863, 28189, -10877, -890, -13551, -14064, 17424, 16230, 31593, -7960, -27165, -1537, 14309, -30709, 2961, 2454, 20200, -14672, 173, -26205, 11180, -7196, 23227, 7864, 25360, -25441, -20651, 24934, -24380, 2502, -13244, -31512, -28022, -2182, 22831, 32223, 30466, 22304, -32623, -28135, -28942, -10752, 4477, -3537, 31647, 23174, -17407, -13830, 27045, 31762, 946, -12802, 8748, -9690, -12944, -31862, -15931, -30842, 7751, -26380, 16718, -30227, -8601, -3378, 21092, 19199, 10874, -24559, 25839, -9260, 2109, 19090, -4985, 3329, -21243, 7969, -29566, -26002, -23373, -31917, -19174, 4122, 17897, 21700, 4374, 12781, -29921, 8580, 16534, -9150, 31433, 8716, -26553, -3397, -6428, -18701, -26032, -1760, 24570, -6401, -27112, 584, 26941, </text:p>
      <text:p text:style-name="P1">-16582, 30074, 28088, 30910, 1367, -5485, -20564, 5266, 32055, -24521, -25229, -6839, -18270, 7707, -3322, 1641, -31298, 11234, 23549, 31255, 4096, -2518, -11768, -11720, -31661, 7571, 30896, -7683, -16918, -8679, 16793, 4640, 22812, -3564, 8672, -30162, 6383, 14539, -30258, 25908, -24052, 18101, 13716, 6690, 272, -15769, -29839, -27066, 10183, 1836, -21956, -11777, 8766, -24087, -27158, -4137, -30404, -7896, -30882, -30776, 4782, -3388, -6422, -28271, -11556, 5028, 26929, -11463, -23563, 28297, 20029, -7613, -30723, 9688, 24161, 10610, -1986, 20904, -17539, -25581, 22971, -<text:soft-page-break/>8277, 18603, 25547, 24168, -10524, -26134, 23310, -24097, -7110, -1353, -22159, -23261, -10775, 25021, 24122, -313, 24812, 7424, -13963, 4103, 15014, -9607, -28958, 22038, -11914, 19104, -14436, -2648, -17596, 17343, -25019, 27234, -10137, -24099, 1483, -29404, -15916, -5967, -30654, -6943, 18760, 32562, 20842, -12491, 29659, -27785, 22033, -8281, 1502, 29053, -3220, 4070, 20459, 8071, 14529, -17106, 9727, -14131, 22639, -28544, 15631, 7387, 945, 7952, 1735, -30068, -2239, 32608, -17106, -12083, 6962, 9379, 2655, 16707, -2700, 10810, 25900, -10086, 12588, </text:p>
      <text:p text:style-name="P1">24728, 27114, 8928, 24147, -27214, -18853, -9651, 320, 27486, 32079, -17413, 321, -20006, 25663, -13825, 13702, 30664, 10627, 25562, -2201, -21150, 23279, -10083, -8287, -9122, -3635, 11983, 12675, -14228, 30664, 30625, 7415, -21549, -15372, -32237, 2207, -22600, 2667, 16074, 31472, -30738, -7233, -1122, 10815, 25164, 18847, 6919, -25211, 14683, -32500, 27250, -29002, -30452, 5977, -11949, -17262, -23764, 25269, -399, 1731, 16321, -9535, 27010, -20328, 18133, -2444, 8326, 8950, -23085, 3439, -9178, 31889, 24043, -2356, -32394, -22848, 3774, -2368, 19877, 5920, 10852, 8835, -6296, -9350, 25635, 18694, 16658, -27105, 31257, 5239, -26517, 3394, -2059, -14691, -11931, 16568, -18372, -17981, -1041, -22875, -18733, -23828, 16686, 25865, -13406, 12201, -5159, 5065, -29507, 1098, -8195, 13253, 18423, 9262, -5722, -1259, -5294, 14205, -14596, 1196, 23009, 6812, -18247, -31362, 24179, 24691, -12291, 16641, -7601, -27180, 32203, 709, 23629, 31569, -30486, 27456, 639, -25738, 15196, 8693, 2760, 16709, 32684, 10710, 736, 3650, 10185, 20223, -22284, 2270, 20610, -23145, 5250, -26173, -27403, -31640, -24041, -20007, -26342, -25496, </text:p>
      <text:p text:style-name="P1">-2627, 25268, 4408, 17456, 16043, -20145, -22600, 17066, -13180, -10564, -10232, 11252, -23504, -598, -6068, 4159, -26577, -14844, -1795, -30764, 19595, 25197, 18951, 26138, -25771, 2354, -10990, -7671, 31673, 19139, 9868, 4717, 6567, 5978, 24088, 29653, 28507, 3914, -5071, 564, -9462, 28235, 10540, -9019, 3629, 2437, -356, 4490, 13025, 17989, -25385, -28532, 6915, 8450, -26202, -10584, 1842, 4264, -23330, -14291, 22178, 25162, -7920, -25400, -910, 11765, 12403, -24902, -15101, 059, -21927, -22424, -27541, -28593, -17018, -14828, -20463, -15723, -5392, -18540, -7680, -13690, 23723, -9131, 1581, 8702, 7601, 30422, -19095, 1719, -11073, -27143, 30418, 23337, 5181, 16643, 24221, -2274, 248, 7828, -4942, -21207, 8589, 2726, -31143, -25005, 13376, -16080, 13808, -29593, -29028, 1896, 11890, 17505, 3104, 20126, 24324, 25552, 3953, 12693, 3161, 28577, -1593, -32632, -21209, -27671, -8330, -7512, -10274, 24445, -30215, 17506, -11589, -15417, 442, 13872, -21502, 9373, 9311, -23889, 1152, -9533, 10292, 7085, -5972, -10376, 23546, -25696, -29239, 14585, -13077, -30066, -23900, 7288, -5033, 27613, -21970, 10655, -27377, 21613, </text:p>
      <text:p text:style-name="P1">21652, -10553, 22510, 25303, 22207, 23406, 3265, -27440, -9926, 20459, 25585, 1946, 18902, -18153, -11276, -30008, -15296, 1043, -1011, -11340, -7340, -30568, -19455, -6958, -27806, 25684, -24834, -11698, -18468, 6398, -25208, -22403, -7133, -1095, -29930, 14578, 21917, 3759, 7732, -29478, -20993, -25323, -22550, 16999, 31857, -4734, -29147, -17313, -12061, -31324, -28540, 22196, 8617, -12180, 24539, 4077, -961, -1990, -14879, 22570, 16352, -29117, 12801, 15585, 21241, -11498, 492, 32413, 2174, 12266, 1210, 26689, -5267, -1209, 3065, -11982, 15106, -6907, 31625, -20124, 10164, 16472, 11612, 1670, 17120, -29559, -2997, 27691, 3692, 31899, 17014, -7452, 21181, 12179, -13541, 11782, -24069, -3064, -31260, -29140, -3397, 20790, -29420, -12489, -5340, 17862, 18018, 685, 9115, 20070, -21701, -7199, 21504, 5161, -2187, -4961, -12335, 27033, 10125, 9756, 16370, 17498, 9204, 21703, -14674, -22531, -11382, 11633, -23646, 29899, -13951, 23176, -22594, -3597, 3228, -8644, -27155, -275, 15707, 21279, 28072, -24186, -17848, 16976, 2081, 8232, -24661, -16495, -29183, -25363, -22628, -3253, 3866, -28668, -9678, 3989, -19459, 5488, -13178, -11230, </text:p>
      <text:p text:style-name="P1">-24589, 27558, 24462, 28209, -29345, 25599, 6212, -17697, -4769, -21100, -19484, 1348, 21832, 9128, -359, -8631, -28277, 22254, 10507, 26608, -24414, -32096, -8308, 3569, 21698, 18566, 28143, -3790, -23327, -12605, 14530, 16774, -8674, -92, 23593, 13521, 6599, 8121, 1094, 25626, -16008, -17950, 1940, -11075, -30892, 31462, 15013, -28611, 3496, -23748, 22602, -27069, 27793, -25865, -21299, -21194, 3116, -6975, 29300, 30088, -389, -13270, 5466, 6478, -26750, 18592, 15891, 17831, 15439, 23411, 6793, -28015, -15930, -10546, -32262, 1755, 27940, 29728, 4393, -12697, -11669, -2951, 3440, 11508, 2416, -10146, -19234, 14751, -1154, 22363, 15359, -21859, -15857, -26820, -30812, -25757, 5926, 6137, 804, -6704, -18310, 7062, -4392, -14104, 28377, -24876, 29782, -14344, -30776, -29866, -5637, -5934, 14275, 171, -14993, 18236, 18789, 1162, -10646, -21426, 20938, -4259, 32036, -30991, -28813, 13228, -31080, -5404, -16707, -5386, 14025, 15734, 8987, -9308, 5271, 2036, -30361, -29868, 5806, 1554, 25330, -31391, -9396, -26003, -30135, 716, -17472, -32406, 23646, 9272, 24069, -25817, 1754, 26791, 20215, -17154, -12855, 23415, 32466, 7187, </text:p>
      <text:p text:style-name="P1">4444, 20397, -23725, -20160, -8597, -18902, -12750, -20342, 3614, -3855, -3392, 18474, -32333, -32476, 1565, -17991, -24136, -13102, -24562, -31104, 16663, -7179, -18505, -18506, 7558, -7096, -15793, -14498, 10266, -5820, 29988, 12619, 3898, 4007, 20744, -13658, -21961, 3901, 18264, 8303, 27605, 9319, -29696, 6099, 29991, -13780, -11538, -12602, -21363, -21520, -15367, 19713, 11004, 25771, 31944, -16785, 17179, 15997, -11420, 3482, -2172, -22641, 668, -8119, -9232, -19081, 27641, 8851, 19069, 27610, 30686, -22322, -21004, -25199, 2308, 080, -15716, -30312, 28672, 10543, 27991, -5161, -30969, 3533, 12639, -15916, 16959, 15306, 8402, 20979, 861, -5081, -17589, 23387, 8872, -18784, -4891, -14825, -18828, -17155, -2985, 11739, 790, -24137, 7144, -3371, 30477, 20777, 23774, 17196, 28576, 31062, -30519, 2296, -19457, 28526, 10592, 30280, 3413, 31959, -741, -26552, 185, 17612, -13050, 25718, 583, 17305, -3636, 2899, 3691, 24792, 14947, -13355, -4961, -31696, -24841, 23434, 25870, -24892, 18660, -27912, -21678, 7086, 13552, 3092, -20931, 25834, -15591, -32430, -19139, -6929, 124, 6695, 4543, 9342, -12365, 5452, 15273, -19642, </text:p>
      <text:p text:style-name="P1">12278, 26362, 13454, 26752, -5897, -28365, -16627, 6592, -3916, -8982, 27371, 17243, -11824, 2629, -3116, -29639, -27901, -14208, 28233, -12915, -3320, 1043, -29623, -5556, -31991, -2324, -18387, -16834, -14763, -16585, -5715, 26626, 21214, -17209, 25816, 12203, 27297, 28312, -13848, 31822, 23416, -11825, -29002, 2780, -31266, 12950, -14406, 26299, -30950, -13199, -11810, -29742, -5909, 25977, 32367, 15799, 16939, 11639, -9029, -1453, 15790, -11553, 8483, -19131, 27208, 28649, 17637, -19415, 1311, 19396, 12048, -19147, 1219, 31181, -14991, -7859, 25638, -17395, -1234, 19448, 27046, 4501, -23199, 15802, 8713, 21264, 2782, -14602, -12914, 6736, -26185, 19430, -7995, -14259, -984, -10851, -7615, 7639, -28219, -7801, -19933, 4664, 27540, 28764, -16916, -16628, -2264, 20160, 25787, 16766, -18342, -32053, -16822, 26572, 23674, 13039, -16972, -29074, -4452, 14872, 8753, 8861, 25855, -8364, -4732, -1544, -561, -18653, 12048, 12938, -24241, -8182, -13314, 1441, 5057, -16891, 19069, -10126, 15456, 8871, 17120, 3422, 25864, 25442, 21736, 1972, -11946, -32715, -17687, 16756, -27351, -7828, 23570, -5430, 30566, 24059, 1982, -4717, -20268, 25703, </text:p>
      <text:p text:style-name="P1">28398, 9339, 21243, 18716, -21081, -30795, 744, 8986, 2532, 18468, 4102, 30109, -32308, -23610, 10746, 3975, -1322, 8939, -2923, 28774, 24579, -20674, -14132, 10618, 31625, 24704, -22253, -21711, -30449, -21706, 5237, 10157, 11894, 28655, 2884, 29315, 16301, 26436, -2384, -17453, 14056, 27060, 1544, 2596, 28300, -24510, -32613, -14007, 8822, -888, -22995, -1381, -30857, -14216, -11318, -12353, 5002, 4326, -23916, -5117, 11333, -32427, -21968, -25026, -29691, 11370, -31309, -19350, -3565, 15433, -11612, -23822, -10113, 30135, 17478, -21431, -30568, 19919, -3811, -28283, -4015, -17676, -8589, 8659, -30907, 659, 25053, 28890, -28927, 5513, -23554, 30165, 24207, -15931, 14244, -12858, -21809, 5599, 5511, -1740, -32651, -9223, 12903, 7540, -22535, -16897, -776, -20214, 16936, -24669, -15339, 7591, 24688, 24630, -9478, 18710, -26528, 23373, -20520, 9768, 3164, 12359, -14665, -2411, -1686, -12087, 2187, -1936, -17292, 4084, 2173, 11959, -19462, 20393, -21000, 32265, -12683, -24338, -29576, 2361, 2069, -9840, -16142, -27004, 21499, 5682, 10442, -7169, -15110, -4263, -15458, -23959, 24409, 3600, 12226, -9281, -18977, 16036, 25878, 23682, </text:p>
      <text:p text:style-name="P1">-357, -12583, -11851, -7039, 4569, 19596, -19650, 27763, -11141, -12510, 31761, -30801, 8128, 17498, -3589, -16826, 9909, -14100, -7818, -3811, -9827, -30565, 7653, 27686, 17344, -25786, 31926, 20335, 5262, 9766, 4961, -27896, -175, -1315, 5762, 12902, 6467, 1744, 5228, 19467, -14250, -19218, 9039, -26364, 7100, -29308, 6558, -20400, -7541, -26410, -1258, 29100, 28916, 14066, -32307, 24925, -8216, -17517, -6180, 24121, -15893, 15111, -22628, -10020, 32476, -24105, -22301, 31587, 31061, 32676, -20533, 073, 7025, -2047, 17104, 6800, -27558, -10143, 32417, 10933, -23143, 8544, 28089, 25290, 1593, -12261, 29173, -21068, -752, -18103, 6163, -2081, 3811, 12357, -8015, -9114, -7324, 082, -4159, 946, 30525, -23676, -23002, 16415, -2571, 28902, 3376, 7144, 11274, 1171, -31988, -20059, -8375, 30195, -27681, -1382, -20414, -2765, 26198, 10055, -6415, 29778, -19556, -25863, -22723, -2261, 1809, -25321, -8398, -9372, 4824, -27517, 23821, 4505, 27515, -7564, -22533, -20674, -11804, -11358, -16510, 19121, 20537, 226, 16672, 6915, -2087, -10949, 19961, 1251, -23149, -28753, -4052, 1165, -27212, -17931, 20071, -584, -20096, 3276, </text:p>
      <text:p text:style-name="P1">-1606, 21065, -11913, -22538, -8123, -11291, -21529, 19706, 24125, -5508, -29865, 4791, -4845, -4875, 13320, -16901, 32436, 25396, -11146, -16705, 9234, 1587, -26246, 32603, -32767, 22405, -21131, 3733, -17256, 16222, -3054, -10414, -6138, -4467, 5760, 29185, 20485, -5037, 16632, -6038, 5311, 22794, -28308, 15901, -11122, 13936, -32514, 27123, -4603, -22965, 15081, -23545, 3840, 20834, 16707, -21468, -6058, 20217, -15061, 7677, 7979, 5476, -7647, -5120, -26774, -21003, -21615, 10239, -7217, -4606, -19687, 14850, 23687, -14990, 31692, 3293, -26670, -14989, -3522, 13209, -22902, -15835, 25103, -10243, 8192, -26389, -21607, 13078, -20351, 4602, -8344, 31440, -2536, -24101, -23229, -25587, -83, 31484, -23342, 21216, -8215, -18327, 4489, -21803, -11096, -12444, -91, 9566, -16290, 4670, -13313, 2861, 10576, -14820, -31828, -6789, -7958, 10890, 18549, -605, 13027, -20488, -576, 20357, 8856, -10952, -29705, -9083, 19735, 19274, -26155, -23093, -12575, 10919, -18490, 28830, -25102, -18371, 12805, -30828, -20784, -29248, -2135, 2043, -14434, -4033, -2370, 15514, -5374, 218, -29359, 24392, 18033, 5092, 12057, 5194, -25367, 30557, -21262, 25290, </text:p>
      <text:p text:style-name="P1">31523, -16394, 27222, 10371, 16533, -25203, 26302, 26402, 30874, -14902, 3277, -32034, 13445, -17795, -19380, -32653, -6629, 27228, -22836, -12833, -15838, -20734, 27746, -25096, 23631, 5071, 19536, -3722, -27937, -84, 21276, -26584, 6633, 12332, -22551, -23093, -2446, -11926, 32207, 18316, 29418, -5083, -20164, -30448, -32114, 20481, 30479, 32321, -9078, 4354, -6381, -28384, 19592, 2920, -16631, 23498, 4839, 6909, 2265, 27253, -24744, -25857, 21073, 19213, -2071, -14092, -16307, 6267, 19921, -5640, -23779, 29279, 19583, 25101, 9852, 17439, -3050, 10048, 21643, -17210, 24936, -19636, 22763, -11201, -3558, -13015, 22396, 448, -32239, -12731, 30947, -31045, -25921, -5206, -30652, -11480, 27063, 5845, 26080, -24063, 15926, -20664, 28304, -30831, -23809, -29845, 11534, -30908, -23598, -6841, 30274, 11897, -23908, 1575, -30042, -266, -21224, 24962, -8712, 15112, -15771, -25075, 28406, 30766, -5542, -4897, 19304, -25213, -8509, 29633, 19847, 20038, -25492, -1456, 11305, 6409, 14475, 26347, 25277, 7698, 30691, 4356, 15885, -20932, 29536, 27381, 30658, -15530, 30050, 546, -11341, -5761, 20551, 15318, -6939, -18147, 26041, 10302, -22796, -19781, </text:p>
      <text:p text:style-name="P1">-10329, 32730, 9034, 9797, 22632, -26081, 23941, 1828, -29958, -30707, 6142, 4021, -2221, 29676, -329, -29020, 385, -24070, -14045, -27716, -15094, -19489, 19729, -4152, -25568, 13194, 7562, 31790, 27395, 15319, 25417, 24325, 27191, -21991, -29496, -28766, -32490, -7218, -2608, 23603, 7347, -9127, 26821, 18904, 4332, 30702, -25696, -12850, -15249, -21808, -25223, -17317, 26074, -31302, -28946, -12794, -10540, -18053, -7857, -12572, 31320, -4141, -32242, -1024, -14207, -1184, 31858, -31019, -28918, -18441, -16206, 4142, -2348, -5065, 7777, -24390, -15407, -31118, 17023, 7211, -23110, 21509, 17151, -10799, -32049, -14216, -24785, -10597, -2679, 27760, 9624, 7528, 26206, -9680, -17025, 30789, -26159, -16405, 6317, 10208, -31851, 28194, -20543, 20607, -31725, -4104, 3870, 20009, 12868, -2109, -16593, -4171, -3070, -22546, -6179, -13653, -15287, -31324, -22985, -25567, -22375, -19448, -25362, 3388, 6504, 21806, 6100, -3529, 31231, -26873, 31453, -21662, 30709, 14980, -355, -32014, 28740, -4130, 1528, 9626, -10735, 25502, 17635, -13517, -8231, 23079, 15179, 19867, 22665, 17206, -12163, 15087, -3897, -7098, 22134, -365, 24834, 28637, 30676, 10402, </text:p>
      <text:p text:style-name="P1">-15017, 30500, 4070, -21849, -12129, -1656, 6051, 14182, 17592, -14431, 846, 4592, -23478, 8194, -4965, -25612, -22312, -13167, -32331, 32577, 25583, 2217, -30584, 8259, -27673, -16094, 31334, -4135, 23662, 10249, 4642, -10151, -30011, -9629, -21146, 8485, -31804, 13874, 31626, 19635, 5613, -1284, -8445, 12798, 8614, 10705, -16411, 16135, -3054, 6994, 15437, -6467, -27831, -27186, -8652, -10349, 3395, -467, -25992, 32579, -29445, -27966, -25740, 3906, -17726, 16015, -23131, 18080, -12298, 32232, 2934, 8302, 31961, -10607, -12631, 17955, -28828, 20571, -8376, 18995, 16854, -19982, -12005, -2401, 23052, 2436, 13310, -6041, 2582, 7696, -20770, 13768, -12764, 28750, 18393, 28976, 29799, 20832, -31952, -23645, -31123, 23035, 15488, -32357, 8707, 763, 12492, 24796, 12305, -23241, 31728, -9598, 28648, -31324, 9459, -6319, -31100, -3517, 29661, 11832, -26849, 11350, 3906, -5026, 7237, -138, 17232, -13403, -18679, 13454, 22217, -30324, 29847, 14408, -14079, -29602, 2226, 31470, 14402, 24738, 18732, 10541, -4107, -8628, 4016, -22768, 4015, 18554, 9723, 4418, -22263, 15538, 17123, 27551, 12646, -793, 25060, 26635, 2819, 7750, </text:p>
      <text:p text:style-name="P1">28253, -17904, -5031, 31560, 1805, -12008, -3775, -30315, -17851, -23267, -18103, -7578, 21514, -8080, -25633, 29707, -13908, -9005, 5651, -2435, 12641, -20443, 5110, 28863, -26046, -7166, -4116, 27692, -15119, 23471, -7269, 22388, -19948, -16781, -16089, -20074, -8198, -17546, -24783, -14636, -7484, -4806, -26222, -6261, 5157, 9753, -13324, -11911, 32542, 15296, -31786, 5465, -29564, -22636, -12356, 24484, 4217, 3782, -19493, 31010, -23043, 23256, 25090, -3286, 27133, -976, -13283, 8008, 27034, 7579, -16009, -14779, 27109, 3984, 7703, 16320, -28577, 14448, -7194, -20256, 13417, -14664, 22906, 5884, 30015, -24319, -2019, -6804, -5011, 7245, 13929, 24029, 27462, 32675, -15805, 31332, -5335, 32653, 2136, -6181, 23807, 27584, -10238, 6647, 10162, 29238, -13792, 6460, 23596, 5447, 7823, -25422, 4023, 10594, 32405, -23078, -7774, 16596, -20550, -14548, 12877, 15637, -25763, 4333, 20132, -21514, -494, 10772, -6725, -11206, 2778, 23330, 25196, 17238, -6999, 340, -10463, -2841, 4602, 3123, -15260, 5492, 13497, 18299, 29122, 14280, 6846, -4139, 3170, -32765, 27132, 146, -10748, 8487, -1293, -28679, 26336, -24955, 313, 21324, </text:p>
      <text:p text:style-name="P1">24362, -24149, 28072, 20564, -23704, 28080, -27647, 21130, -32105, -22653, 16640, -26911, 9317, -12611, 12233, 26359, 10971, -19379, 26466, -25606, -3670, 21444, -23366, 4066, 24448, -23519, -7309, -12835, 4297, -11605, -10166, 16695, -1193, -19791, -15314, 30209, -7713, -1820, -28567, -14506, 25594, 7124, 6735, -640, -3971, -10679, -5859, 13781, -18295, -14696, 23893, -5383, 25691, -28247, 18235, -12311, 21705, -18480, 21517, -593, -8271, 15093, -7925, -21777, -11559, 32494, 17683, -6732, 28865, -24681, -27318, 4443, 29375, -14422, 18556, 7488, 23898, 12563, 27734, -15239, 25647, 29402, -11755, -1295, 25116, 2458, -22595, -2711, 2636, 26339, -17739, -13496, 28205, 31039, -13965, -5256, -5749, 6483, 30879, -20527, 10329, 28278, 2438, 9466, -20873, -4164, 16959, 17131, -23932, 4488, 22134, 179, 14662, 30599, -26102, -14490, 3377, -14561, 3017, 8438, 23618, 20390, 28156, 10237, -13628, 30025, 16000, -10307, -14603, -9299, 5252, -4926, 21526, -8888, 3538, -3860, -14142, -4119, -31029, 8292, -11464, 30834, 28666, 7282, -27302, 12870, 27181, 15074, -31629, 3255, 13482, -2690, -22529, -18376, 14582, 26879, -13202, -17697, -27089, -23907, </text:p>
      <text:p text:style-name="P1">32358, 31933, 25159, 691, -2460, -29474, 27428, 27163, 32246, 13926, -11461, -16881, 16129, 5211, -10810, -29703, 25697, -22625, 18527, 24519, 20557, 12437, -14153, -6418, 9529, 13706, 27655, 6413, -31144, 15337, 2052, -31687, 20823, -14266, -29155, 22601, 27418, 12074, 12352, -17684, 29563, -18985, 22326, -13365, -13185, -26356, -19717, 30084, 23796, 14949, 20661, 22584, -21237, 12800, -23051, -9750, -24178, -24851, 18730, -1357, 15812, -869, 14584, 16116, 17604, 29832, 1629, -27525, -19335, 17260, -9065, 2325, 16335, -8710, 32083, -15107, 17867, -20038, 22394, -32033, -10197, 2991, 27202, 28615, -19767, 31207, 24186, 3471, 23965, 25107, 29331, 15902, 21454, 20704, -23408, 28434, 19822, -27685, -30624, 2653, -17487, 24458, 30802, -20636, -15414, 14840, 1204, 15955, -20045, 30296, -3697, 8145, -14909, 17620, 21247, -23374, 15496, 6708, -4629, 28121, 7835, -5304, -12038, 18658, 5782, 23400, 9022, -17678, 15838, 17139, 25477, -11615, -2398, 15263, 24622, 30976, 7918, 15179, 23835, -28476, 19730, 547, 16207, -24983, -16688, 29844, 11551, 27618, -27706, 16944, 32090, -261, 2027, 18082, 20729, -10492, 14775, 28722, 24601, 10324, </text:p>
      <text:p text:style-name="P1">-32754, -4531, -28276, 26745, -21447, 23446, 29387, -31084, -28547, -16138, -25064, 8763, 5219, 23025, 27612, 5679, -2676, 5309, -17633, -23207, 6279, -18478, -22924, -10547, 4313, -8278, 24669, 14777, -610, -4750, -24676, 1254, -19748, -8808, 8613, -7862, -4007, 30318, -27187, -24378, -29397, 21785, 20088, 27472, -5805, -9523, -25367, 1392, 23626, 6007, -4567, 13215, -17459, -5690, 30106, -26171, -10224, 17888, -7447, 31609, -1546, 4765, 31865, 27266, -8841, 13165, 10801, -8198, -13586, -4655, 32421, -12292, -9756, 12563, -25539, -30333, 18200, 23558, 32566, 5434, -6704, -31197, -9849, -31024, -23837, -25497, 19600, -23134, -14575, -11256, -32555, -8536, 21501, 6500, 1586, 977, 11057, -345, -17627, -13663, 20214, 32181, 15510, 12935, -32171, -2132, 858, -10951, -16734, -29561, -7955, 28093, 22920, 4677, 21274, 29842, 27348, -14180, -559, 11701, -12106, -21369, 23065, -18635, -2571, -21515, 1113, -7161, 7146, -20140, -15013, 19638, -8900, 20560, 25429, -23294, 20566, -20516, -10915, -21410, -750, -30829, 12257, 32213, 32333, -16134, -1084, -5541, 25009, 9226, -28993, -8815, -17661, 31167, 20476, -17252, -8441, -32454, -31395, 5302, </text:p>
      <text:p text:style-name="P1"><text:soft-page-break/>-3449, -12385, -21889, -1490, 29597, 32234, 15896, -27677, -20231, -2401, 24641, 18277, -20411, 27637, 6388, -18717, 32510, -21942, 28986, -17211, 26703, -9891, 25603, 24434, 534, 19973, -11890, 13305, -11466, 18230, 19273, -4968, 22959, 7505, 1206, -4620, 4434, 26328, 9404, 23907, -10126, -16804, -19791, -25743, 17853, -26934, -16922, -25491, -7663, -11057, -14393, -21198, 055, -15599, -6493, -15846, -31346, -11198, -25847, -230, -9813, -8634, -30932, -32096, -22905, -9753, 14297, -971, 2980, 6917, -10592, 15137, -4355, 26098, 30971, 22952, -31595, 566, -3084, 6061, 11677, 18113, -15997, -16439, 18573, -29518, -8951, -30824, -32594, -25908, -2916, -1394, 10189, 16559, 9273, -11213, -195, 30928, -21476, 19144, 20314, 17175, -20897, 8434, -4058, 7776, -6958, 22716, -19744, 3701, 23775, -5481, 23520, -14338, -31867, 8795, -31670, 9488, 11247, 28739, -27336, -21781, -18202, -31121, -5261, -10332, -13556, -17910, 12474, 13758, -20992, 14009, 2357, 20520, -6877, 14889, 6043, -29161, -17316, -28873, -17401, 31343, -4430, -17779, -32680, -3431, 2267, 13962, 10576, 21988, -8365, -30550, 2357, 5959, 18001, -2315, 13467, 28572, -4711, 28233, </text:p>
      <text:p text:style-name="P1">-29026, -2349, -26499, -986, 22245, 10743, -21926, -16199, -32312, -29574, -18047, 3524, 046, 3019, -11834, -31522, 5190, 6410, -10339, 13247, -23481, -6408, 15422, 8503, -10096, -30448, -26412, -25632, 28593, 27633, -592, 2080, -16801, -10577, 22185, -10679, -23692, -1999, 21964, 5950, 14007, -2998, -162, -29951, -31431, 220, -14007, 18673, -24306, 24547, 12664, -13588, -6155, -10574, -27235, 29563, 12729, 11138, 25274, -19085, -21900, -30220, -12212, 29910, 20267, 28806, -31896, 4520, 15717, 32599, -5050, -5614, -7121, 18276, -26485, 8330, -28084, 12339, 8041, 11055, -12648, 26676, 21592, 22466, 6706, -8615, -13398, -19101, -11652, -27298, -11296, 29463, 15237, -6541, 29799, -25994, 23506, -12063, -31452, 5858, 32719, -16749, 21292, 21683, -31320, -5011, 6300, 24001, -9556, 22703, 8070, 27580, -31764, 16336, 6394, 20013, 6769, -29894, 31736, -3204, -9968, 19156, 10164, -67, 3806, -31050, 3781, -16268, -17410, -7755, 17725, -8345, -8515, -31498, -31125, 16417, 7167, 9193, -19644, 20236, 8502, -19936, 25002, 28606, 31757, -17120, -32666, 15694, 24865, -26784, -2148, 6374, 16732, 2522, -2856, -10529, 30833, -14512, -13887, -13094, </text:p>
      <text:p text:style-name="P1">-24031, 23215, -31768, 16672, 27088, -25318, -3571, 28177, 20711, -1034, 1414, 6762, 28647, -14322, -9925, -18062, 9669, -21043, 12584, -11803, -2431, -15843, -27329, -8802, -26235, 13411, -2718, -3975, 2143, -25857, -3172, 31869, 23229, 32231, -29078, -3324, -2074, -8724, 13775, 22099, 19231, -6090, -8444, -26782, 5195, -22920, 5113, -30310, 6703, -15636, -22460, 21659, -25875, 18151, -4828, -3444, 212, -28803, -5014, -17028, 23311, 7762, 2416, 16585, 30732, -18205, -18929, -7851, -17177, 14118, -12445, 29617, -26389, 28629, 24835, 22727, -8711, -4401, 1222, 28920, -30639, 28332, 414, 28535, 655, 10337, -19387, -15690, 27733, 16308, 4063, 19826, 16566, -11705, 20576, 12389, 26060, 4943, -1674, 14190, -29719, -25688, -730, -2780, -26948, -26900, 9820, -10727, 5020, 657, 10201, 6806, -32095, -31683, -19081, 1007, -10806, -16122, -25928, -8329, 8229, 20424, 10463, -18547, 3967, -22821, 16964, 5275, 4857, 17609, 1441, 25091, 1003, -19854, 6273, 15500, -24511, -13573, 20890, 25178, 153, -31748, -10847, 8761, 30738, 2157, 2289, -21081, 18151, 810, -4174, 4957, 19351, -27222, 14717, 31519, -4481, -27038, -11716, -22327, </text:p>
      <text:p text:style-name="P1">7583, -23041, 27794, 9768, 11278, -11075, -12954, -24282, -3758, -18840, -22652, -12743, 22565, 15022, 20265, -1233, 12791, 25034, 26399, -4917, -26238, -23498, -710, -27213, -4960, 2584, -27023, -6913, -15106, -2613, 007, -15974, -5376, -12111, 23755, -23345, -1564, -10726, -28383, -10482, 13291, 3679, 22955, 10169, -6935, -32019, 18603, 9973, -29360, 27862, 10446, 13047, -28943, -798, 25987, 12421, 5887, 24084, -8376, -14729, 24438, -10542, 11488, 6073, 15689, -17293, 5646, 25952, 4767, -29586, -6375, 16409, -21924, -8969, -24402, -8368, 19837, 19539, 23790, -4409, 17327, -9914, -16060, 11214, -7409, -11518, -2450, -20781, -31103, 15505, -5809, -8257, -24964, -8720, 28269, 10649, -11887, 28998, -29429, 26276, -28056, -8689, 15473, -16873, 3290, -7947, 315, 12826, -23040, 13677, -32440, -7407, 21150, -25062, 12717, 27412, -14749, -31539, -232, -24216, 21363, 18727, -16154, 22921, 7467, -2177, 29965, -22326, 21723, -7667, -28846, -31519, 28041, 28539, -1919, -7229, -32493, 30159, -15968, 18402, -4787, -5349, -32362, 23677, 19824, 28955, 23396, 8140, -4026, 29841, 21453, 17278, 11040, 8732, -17836, 4319, -16282, 25730, -15512, -15513, </text:p>
      <text:p text:style-name="P1">7002, -4152, 22843, 19351, -17447, -16681, 9109, -30686, 32521, 3283, 12521, -27085, -19135, -4066, -30740, -21538, 24817, 31578, -538, -26725, -13486, -8005, 15262, -25767, 2552, -3120, -2707, -5249, 1995, -2392, 19946, 25601, 10107, 11848, 4194, 448, 15837, -5069, 18762, 17916, 10234, -13695, -10740, 1419, -22686, -23672, 3287, 7371, -16445, -16141, -18497, 31501, 31862, 22937, -30330, -6191, 4591, -9140, 25464, 15536, 32004, 30387, -15686, -9312, 30209, 29579, -13399, 3865, -5135, -5377, -12113, 28688, -8740, -24301, -2820, -30456, 25766, 1813, -26322, 3826, 8515, 11526, -22754, 16488, 18880, 27819, -8405, -11172, -8937, 7249, 32506, 22195, 20463, -16201, -28231, 13937, -17484, 1841, -26234, -19286, 890, -30490, -3276, -8344, 22942, -30374, -25582, 4740, 28210, -18356, 13684, -10518, 9675, -15981, 16841, -18463, 5442, 9482, -7280, 19529, 2994, -23840, -9134, 30697, 15751, -6274, -28362, -26175, -31779, 26924, -28105, -24004, -74, 31734, -32752, 22349, -3438, -32026, -22999, -18110, 3127, -18041, -28975, 32709, 28931, -27966, -8572, -1052, 16520, 11787, 20475, -17547, -30704, 12174, 26003, -889, -20041, 1170, 7658, 5083, </text:p>
      <text:p text:style-name="P1">9130, -26761, 20515, 514, -18886, -6911, -27831, -10079, -17922, -393, -19355, 19538, 1594, -24037, -8618, -12496, 5664, 18328, 12254, -16276, 32355, 16738, 7418, 27249, 25137, -2656, 20477, -2344, 31509, -7244, 2454, 6141, -7669, -27949, -5066, -19536, 31999, -5407, -29773, 21712, 5172, 28335, 31887, -9868, 12288, -14350, 10942, -23502, -7824, -4919, -31634, -21580, 18456, -19435, 30431, -21830, 14292, -30671, 19223, -24769, 31256, 29634, 25043, -21214, 6556, 18298, 20482, -11168, 20769, -8308, 649, -11618, -19217, -23316, -26102, 8770, -17614, 3564, 18318, 19756, 15306, -5287, 20830, -8858, -25470, 25617, -26845, -17022, 2925, -19342, 29955, -27596, 28714, 13930, -1593, 20805, -385, 13244, 10488, -26605, -2464, 24573, 2100, -24992, 13131, 32518, 10770, -27192, 32580, 16506, -1216, 32463, 26980, -13764, 5509, -11690, 16618, -7843, -6478, -14619, 16518, -31462, -16576, -13657, -21291, -22381, -15165, 8112, -5593, 32350, 5412, 1031, 23001, -6528, 472, 6928, -30582, -20783, 10493, 30431, 28758, -32543, -23718, 17798, 9414, -27171, -9823, -22996, -8471, -20320, -12563, 28175, -8184, -11240, 30709, -24565, -26941, 20069, 17174, 3031, </text:p>
      <text:p text:style-name="P1">-10829, 32378, 19120, -19548, -19538, 3480, -30310, 2841, -25964, -32139, -31612, 22971, -29498, -27387, -16692, 24015, 29746, 517, -31301, 11998, -8734, 24281, 23938, 13179, 25995, -360, -17083, 22303, 23141, -3095, 28814, -6031, 16348, -17576, 28882, -23733, 20513, 12853, -4024, 493, -3250, 29026, 11307, 15050, 2480, 2914, 22852, 27445, 9161, -15502, -28561, 32266, 13616, 16722, -12230, 5425, -25943, -27258, 25787, 16097, 22806, 31609, -29859, 10792, -34, -8256, -28981, 31606, -10977, -5211, 2106, -10239, -19561, -31661, 4149, -16186, 2633, 21810, -19847, 1675, 24890, 13187, 18431, 18683, -29247, 20405, -14783, -2157, -1820, -14121, 16127, -4131, 13255, 18440, 3921, -6936, 5166, 30807, 10168, 10501, 28127, 19656, -4579, -18176, 19592, -6417, -18033, 6921, 28562, 5912, -11661, -26194, -23446, 6732, 7010, -14724, -7989, 12442, -20526, -7410, 21018, -17943, -7649, -2120, -1601, -21866, 10697, -6070, 31938, -26946, -13264, 26446, -23283, 26301, -12407, -19177, -1371, -3592, 20789, 29488, -26467, 17460, 4547, -29454, 5802, -15375, -17442, -14502, 24291, 5313, -7202, -2422, 2437, -18816, 19675, -2106, 11233, -24661, 4177, -24061, </text:p>
      <text:p text:style-name="P1">-23669, -16700, 9661, -10163, 3605, -4949, 21516, 24018, -1107, -9735, -10117, 12520, -1838, -18737, 19891, 2881, -13077, 18756, 18717, -30452, -26505, -13006, 1693, -8719, 27178, -30919, -17473, -4481, -1099, -8372, 25590, 11784, 31454, -16842, -17511, -2537, -16823, 26746, 4411, 20803, 12703, -11515, 8473, -2250, -25267, 21561, -16456, -21026, 25939, 23834, -8866, -15410, 20289, 8139, -16541, -11893, 23522, -30363, -8857, 4942, 16970, -6883, -13309, 12416, -4349, -20632, 4841, 25428, -8483, -24798, -24747, 27120, -25617, 15847, -31482, -28102, 6896, 13857, -8970, -28741, 26722, -8089, 4753, 7856, -16734, 25486, -17795, 16187, -25991, 12436, 27787, 15359, 28410, 25448, 28154, 29563, -21345, -19363, 28225, 21971, 15171, -11293, -8819, -7575, 8172, 27214, -11592, -26821, -11204, 10216, 7463, -1038, -29609, -25560, -302, -18627, -14714, -28903, 25594, 30965, 22116, 7902, -7715, 25338, 31854, -32748, 5225, -27590, 24618, 26486, 27372, -21868, -12829, -27793, 27142, 5264, -7494, -2124, 19653, -6700, 12540, -26993, -19579, 14261, 17246, 9247, 3161, -12701, 24505, 23320, 32077, 31850, 29804, 13583, 6375, -18469, 12529, 6541, -21230, 22739, </text:p>
      <text:p text:style-name="P1">-16450, -26970, 4329, -24359, -9816, 28083, 4194, -29509, -25604, 30039, -17612, 6879, -27358, 24464, -11091, 11834, -14168, -4968, -11204, -8674, -31879, 25597, -10462, -13327, -20908, -11835, -24808, -24385, 23047, 16572, 1191, 2628, 20025, -3911, 21132, 27488, 29916, -26595, 20731, 5587, -12434, 22585, -25691, 11867, 12363, -23959, 20480, -460, 032, 8327, 27166, 8044, 18021, 31645, -15180, -29129, -12260, 31877, -21051, 11468, -18024, -26961, 442, 1639, 1733, -10510, 11312, 1958, -3054, 11238, 16039, -11428, 29367, 27069, 30934, 17009, -919, -2304, -9376, 19327, 16843, -3973, 3591, -25163, -31833, 11125, 29426, -25165, -24763, 940, 30099, -9941, -13974, -20877, 32126, -18657, 11071, -8898, 15145, -28716, 3781, -27834, -32271, -13128, -14982, -13402, -30321, -13543, -19148, -32263, -15086, -5055, 3086, -9017, 26114, -31443, -17400, -25496, 30229, 10746, -32344, -10081, 13445, 30059, 13915, -31908, -29981, -20112, -21179, -4899, -31502, -26469, 19211, -5839, 9550, -26360, -2832, -26838, 21668, 14881, 13851, -21952, -16574, 18355, -11048, -32250, -3649, -5251, 2296, 13016, 27965, 27636, 10456, 12513, -21716, 18174, -21489, -18688, 31717, 20579, </text:p>
      <text:p text:style-name="P1">24386, -2140, -28072, 16820, -13630, 1788, -30169, -10688, 18314, -19671, -25059, 2031, -4028, 23748, -17928, -5441, 31406, 14213, 32438, 32446, 27216, 20892, 30738, 29279, -13799, -2917, -9829, -21065, 2393, -12605, -27459, -15053, -25127, -31735, 3989, 14114, 19449, 13619, -7697, 22335, 4907, 11540, -27476, -32021, 30748, 720, 19046, -21817, -29741, -24456, 7121, 30012, -32105, -10496, -30149, 24803, 26944, -12126, -19449, -30072, 20403, 11331, -25606, 3598, -29405, -1766, -25383, 25476, -1545, -18468, 12204, -16088, -4634, -5893, 20912, -30718, -31070, 9835, 22747, -27659, 8273, -4746, 3744, 19622, -28517, -24761, 32281, 29241, -14305, 4307, -16709, -29794, -26406, 19455, 14944, 6577, -5954, 30189, 386, -26095, 13052, -28730, -23029, -14068, -5197, -18966, 16383, 21128, 14992, -7359, 31134, -18122, -26048, -24531, -9425, -4036, -793, -15782, -10767, 20275, 8103, 32672, -20039, -24674, 9038, -11493, -1475, 12818, 24378, -21128, -1066, 13391, 30016, -20239, -8447, 6435, 12425, -55, -15203, -29131, -15819, -27128, -26774, -16164, 9216, 3253, -7161, 11574, 11385, 117, -14191, -25014, 4956, 13228, -10465, 9527, 7019, -4230, 1903, 30307, </text:p>
      <text:p text:style-name="P1">10989, -12333, -13325, 6210, 23089, 13866, 20727, -28907, -11342, -10763, -7147, -20926, 7519, 28624, -8703, -32371, 19221, 8529, -12188, 23014, -13612, 2595, -32337, -15729, -27854, 5042, 11513, 5963, -9573, -28350, 844, 6310, -8534, -9013, -27900, 14116, 15860, 11249, -6564, 21130, 13397, -5900, 20594, -7646, -23221, 25702, -5943, -27885, -11836, -24168, -4279, 26357, -3501, 6364, -22184, 26438, -16136, -22433, 32402, 14474, -17850, -3230, 28208, 29851, 13718, -16449, 161, 23352, 23199, 31325, 17534, 15030, 572, 13796, 6815, 8716, -1309, -4129, -6206, -5772, -31232, 051, 1932, 31482, -26546, 23114, -29029, 19265, 31794, -18792, -22118, 10937, 3668, -4370, -24094, 18632, -21455, -31645, -19184, -30108, -1095, 13015, -7014, 11150, 13268, 25812, -11978, 25013, -13870, 7221, -15922, 4046, -29196, 24896, -24363, 24106, 12083, -23860, 5638, -545, -21511, -17344, 13562, -23214, -22086, -27426, 18457, 29774, 2655, -14618, -4466, 4505, 1887, -2509, 26883, 30792, 11628, -15951, -12231, 642, -30246, -28098, -6301, 20443, -24308, 27082, -16678, -3204, 10593, 4351, -30902, 6982, -23957, -23231, 32766, 20119, -16771, 32765, 208, 8249, </text:p>
      <text:p text:style-name="P1">31161, 908, 15491, -29035, -12593, 1002, 8322, 15771, 24447, 32344, -27347, 959, -7743, 12452, -26860, -5652, 942, 27558, -30101, -2339, 24150, 8910, -61, -24656, -30014, 21749, -16728, -4010, -16528, -1034, 1607, -29206, -31039, 29365, 31541, -3312, 16681, -15890, 28787, -28072, 14076, 24799, -27542, -12819, 22293, -6743, 14243, 7289, -15643, 20996, 28543, -9490, 17698, 26627, 15225, -27023, 29234, 26527, 9881, 29166, -8336, -21144, 10992, -16363, -7725, 11595, -18942, -6027, -8645, -20329, -16521, 22821, -3138, 24033, -11712, 18448, -6495, -32713, -11420, 4488, 646, 17450, -24124, 10175, 2074, 21728, -18322, 1417, 11864, 16435, -23679, -13006, -29637, 4793, 137, 3321, -31300, 2993, 7828, 7776, 20972, 17708, 18116, 26032, 7656, -21177, 16472, 363, 29806, 29697, -30802, 14149, -29940, 26383, 27394, 6268, -7544, -22068, -17220, 18645, 5537, -21950, -15283, 14467, 18359, -15107, -15877, 28734, -10206, 13027, 15665, 22741, 1305, 9309, 26434, 4825, -16643, 14169, 15057, 16342, 3509, -24475, -14390, -1735, -20826, 1587, -31269, -11459, 2204, -14799, -1300, -21721, -12413, 11529, -28756, -14344, 14258, -20252, 10098, 210, </text:p>
      <text:p text:style-name="P1">13411, -6905, -18725, 2876, -13501, -32160, 30192, -14656, -2613, -17275, -31839, -13978, -5019, -24358, -10251, -17014, 27635, -14332, 27537, 446, -5952, -13940, 24075, -3265, -28473, -32763, 23225, -27466, -9137, 4372, 10432, 5925, -13935, -7917, 19536, 9303, 20091, 31162, 20653, 16215, 30620, 24250, 24951, -30047, -6077, 13622, 30423, -7486, 10930, -14452, -16005, 27065, -9073, 22809, -5636, 15831, -4055, 4906, 20465, -6647, 3012, -28494, 8046, -9026, -15245, -18370, 13440, 1045, 28660, 3709, 20041, 10255, -24995, 21427, -19696, -9380, 27615, 6693, 3710, 24499, -6042, 24860, 26409, -2307, -24559, -21546, 6236, 20569, -27761, -24416, -3340, -10771, 21339, 22502, 20976, -32462, 24286, 13143, -19332, 23249, 18749, 11230, 30345, 14624, 23693, 31675, 15928, -13665, 17301, -8076, 1816, -16665, 21132, 18551, 13479, -27809, -26410, 21442, 6573, -22105, 21626, -16107, 31151, 31310, -27877, -2459, 14114, 21210, 14519, 423, -26018, 21184, -3505, -2121, -25552, -22289, -1434, 9836, 521, 11613, 29120, -18379, -2846, 1365, 23064, -23453, 4033, -14514, 4260, 16800, 30041, -15628, -30898, -31591, -329, -17521, 22855, -6356, -4466, -28623, </text:p>
      <text:p text:style-name="P1">32267, 27159, 25492, -6139, -5848, -1539, -11886, 5654, -26385, 12543, 9577, -26699, 17299, 19376, -2368, 9950, 6210, 5360, -21155, -515, 5956, -28324, 17341, 12785, -19749, -19930, 25999, 16990, -3922, -16779, 18237, 23942, -20369, -21537, 17193, 4874, -32218, -1734, 2177, 15129, 5788, 22605, -10591, -30344, 13485, 4169, 18301, -5620, 1346, -7158, -23125, -3287, -23413, -26420, -32090, -4239, 2654, -27614, -11823, 11150, -7908, 17854, 18897, -28059, -9158, -23280, -1655, -7333, -17313, -9265, 29278, 11022, 23371, -773, 23528, -17791, -22190, 18121, 25689, -3736, 21316, 15313, -22363, -22969, 30846, -18278, -7496, 11838, 23904, -14049, 25278, 27725, -7451, -24582, 18367, -29297, 20432, -5843, -18174, 649, 17225, -18925, 9193, -24513, 15321, 32453, 10570, 4954, 4552, -9232, -28172, -14715, 16204, 13208, -14346, -18481, 22662, 2795, 31565, 7245, -27504, -27528, 9236, -1368, 20540, -19808, 26928, -22970, -5821, -30372, 18972, -27009, -24923, 10121, -23023, -26383, -4021, 12976, -7593, 17597, 29501, 23129, -21800, -22438, -2991, 27434, -25825, -27202, 19813, 1422, -4367, -4838, -23521, 27831, 698, 5151, 16375, -14346, 16103, 25301, </text:p>
      <text:p text:style-name="P1">-1814, -10965, -31690, 10865, 28663, 21777, 1640, 4128, -7831, 30413, -9972, 5003, -21423, 24699, 11467, 20176, -6791, -28602, 24210, 11412, 11409, 31706, -17091, 31231, 3622, 27528, -22608, -6537, -23687, 11378, 11650, 14450, -11459, -728, 2052, -22423, 27837, 27797, -26009, -10490, 25291, 32621, -5357, 865, -30426, 8633, -28576, -17974, -20284, -29436, -24246, -15815, -31316, 19539, 15054, -20420, -3534, -15029, 2030, -3509, -5637, -2561, 26152, 21699, -24887, 21768, -31109, 180, -8580, -14723, 2252, -3830, -26393, 23164, 23430, 3110, 31895, -9590, 30245, 3159, -1241, -2496, 30189, 7471, -19774, -18154, 7550, 18694, -15530, -28923, 22947, -2047, 10422, 12261, -21118, -2586, -8375, 6646, -10225, 22697, -16651, 25780, 18718, 19236, -29435, -22492, 27334, 16482, 368, 21332, -29993, -7485, 24937, -29138, -26300, -3660, 10468, 23848, 24033, 14826, 9235, -11954, -20288, -18638, 16370, -10260, -6876, 22175, -13731, -22556, -26249, 4932, -2307, -14112, 12657, 4780, -18303, -23013, 5023, 11928, 24654, 25195, -27655, 25854, 3879, -31130, -1136, -2567, -32147, 806, 31819, 22730, 22474, 27996, 1356, -132, -18214, 11157, 21712, 20641, </text:p>
      <text:p text:style-name="P1">19035, -27074, -7690, 6949, -24733, 9432, 24586, 20015, -14925, 24123, 17616, -5431, 25607, 14356, -12361, 2337, -18023, -25205, -30140, -12514, -5460, 30157, -17739, -18784, 2641, 5979, -4837, 25285, -1588, 25316, 8976, 3313, -8321, 5566, -1141, -30991, -21281, -1623, 21413, 23992, -23430, -25286, -8354, 15942, 15312, -9400, -14553, -13042, 14244, -16497, 32570, -11474, 22964, 13270, -9838, 30903, -24021, -28800, -4406, 8666, 27409, -13298, -23716, -14751, -4619, -29220, 17340, 11360, 11720, 15079, -19883, 16218, 24733, 19519, -25558, 26640, -10840, -6066, 28277, -11537, -32247, 10786, -734, -31443, -31536, 10263, 12069, 12842, 28906, 21168, -8317, -1130, -192, -12438, -17458, 17838, -3686, 21940, -31726, -30522, 30239, -12306, 10031, -29979, 22626, -5953, 2254, 10069, 13750, -10109, 7121, 28135, -30318, -5848, 32043, 14650, 7043, 17960, 31345, -24992, 13480, 15369, -32082, 18871, -27981, -8773, -21808, 3994, -27173, 26492, 27460, 5062, -18922, 25354, 30412, -21277, -27492, -29081, -3838, -19066, -6882, 31522, -10331, -20508, 10125, 31365, -22405, -10393, -25986, 23944, -17134, -21741, 17874, 676, -14931, -25252, 13341, -13685, -19038, 10740, </text:p>
      <text:p text:style-name="P1">23533, 4462, -5359, 20291, -1741, -8729, -10372, -23495, -5408, 631, 10708, 13663, -7043, -20242, -1581, -28896, -1198, 14101, 14526, -3090, -8975, 5432, 19425, -463, 8729, 25823, -28694, -1855, 3479, -10570, -12407, -28911, -19660, -21870, -10027, 8004, 21570, 14506, 15753, -6622, 31428, 18680, -17804, -30596, -11333, -31118, -16605, 6266, 1452, -22384, -9028, -3911, 14528, 14946, -3422, 22507, -32373, -8509, 29112, -5471, 19194, -15509, -6522, 11063, 31434, -8196, 16905, 11528, -18497, 3768, -20916, 5954, -129, -24152, -21784, 21532, 9921, 259, 30820, -7641, -29704, -<text:soft-page-break/>24363, 21131, -9369, 13538, 8763, -32342, 32326, 5376, 11041, 2857, -7426, -5993, -19526, -24061, 7972, 10998, -23303, 32705, -15649, 20052, -482, 9912, -27816, -23277, 23479, -12175, 11096, 18947, -15488, -28222, -2209, 10015, 4377, 32027, 30551, -11417, 2692, -28201, -15463, -1774, -19713, 28696, 16800, -25329, -10579, -3232, 9617, -17957, -18520, -32696, 15426, -9801, 20293, 4172, -28096, -25614, -4830, -13276, 1317, -21001, -2604, -7672, -2680, -28704, 19736, -30014, -782, 3601, 22655, -19461, -5121, 9753, 28966, -11778, 28306, -13103, 27203, -9269, 3704, </text:p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27:39.708844961</meta:creation-date>
    <dc:date>2020-03-03T14:34:16.123961394</dc:date>
    <meta:editing-duration>PT2H21M49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47" meta:paragraph-count="1440" meta:word-count="105891" meta:character-count="556502" meta:non-whitespace-character-count="450769"/>
  </office:meta>
</office:document-meta>
</file>